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930728592" calcext:value-type="float">
            <text:p>0.09307285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860714789" calcext:value-type="float">
            <text:p>0.186071478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788474085" calcext:value-type="float">
            <text:p>0.278847408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713934789" calcext:value-type="float">
            <text:p>0.371393478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638622535" calcext:value-type="float">
            <text:p>0.463862253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564619014" calcext:value-type="float">
            <text:p>0.556461901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649337507" calcext:value-type="float">
            <text:p>0.64933750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7425509296" calcext:value-type="float">
            <text:p>0.742550929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8361350282" calcext:value-type="float">
            <text:p>0.836135028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9301232254" calcext:value-type="float">
            <text:p>0.930123225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.0245221268" calcext:value-type="float">
            <text:p>1.024522126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1192856761" calcext:value-type="float">
            <text:p>1.119285676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2143449296" calcext:value-type="float">
            <text:p>1.214344929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.3096739296" calcext:value-type="float">
            <text:p>1.309673929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4053229718" calcext:value-type="float">
            <text:p>1.405322971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5013694085" calcext:value-type="float">
            <text:p>1.501369408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597804662" calcext:value-type="float">
            <text:p>1.59780466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6944472394" calcext:value-type="float">
            <text:p>1.694447239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.7909765493" calcext:value-type="float">
            <text:p>1.790976549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8870920845" calcext:value-type="float">
            <text:p>1.887092084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9826873099" calcext:value-type="float">
            <text:p>1.982687309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.0779048592" calcext:value-type="float">
            <text:p>2.077904859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.1730411972" calcext:value-type="float">
            <text:p>2.173041197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2683908169" calcext:value-type="float">
            <text:p>2.268390816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.3641400563" calcext:value-type="float">
            <text:p>2.364140056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.4603466338" calcext:value-type="float">
            <text:p>2.460346633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.5569677465" calcext:value-type="float">
            <text:p>2.556967746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.653886338" calcext:value-type="float">
            <text:p>2.65388633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.7509249155" calcext:value-type="float">
            <text:p>2.750924915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8478795211" calcext:value-type="float">
            <text:p>2.847879521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.9445935634" calcext:value-type="float">
            <text:p>2.944593563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.0410264085" calcext:value-type="float">
            <text:p>3.041026408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.1372431549" calcext:value-type="float">
            <text:p>3.137243154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.2333185915" calcext:value-type="float">
            <text:p>3.233318591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.3292434366" calcext:value-type="float">
            <text:p>3.329243436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.4249314789" calcext:value-type="float">
            <text:p>3.424931478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.5203339296" calcext:value-type="float">
            <text:p>3.520333929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.6155566338" calcext:value-type="float">
            <text:p>3.61555663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.7108499155" calcext:value-type="float">
            <text:p>3.710849915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.8064480423" calcext:value-type="float">
            <text:p>3.806448042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.9023916479" calcext:value-type="float">
            <text:p>3.9023916479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.9984926056" calcext:value-type="float">
            <text:p>3.9984926056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.0944557887" calcext:value-type="float">
            <text:p>4.094455788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.1900281972" calcext:value-type="float">
            <text:p>4.190028197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.2850619718" calcext:value-type="float">
            <text:p>4.2850619718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.3795078873" calcext:value-type="float">
            <text:p>4.379507887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.4734246479" calcext:value-type="float">
            <text:p>4.4734246479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.5670110141" calcext:value-type="float">
            <text:p>4.567011014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.6605621268" calcext:value-type="float">
            <text:p>4.6605621268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.7542934225" calcext:value-type="float">
            <text:p>4.754293422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.8481463239" calcext:value-type="float">
            <text:p>4.848146323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.9417649296" calcext:value-type="float">
            <text:p>4.9417649296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.0346929437" calcext:value-type="float">
            <text:p>5.034692943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.1266375352" calcext:value-type="float">
            <text:p>5.126637535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.2175987324" calcext:value-type="float">
            <text:p>5.2175987324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.3078083521" calcext:value-type="float">
            <text:p>5.307808352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.3975985352" calcext:value-type="float">
            <text:p>5.397598535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.4873336901" calcext:value-type="float">
            <text:p>5.487333690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.5773990845" calcext:value-type="float">
            <text:p>5.577399084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.6681391972" calcext:value-type="float">
            <text:p>5.668139197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5.7597012676" calcext:value-type="float">
            <text:p>5.759701267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.8518843099" calcext:value-type="float">
            <text:p>5.8518843099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5.944154338" calcext:value-type="float">
            <text:p>5.94415433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.035888" calcext:value-type="float">
            <text:p>6.035888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.1267218451" calcext:value-type="float">
            <text:p>6.126721845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.2167647183" calcext:value-type="float">
            <text:p>6.216764718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.3064947606" calcext:value-type="float">
            <text:p>6.306494760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.3963851831" calcext:value-type="float">
            <text:p>6.396385183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.4864794507" calcext:value-type="float">
            <text:p>6.4864794507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.5761408028" calcext:value-type="float">
            <text:p>6.5761408028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608173" calcext:value-type="float">
            <text:p>6.608173</text:p>
          </table:table-cell>
          <table:table-cell office:value-type="float" office:value="6.6641500141" calcext:value-type="float">
            <text:p>6.6641500141</text:p>
          </table:table-cell>
          <table:table-cell table:formula="of:=POWER([.C72]-6.75;2)" office:value-type="float" office:value="0.00737022007903011" calcext:value-type="float">
            <text:p>0.0073702201</text:p>
          </table:table-cell>
          <table:table-cell table:formula="of:=SQRT(SUM([.D72:.D171])/100)" office:value-type="float" office:value="0.345275022122325" calcext:value-type="float">
            <text:p>0.34527502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602902" calcext:value-type="float">
            <text:p>6.602902</text:p>
          </table:table-cell>
          <table:table-cell office:value-type="float" office:value="6.6562061972" calcext:value-type="float">
            <text:p>6.6562061972</text:p>
          </table:table-cell>
          <table:table-cell table:formula="of:=POWER([.C73]-6.75;2)" office:value-type="float" office:value="0.00879727744368521" calcext:value-type="float">
            <text:p>0.008797277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587091" calcext:value-type="float">
            <text:p>6.587091</text:p>
          </table:table-cell>
          <table:table-cell office:value-type="float" office:value="6.6451673521" calcext:value-type="float">
            <text:p>6.6451673521</text:p>
          </table:table-cell>
          <table:table-cell table:formula="of:=POWER([.C74]-6.75;2)" office:value-type="float" office:value="0.0109898840657254" calcext:value-type="float">
            <text:p>0.010989884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570771" calcext:value-type="float">
            <text:p>6.570771</text:p>
          </table:table-cell>
          <table:table-cell office:value-type="float" office:value="6.6325336338" calcext:value-type="float">
            <text:p>6.6325336338</text:p>
          </table:table-cell>
          <table:table-cell table:formula="of:=POWER([.C75]-6.75;2)" office:value-type="float" office:value="0.0137983471882326" calcext:value-type="float">
            <text:p>0.013798347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565283" calcext:value-type="float">
            <text:p>6.565283</text:p>
          </table:table-cell>
          <table:table-cell office:value-type="float" office:value="6.6208220563" calcext:value-type="float">
            <text:p>6.6208220563</text:p>
          </table:table-cell>
          <table:table-cell table:formula="of:=POWER([.C76]-6.75;2)" office:value-type="float" office:value="0.0166869411385604" calcext:value-type="float">
            <text:p>0.016686941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.574575" calcext:value-type="float">
            <text:p>6.574575</text:p>
          </table:table-cell>
          <table:table-cell office:value-type="float" office:value="6.6119038028" calcext:value-type="float">
            <text:p>6.6119038028</text:p>
          </table:table-cell>
          <table:table-cell table:formula="of:=POWER([.C77]-6.75;2)" office:value-type="float" office:value="0.0190705596811014" calcext:value-type="float">
            <text:p>0.019070559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.594168" calcext:value-type="float">
            <text:p>6.594168</text:p>
          </table:table-cell>
          <table:table-cell office:value-type="float" office:value="6.6058829296" calcext:value-type="float">
            <text:p>6.6058829296</text:p>
          </table:table-cell>
          <table:table-cell table:formula="of:=POWER([.C78]-6.75;2)" office:value-type="float" office:value="0.0207697299806786" calcext:value-type="float">
            <text:p>0.0207697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618153" calcext:value-type="float">
            <text:p>6.618153</text:p>
          </table:table-cell>
          <table:table-cell office:value-type="float" office:value="6.6015131268" calcext:value-type="float">
            <text:p>6.6015131268</text:p>
          </table:table-cell>
          <table:table-cell table:formula="of:=POWER([.C79]-6.75;2)" office:value-type="float" office:value="0.0220483515127127" calcext:value-type="float">
            <text:p>0.022048351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644471" calcext:value-type="float">
            <text:p>6.644471</text:p>
          </table:table-cell>
          <table:table-cell office:value-type="float" office:value="6.5974539296" calcext:value-type="float">
            <text:p>6.5974539296</text:p>
          </table:table-cell>
          <table:table-cell table:formula="of:=POWER([.C80]-6.75;2)" office:value-type="float" office:value="0.0232703035944817" calcext:value-type="float">
            <text:p>0.023270303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673162" calcext:value-type="float">
            <text:p>6.673162</text:p>
          </table:table-cell>
          <table:table-cell office:value-type="float" office:value="6.5931940845" calcext:value-type="float">
            <text:p>6.5931940845</text:p>
          </table:table-cell>
          <table:table-cell table:formula="of:=POWER([.C81]-6.75;2)" office:value-type="float" office:value="0.024588095135793" calcext:value-type="float">
            <text:p>0.024588095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702322" calcext:value-type="float">
            <text:p>6.702322</text:p>
          </table:table-cell>
          <table:table-cell office:value-type="float" office:value="6.5889340563" calcext:value-type="float">
            <text:p>6.5889340563</text:p>
          </table:table-cell>
          <table:table-cell table:formula="of:=POWER([.C82]-6.75;2)" office:value-type="float" office:value="0.0259422382199715" calcext:value-type="float">
            <text:p>0.025942238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728212" calcext:value-type="float">
            <text:p>6.728212</text:p>
          </table:table-cell>
          <table:table-cell office:value-type="float" office:value="6.5845834366" calcext:value-type="float">
            <text:p>6.5845834366</text:p>
          </table:table-cell>
          <table:table-cell table:formula="of:=POWER([.C83]-6.75;2)" office:value-type="float" office:value="0.0273626394470662" calcext:value-type="float">
            <text:p>0.027362639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749207" calcext:value-type="float">
            <text:p>6.749207</text:p>
          </table:table-cell>
          <table:table-cell office:value-type="float" office:value="6.5787910845" calcext:value-type="float">
            <text:p>6.5787910845</text:p>
          </table:table-cell>
          <table:table-cell table:formula="of:=POWER([.C84]-6.75;2)" office:value-type="float" office:value="0.0293124927466862" calcext:value-type="float">
            <text:p>0.0293124927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768359" calcext:value-type="float">
            <text:p>6.768359</text:p>
          </table:table-cell>
          <table:table-cell office:value-type="float" office:value="6.5686624225" calcext:value-type="float">
            <text:p>6.5686624225</text:p>
          </table:table-cell>
          <table:table-cell table:formula="of:=POWER([.C85]-6.75;2)" office:value-type="float" office:value="0.0328833170135685" calcext:value-type="float">
            <text:p>0.032883317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791082" calcext:value-type="float">
            <text:p>6.791082</text:p>
          </table:table-cell>
          <table:table-cell office:value-type="float" office:value="6.5495357042" calcext:value-type="float">
            <text:p>6.5495357042</text:p>
          </table:table-cell>
          <table:table-cell table:formula="of:=POWER([.C86]-6.75;2)" office:value-type="float" office:value="0.0401859338905898" calcext:value-type="float">
            <text:p>0.040185933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819297" calcext:value-type="float">
            <text:p>6.819297</text:p>
          </table:table-cell>
          <table:table-cell office:value-type="float" office:value="6.5095482394" calcext:value-type="float">
            <text:p>6.5095482394</text:p>
          </table:table-cell>
          <table:table-cell table:formula="of:=POWER([.C87]-6.75;2)" office:value-type="float" office:value="0.0578170491756397" calcext:value-type="float">
            <text:p>0.057817049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846903" calcext:value-type="float">
            <text:p>6.846903</text:p>
          </table:table-cell>
          <table:table-cell office:value-type="float" office:value="6.4691633803" calcext:value-type="float">
            <text:p>6.4691633803</text:p>
          </table:table-cell>
          <table:table-cell table:formula="of:=POWER([.C88]-6.75;2)" office:value-type="float" office:value="0.0788692069645222" calcext:value-type="float">
            <text:p>0.07886920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861623" calcext:value-type="float">
            <text:p>6.861623</text:p>
          </table:table-cell>
          <table:table-cell office:value-type="float" office:value="6.4895974225" calcext:value-type="float">
            <text:p>6.4895974225</text:p>
          </table:table-cell>
          <table:table-cell table:formula="of:=POWER([.C89]-6.75;2)" office:value-type="float" office:value="0.0678095023686434" calcext:value-type="float">
            <text:p>0.067809502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853581" calcext:value-type="float">
            <text:p>6.853581</text:p>
          </table:table-cell>
          <table:table-cell office:value-type="float" office:value="6.4881381127" calcext:value-type="float">
            <text:p>6.4881381127</text:p>
          </table:table-cell>
          <table:table-cell table:formula="of:=POWER([.C90]-6.75;2)" office:value-type="float" office:value="0.068571648020318" calcext:value-type="float">
            <text:p>0.06857164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824203" calcext:value-type="float">
            <text:p>6.824203</text:p>
          </table:table-cell>
          <table:table-cell office:value-type="float" office:value="6.4798420845" calcext:value-type="float">
            <text:p>6.4798420845</text:p>
          </table:table-cell>
          <table:table-cell table:formula="of:=POWER([.C91]-6.75;2)" office:value-type="float" office:value="0.0729852993073049" calcext:value-type="float">
            <text:p>0.072985299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787261" calcext:value-type="float">
            <text:p>6.787261</text:p>
          </table:table-cell>
          <table:table-cell office:value-type="float" office:value="6.4683720141" calcext:value-type="float">
            <text:p>6.4683720141</text:p>
          </table:table-cell>
          <table:table-cell table:formula="of:=POWER([.C92]-6.75;2)" office:value-type="float" office:value="0.0793143224420907" calcext:value-type="float">
            <text:p>0.0793143224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760446" calcext:value-type="float">
            <text:p>6.760446</text:p>
          </table:table-cell>
          <table:table-cell office:value-type="float" office:value="6.4552546761" calcext:value-type="float">
            <text:p>6.4552546761</text:p>
          </table:table-cell>
          <table:table-cell table:formula="of:=POWER([.C93]-6.75;2)" office:value-type="float" office:value="0.0868748059609159" calcext:value-type="float">
            <text:p>0.08687480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75468" calcext:value-type="float">
            <text:p>6.75468</text:p>
          </table:table-cell>
          <table:table-cell office:value-type="float" office:value="6.4416665634" calcext:value-type="float">
            <text:p>6.4416665634</text:p>
          </table:table-cell>
          <table:table-cell table:formula="of:=POWER([.C94]-6.75;2)" office:value-type="float" office:value="0.0950695081255662" calcext:value-type="float">
            <text:p>0.095069508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769823" calcext:value-type="float">
            <text:p>6.769823</text:p>
          </table:table-cell>
          <table:table-cell office:value-type="float" office:value="6.4289538169" calcext:value-type="float">
            <text:p>6.4289538169</text:p>
          </table:table-cell>
          <table:table-cell table:formula="of:=POWER([.C95]-6.75;2)" office:value-type="float" office:value="0.103070651683079" calcext:value-type="float">
            <text:p>0.1030706517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798196" calcext:value-type="float">
            <text:p>6.798196</text:p>
          </table:table-cell>
          <table:table-cell office:value-type="float" office:value="6.4183122254" calcext:value-type="float">
            <text:p>6.4183122254</text:p>
          </table:table-cell>
          <table:table-cell table:formula="of:=POWER([.C96]-6.75;2)" office:value-type="float" office:value="0.1100167798191" calcext:value-type="float">
            <text:p>0.110016779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830667" calcext:value-type="float">
            <text:p>6.830667</text:p>
          </table:table-cell>
          <table:table-cell office:value-type="float" office:value="6.4100780282" calcext:value-type="float">
            <text:p>6.4100780282</text:p>
          </table:table-cell>
          <table:table-cell table:formula="of:=POWER([.C97]-6.75;2)" office:value-type="float" office:value="0.1155469469124" calcext:value-type="float">
            <text:p>0.115546946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860099" calcext:value-type="float">
            <text:p>6.860099</text:p>
          </table:table-cell>
          <table:table-cell office:value-type="float" office:value="6.4033680282" calcext:value-type="float">
            <text:p>6.4033680282</text:p>
          </table:table-cell>
          <table:table-cell table:formula="of:=POWER([.C98]-6.75;2)" office:value-type="float" office:value="0.120153723873956" calcext:value-type="float">
            <text:p>0.120153723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88122" calcext:value-type="float">
            <text:p>6.88122</text:p>
          </table:table-cell>
          <table:table-cell office:value-type="float" office:value="6.3964453803" calcext:value-type="float">
            <text:p>6.3964453803</text:p>
          </table:table-cell>
          <table:table-cell table:formula="of:=POWER([.C99]-6.75;2)" office:value-type="float" office:value="0.125000869111211" calcext:value-type="float">
            <text:p>0.125000869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889739" calcext:value-type="float">
            <text:p>6.889739</text:p>
          </table:table-cell>
          <table:table-cell office:value-type="float" office:value="6.387620662" calcext:value-type="float">
            <text:p>6.387620662</text:p>
          </table:table-cell>
          <table:table-cell table:formula="of:=POWER([.C100]-6.75;2)" office:value-type="float" office:value="0.131318784609318" calcext:value-type="float">
            <text:p>0.131318784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883777" calcext:value-type="float">
            <text:p>6.883777</text:p>
          </table:table-cell>
          <table:table-cell office:value-type="float" office:value="6.376201507" calcext:value-type="float">
            <text:p>6.376201507</text:p>
          </table:table-cell>
          <table:table-cell table:formula="of:=POWER([.C101]-6.75;2)" office:value-type="float" office:value="0.139725313369071" calcext:value-type="float">
            <text:p>0.139725313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866697" calcext:value-type="float">
            <text:p>6.866697</text:p>
          </table:table-cell>
          <table:table-cell office:value-type="float" office:value="6.3629448451" calcext:value-type="float">
            <text:p>6.3629448451</text:p>
          </table:table-cell>
          <table:table-cell table:formula="of:=POWER([.C102]-6.75;2)" office:value-type="float" office:value="0.149811692934663" calcext:value-type="float">
            <text:p>0.1498116929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846732" calcext:value-type="float">
            <text:p>6.846732</text:p>
          </table:table-cell>
          <table:table-cell office:value-type="float" office:value="6.3496586338" calcext:value-type="float">
            <text:p>6.3496586338</text:p>
          </table:table-cell>
          <table:table-cell table:formula="of:=POWER([.C103]-6.75;2)" office:value-type="float" office:value="0.160273209490883" calcext:value-type="float">
            <text:p>0.160273209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831389" calcext:value-type="float">
            <text:p>6.831389</text:p>
          </table:table-cell>
          <table:table-cell office:value-type="float" office:value="6.3381744789" calcext:value-type="float">
            <text:p>6.3381744789</text:p>
          </table:table-cell>
          <table:table-cell table:formula="of:=POWER([.C104]-6.75;2)" office:value-type="float" office:value="0.169600259829286" calcext:value-type="float">
            <text:p>0.1696002598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821356" calcext:value-type="float">
            <text:p>6.821356</text:p>
          </table:table-cell>
          <table:table-cell office:value-type="float" office:value="6.3294591831" calcext:value-type="float">
            <text:p>6.3294591831</text:p>
          </table:table-cell>
          <table:table-cell table:formula="of:=POWER([.C105]-6.75;2)" office:value-type="float" office:value="0.176854578678919" calcext:value-type="float">
            <text:p>0.176854578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810664" calcext:value-type="float">
            <text:p>6.810664</text:p>
          </table:table-cell>
          <table:table-cell office:value-type="float" office:value="6.3234110282" calcext:value-type="float">
            <text:p>6.3234110282</text:p>
          </table:table-cell>
          <table:table-cell table:formula="of:=POWER([.C106]-6.75;2)" office:value-type="float" office:value="0.181978150861381" calcext:value-type="float">
            <text:p>0.1819781509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793851" calcext:value-type="float">
            <text:p>6.793851</text:p>
          </table:table-cell>
          <table:table-cell office:value-type="float" office:value="6.3192174225" calcext:value-type="float">
            <text:p>6.3192174225</text:p>
          </table:table-cell>
          <table:table-cell table:formula="of:=POWER([.C107]-6.75;2)" office:value-type="float" office:value="0.185573629077543" calcext:value-type="float">
            <text:p>0.185573629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773574" calcext:value-type="float">
            <text:p>6.773574</text:p>
          </table:table-cell>
          <table:table-cell office:value-type="float" office:value="6.3158796901" calcext:value-type="float">
            <text:p>6.3158796901</text:p>
          </table:table-cell>
          <table:table-cell table:formula="of:=POWER([.C108]-6.75;2)" office:value-type="float" office:value="0.188460443467672" calcext:value-type="float">
            <text:p>0.188460443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760812" calcext:value-type="float">
            <text:p>6.760812</text:p>
          </table:table-cell>
          <table:table-cell office:value-type="float" office:value="6.312627662" calcext:value-type="float">
            <text:p>6.312627662</text:p>
          </table:table-cell>
          <table:table-cell table:formula="of:=POWER([.C109]-6.75;2)" office:value-type="float" office:value="0.191294562047587" calcext:value-type="float">
            <text:p>0.191294562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765823" calcext:value-type="float">
            <text:p>6.765823</text:p>
          </table:table-cell>
          <table:table-cell office:value-type="float" office:value="6.3090837887" calcext:value-type="float">
            <text:p>6.3090837887</text:p>
          </table:table-cell>
          <table:table-cell table:formula="of:=POWER([.C110]-6.75;2)" office:value-type="float" office:value="0.194407105387146" calcext:value-type="float">
            <text:p>0.194407105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787467" calcext:value-type="float">
            <text:p>6.787467</text:p>
          </table:table-cell>
          <table:table-cell office:value-type="float" office:value="6.3051546338" calcext:value-type="float">
            <text:p>6.3051546338</text:p>
          </table:table-cell>
          <table:table-cell table:formula="of:=POWER([.C111]-6.75;2)" office:value-type="float" office:value="0.197887399829612" calcext:value-type="float">
            <text:p>0.1978873998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811996" calcext:value-type="float">
            <text:p>6.811996</text:p>
          </table:table-cell>
          <table:table-cell office:value-type="float" office:value="6.3008033944" calcext:value-type="float">
            <text:p>6.3008033944</text:p>
          </table:table-cell>
          <table:table-cell table:formula="of:=POWER([.C112]-6.75;2)" office:value-type="float" office:value="0.201777590482562" calcext:value-type="float">
            <text:p>0.2017775905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823168" calcext:value-type="float">
            <text:p>6.823168</text:p>
          </table:table-cell>
          <table:table-cell office:value-type="float" office:value="6.2959516479" calcext:value-type="float">
            <text:p>6.2959516479</text:p>
          </table:table-cell>
          <table:table-cell table:formula="of:=POWER([.C113]-6.75;2)" office:value-type="float" office:value="0.206159906044726" calcext:value-type="float">
            <text:p>0.206159906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813386" calcext:value-type="float">
            <text:p>6.813386</text:p>
          </table:table-cell>
          <table:table-cell office:value-type="float" office:value="6.2906010282" calcext:value-type="float">
            <text:p>6.2906010282</text:p>
          </table:table-cell>
          <table:table-cell table:formula="of:=POWER([.C114]-6.75;2)" office:value-type="float" office:value="0.211047415290897" calcext:value-type="float">
            <text:p>0.211047415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785641" calcext:value-type="float">
            <text:p>6.785641</text:p>
          </table:table-cell>
          <table:table-cell office:value-type="float" office:value="6.2850206901" calcext:value-type="float">
            <text:p>6.2850206901</text:p>
          </table:table-cell>
          <table:table-cell table:formula="of:=POWER([.C115]-6.75;2)" office:value-type="float" office:value="0.216205758635081" calcext:value-type="float">
            <text:p>0.216205758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747398" calcext:value-type="float">
            <text:p>6.747398</text:p>
          </table:table-cell>
          <table:table-cell office:value-type="float" office:value="6.2797809577" calcext:value-type="float">
            <text:p>6.2797809577</text:p>
          </table:table-cell>
          <table:table-cell table:formula="of:=POWER([.C116]-6.75;2)" office:value-type="float" office:value="0.221105947741529" calcext:value-type="float">
            <text:p>0.2211059477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70566" calcext:value-type="float">
            <text:p>6.70566</text:p>
          </table:table-cell>
          <table:table-cell office:value-type="float" office:value="6.2755524366" calcext:value-type="float">
            <text:p>6.2755524366</text:p>
          </table:table-cell>
          <table:table-cell table:formula="of:=POWER([.C117]-6.75;2)" office:value-type="float" office:value="0.225100490416197" calcext:value-type="float">
            <text:p>0.2251004904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66809" calcext:value-type="float">
            <text:p>6.66809</text:p>
          </table:table-cell>
          <table:table-cell office:value-type="float" office:value="6.2727858451" calcext:value-type="float">
            <text:p>6.2727858451</text:p>
          </table:table-cell>
          <table:table-cell table:formula="of:=POWER([.C118]-6.75;2)" office:value-type="float" office:value="0.227733349636922" calcext:value-type="float">
            <text:p>0.227733349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644632" calcext:value-type="float">
            <text:p>6.644632</text:p>
          </table:table-cell>
          <table:table-cell office:value-type="float" office:value="6.2714720423" calcext:value-type="float">
            <text:p>6.2714720423</text:p>
          </table:table-cell>
          <table:table-cell table:formula="of:=POWER([.C119]-6.75;2)" office:value-type="float" office:value="0.228989006300533" calcext:value-type="float">
            <text:p>0.228989006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642129" calcext:value-type="float">
            <text:p>6.642129</text:p>
          </table:table-cell>
          <table:table-cell office:value-type="float" office:value="6.2711126901" calcext:value-type="float">
            <text:p>6.2711126901</text:p>
          </table:table-cell>
          <table:table-cell table:formula="of:=POWER([.C120]-6.75;2)" office:value-type="float" office:value="0.229333055583259" calcext:value-type="float">
            <text:p>0.229333055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654922" calcext:value-type="float">
            <text:p>6.654922</text:p>
          </table:table-cell>
          <table:table-cell office:value-type="float" office:value="6.270925338" calcext:value-type="float">
            <text:p>6.270925338</text:p>
          </table:table-cell>
          <table:table-cell table:formula="of:=POWER([.C121]-6.75;2)" office:value-type="float" office:value="0.229512531770415" calcext:value-type="float">
            <text:p>0.2295125318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663556" calcext:value-type="float">
            <text:p>6.663556</text:p>
          </table:table-cell>
          <table:table-cell office:value-type="float" office:value="6.2702147746" calcext:value-type="float">
            <text:p>6.2702147746</text:p>
          </table:table-cell>
          <table:table-cell table:formula="of:=POWER([.C122]-6.75;2)" office:value-type="float" office:value="0.230193862512128" calcext:value-type="float">
            <text:p>0.230193862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646921" calcext:value-type="float">
            <text:p>6.646921</text:p>
          </table:table-cell>
          <table:table-cell office:value-type="float" office:value="6.2687457324" calcext:value-type="float">
            <text:p>6.2687457324</text:p>
          </table:table-cell>
          <table:table-cell table:formula="of:=POWER([.C123]-6.75;2)" office:value-type="float" office:value="0.231605670083212" calcext:value-type="float">
            <text:p>0.231605670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597889" calcext:value-type="float">
            <text:p>6.597889</text:p>
          </table:table-cell>
          <table:table-cell office:value-type="float" office:value="6.2669142113" calcext:value-type="float">
            <text:p>6.2669142113</text:p>
          </table:table-cell>
          <table:table-cell table:formula="of:=POWER([.C124]-6.75;2)" office:value-type="float" office:value="0.233371879243901" calcext:value-type="float">
            <text:p>0.2333718792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528066" calcext:value-type="float">
            <text:p>6.528066</text:p>
          </table:table-cell>
          <table:table-cell office:value-type="float" office:value="6.2656067324" calcext:value-type="float">
            <text:p>6.2656067324</text:p>
          </table:table-cell>
          <table:table-cell table:formula="of:=POWER([.C125]-6.75;2)" office:value-type="float" office:value="0.234636837696205" calcext:value-type="float">
            <text:p>0.2346368377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458245" calcext:value-type="float">
            <text:p>6.458245</text:p>
          </table:table-cell>
          <table:table-cell office:value-type="float" office:value="6.2658100423" calcext:value-type="float">
            <text:p>6.2658100423</text:p>
          </table:table-cell>
          <table:table-cell table:formula="of:=POWER([.C126]-6.75;2)" office:value-type="float" office:value="0.234439915137528" calcext:value-type="float">
            <text:p>0.234439915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404883" calcext:value-type="float">
            <text:p>6.404883</text:p>
          </table:table-cell>
          <table:table-cell office:value-type="float" office:value="6.2681780141" calcext:value-type="float">
            <text:p>6.2681780141</text:p>
          </table:table-cell>
          <table:table-cell table:formula="of:=POWER([.C127]-6.75;2)" office:value-type="float" office:value="0.23215242609662" calcext:value-type="float">
            <text:p>0.232152426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375103" calcext:value-type="float">
            <text:p>6.375103</text:p>
          </table:table-cell>
          <table:table-cell office:value-type="float" office:value="6.2727704225" calcext:value-type="float">
            <text:p>6.2727704225</text:p>
          </table:table-cell>
          <table:table-cell table:formula="of:=POWER([.C128]-6.75;2)" office:value-type="float" office:value="0.227748069640829" calcext:value-type="float">
            <text:p>0.227748069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371196" calcext:value-type="float">
            <text:p>6.371196</text:p>
          </table:table-cell>
          <table:table-cell office:value-type="float" office:value="6.2790387746" calcext:value-type="float">
            <text:p>6.2790387746</text:p>
          </table:table-cell>
          <table:table-cell table:formula="of:=POWER([.C129]-6.75;2)" office:value-type="float" office:value="0.22180447583027" calcext:value-type="float">
            <text:p>0.221804475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394643" calcext:value-type="float">
            <text:p>6.394643</text:p>
          </table:table-cell>
          <table:table-cell office:value-type="float" office:value="6.2860068451" calcext:value-type="float">
            <text:p>6.2860068451</text:p>
          </table:table-cell>
          <table:table-cell table:formula="of:=POWER([.C130]-6.75;2)" office:value-type="float" office:value="0.215289647794055" calcext:value-type="float">
            <text:p>0.215289647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442548" calcext:value-type="float">
            <text:p>6.442548</text:p>
          </table:table-cell>
          <table:table-cell office:value-type="float" office:value="6.2925815915" calcext:value-type="float">
            <text:p>6.2925815915</text:p>
          </table:table-cell>
          <table:table-cell table:formula="of:=POWER([.C131]-6.75;2)" office:value-type="float" office:value="0.209231600434673" calcext:value-type="float">
            <text:p>0.2092316004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500907" calcext:value-type="float">
            <text:p>6.500907</text:p>
          </table:table-cell>
          <table:table-cell office:value-type="float" office:value="6.2979257606" calcext:value-type="float">
            <text:p>6.2979257606</text:p>
          </table:table-cell>
          <table:table-cell table:formula="of:=POWER([.C132]-6.75;2)" office:value-type="float" office:value="0.204371117929088" calcext:value-type="float">
            <text:p>0.2043711179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544996" calcext:value-type="float">
            <text:p>6.544996</text:p>
          </table:table-cell>
          <table:table-cell office:value-type="float" office:value="6.3017504507" calcext:value-type="float">
            <text:p>6.3017504507</text:p>
          </table:table-cell>
          <table:table-cell table:formula="of:=POWER([.C133]-6.75;2)" office:value-type="float" office:value="0.200927658447653" calcext:value-type="float">
            <text:p>0.2009276584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551172" calcext:value-type="float">
            <text:p>6.551172</text:p>
          </table:table-cell>
          <table:table-cell office:value-type="float" office:value="6.3043707042" calcext:value-type="float">
            <text:p>6.3043707042</text:p>
          </table:table-cell>
          <table:table-cell table:formula="of:=POWER([.C134]-6.75;2)" office:value-type="float" office:value="0.198585469275204" calcext:value-type="float">
            <text:p>0.198585469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51309" calcext:value-type="float">
            <text:p>6.51309</text:p>
          </table:table-cell>
          <table:table-cell office:value-type="float" office:value="6.3065116338" calcext:value-type="float">
            <text:p>6.3065116338</text:p>
          </table:table-cell>
          <table:table-cell table:formula="of:=POWER([.C135]-6.75;2)" office:value-type="float" office:value="0.196681930954746" calcext:value-type="float">
            <text:p>0.19668193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449203" calcext:value-type="float">
            <text:p>6.449203</text:p>
          </table:table-cell>
          <table:table-cell office:value-type="float" office:value="6.3090090563" calcext:value-type="float">
            <text:p>6.3090090563</text:p>
          </table:table-cell>
          <table:table-cell table:formula="of:=POWER([.C136]-6.75;2)" office:value-type="float" office:value="0.194473012425417" calcext:value-type="float">
            <text:p>0.194473012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393044" calcext:value-type="float">
            <text:p>6.393044</text:p>
          </table:table-cell>
          <table:table-cell office:value-type="float" office:value="6.3125426338" calcext:value-type="float">
            <text:p>6.3125426338</text:p>
          </table:table-cell>
          <table:table-cell table:formula="of:=POWER([.C137]-6.75;2)" office:value-type="float" office:value="0.191368947242641" calcext:value-type="float">
            <text:p>0.191368947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370833" calcext:value-type="float">
            <text:p>6.370833</text:p>
          </table:table-cell>
          <table:table-cell office:value-type="float" office:value="6.3174434225" calcext:value-type="float">
            <text:p>6.3174434225</text:p>
          </table:table-cell>
          <table:table-cell table:formula="of:=POWER([.C138]-6.75;2)" office:value-type="float" office:value="0.187105192738513" calcext:value-type="float">
            <text:p>0.1871051927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38222" calcext:value-type="float">
            <text:p>6.38222</text:p>
          </table:table-cell>
          <table:table-cell office:value-type="float" office:value="6.323604493" calcext:value-type="float">
            <text:p>6.323604493</text:p>
          </table:table-cell>
          <table:table-cell table:formula="of:=POWER([.C139]-6.75;2)" office:value-type="float" office:value="0.181813128389787" calcext:value-type="float">
            <text:p>0.181813128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396693" calcext:value-type="float">
            <text:p>6.396693</text:p>
          </table:table-cell>
          <table:table-cell office:value-type="float" office:value="6.3305820986" calcext:value-type="float">
            <text:p>6.3305820986</text:p>
          </table:table-cell>
          <table:table-cell table:formula="of:=POWER([.C140]-6.75;2)" office:value-type="float" office:value="0.17591137601478" calcext:value-type="float">
            <text:p>0.17591137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365956" calcext:value-type="float">
            <text:p>6.365956</text:p>
          </table:table-cell>
          <table:table-cell office:value-type="float" office:value="6.3379539577" calcext:value-type="float">
            <text:p>6.3379539577</text:p>
          </table:table-cell>
          <table:table-cell table:formula="of:=POWER([.C141]-6.75;2)" office:value-type="float" office:value="0.169781940975093" calcext:value-type="float">
            <text:p>0.16978194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248654" calcext:value-type="float">
            <text:p>6.248654</text:p>
          </table:table-cell>
          <table:table-cell office:value-type="float" office:value="6.345815338" calcext:value-type="float">
            <text:p>6.345815338</text:p>
          </table:table-cell>
          <table:table-cell table:formula="of:=POWER([.C142]-6.75;2)" office:value-type="float" office:value="0.163365240996054" calcext:value-type="float">
            <text:p>0.16336524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044162" calcext:value-type="float">
            <text:p>6.044162</text:p>
          </table:table-cell>
          <table:table-cell office:value-type="float" office:value="6.3550390986" calcext:value-type="float">
            <text:p>6.3550390986</text:p>
          </table:table-cell>
          <table:table-cell table:formula="of:=POWER([.C143]-6.75;2)" office:value-type="float" office:value="0.155994113634701" calcext:value-type="float">
            <text:p>0.155994113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.819144" calcext:value-type="float">
            <text:p>5.819144</text:p>
          </table:table-cell>
          <table:table-cell office:value-type="float" office:value="6.3668646479" calcext:value-type="float">
            <text:p>6.3668646479</text:p>
          </table:table-cell>
          <table:table-cell table:formula="of:=POWER([.C144]-6.75;2)" office:value-type="float" office:value="0.146792698028791" calcext:value-type="float">
            <text:p>0.14679269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.690097" calcext:value-type="float">
            <text:p>5.690097</text:p>
          </table:table-cell>
          <table:table-cell office:value-type="float" office:value="6.3817963803" calcext:value-type="float">
            <text:p>6.3817963803</text:p>
          </table:table-cell>
          <table:table-cell table:formula="of:=POWER([.C145]-6.75;2)" office:value-type="float" office:value="0.135573905560182" calcext:value-type="float">
            <text:p>0.135573905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.739249" calcext:value-type="float">
            <text:p>5.739249</text:p>
          </table:table-cell>
          <table:table-cell office:value-type="float" office:value="6.3986102817" calcext:value-type="float">
            <text:p>6.3986102817</text:p>
          </table:table-cell>
          <table:table-cell table:formula="of:=POWER([.C146]-6.75;2)" office:value-type="float" office:value="0.123474734126953" calcext:value-type="float">
            <text:p>0.123474734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.932087" calcext:value-type="float">
            <text:p>5.932087</text:p>
          </table:table-cell>
          <table:table-cell office:value-type="float" office:value="6.4146882817" calcext:value-type="float">
            <text:p>6.4146882817</text:p>
          </table:table-cell>
          <table:table-cell table:formula="of:=POWER([.C147]-6.75;2)" office:value-type="float" office:value="0.112433948429298" calcext:value-type="float">
            <text:p>0.1124339484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147093" calcext:value-type="float">
            <text:p>6.147093</text:p>
          </table:table-cell>
          <table:table-cell office:value-type="float" office:value="6.4277555775" calcext:value-type="float">
            <text:p>6.4277555775</text:p>
          </table:table-cell>
          <table:table-cell table:formula="of:=POWER([.C148]-6.75;2)" office:value-type="float" office:value="0.103841467832358" calcext:value-type="float">
            <text:p>0.1038414678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283912" calcext:value-type="float">
            <text:p>6.283912</text:p>
          </table:table-cell>
          <table:table-cell office:value-type="float" office:value="6.437316507" calcext:value-type="float">
            <text:p>6.437316507</text:p>
          </table:table-cell>
          <table:table-cell table:formula="of:=POWER([.C149]-6.75;2)" office:value-type="float" office:value="0.0977709667946809" calcext:value-type="float">
            <text:p>0.097770966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32995" calcext:value-type="float">
            <text:p>6.32995</text:p>
          </table:table-cell>
          <table:table-cell office:value-type="float" office:value="6.4445106056" calcext:value-type="float">
            <text:p>6.4445106056</text:p>
          </table:table-cell>
          <table:table-cell table:formula="of:=POWER([.C150]-6.75;2)" office:value-type="float" office:value="0.093323770090879" calcext:value-type="float">
            <text:p>0.093323770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342022" calcext:value-type="float">
            <text:p>6.342022</text:p>
          </table:table-cell>
          <table:table-cell office:value-type="float" office:value="6.4508836479" calcext:value-type="float">
            <text:p>6.4508836479</text:p>
          </table:table-cell>
          <table:table-cell table:formula="of:=POWER([.C151]-6.75;2)" office:value-type="float" office:value="0.0894705920936114" calcext:value-type="float">
            <text:p>0.089470592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3707" calcext:value-type="float">
            <text:p>6.3707</text:p>
          </table:table-cell>
          <table:table-cell office:value-type="float" office:value="6.4572764366" calcext:value-type="float">
            <text:p>6.4572764366</text:p>
          </table:table-cell>
          <table:table-cell table:formula="of:=POWER([.C152]-6.75;2)" office:value-type="float" office:value="0.0856870845695939" calcext:value-type="float">
            <text:p>0.0856870846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393428" calcext:value-type="float">
            <text:p>6.393428</text:p>
          </table:table-cell>
          <table:table-cell office:value-type="float" office:value="6.4637143521" calcext:value-type="float">
            <text:p>6.4637143521</text:p>
          </table:table-cell>
          <table:table-cell table:formula="of:=POWER([.C153]-6.75;2)" office:value-type="float" office:value="0.0819594721935226" calcext:value-type="float">
            <text:p>0.081959472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316955" calcext:value-type="float">
            <text:p>6.316955</text:p>
          </table:table-cell>
          <table:table-cell office:value-type="float" office:value="6.4702931549" calcext:value-type="float">
            <text:p>6.4702931549</text:p>
          </table:table-cell>
          <table:table-cell table:formula="of:=POWER([.C154]-6.75;2)" office:value-type="float" office:value="0.0782359191957953" calcext:value-type="float">
            <text:p>0.0782359192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030072" calcext:value-type="float">
            <text:p>6.030072</text:p>
          </table:table-cell>
          <table:table-cell office:value-type="float" office:value="6.4781778169" calcext:value-type="float">
            <text:p>6.4781778169</text:p>
          </table:table-cell>
          <table:table-cell table:formula="of:=POWER([.C155]-6.75;2)" office:value-type="float" office:value="0.0738872992252501" calcext:value-type="float">
            <text:p>0.073887299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.410362" calcext:value-type="float">
            <text:p>5.410362</text:p>
          </table:table-cell>
          <table:table-cell office:value-type="float" office:value="6.4899910845" calcext:value-type="float">
            <text:p>6.4899910845</text:p>
          </table:table-cell>
          <table:table-cell table:formula="of:=POWER([.C156]-6.75;2)" office:value-type="float" office:value="0.0676046361394863" calcext:value-type="float">
            <text:p>0.067604636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.951972" calcext:value-type="float">
            <text:p>3.951972</text:p>
          </table:table-cell>
          <table:table-cell office:value-type="float" office:value="6.5101289014" calcext:value-type="float">
            <text:p>6.5101289014</text:p>
          </table:table-cell>
          <table:table-cell table:formula="of:=POWER([.C157]-6.75;2)" office:value-type="float" office:value="0.057538143943571" calcext:value-type="float">
            <text:p>0.0575381439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.951972" calcext:value-type="float">
            <text:p>3.951972</text:p>
          </table:table-cell>
          <table:table-cell office:value-type="float" office:value="6.5502466338" calcext:value-type="float">
            <text:p>6.5502466338</text:p>
          </table:table-cell>
          <table:table-cell table:formula="of:=POWER([.C158]-6.75;2)" office:value-type="float" office:value="0.0399014073082311" calcext:value-type="float">
            <text:p>0.0399014073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.29772" calcext:value-type="float">
            <text:p>8.29772</text:p>
          </table:table-cell>
          <table:table-cell office:value-type="float" office:value="6.5897953662" calcext:value-type="float">
            <text:p>6.5897953662</text:p>
          </table:table-cell>
          <table:table-cell table:formula="of:=POWER([.C159]-6.75;2)" office:value-type="float" office:value="0.0256655246909922" calcext:value-type="float">
            <text:p>0.0256655247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758012" calcext:value-type="float">
            <text:p>6.758012</text:p>
          </table:table-cell>
          <table:table-cell office:value-type="float" office:value="6.5676889718" calcext:value-type="float">
            <text:p>6.5676889718</text:p>
          </table:table-cell>
          <table:table-cell table:formula="of:=POWER([.C160]-6.75;2)" office:value-type="float" office:value="0.0332373110033412" calcext:value-type="float">
            <text:p>0.03323731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264563" calcext:value-type="float">
            <text:p>6.264563</text:p>
          </table:table-cell>
          <table:table-cell office:value-type="float" office:value="6.5670159577" calcext:value-type="float">
            <text:p>6.5670159577</text:p>
          </table:table-cell>
          <table:table-cell table:formula="of:=POWER([.C161]-6.75;2)" office:value-type="float" office:value="0.0334831597364483" calcext:value-type="float">
            <text:p>0.033483159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009828" calcext:value-type="float">
            <text:p>6.009828</text:p>
          </table:table-cell>
          <table:table-cell office:value-type="float" office:value="6.5732014085" calcext:value-type="float">
            <text:p>6.5732014085</text:p>
          </table:table-cell>
          <table:table-cell table:formula="of:=POWER([.C162]-6.75;2)" office:value-type="float" office:value="0.0312577419563838" calcext:value-type="float">
            <text:p>0.031257742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.85593" calcext:value-type="float">
            <text:p>5.85593</text:p>
          </table:table-cell>
          <table:table-cell office:value-type="float" office:value="6.5829164648" calcext:value-type="float">
            <text:p>6.5829164648</text:p>
          </table:table-cell>
          <table:table-cell table:formula="of:=POWER([.C163]-6.75;2)" office:value-type="float" office:value="0.0279169077349295" calcext:value-type="float">
            <text:p>0.0279169077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.79569" calcext:value-type="float">
            <text:p>5.79569</text:p>
          </table:table-cell>
          <table:table-cell office:value-type="float" office:value="6.5946613099" calcext:value-type="float">
            <text:p>6.5946613099</text:p>
          </table:table-cell>
          <table:table-cell table:formula="of:=POWER([.C164]-6.75;2)" office:value-type="float" office:value="0.0241301086419838" calcext:value-type="float">
            <text:p>0.024130108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.852075" calcext:value-type="float">
            <text:p>5.852075</text:p>
          </table:table-cell>
          <table:table-cell office:value-type="float" office:value="6.607049338" calcext:value-type="float">
            <text:p>6.607049338</text:p>
          </table:table-cell>
          <table:table-cell table:formula="of:=POWER([.C165]-6.75;2)" office:value-type="float" office:value="0.0204348917662381" calcext:value-type="float">
            <text:p>0.0204348918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01427" calcext:value-type="float">
            <text:p>6.01427</text:p>
          </table:table-cell>
          <table:table-cell office:value-type="float" office:value="6.6185027183" calcext:value-type="float">
            <text:p>6.6185027183</text:p>
          </table:table-cell>
          <table:table-cell table:formula="of:=POWER([.C166]-6.75;2)" office:value-type="float" office:value="0.0172915350944891" calcext:value-type="float">
            <text:p>0.017291535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213568" calcext:value-type="float">
            <text:p>6.213568</text:p>
          </table:table-cell>
          <table:table-cell office:value-type="float" office:value="6.6277324648" calcext:value-type="float">
            <text:p>6.6277324648</text:p>
          </table:table-cell>
          <table:table-cell table:formula="of:=POWER([.C167]-6.75;2)" office:value-type="float" office:value="0.0149493501638832" calcext:value-type="float">
            <text:p>0.0149493502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354257" calcext:value-type="float">
            <text:p>6.354257</text:p>
          </table:table-cell>
          <table:table-cell office:value-type="float" office:value="6.6344373803" calcext:value-type="float">
            <text:p>6.6344373803</text:p>
          </table:table-cell>
          <table:table-cell table:formula="of:=POWER([.C168]-6.75;2)" office:value-type="float" office:value="0.0133547190719269" calcext:value-type="float">
            <text:p>0.013354719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368591" calcext:value-type="float">
            <text:p>6.368591</text:p>
          </table:table-cell>
          <table:table-cell office:value-type="float" office:value="6.639528169" calcext:value-type="float">
            <text:p>6.639528169</text:p>
          </table:table-cell>
          <table:table-cell table:formula="of:=POWER([.C169]-6.75;2)" office:value-type="float" office:value="0.0122040254444925" calcext:value-type="float">
            <text:p>0.0122040254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254665" calcext:value-type="float">
            <text:p>6.254665</text:p>
          </table:table-cell>
          <table:table-cell office:value-type="float" office:value="6.6446239014" calcext:value-type="float">
            <text:p>6.6446239014</text:p>
          </table:table-cell>
          <table:table-cell table:formula="of:=POWER([.C170]-6.75;2)" office:value-type="float" office:value="0.0111041221561569" calcext:value-type="float">
            <text:p>0.011104122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078979" calcext:value-type="float">
            <text:p>6.078979</text:p>
          </table:table-cell>
          <table:table-cell office:value-type="float" office:value="6.6511146761" calcext:value-type="float">
            <text:p>6.6511146761</text:p>
          </table:table-cell>
          <table:table-cell table:formula="of:=POWER([.C171]-6.75;2)" office:value-type="float" office:value="0.00977830728280796" calcext:value-type="float">
            <text:p>0.0097783073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.942554" calcext:value-type="float">
            <text:p>5.942554</text:p>
          </table:table-cell>
          <table:table-cell office:value-type="float" office:value="6.6593094366" calcext:value-type="float">
            <text:p>6.6593094366</text:p>
          </table:table-cell>
          <table:table-cell table:formula="of:=POWER([.C172]-6.75;2)" office:value-type="float" office:value="0.00822477828980941" calcext:value-type="float">
            <text:p>0.0082247783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.923376" calcext:value-type="float">
            <text:p>5.923376</text:p>
          </table:table-cell>
          <table:table-cell office:value-type="float" office:value="6.6681669577" calcext:value-type="float">
            <text:p>6.6681669577</text:p>
          </table:table-cell>
          <table:table-cell table:formula="of:=POWER([.C173]-6.75;2)" office:value-type="float" office:value="0.00669664681207351" calcext:value-type="float">
            <text:p>0.0066966468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031357" calcext:value-type="float">
            <text:p>6.031357</text:p>
          </table:table-cell>
          <table:table-cell office:value-type="float" office:value="6.6758754225" calcext:value-type="float">
            <text:p>6.6758754225</text:p>
          </table:table-cell>
          <table:table-cell table:formula="of:=POWER([.C174]-6.75;2)" office:value-type="float" office:value="0.00549445298955352" calcext:value-type="float">
            <text:p>0.00549445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212603" calcext:value-type="float">
            <text:p>6.212603</text:p>
          </table:table-cell>
          <table:table-cell office:value-type="float" office:value="6.6809823662" calcext:value-type="float">
            <text:p>6.6809823662</text:p>
          </table:table-cell>
          <table:table-cell table:formula="of:=POWER([.C175]-6.75;2)" office:value-type="float" office:value="0.00476343377535086" calcext:value-type="float">
            <text:p>0.0047634338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391937" calcext:value-type="float">
            <text:p>6.391937</text:p>
          </table:table-cell>
          <table:table-cell office:value-type="float" office:value="6.6832449014" calcext:value-type="float">
            <text:p>6.6832449014</text:p>
          </table:table-cell>
          <table:table-cell table:formula="of:=POWER([.C176]-6.75;2)" office:value-type="float" office:value="0.0044562431890957" calcext:value-type="float">
            <text:p>0.0044562432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512918" calcext:value-type="float">
            <text:p>6.512918</text:p>
          </table:table-cell>
          <table:table-cell office:value-type="float" office:value="6.6836162535" calcext:value-type="float">
            <text:p>6.6836162535</text:p>
          </table:table-cell>
          <table:table-cell table:formula="of:=POWER([.C177]-6.75;2)" office:value-type="float" office:value="0.00440680179937622" calcext:value-type="float">
            <text:p>0.0044068018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556872" calcext:value-type="float">
            <text:p>6.556872</text:p>
          </table:table-cell>
          <table:table-cell office:value-type="float" office:value="6.683544662" calcext:value-type="float">
            <text:p>6.683544662</text:p>
          </table:table-cell>
          <table:table-cell table:formula="of:=POWER([.C178]-6.75;2)" office:value-type="float" office:value="0.00441631194869423" calcext:value-type="float">
            <text:p>0.0044163119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54268" calcext:value-type="float">
            <text:p>6.54268</text:p>
          </table:table-cell>
          <table:table-cell office:value-type="float" office:value="6.6841313662" calcext:value-type="float">
            <text:p>6.6841313662</text:p>
          </table:table-cell>
          <table:table-cell table:formula="of:=POWER([.C179]-6.75;2)" office:value-type="float" office:value="0.00433867691867851" calcext:value-type="float">
            <text:p>0.0043386769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509197" calcext:value-type="float">
            <text:p>6.509197</text:p>
          </table:table-cell>
          <table:table-cell office:value-type="float" office:value="6.6855684085" calcext:value-type="float">
            <text:p>6.6855684085</text:p>
          </table:table-cell>
          <table:table-cell table:formula="of:=POWER([.C180]-6.75;2)" office:value-type="float" office:value="0.00415142998322287" calcext:value-type="float">
            <text:p>0.0041514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486853" calcext:value-type="float">
            <text:p>6.486853</text:p>
          </table:table-cell>
          <table:table-cell office:value-type="float" office:value="6.6870646479" calcext:value-type="float">
            <text:p>6.6870646479</text:p>
          </table:table-cell>
          <table:table-cell table:formula="of:=POWER([.C181]-6.75;2)" office:value-type="float" office:value="0.003960858543951" calcext:value-type="float">
            <text:p>0.0039608585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478529" calcext:value-type="float">
            <text:p>6.478529</text:p>
          </table:table-cell>
          <table:table-cell office:value-type="float" office:value="6.6872959014" calcext:value-type="float">
            <text:p>6.6872959014</text:p>
          </table:table-cell>
          <table:table-cell table:formula="of:=POWER([.C182]-6.75;2)" office:value-type="float" office:value="0.00393180398123855" calcext:value-type="float">
            <text:p>0.003931804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467522" calcext:value-type="float">
            <text:p>6.467522</text:p>
          </table:table-cell>
          <table:table-cell office:value-type="float" office:value="6.6851644225" calcext:value-type="float">
            <text:p>6.6851644225</text:p>
          </table:table-cell>
          <table:table-cell table:formula="of:=POWER([.C183]-6.75;2)" office:value-type="float" office:value="0.00420365210975854" calcext:value-type="float">
            <text:p>0.004203652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443274" calcext:value-type="float">
            <text:p>6.443274</text:p>
          </table:table-cell>
          <table:table-cell office:value-type="float" office:value="6.6804288028" calcext:value-type="float">
            <text:p>6.6804288028</text:p>
          </table:table-cell>
          <table:table-cell table:formula="of:=POWER([.C184]-6.75;2)" office:value-type="float" office:value="0.00484015147984131" calcext:value-type="float">
            <text:p>0.0048401515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417182" calcext:value-type="float">
            <text:p>6.417182</text:p>
          </table:table-cell>
          <table:table-cell office:value-type="float" office:value="6.6738485915" calcext:value-type="float">
            <text:p>6.6738485915</text:p>
          </table:table-cell>
          <table:table-cell table:formula="of:=POWER([.C185]-6.75;2)" office:value-type="float" office:value="0.00579903701653393" calcext:value-type="float">
            <text:p>0.005799037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41362" calcext:value-type="float">
            <text:p>6.41362</text:p>
          </table:table-cell>
          <table:table-cell office:value-type="float" office:value="6.6668222394" calcext:value-type="float">
            <text:p>6.6668222394</text:p>
          </table:table-cell>
          <table:table-cell table:formula="of:=POWER([.C186]-6.75;2)" office:value-type="float" office:value="0.0069185398584309" calcext:value-type="float">
            <text:p>0.006918539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447173" calcext:value-type="float">
            <text:p>6.447173</text:p>
          </table:table-cell>
          <table:table-cell office:value-type="float" office:value="6.6607916197" calcext:value-type="float">
            <text:p>6.6607916197</text:p>
          </table:table-cell>
          <table:table-cell table:formula="of:=POWER([.C187]-6.75;2)" office:value-type="float" office:value="0.00795813511574937" calcext:value-type="float">
            <text:p>0.007958135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509232" calcext:value-type="float">
            <text:p>6.509232</text:p>
          </table:table-cell>
          <table:table-cell office:value-type="float" office:value="6.6567561127" calcext:value-type="float">
            <text:p>6.6567561127</text:p>
          </table:table-cell>
          <table:table-cell table:formula="of:=POWER([.C188]-6.75;2)" office:value-type="float" office:value="0.00869442251881508" calcext:value-type="float">
            <text:p>0.008694422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57481" calcext:value-type="float">
            <text:p>6.57481</text:p>
          </table:table-cell>
          <table:table-cell office:value-type="float" office:value="6.6550382535" calcext:value-type="float">
            <text:p>6.6550382535</text:p>
          </table:table-cell>
          <table:table-cell table:formula="of:=POWER([.C189]-6.75;2)" office:value-type="float" office:value="0.00901773329833029" calcext:value-type="float">
            <text:p>0.0090177333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619118" calcext:value-type="float">
            <text:p>6.619118</text:p>
          </table:table-cell>
          <table:table-cell office:value-type="float" office:value="6.6552187183" calcext:value-type="float">
            <text:p>6.6552187183</text:p>
          </table:table-cell>
          <table:table-cell table:formula="of:=POWER([.C190]-6.75;2)" office:value-type="float" office:value="0.00898349136069467" calcext:value-type="float">
            <text:p>0.0089834914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628827" calcext:value-type="float">
            <text:p>6.628827</text:p>
          </table:table-cell>
          <table:table-cell office:value-type="float" office:value="6.6562188592" calcext:value-type="float">
            <text:p>6.6562188592</text:p>
          </table:table-cell>
          <table:table-cell table:formula="of:=POWER([.C191]-6.75;2)" office:value-type="float" office:value="0.00879490236974942" calcext:value-type="float">
            <text:p>0.0087949024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604472" calcext:value-type="float">
            <text:p>6.604472</text:p>
          </table:table-cell>
          <table:table-cell office:value-type="float" office:value="6.6566514789" calcext:value-type="float">
            <text:p>6.6566514789</text:p>
          </table:table-cell>
          <table:table-cell table:formula="of:=POWER([.C192]-6.75;2)" office:value-type="float" office:value="0.00871394639155719" calcext:value-type="float">
            <text:p>0.008713946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559254" calcext:value-type="float">
            <text:p>6.559254</text:p>
          </table:table-cell>
          <table:table-cell office:value-type="float" office:value="6.6554225493" calcext:value-type="float">
            <text:p>6.6554225493</text:p>
          </table:table-cell>
          <table:table-cell table:formula="of:=POWER([.C193]-6.75;2)" office:value-type="float" office:value="0.00894489418091095" calcext:value-type="float">
            <text:p>0.0089448942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516883" calcext:value-type="float">
            <text:p>6.516883</text:p>
          </table:table-cell>
          <table:table-cell office:value-type="float" office:value="6.6522278732" calcext:value-type="float">
            <text:p>6.6522278732</text:p>
          </table:table-cell>
          <table:table-cell table:formula="of:=POWER([.C194]-6.75;2)" office:value-type="float" office:value="0.00955938877899524" calcext:value-type="float">
            <text:p>0.0095593888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505058" calcext:value-type="float">
            <text:p>6.505058</text:p>
          </table:table-cell>
          <table:table-cell office:value-type="float" office:value="6.6474660986" calcext:value-type="float">
            <text:p>6.6474660986</text:p>
          </table:table-cell>
          <table:table-cell table:formula="of:=POWER([.C195]-6.75;2)" office:value-type="float" office:value="0.010513200936305" calcext:value-type="float">
            <text:p>0.0105132009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542501" calcext:value-type="float">
            <text:p>6.542501</text:p>
          </table:table-cell>
          <table:table-cell office:value-type="float" office:value="6.6415121408" calcext:value-type="float">
            <text:p>6.6415121408</text:p>
          </table:table-cell>
          <table:table-cell table:formula="of:=POWER([.C196]-6.75;2)" office:value-type="float" office:value="0.0117696155937991" calcext:value-type="float">
            <text:p>0.0117696156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626371" calcext:value-type="float">
            <text:p>6.626371</text:p>
          </table:table-cell>
          <table:table-cell office:value-type="float" office:value="6.6339953239" calcext:value-type="float">
            <text:p>6.6339953239</text:p>
          </table:table-cell>
          <table:table-cell table:formula="of:=POWER([.C197]-6.75;2)" office:value-type="float" office:value="0.013457084877066" calcext:value-type="float">
            <text:p>0.013457084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730944" calcext:value-type="float">
            <text:p>6.730944</text:p>
          </table:table-cell>
          <table:table-cell office:value-type="float" office:value="6.6238150423" calcext:value-type="float">
            <text:p>6.6238150423</text:p>
          </table:table-cell>
          <table:table-cell table:formula="of:=POWER([.C198]-6.75;2)" office:value-type="float" office:value="0.0159226435497507" calcext:value-type="float">
            <text:p>0.0159226435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820156" calcext:value-type="float">
            <text:p>6.820156</text:p>
          </table:table-cell>
          <table:table-cell office:value-type="float" office:value="6.6099379437" calcext:value-type="float">
            <text:p>6.6099379437</text:p>
          </table:table-cell>
          <table:table-cell table:formula="of:=POWER([.C199]-6.75;2)" office:value-type="float" office:value="0.0196173796149843" calcext:value-type="float">
            <text:p>0.0196173796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865929" calcext:value-type="float">
            <text:p>6.865929</text:p>
          </table:table-cell>
          <table:table-cell office:value-type="float" office:value="6.592480169" calcext:value-type="float">
            <text:p>6.592480169</text:p>
          </table:table-cell>
          <table:table-cell table:formula="of:=POWER([.C200]-6.75;2)" office:value-type="float" office:value="0.0248124971582686" calcext:value-type="float">
            <text:p>0.024812497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86145" calcext:value-type="float">
            <text:p>6.86145</text:p>
          </table:table-cell>
          <table:table-cell office:value-type="float" office:value="6.5735451549" calcext:value-type="float">
            <text:p>6.5735451549</text:p>
          </table:table-cell>
          <table:table-cell table:formula="of:=POWER([.C201]-6.75;2)" office:value-type="float" office:value="0.0311363123592651" calcext:value-type="float">
            <text:p>0.0311363124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821984" calcext:value-type="float">
            <text:p>6.821984</text:p>
          </table:table-cell>
          <table:table-cell office:value-type="float" office:value="6.5573261972" calcext:value-type="float">
            <text:p>6.5573261972</text:p>
          </table:table-cell>
          <table:table-cell table:formula="of:=POWER([.C202]-6.75;2)" office:value-type="float" office:value="0.0371231942854133" calcext:value-type="float">
            <text:p>0.0371231943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77246" calcext:value-type="float">
            <text:p>6.77246</text:p>
          </table:table-cell>
          <table:table-cell office:value-type="float" office:value="6.5492413521" calcext:value-type="float">
            <text:p>6.5492413521</text:p>
          </table:table-cell>
          <table:table-cell table:formula="of:=POWER([.C203]-6.75;2)" office:value-type="float" office:value="0.0403040347066361" calcext:value-type="float">
            <text:p>0.040304034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731034" calcext:value-type="float">
            <text:p>6.731034</text:p>
          </table:table-cell>
          <table:table-cell office:value-type="float" office:value="6.5553718732" calcext:value-type="float">
            <text:p>6.5553718732</text:p>
          </table:table-cell>
          <table:table-cell table:formula="of:=POWER([.C204]-6.75;2)" office:value-type="float" office:value="0.0378801077416767" calcext:value-type="float">
            <text:p>0.0378801077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703178" calcext:value-type="float">
            <text:p>6.703178</text:p>
          </table:table-cell>
          <table:table-cell office:value-type="float" office:value="6.5897575493" calcext:value-type="float">
            <text:p>6.5897575493</text:p>
          </table:table-cell>
          <table:table-cell table:formula="of:=POWER([.C205]-6.75;2)" office:value-type="float" office:value="0.025677643006342" calcext:value-type="float">
            <text:p>0.025677643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690407" calcext:value-type="float">
            <text:p>6.690407</text:p>
          </table:table-cell>
          <table:table-cell office:value-type="float" office:value="6.6245355634" calcext:value-type="float">
            <text:p>6.6245355634</text:p>
          </table:table-cell>
          <table:table-cell table:formula="of:=POWER([.C206]-6.75;2)" office:value-type="float" office:value="0.0157413248513554" calcext:value-type="float">
            <text:p>0.015741324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700087" calcext:value-type="float">
            <text:p>6.700087</text:p>
          </table:table-cell>
          <table:table-cell office:value-type="float" office:value="6.6074542113" calcext:value-type="float">
            <text:p>6.6074542113</text:p>
          </table:table-cell>
          <table:table-cell table:formula="of:=POWER([.C207]-6.75;2)" office:value-type="float" office:value="0.020319301876105" calcext:value-type="float">
            <text:p>0.020319301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741" calcext:value-type="float">
            <text:p>6.741</text:p>
          </table:table-cell>
          <table:table-cell office:value-type="float" office:value="6.6060885352" calcext:value-type="float">
            <text:p>6.6060885352</text:p>
          </table:table-cell>
          <table:table-cell table:formula="of:=POWER([.C208]-6.75;2)" office:value-type="float" office:value="0.0207105097008818" calcext:value-type="float">
            <text:p>0.0207105097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808269" calcext:value-type="float">
            <text:p>6.808269</text:p>
          </table:table-cell>
          <table:table-cell office:value-type="float" office:value="6.6072845352" calcext:value-type="float">
            <text:p>6.6072845352</text:p>
          </table:table-cell>
          <table:table-cell table:formula="of:=POWER([.C209]-6.75;2)" office:value-type="float" office:value="0.0203677038930801" calcext:value-type="float">
            <text:p>0.020367703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87763" calcext:value-type="float">
            <text:p>6.87763</text:p>
          </table:table-cell>
          <table:table-cell office:value-type="float" office:value="6.6059163239" calcext:value-type="float">
            <text:p>6.6059163239</text:p>
          </table:table-cell>
          <table:table-cell table:formula="of:=POWER([.C210]-6.75;2)" office:value-type="float" office:value="0.0207601057184898" calcext:value-type="float">
            <text:p>0.020760105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920095" calcext:value-type="float">
            <text:p>6.920095</text:p>
          </table:table-cell>
          <table:table-cell office:value-type="float" office:value="6.6001849014" calcext:value-type="float">
            <text:p>6.6001849014</text:p>
          </table:table-cell>
          <table:table-cell table:formula="of:=POWER([.C211]-6.75;2)" office:value-type="float" office:value="0.0224445637685276" calcext:value-type="float">
            <text:p>0.0224445638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924114" calcext:value-type="float">
            <text:p>6.924114</text:p>
          </table:table-cell>
          <table:table-cell office:value-type="float" office:value="6.5909519155" calcext:value-type="float">
            <text:p>6.5909519155</text:p>
          </table:table-cell>
          <table:table-cell table:formula="of:=POWER([.C212]-6.75;2)" office:value-type="float" office:value="0.0252962931831192" calcext:value-type="float">
            <text:p>0.0252962932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903541" calcext:value-type="float">
            <text:p>6.903541</text:p>
          </table:table-cell>
          <table:table-cell office:value-type="float" office:value="6.5807582817" calcext:value-type="float">
            <text:p>6.5807582817</text:p>
          </table:table-cell>
          <table:table-cell table:formula="of:=POWER([.C213]-6.75;2)" office:value-type="float" office:value="0.0286427592131367" calcext:value-type="float">
            <text:p>0.0286427592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883776" calcext:value-type="float">
            <text:p>6.883776</text:p>
          </table:table-cell>
          <table:table-cell office:value-type="float" office:value="6.5721029718" calcext:value-type="float">
            <text:p>6.5721029718</text:p>
          </table:table-cell>
          <table:table-cell table:formula="of:=POWER([.C214]-6.75;2)" office:value-type="float" office:value="0.0316473526423917" calcext:value-type="float">
            <text:p>0.0316473526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879297" calcext:value-type="float">
            <text:p>6.879297</text:p>
          </table:table-cell>
          <table:table-cell office:value-type="float" office:value="6.5657885352" calcext:value-type="float">
            <text:p>6.5657885352</text:p>
          </table:table-cell>
          <table:table-cell table:formula="of:=POWER([.C215]-6.75;2)" office:value-type="float" office:value="0.0339338637637615" calcext:value-type="float">
            <text:p>0.0339338638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883884" calcext:value-type="float">
            <text:p>6.883884</text:p>
          </table:table-cell>
          <table:table-cell office:value-type="float" office:value="6.5604463803" calcext:value-type="float">
            <text:p>6.5604463803</text:p>
          </table:table-cell>
          <table:table-cell table:formula="of:=POWER([.C216]-6.75;2)" office:value-type="float" office:value="0.0359305747413722" calcext:value-type="float">
            <text:p>0.0359305747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880787" calcext:value-type="float">
            <text:p>6.880787</text:p>
          </table:table-cell>
          <table:table-cell office:value-type="float" office:value="6.5534574225" calcext:value-type="float">
            <text:p>6.5534574225</text:p>
          </table:table-cell>
          <table:table-cell table:formula="of:=POWER([.C217]-6.75;2)" office:value-type="float" office:value="0.0386289847703434" calcext:value-type="float">
            <text:p>0.0386289848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859865" calcext:value-type="float">
            <text:p>6.859865</text:p>
          </table:table-cell>
          <table:table-cell office:value-type="float" office:value="6.5426077042" calcext:value-type="float">
            <text:p>6.5426077042</text:p>
          </table:table-cell>
          <table:table-cell table:formula="of:=POWER([.C218]-6.75;2)" office:value-type="float" office:value="0.0430115643571947" calcext:value-type="float">
            <text:p>0.0430115644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825919" calcext:value-type="float">
            <text:p>6.825919</text:p>
          </table:table-cell>
          <table:table-cell office:value-type="float" office:value="6.5276195915" calcext:value-type="float">
            <text:p>6.5276195915</text:p>
          </table:table-cell>
          <table:table-cell table:formula="of:=POWER([.C219]-6.75;2)" office:value-type="float" office:value="0.049453046084627" calcext:value-type="float">
            <text:p>0.049453046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794693" calcext:value-type="float">
            <text:p>6.794693</text:p>
          </table:table-cell>
          <table:table-cell office:value-type="float" office:value="6.5106579718" calcext:value-type="float">
            <text:p>6.5106579718</text:p>
          </table:table-cell>
          <table:table-cell table:formula="of:=POWER([.C220]-6.75;2)" office:value-type="float" office:value="0.0572846064628897" calcext:value-type="float">
            <text:p>0.057284606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782436" calcext:value-type="float">
            <text:p>6.782436</text:p>
          </table:table-cell>
          <table:table-cell office:value-type="float" office:value="6.4951106197" calcext:value-type="float">
            <text:p>6.4951106197</text:p>
          </table:table-cell>
          <table:table-cell table:formula="of:=POWER([.C221]-6.75;2)" office:value-type="float" office:value="0.064968596189718" calcext:value-type="float">
            <text:p>0.064968596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79591" calcext:value-type="float">
            <text:p>6.79591</text:p>
          </table:table-cell>
          <table:table-cell office:value-type="float" office:value="6.4834047606" calcext:value-type="float">
            <text:p>6.4834047606</text:p>
          </table:table-cell>
          <table:table-cell table:formula="of:=POWER([.C222]-6.75;2)" office:value-type="float" office:value="0.0710730216707433" calcext:value-type="float">
            <text:p>0.0710730217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827792" calcext:value-type="float">
            <text:p>6.827792</text:p>
          </table:table-cell>
          <table:table-cell office:value-type="float" office:value="6.4758628451" calcext:value-type="float">
            <text:p>6.4758628451</text:p>
          </table:table-cell>
          <table:table-cell table:formula="of:=POWER([.C223]-6.75;2)" office:value-type="float" office:value="0.0751511796966666" calcext:value-type="float">
            <text:p>0.0751511797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860523" calcext:value-type="float">
            <text:p>6.860523</text:p>
          </table:table-cell>
          <table:table-cell office:value-type="float" office:value="6.4711731127" calcext:value-type="float">
            <text:p>6.4711731127</text:p>
          </table:table-cell>
          <table:table-cell table:formula="of:=POWER([.C224]-6.75;2)" office:value-type="float" office:value="0.077744433081407" calcext:value-type="float">
            <text:p>0.077744433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876766" calcext:value-type="float">
            <text:p>6.876766</text:p>
          </table:table-cell>
          <table:table-cell office:value-type="float" office:value="6.467485338" calcext:value-type="float">
            <text:p>6.467485338</text:p>
          </table:table-cell>
          <table:table-cell table:formula="of:=POWER([.C225]-6.75;2)" office:value-type="float" office:value="0.079814534244974" calcext:value-type="float">
            <text:p>0.0798145342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868814" calcext:value-type="float">
            <text:p>6.868814</text:p>
          </table:table-cell>
          <table:table-cell office:value-type="float" office:value="6.4632945634" calcext:value-type="float">
            <text:p>6.4632945634</text:p>
          </table:table-cell>
          <table:table-cell table:formula="of:=POWER([.C226]-6.75;2)" office:value-type="float" office:value="0.0822000073759967" calcext:value-type="float">
            <text:p>0.082200007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840147" calcext:value-type="float">
            <text:p>6.840147</text:p>
          </table:table-cell>
          <table:table-cell office:value-type="float" office:value="6.4578731831" calcext:value-type="float">
            <text:p>6.4578731831</text:p>
          </table:table-cell>
          <table:table-cell table:formula="of:=POWER([.C227]-6.75;2)" office:value-type="float" office:value="0.085338077152126" calcext:value-type="float">
            <text:p>0.0853380772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800331" calcext:value-type="float">
            <text:p>6.800331</text:p>
          </table:table-cell>
          <table:table-cell office:value-type="float" office:value="6.4512959718" calcext:value-type="float">
            <text:p>6.4512959718</text:p>
          </table:table-cell>
          <table:table-cell table:formula="of:=POWER([.C228]-6.75;2)" office:value-type="float" office:value="0.0892240964629061" calcext:value-type="float">
            <text:p>0.089224096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759932" calcext:value-type="float">
            <text:p>6.759932</text:p>
          </table:table-cell>
          <table:table-cell office:value-type="float" office:value="6.4441580563" calcext:value-type="float">
            <text:p>6.4441580563</text:p>
          </table:table-cell>
          <table:table-cell table:formula="of:=POWER([.C229]-6.75;2)" office:value-type="float" office:value="0.0935392945261939" calcext:value-type="float">
            <text:p>0.093539294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728166" calcext:value-type="float">
            <text:p>6.728166</text:p>
          </table:table-cell>
          <table:table-cell office:value-type="float" office:value="6.4371381268" calcext:value-type="float">
            <text:p>6.4371381268</text:p>
          </table:table-cell>
          <table:table-cell table:formula="of:=POWER([.C230]-6.75;2)" office:value-type="float" office:value="0.097882551702213" calcext:value-type="float">
            <text:p>0.097882551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10228" calcext:value-type="float">
            <text:p>6.710228</text:p>
          </table:table-cell>
          <table:table-cell office:value-type="float" office:value="6.4306603662" calcext:value-type="float">
            <text:p>6.4306603662</text:p>
          </table:table-cell>
          <table:table-cell table:formula="of:=POWER([.C231]-6.75;2)" office:value-type="float" office:value="0.101977801715518" calcext:value-type="float">
            <text:p>0.101977801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70373" calcext:value-type="float">
            <text:p>6.70373</text:p>
          </table:table-cell>
          <table:table-cell office:value-type="float" office:value="6.4248750423" calcext:value-type="float">
            <text:p>6.4248750423</text:p>
          </table:table-cell>
          <table:table-cell table:formula="of:=POWER([.C232]-6.75;2)" office:value-type="float" office:value="0.105706238119427" calcext:value-type="float">
            <text:p>0.105706238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699597" calcext:value-type="float">
            <text:p>6.699597</text:p>
          </table:table-cell>
          <table:table-cell office:value-type="float" office:value="6.4199212535" calcext:value-type="float">
            <text:p>6.4199212535</text:p>
          </table:table-cell>
          <table:table-cell table:formula="of:=POWER([.C233]-6.75;2)" office:value-type="float" office:value="0.108951978891011" calcext:value-type="float">
            <text:p>0.108951978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689814" calcext:value-type="float">
            <text:p>6.689814</text:p>
          </table:table-cell>
          <table:table-cell office:value-type="float" office:value="6.4161608592" calcext:value-type="float">
            <text:p>6.4161608592</text:p>
          </table:table-cell>
          <table:table-cell table:formula="of:=POWER([.C234]-6.75;2)" office:value-type="float" office:value="0.111448571930082" calcext:value-type="float">
            <text:p>0.111448571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67524" calcext:value-type="float">
            <text:p>6.67524</text:p>
          </table:table-cell>
          <table:table-cell office:value-type="float" office:value="6.4140735634" calcext:value-type="float">
            <text:p>6.4140735634</text:p>
          </table:table-cell>
          <table:table-cell table:formula="of:=POWER([.C235]-6.75;2)" office:value-type="float" office:value="0.112846570806774" calcext:value-type="float">
            <text:p>0.112846570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665265" calcext:value-type="float">
            <text:p>6.665265</text:p>
          </table:table-cell>
          <table:table-cell office:value-type="float" office:value="6.4138369014" calcext:value-type="float">
            <text:p>6.4138369014</text:p>
          </table:table-cell>
          <table:table-cell table:formula="of:=POWER([.C236]-6.75;2)" office:value-type="float" office:value="0.113005628860353" calcext:value-type="float">
            <text:p>0.1130056289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669582" calcext:value-type="float">
            <text:p>6.669582</text:p>
          </table:table-cell>
          <table:table-cell office:value-type="float" office:value="6.4149638592" calcext:value-type="float">
            <text:p>6.4149638592</text:p>
          </table:table-cell>
          <table:table-cell table:formula="of:=POWER([.C237]-6.75;2)" office:value-type="float" office:value="0.112249215642157" calcext:value-type="float">
            <text:p>0.112249215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689617" calcext:value-type="float">
            <text:p>6.689617</text:p>
          </table:table-cell>
          <table:table-cell office:value-type="float" office:value="6.416361831" calcext:value-type="float">
            <text:p>6.416361831</text:p>
          </table:table-cell>
          <table:table-cell table:formula="of:=POWER([.C238]-6.75;2)" office:value-type="float" office:value="0.111314427813673" calcext:value-type="float">
            <text:p>0.1113144278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715703" calcext:value-type="float">
            <text:p>6.715703</text:p>
          </table:table-cell>
          <table:table-cell office:value-type="float" office:value="6.4168333944" calcext:value-type="float">
            <text:p>6.4168333944</text:p>
          </table:table-cell>
          <table:table-cell table:formula="of:=POWER([.C239]-6.75;2)" office:value-type="float" office:value="0.110999987087026" calcext:value-type="float">
            <text:p>0.110999987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730388" calcext:value-type="float">
            <text:p>6.730388</text:p>
          </table:table-cell>
          <table:table-cell office:value-type="float" office:value="6.4157065775" calcext:value-type="float">
            <text:p>6.4157065775</text:p>
          </table:table-cell>
          <table:table-cell table:formula="of:=POWER([.C240]-6.75;2)" office:value-type="float" office:value="0.111752092326764" calcext:value-type="float">
            <text:p>0.111752092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71551" calcext:value-type="float">
            <text:p>6.71551</text:p>
          </table:table-cell>
          <table:table-cell office:value-type="float" office:value="6.4131988451" calcext:value-type="float">
            <text:p>6.4131988451</text:p>
          </table:table-cell>
          <table:table-cell table:formula="of:=POWER([.C241]-6.75;2)" office:value-type="float" office:value="0.113435017941974" calcext:value-type="float">
            <text:p>0.113435017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660807" calcext:value-type="float">
            <text:p>6.660807</text:p>
          </table:table-cell>
          <table:table-cell office:value-type="float" office:value="6.4102993099" calcext:value-type="float">
            <text:p>6.4102993099</text:p>
          </table:table-cell>
          <table:table-cell table:formula="of:=POWER([.C242]-6.75;2)" office:value-type="float" office:value="0.115396558854416" calcext:value-type="float">
            <text:p>0.1153965589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571438" calcext:value-type="float">
            <text:p>6.571438</text:p>
          </table:table-cell>
          <table:table-cell office:value-type="float" office:value="6.4082762394" calcext:value-type="float">
            <text:p>6.4082762394</text:p>
          </table:table-cell>
          <table:table-cell table:formula="of:=POWER([.C243]-6.75;2)" office:value-type="float" office:value="0.116775128558606" calcext:value-type="float">
            <text:p>0.116775128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470677" calcext:value-type="float">
            <text:p>6.470677</text:p>
          </table:table-cell>
          <table:table-cell office:value-type="float" office:value="6.4081312535" calcext:value-type="float">
            <text:p>6.4081312535</text:p>
          </table:table-cell>
          <table:table-cell table:formula="of:=POWER([.C244]-6.75;2)" office:value-type="float" office:value="0.116874239833481" calcext:value-type="float">
            <text:p>0.116874239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39395" calcext:value-type="float">
            <text:p>6.39395</text:p>
          </table:table-cell>
          <table:table-cell office:value-type="float" office:value="6.4102448592" calcext:value-type="float">
            <text:p>6.4102448592</text:p>
          </table:table-cell>
          <table:table-cell table:formula="of:=POWER([.C245]-6.75;2)" office:value-type="float" office:value="0.115433555700028" calcext:value-type="float">
            <text:p>0.115433555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373243" calcext:value-type="float">
            <text:p>6.373243</text:p>
          </table:table-cell>
          <table:table-cell office:value-type="float" office:value="6.4142597183" calcext:value-type="float">
            <text:p>6.4142597183</text:p>
          </table:table-cell>
          <table:table-cell table:formula="of:=POWER([.C246]-6.75;2)" office:value-type="float" office:value="0.112721536755995" calcext:value-type="float">
            <text:p>0.112721536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418303" calcext:value-type="float">
            <text:p>6.418303</text:p>
          </table:table-cell>
          <table:table-cell office:value-type="float" office:value="6.4191834789" calcext:value-type="float">
            <text:p>6.4191834789</text:p>
          </table:table-cell>
          <table:table-cell table:formula="of:=POWER([.C247]-6.75;2)" office:value-type="float" office:value="0.109439570632707" calcext:value-type="float">
            <text:p>0.109439570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507835" calcext:value-type="float">
            <text:p>6.507835</text:p>
          </table:table-cell>
          <table:table-cell office:value-type="float" office:value="6.423714507" calcext:value-type="float">
            <text:p>6.423714507</text:p>
          </table:table-cell>
          <table:table-cell table:formula="of:=POWER([.C248]-6.75;2)" office:value-type="float" office:value="0.106462222942253" calcext:value-type="float">
            <text:p>0.106462222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598528" calcext:value-type="float">
            <text:p>6.598528</text:p>
          </table:table-cell>
          <table:table-cell office:value-type="float" office:value="6.4267279437" calcext:value-type="float">
            <text:p>6.4267279437</text:p>
          </table:table-cell>
          <table:table-cell table:formula="of:=POWER([.C249]-6.75;2)" office:value-type="float" office:value="0.104504822384431" calcext:value-type="float">
            <text:p>0.104504822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64471" calcext:value-type="float">
            <text:p>6.64471</text:p>
          </table:table-cell>
          <table:table-cell office:value-type="float" office:value="6.4277574225" calcext:value-type="float">
            <text:p>6.4277574225</text:p>
          </table:table-cell>
          <table:table-cell table:formula="of:=POWER([.C250]-6.75;2)" office:value-type="float" office:value="0.103840278753843" calcext:value-type="float">
            <text:p>0.103840278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61543" calcext:value-type="float">
            <text:p>6.61543</text:p>
          </table:table-cell>
          <table:table-cell office:value-type="float" office:value="6.4273143521" calcext:value-type="float">
            <text:p>6.4273143521</text:p>
          </table:table-cell>
          <table:table-cell table:formula="of:=POWER([.C251]-6.75;2)" office:value-type="float" office:value="0.104126027360643" calcext:value-type="float">
            <text:p>0.1041260274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503272" calcext:value-type="float">
            <text:p>6.503272</text:p>
          </table:table-cell>
          <table:table-cell office:value-type="float" office:value="6.4269317746" calcext:value-type="float">
            <text:p>6.4269317746</text:p>
          </table:table-cell>
          <table:table-cell table:formula="of:=POWER([.C252]-6.75;2)" office:value-type="float" office:value="0.104373078263105" calcext:value-type="float">
            <text:p>0.104373078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327194" calcext:value-type="float">
            <text:p>6.327194</text:p>
          </table:table-cell>
          <table:table-cell office:value-type="float" office:value="6.4288010704" calcext:value-type="float">
            <text:p>6.4288010704</text:p>
          </table:table-cell>
          <table:table-cell table:formula="of:=POWER([.C253]-6.75;2)" office:value-type="float" office:value="0.103168752376185" calcext:value-type="float">
            <text:p>0.1031687524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131293" calcext:value-type="float">
            <text:p>6.131293</text:p>
          </table:table-cell>
          <table:table-cell office:value-type="float" office:value="6.4349476197" calcext:value-type="float">
            <text:p>6.4349476197</text:p>
          </table:table-cell>
          <table:table-cell table:formula="of:=POWER([.C254]-6.75;2)" office:value-type="float" office:value="0.0992580023326959" calcext:value-type="float">
            <text:p>0.0992580023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.976079" calcext:value-type="float">
            <text:p>5.976079</text:p>
          </table:table-cell>
          <table:table-cell office:value-type="float" office:value="6.4462292394" calcext:value-type="float">
            <text:p>6.4462292394</text:p>
          </table:table-cell>
          <table:table-cell table:formula="of:=POWER([.C255]-6.75;2)" office:value-type="float" office:value="0.0922766749955025" calcext:value-type="float">
            <text:p>0.092276675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.918311" calcext:value-type="float">
            <text:p>5.918311</text:p>
          </table:table-cell>
          <table:table-cell office:value-type="float" office:value="6.4617424648" calcext:value-type="float">
            <text:p>6.4617424648</text:p>
          </table:table-cell>
          <table:table-cell table:formula="of:=POWER([.C256]-6.75;2)" office:value-type="float" office:value="0.083092406599579" calcext:value-type="float">
            <text:p>0.083092406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.985446" calcext:value-type="float">
            <text:p>5.985446</text:p>
          </table:table-cell>
          <table:table-cell office:value-type="float" office:value="6.4790649859" calcext:value-type="float">
            <text:p>6.4790649859</text:p>
          </table:table-cell>
          <table:table-cell table:formula="of:=POWER([.C257]-6.75;2)" office:value-type="float" office:value="0.0734057818653672" calcext:value-type="float">
            <text:p>0.0734057819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160652" calcext:value-type="float">
            <text:p>6.160652</text:p>
          </table:table-cell>
          <table:table-cell office:value-type="float" office:value="6.495240831" calcext:value-type="float">
            <text:p>6.495240831</text:p>
          </table:table-cell>
          <table:table-cell table:formula="of:=POWER([.C258]-6.75;2)" office:value-type="float" office:value="0.0649022341895704" calcext:value-type="float">
            <text:p>0.064902234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387264" calcext:value-type="float">
            <text:p>6.387264</text:p>
          </table:table-cell>
          <table:table-cell office:value-type="float" office:value="6.5079537042" calcext:value-type="float">
            <text:p>6.5079537042</text:p>
          </table:table-cell>
          <table:table-cell table:formula="of:=POWER([.C259]-6.75;2)" office:value-type="float" office:value="0.058586409310501" calcext:value-type="float">
            <text:p>0.058586409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587623" calcext:value-type="float">
            <text:p>6.587623</text:p>
          </table:table-cell>
          <table:table-cell office:value-type="float" office:value="6.5162929437" calcext:value-type="float">
            <text:p>6.5162929437</text:p>
          </table:table-cell>
          <table:table-cell table:formula="of:=POWER([.C260]-6.75;2)" office:value-type="float" office:value="0.0546189881644114" calcext:value-type="float">
            <text:p>0.054618988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690128" calcext:value-type="float">
            <text:p>6.690128</text:p>
          </table:table-cell>
          <table:table-cell office:value-type="float" office:value="6.5208830563" calcext:value-type="float">
            <text:p>6.5208830563</text:p>
          </table:table-cell>
          <table:table-cell table:formula="of:=POWER([.C261]-6.75;2)" office:value-type="float" office:value="0.0524945738904291" calcext:value-type="float">
            <text:p>0.052494573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659543" calcext:value-type="float">
            <text:p>6.659543</text:p>
          </table:table-cell>
          <table:table-cell office:value-type="float" office:value="6.5234992394" calcext:value-type="float">
            <text:p>6.5234992394</text:p>
          </table:table-cell>
          <table:table-cell table:formula="of:=POWER([.C262]-6.75;2)" office:value-type="float" office:value="0.0513025945523787" calcext:value-type="float">
            <text:p>0.051302594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517218" calcext:value-type="float">
            <text:p>6.517218</text:p>
          </table:table-cell>
          <table:table-cell office:value-type="float" office:value="6.5263587183" calcext:value-type="float">
            <text:p>6.5263587183</text:p>
          </table:table-cell>
          <table:table-cell table:formula="of:=POWER([.C263]-6.75;2)" office:value-type="float" office:value="0.0500154228804187" calcext:value-type="float">
            <text:p>0.050015422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332432" calcext:value-type="float">
            <text:p>6.332432</text:p>
          </table:table-cell>
          <table:table-cell office:value-type="float" office:value="6.5312595493" calcext:value-type="float">
            <text:p>6.5312595493</text:p>
          </table:table-cell>
          <table:table-cell table:formula="of:=POWER([.C264]-6.75;2)" office:value-type="float" office:value="0.0478473847724393" calcext:value-type="float">
            <text:p>0.047847384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178797" calcext:value-type="float">
            <text:p>6.178797</text:p>
          </table:table-cell>
          <table:table-cell office:value-type="float" office:value="6.538882493" calcext:value-type="float">
            <text:p>6.538882493</text:p>
          </table:table-cell>
          <table:table-cell table:formula="of:=POWER([.C265]-6.75;2)" office:value-type="float" office:value="0.044570601761895" calcext:value-type="float">
            <text:p>0.0445706018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082327" calcext:value-type="float">
            <text:p>6.082327</text:p>
          </table:table-cell>
          <table:table-cell office:value-type="float" office:value="6.5487191549" calcext:value-type="float">
            <text:p>6.5487191549</text:p>
          </table:table-cell>
          <table:table-cell table:formula="of:=POWER([.C266]-6.75;2)" office:value-type="float" office:value="0.0405139786041703" calcext:value-type="float">
            <text:p>0.040513978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008807" calcext:value-type="float">
            <text:p>6.008807</text:p>
          </table:table-cell>
          <table:table-cell office:value-type="float" office:value="6.5597954648" calcext:value-type="float">
            <text:p>6.5597954648</text:p>
          </table:table-cell>
          <table:table-cell table:formula="of:=POWER([.C267]-6.75;2)" office:value-type="float" office:value="0.0361777652106482" calcext:value-type="float">
            <text:p>0.036177765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.903571" calcext:value-type="float">
            <text:p>5.903571</text:p>
          </table:table-cell>
          <table:table-cell office:value-type="float" office:value="6.5716510563" calcext:value-type="float">
            <text:p>6.5716510563</text:p>
          </table:table-cell>
          <table:table-cell table:formula="of:=POWER([.C268]-6.75;2)" office:value-type="float" office:value="0.0318083457189056" calcext:value-type="float">
            <text:p>0.0318083457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.74567" calcext:value-type="float">
            <text:p>5.74567</text:p>
          </table:table-cell>
          <table:table-cell office:value-type="float" office:value="6.5847465211" calcext:value-type="float">
            <text:p>6.5847465211</text:p>
          </table:table-cell>
          <table:table-cell table:formula="of:=POWER([.C269]-6.75;2)" office:value-type="float" office:value="0.0273087122885529" calcext:value-type="float">
            <text:p>0.027308712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.580654" calcext:value-type="float">
            <text:p>5.580654</text:p>
          </table:table-cell>
          <table:table-cell office:value-type="float" office:value="6.5999750986" calcext:value-type="float">
            <text:p>6.5999750986</text:p>
          </table:table-cell>
          <table:table-cell table:formula="of:=POWER([.C270]-6.75;2)" office:value-type="float" office:value="0.0225074710400798" calcext:value-type="float">
            <text:p>0.02250747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.521543" calcext:value-type="float">
            <text:p>5.521543</text:p>
          </table:table-cell>
          <table:table-cell office:value-type="float" office:value="6.6175685493" calcext:value-type="float">
            <text:p>6.6175685493</text:p>
          </table:table-cell>
          <table:table-cell table:formula="of:=POWER([.C271]-6.75;2)" office:value-type="float" office:value="0.0175380891345066" calcext:value-type="float">
            <text:p>0.017538089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.709904" calcext:value-type="float">
            <text:p>5.709904</text:p>
          </table:table-cell>
          <table:table-cell office:value-type="float" office:value="6.6359898169" calcext:value-type="float">
            <text:p>6.6359898169</text:p>
          </table:table-cell>
          <table:table-cell table:formula="of:=POWER([.C272]-6.75;2)" office:value-type="float" office:value="0.0129983218504954" calcext:value-type="float">
            <text:p>0.012998321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24796" calcext:value-type="float">
            <text:p>6.24796</text:p>
          </table:table-cell>
          <table:table-cell office:value-type="float" office:value="6.6515349718" calcext:value-type="float">
            <text:p>6.6515349718</text:p>
          </table:table-cell>
          <table:table-cell table:formula="of:=POWER([.C273]-6.75;2)" office:value-type="float" office:value="0.00969536177842674" calcext:value-type="float">
            <text:p>0.0096953618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.207727" calcext:value-type="float">
            <text:p>7.207727</text:p>
          </table:table-cell>
          <table:table-cell office:value-type="float" office:value="6.6590512958" calcext:value-type="float">
            <text:p>6.6590512958</text:p>
          </table:table-cell>
          <table:table-cell table:formula="of:=POWER([.C274]-6.75;2)" office:value-type="float" office:value="0.00827166679565904" calcext:value-type="float">
            <text:p>0.0082716668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.172417" calcext:value-type="float">
            <text:p>9.172417</text:p>
          </table:table-cell>
          <table:table-cell office:value-type="float" office:value="6.6525304648" calcext:value-type="float">
            <text:p>6.6525304648</text:p>
          </table:table-cell>
          <table:table-cell table:formula="of:=POWER([.C275]-6.75;2)" office:value-type="float" office:value="0.00950031029210406" calcext:value-type="float">
            <text:p>0.0095003103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.172417" calcext:value-type="float">
            <text:p>9.172417</text:p>
          </table:table-cell>
          <table:table-cell office:value-type="float" office:value="6.6179495211" calcext:value-type="float">
            <text:p>6.6179495211</text:p>
          </table:table-cell>
          <table:table-cell table:formula="of:=POWER([.C276]-6.75;2)" office:value-type="float" office:value="0.0174373289777194" calcext:value-type="float">
            <text:p>0.01743732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.477631" calcext:value-type="float">
            <text:p>5.477631</text:p>
          </table:table-cell>
          <table:table-cell office:value-type="float" office:value="6.5832435775" calcext:value-type="float">
            <text:p>6.5832435775</text:p>
          </table:table-cell>
          <table:table-cell table:formula="of:=POWER([.C277]-6.75;2)" office:value-type="float" office:value="0.0278077044449984" calcext:value-type="float">
            <text:p>0.027807704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603124" calcext:value-type="float">
            <text:p>6.603124</text:p>
          </table:table-cell>
          <table:table-cell office:value-type="float" office:value="6.6007612254" calcext:value-type="float">
            <text:p>6.6007612254</text:p>
          </table:table-cell>
          <table:table-cell table:formula="of:=POWER([.C278]-6.75;2)" office:value-type="float" office:value="0.0222722118441095" calcext:value-type="float">
            <text:p>0.022272211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825916" calcext:value-type="float">
            <text:p>6.825916</text:p>
          </table:table-cell>
          <table:table-cell office:value-type="float" office:value="6.6028746761" calcext:value-type="float">
            <text:p>6.6028746761</text:p>
          </table:table-cell>
          <table:table-cell table:formula="of:=POWER([.C279]-6.75;2)" office:value-type="float" office:value="0.0216458609326799" calcext:value-type="float">
            <text:p>0.021645860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711126" calcext:value-type="float">
            <text:p>6.711126</text:p>
          </table:table-cell>
          <table:table-cell office:value-type="float" office:value="6.6023835352" calcext:value-type="float">
            <text:p>6.6023835352</text:p>
          </table:table-cell>
          <table:table-cell table:formula="of:=POWER([.C280]-6.75;2)" office:value-type="float" office:value="0.0217906206800498" calcext:value-type="float">
            <text:p>0.0217906207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470699" calcext:value-type="float">
            <text:p>6.470699</text:p>
          </table:table-cell>
          <table:table-cell office:value-type="float" office:value="6.6038319155" calcext:value-type="float">
            <text:p>6.6038319155</text:p>
          </table:table-cell>
          <table:table-cell table:formula="of:=POWER([.C281]-6.75;2)" office:value-type="float" office:value="0.0213651089263992" calcext:value-type="float">
            <text:p>0.0213651089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264553" calcext:value-type="float">
            <text:p>6.264553</text:p>
          </table:table-cell>
          <table:table-cell office:value-type="float" office:value="6.6085122254" calcext:value-type="float">
            <text:p>6.6085122254</text:p>
          </table:table-cell>
          <table:table-cell table:formula="of:=POWER([.C282]-6.75;2)" office:value-type="float" office:value="0.0200187903612604" calcext:value-type="float">
            <text:p>0.0200187904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200366" calcext:value-type="float">
            <text:p>6.200366</text:p>
          </table:table-cell>
          <table:table-cell office:value-type="float" office:value="6.6154182113" calcext:value-type="float">
            <text:p>6.6154182113</text:p>
          </table:table-cell>
          <table:table-cell table:formula="of:=POWER([.C283]-6.75;2)" office:value-type="float" office:value="0.0181122578496915" calcext:value-type="float">
            <text:p>0.018112257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289014" calcext:value-type="float">
            <text:p>6.289014</text:p>
          </table:table-cell>
          <table:table-cell office:value-type="float" office:value="6.6222589718" calcext:value-type="float">
            <text:p>6.6222589718</text:p>
          </table:table-cell>
          <table:table-cell table:formula="of:=POWER([.C284]-6.75;2)" office:value-type="float" office:value="0.0163177702855932" calcext:value-type="float">
            <text:p>0.0163177703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435451" calcext:value-type="float">
            <text:p>6.435451</text:p>
          </table:table-cell>
          <table:table-cell office:value-type="float" office:value="6.6269600423" calcext:value-type="float">
            <text:p>6.6269600423</text:p>
          </table:table-cell>
          <table:table-cell table:formula="of:=POWER([.C285]-6.75;2)" office:value-type="float" office:value="0.0151388311908177" calcext:value-type="float">
            <text:p>0.0151388312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500004" calcext:value-type="float">
            <text:p>6.500004</text:p>
          </table:table-cell>
          <table:table-cell office:value-type="float" office:value="6.6290600704" calcext:value-type="float">
            <text:p>6.6290600704</text:p>
          </table:table-cell>
          <table:table-cell table:formula="of:=POWER([.C286]-6.75;2)" office:value-type="float" office:value="0.0146264665716531" calcext:value-type="float">
            <text:p>0.0146264666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387668" calcext:value-type="float">
            <text:p>6.387668</text:p>
          </table:table-cell>
          <table:table-cell office:value-type="float" office:value="6.6300939718" calcext:value-type="float">
            <text:p>6.6300939718</text:p>
          </table:table-cell>
          <table:table-cell table:formula="of:=POWER([.C287]-6.75;2)" office:value-type="float" office:value="0.0143774555986992" calcext:value-type="float">
            <text:p>0.0143774556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110457" calcext:value-type="float">
            <text:p>6.110457</text:p>
          </table:table-cell>
          <table:table-cell office:value-type="float" office:value="6.6327422535" calcext:value-type="float">
            <text:p>6.6327422535</text:p>
          </table:table-cell>
          <table:table-cell table:formula="of:=POWER([.C288]-6.75;2)" office:value-type="float" office:value="0.0137493791142583" calcext:value-type="float">
            <text:p>0.013749379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.795709" calcext:value-type="float">
            <text:p>5.795709</text:p>
          </table:table-cell>
          <table:table-cell office:value-type="float" office:value="6.6392522958" calcext:value-type="float">
            <text:p>6.6392522958</text:p>
          </table:table-cell>
          <table:table-cell table:formula="of:=POWER([.C289]-6.75;2)" office:value-type="float" office:value="0.0122650539855706" calcext:value-type="float">
            <text:p>0.012265054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.621644" calcext:value-type="float">
            <text:p>5.621644</text:p>
          </table:table-cell>
          <table:table-cell office:value-type="float" office:value="6.6499033944" calcext:value-type="float">
            <text:p>6.6499033944</text:p>
          </table:table-cell>
          <table:table-cell table:formula="of:=POWER([.C290]-6.75;2)" office:value-type="float" office:value="0.010019330452642" calcext:value-type="float">
            <text:p>0.0100193305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.690831" calcext:value-type="float">
            <text:p>5.690831</text:p>
          </table:table-cell>
          <table:table-cell office:value-type="float" office:value="6.6624612113" calcext:value-type="float">
            <text:p>6.6624612113</text:p>
          </table:table-cell>
          <table:table-cell table:formula="of:=POWER([.C291]-6.75;2)" office:value-type="float" office:value="0.00766303952706322" calcext:value-type="float">
            <text:p>0.0076630395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.95132" calcext:value-type="float">
            <text:p>5.95132</text:p>
          </table:table-cell>
          <table:table-cell office:value-type="float" office:value="6.6733918169" calcext:value-type="float">
            <text:p>6.6733918169</text:p>
          </table:table-cell>
          <table:table-cell table:formula="of:=POWER([.C292]-6.75;2)" office:value-type="float" office:value="0.00586881371788317" calcext:value-type="float">
            <text:p>0.0058688137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260434" calcext:value-type="float">
            <text:p>6.260434</text:p>
          </table:table-cell>
          <table:table-cell office:value-type="float" office:value="6.6800946197" calcext:value-type="float">
            <text:p>6.6800946197</text:p>
          </table:table-cell>
          <table:table-cell table:formula="of:=POWER([.C293]-6.75;2)" office:value-type="float" office:value="0.0048867621948876" calcext:value-type="float">
            <text:p>0.0048867622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494821" calcext:value-type="float">
            <text:p>6.494821</text:p>
          </table:table-cell>
          <table:table-cell office:value-type="float" office:value="6.6821422817" calcext:value-type="float">
            <text:p>6.6821422817</text:p>
          </table:table-cell>
          <table:table-cell table:formula="of:=POWER([.C294]-6.75;2)" office:value-type="float" office:value="0.00460466993288215" calcext:value-type="float">
            <text:p>0.0046046699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598691" calcext:value-type="float">
            <text:p>6.598691</text:p>
          </table:table-cell>
          <table:table-cell office:value-type="float" office:value="6.6809196197" calcext:value-type="float">
            <text:p>6.6809196197</text:p>
          </table:table-cell>
          <table:table-cell table:formula="of:=POWER([.C295]-6.75;2)" office:value-type="float" office:value="0.00477209894239262" calcext:value-type="float">
            <text:p>0.0047720989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579221" calcext:value-type="float">
            <text:p>6.579221</text:p>
          </table:table-cell>
          <table:table-cell office:value-type="float" office:value="6.6785662958" calcext:value-type="float">
            <text:p>6.6785662958</text:p>
          </table:table-cell>
          <table:table-cell table:formula="of:=POWER([.C296]-6.75;2)" office:value-type="float" office:value="0.00510277409573315" calcext:value-type="float">
            <text:p>0.005102774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483896" calcext:value-type="float">
            <text:p>6.483896</text:p>
          </table:table-cell>
          <table:table-cell office:value-type="float" office:value="6.6769745634" calcext:value-type="float">
            <text:p>6.6769745634</text:p>
          </table:table-cell>
          <table:table-cell table:formula="of:=POWER([.C297]-6.75;2)" office:value-type="float" office:value="0.00533271439062063" calcext:value-type="float">
            <text:p>0.0053327144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373165" calcext:value-type="float">
            <text:p>6.373165</text:p>
          </table:table-cell>
          <table:table-cell office:value-type="float" office:value="6.6771222113" calcext:value-type="float">
            <text:p>6.6771222113</text:p>
          </table:table-cell>
          <table:table-cell table:formula="of:=POWER([.C298]-6.75;2)" office:value-type="float" office:value="0.00531117208580179" calcext:value-type="float">
            <text:p>0.005311172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293539" calcext:value-type="float">
            <text:p>6.293539</text:p>
          </table:table-cell>
          <table:table-cell office:value-type="float" office:value="6.6788866901" calcext:value-type="float">
            <text:p>6.6788866901</text:p>
          </table:table-cell>
          <table:table-cell table:formula="of:=POWER([.C299]-6.75;2)" office:value-type="float" office:value="0.00505710284493348" calcext:value-type="float">
            <text:p>0.0050571028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261517" calcext:value-type="float">
            <text:p>6.261517</text:p>
          </table:table-cell>
          <table:table-cell office:value-type="float" office:value="6.6814124225" calcext:value-type="float">
            <text:p>6.6814124225</text:p>
          </table:table-cell>
          <table:table-cell table:formula="of:=POWER([.C300]-6.75;2)" office:value-type="float" office:value="0.00470425578731848" calcext:value-type="float">
            <text:p>0.004704255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268245" calcext:value-type="float">
            <text:p>6.268245</text:p>
          </table:table-cell>
          <table:table-cell office:value-type="float" office:value="6.683832338" calcext:value-type="float">
            <text:p>6.683832338</text:p>
          </table:table-cell>
          <table:table-cell table:formula="of:=POWER([.C301]-6.75;2)" office:value-type="float" office:value="0.00437815949454622" calcext:value-type="float">
            <text:p>0.0043781595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29947" calcext:value-type="float">
            <text:p>6.29947</text:p>
          </table:table-cell>
          <table:table-cell office:value-type="float" office:value="6.6858219859" calcext:value-type="float">
            <text:p>6.6858219859</text:p>
          </table:table-cell>
          <table:table-cell table:formula="of:=POWER([.C302]-6.75;2)" office:value-type="float" office:value="0.00411881749381984" calcext:value-type="float">
            <text:p>0.0041188175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352011" calcext:value-type="float">
            <text:p>6.352011</text:p>
          </table:table-cell>
          <table:table-cell office:value-type="float" office:value="6.6874968592" calcext:value-type="float">
            <text:p>6.6874968592</text:p>
          </table:table-cell>
          <table:table-cell table:formula="of:=POWER([.C303]-6.75;2)" office:value-type="float" office:value="0.00390664260986458" calcext:value-type="float">
            <text:p>0.003906642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432609" calcext:value-type="float">
            <text:p>6.432609</text:p>
          </table:table-cell>
          <table:table-cell office:value-type="float" office:value="6.6887030845" calcext:value-type="float">
            <text:p>6.6887030845</text:p>
          </table:table-cell>
          <table:table-cell table:formula="of:=POWER([.C304]-6.75;2)" office:value-type="float" office:value="0.00375731184981412" calcext:value-type="float">
            <text:p>0.0037573118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541616" calcext:value-type="float">
            <text:p>6.541616</text:p>
          </table:table-cell>
          <table:table-cell office:value-type="float" office:value="6.6883722676" calcext:value-type="float">
            <text:p>6.6883722676</text:p>
          </table:table-cell>
          <table:table-cell table:formula="of:=POWER([.C305]-6.75;2)" office:value-type="float" office:value="0.00379797740076599" calcext:value-type="float">
            <text:p>0.0037979774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658437" calcext:value-type="float">
            <text:p>6.658437</text:p>
          </table:table-cell>
          <table:table-cell office:value-type="float" office:value="6.6846661549" calcext:value-type="float">
            <text:p>6.6846661549</text:p>
          </table:table-cell>
          <table:table-cell table:formula="of:=POWER([.C306]-6.75;2)" office:value-type="float" office:value="0.00426851131555074" calcext:value-type="float">
            <text:p>0.0042685113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745279" calcext:value-type="float">
            <text:p>6.745279</text:p>
          </table:table-cell>
          <table:table-cell office:value-type="float" office:value="6.6760444366" calcext:value-type="float">
            <text:p>6.6760444366</text:p>
          </table:table-cell>
          <table:table-cell table:formula="of:=POWER([.C307]-6.75;2)" office:value-type="float" office:value="0.00546942535781145" calcext:value-type="float">
            <text:p>0.0054694254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768838" calcext:value-type="float">
            <text:p>6.768838</text:p>
          </table:table-cell>
          <table:table-cell office:value-type="float" office:value="6.6626766338" calcext:value-type="float">
            <text:p>6.6626766338</text:p>
          </table:table-cell>
          <table:table-cell table:formula="of:=POWER([.C308]-6.75;2)" office:value-type="float" office:value="0.00762537028449925" calcext:value-type="float">
            <text:p>0.0076253703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723098" calcext:value-type="float">
            <text:p>6.723098</text:p>
          </table:table-cell>
          <table:table-cell office:value-type="float" office:value="6.6471740141" calcext:value-type="float">
            <text:p>6.6471740141</text:p>
          </table:table-cell>
          <table:table-cell table:formula="of:=POWER([.C309]-6.75;2)" office:value-type="float" office:value="0.010573183376307" calcext:value-type="float">
            <text:p>0.0105731834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635699" calcext:value-type="float">
            <text:p>6.635699</text:p>
          </table:table-cell>
          <table:table-cell office:value-type="float" office:value="6.6336790423" calcext:value-type="float">
            <text:p>6.6336790423</text:p>
          </table:table-cell>
          <table:table-cell table:formula="of:=POWER([.C310]-6.75;2)" office:value-type="float" office:value="0.0135305652002452" calcext:value-type="float">
            <text:p>0.0135305652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552339" calcext:value-type="float">
            <text:p>6.552339</text:p>
          </table:table-cell>
          <table:table-cell office:value-type="float" office:value="6.6255727324" calcext:value-type="float">
            <text:p>6.6255727324</text:p>
          </table:table-cell>
          <table:table-cell table:formula="of:=POWER([.C311]-6.75;2)" office:value-type="float" office:value="0.015482144922402" calcext:value-type="float">
            <text:p>0.0154821449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509643" calcext:value-type="float">
            <text:p>6.509643</text:p>
          </table:table-cell>
          <table:table-cell office:value-type="float" office:value="6.6236559437" calcext:value-type="float">
            <text:p>6.6236559437</text:p>
          </table:table-cell>
          <table:table-cell table:formula="of:=POWER([.C312]-6.75;2)" office:value-type="float" office:value="0.0159628205623375" calcext:value-type="float">
            <text:p>0.0159628206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517169" calcext:value-type="float">
            <text:p>6.517169</text:p>
          </table:table-cell>
          <table:table-cell office:value-type="float" office:value="6.6260581972" calcext:value-type="float">
            <text:p>6.6260581972</text:p>
          </table:table-cell>
          <table:table-cell table:formula="of:=POWER([.C313]-6.75;2)" office:value-type="float" office:value="0.0153615704813141" calcext:value-type="float">
            <text:p>0.0153615705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561144" calcext:value-type="float">
            <text:p>6.561144</text:p>
          </table:table-cell>
          <table:table-cell office:value-type="float" office:value="6.6293582676" calcext:value-type="float">
            <text:p>6.6293582676</text:p>
          </table:table-cell>
          <table:table-cell table:formula="of:=POWER([.C314]-6.75;2)" office:value-type="float" office:value="0.0145544275964733" calcext:value-type="float">
            <text:p>0.0145544276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620743" calcext:value-type="float">
            <text:p>6.620743</text:p>
          </table:table-cell>
          <table:table-cell office:value-type="float" office:value="6.6299021268" calcext:value-type="float">
            <text:p>6.6299021268</text:p>
          </table:table-cell>
          <table:table-cell table:formula="of:=POWER([.C315]-6.75;2)" office:value-type="float" office:value="0.0144234991471632" calcext:value-type="float">
            <text:p>0.014423499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679005" calcext:value-type="float">
            <text:p>6.679005</text:p>
          </table:table-cell>
          <table:table-cell office:value-type="float" office:value="6.6247542394" calcext:value-type="float">
            <text:p>6.6247542394</text:p>
          </table:table-cell>
          <table:table-cell table:formula="of:=POWER([.C316]-6.75;2)" office:value-type="float" office:value="0.0156865005482726" calcext:value-type="float">
            <text:p>0.0156865005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72283" calcext:value-type="float">
            <text:p>6.72283</text:p>
          </table:table-cell>
          <table:table-cell office:value-type="float" office:value="6.6122196338" calcext:value-type="float">
            <text:p>6.6122196338</text:p>
          </table:table-cell>
          <table:table-cell table:formula="of:=POWER([.C317]-6.75;2)" office:value-type="float" office:value="0.0189834293102062" calcext:value-type="float">
            <text:p>0.0189834293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740006" calcext:value-type="float">
            <text:p>6.740006</text:p>
          </table:table-cell>
          <table:table-cell office:value-type="float" office:value="6.5921803099" calcext:value-type="float">
            <text:p>6.5921803099</text:p>
          </table:table-cell>
          <table:table-cell table:formula="of:=POWER([.C318]-6.75;2)" office:value-type="float" office:value="0.0249070545832601" calcext:value-type="float">
            <text:p>0.0249070546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721789" calcext:value-type="float">
            <text:p>6.721789</text:p>
          </table:table-cell>
          <table:table-cell office:value-type="float" office:value="6.5666130986" calcext:value-type="float">
            <text:p>6.5666130986</text:p>
          </table:table-cell>
          <table:table-cell table:formula="of:=POWER([.C319]-6.75;2)" office:value-type="float" office:value="0.0336307556050935" calcext:value-type="float">
            <text:p>0.0336307556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671621" calcext:value-type="float">
            <text:p>6.671621</text:p>
          </table:table-cell>
          <table:table-cell office:value-type="float" office:value="6.5403269718" calcext:value-type="float">
            <text:p>6.5403269718</text:p>
          </table:table-cell>
          <table:table-cell table:formula="of:=POWER([.C320]-6.75;2)" office:value-type="float" office:value="0.043962778754558" calcext:value-type="float">
            <text:p>0.0439627788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613252" calcext:value-type="float">
            <text:p>6.613252</text:p>
          </table:table-cell>
          <table:table-cell office:value-type="float" office:value="6.5210430563" calcext:value-type="float">
            <text:p>6.5210430563</text:p>
          </table:table-cell>
          <table:table-cell table:formula="of:=POWER([.C321]-6.75;2)" office:value-type="float" office:value="0.052421282068445" calcext:value-type="float">
            <text:p>0.052421282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588267" calcext:value-type="float">
            <text:p>6.588267</text:p>
          </table:table-cell>
          <table:table-cell office:value-type="float" office:value="6.519922493" calcext:value-type="float">
            <text:p>6.519922493</text:p>
          </table:table-cell>
          <table:table-cell table:formula="of:=POWER([.C322]-6.75;2)" office:value-type="float" office:value="0.052935659227335" calcext:value-type="float">
            <text:p>0.0529356592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635992" calcext:value-type="float">
            <text:p>6.635992</text:p>
          </table:table-cell>
          <table:table-cell office:value-type="float" office:value="6.6225557746" calcext:value-type="float">
            <text:p>6.6225557746</text:p>
          </table:table-cell>
          <table:table-cell table:formula="of:=POWER([.C323]-6.75;2)" office:value-type="float" office:value="0.0162420305878059" calcext:value-type="float">
            <text:p>0.0162420306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763599" calcext:value-type="float">
            <text:p>6.763599</text:p>
          </table:table-cell>
          <table:table-cell office:value-type="float" office:value="6.570215507" calcext:value-type="float">
            <text:p>6.570215507</text:p>
          </table:table-cell>
          <table:table-cell table:formula="of:=POWER([.C324]-6.75;2)" office:value-type="float" office:value="0.0323224639232669" calcext:value-type="float">
            <text:p>0.0323224639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932288" calcext:value-type="float">
            <text:p>6.932288</text:p>
          </table:table-cell>
          <table:table-cell office:value-type="float" office:value="6.552032338" calcext:value-type="float">
            <text:p>6.552032338</text:p>
          </table:table-cell>
          <table:table-cell table:formula="of:=POWER([.C325]-6.75;2)" office:value-type="float" office:value="0.0391911951977462" calcext:value-type="float">
            <text:p>0.0391911952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.077518" calcext:value-type="float">
            <text:p>7.077518</text:p>
          </table:table-cell>
          <table:table-cell office:value-type="float" office:value="6.540246" calcext:value-type="float">
            <text:p>6.540246</text:p>
          </table:table-cell>
          <table:table-cell table:formula="of:=POWER([.C326]-6.75;2)" office:value-type="float" office:value="0.0439967405160001" calcext:value-type="float">
            <text:p>0.0439967405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.14821" calcext:value-type="float">
            <text:p>7.14821</text:p>
          </table:table-cell>
          <table:table-cell office:value-type="float" office:value="6.5282042958" calcext:value-type="float">
            <text:p>6.5282042958</text:p>
          </table:table-cell>
          <table:table-cell table:formula="of:=POWER([.C327]-6.75;2)" office:value-type="float" office:value="0.0491933344015738" calcext:value-type="float">
            <text:p>0.0491933344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.133931" calcext:value-type="float">
            <text:p>7.133931</text:p>
          </table:table-cell>
          <table:table-cell office:value-type="float" office:value="6.5139328028" calcext:value-type="float">
            <text:p>6.5139328028</text:p>
          </table:table-cell>
          <table:table-cell table:formula="of:=POWER([.C328]-6.75;2)" office:value-type="float" office:value="0.0557277215938635" calcext:value-type="float">
            <text:p>0.0557277216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.063266" calcext:value-type="float">
            <text:p>7.063266</text:p>
          </table:table-cell>
          <table:table-cell office:value-type="float" office:value="6.4983209014" calcext:value-type="float">
            <text:p>6.4983209014</text:p>
          </table:table-cell>
          <table:table-cell table:formula="of:=POWER([.C329]-6.75;2)" office:value-type="float" office:value="0.0633423686721087" calcext:value-type="float">
            <text:p>0.0633423687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97935" calcext:value-type="float">
            <text:p>6.97935</text:p>
          </table:table-cell>
          <table:table-cell office:value-type="float" office:value="6.4836122676" calcext:value-type="float">
            <text:p>6.4836122676</text:p>
          </table:table-cell>
          <table:table-cell table:formula="of:=POWER([.C330]-6.75;2)" office:value-type="float" office:value="0.0709624239732141" calcext:value-type="float">
            <text:p>0.07096242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913521" calcext:value-type="float">
            <text:p>6.913521</text:p>
          </table:table-cell>
          <table:table-cell office:value-type="float" office:value="6.4716042958" calcext:value-type="float">
            <text:p>6.4716042958</text:p>
          </table:table-cell>
          <table:table-cell table:formula="of:=POWER([.C331]-6.75;2)" office:value-type="float" office:value="0.077504168117014" calcext:value-type="float">
            <text:p>0.077504168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875877" calcext:value-type="float">
            <text:p>6.875877</text:p>
          </table:table-cell>
          <table:table-cell office:value-type="float" office:value="6.4624135352" calcext:value-type="float">
            <text:p>6.4624135352</text:p>
          </table:table-cell>
          <table:table-cell table:formula="of:=POWER([.C332]-6.75;2)" office:value-type="float" office:value="0.0827059747361619" calcext:value-type="float">
            <text:p>0.0827059747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862566" calcext:value-type="float">
            <text:p>6.862566</text:p>
          </table:table-cell>
          <table:table-cell office:value-type="float" office:value="6.4545419718" calcext:value-type="float">
            <text:p>6.4545419718</text:p>
          </table:table-cell>
          <table:table-cell table:formula="of:=POWER([.C333]-6.75;2)" office:value-type="float" office:value="0.0872954464278318" calcext:value-type="float">
            <text:p>0.0872954464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865177" calcext:value-type="float">
            <text:p>6.865177</text:p>
          </table:table-cell>
          <table:table-cell office:value-type="float" office:value="6.4459643099" calcext:value-type="float">
            <text:p>6.4459643099</text:p>
          </table:table-cell>
          <table:table-cell table:formula="of:=POWER([.C334]-6.75;2)" office:value-type="float" office:value="0.0924377008545833" calcext:value-type="float">
            <text:p>0.0924377009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873661" calcext:value-type="float">
            <text:p>6.873661</text:p>
          </table:table-cell>
          <table:table-cell office:value-type="float" office:value="6.4354526056" calcext:value-type="float">
            <text:p>6.4354526056</text:p>
          </table:table-cell>
          <table:table-cell table:formula="of:=POWER([.C335]-6.75;2)" office:value-type="float" office:value="0.0989400633238291" calcext:value-type="float">
            <text:p>0.0989400633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8772" calcext:value-type="float">
            <text:p>6.8772</text:p>
          </table:table-cell>
          <table:table-cell office:value-type="float" office:value="6.4233804789" calcext:value-type="float">
            <text:p>6.4233804789</text:p>
          </table:table-cell>
          <table:table-cell table:formula="of:=POWER([.C336]-6.75;2)" office:value-type="float" office:value="0.106680311563593" calcext:value-type="float">
            <text:p>0.1066803116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868745" calcext:value-type="float">
            <text:p>6.868745</text:p>
          </table:table-cell>
          <table:table-cell office:value-type="float" office:value="6.4114530423" calcext:value-type="float">
            <text:p>6.4114530423</text:p>
          </table:table-cell>
          <table:table-cell table:formula="of:=POWER([.C337]-6.75;2)" office:value-type="float" office:value="0.114614042567926" calcext:value-type="float">
            <text:p>0.1146140426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850554" calcext:value-type="float">
            <text:p>6.850554</text:p>
          </table:table-cell>
          <table:table-cell office:value-type="float" office:value="6.4015029296" calcext:value-type="float">
            <text:p>6.4015029296</text:p>
          </table:table-cell>
          <table:table-cell table:formula="of:=POWER([.C338]-6.75;2)" office:value-type="float" office:value="0.121450208077382" calcext:value-type="float">
            <text:p>0.121450208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833349" calcext:value-type="float">
            <text:p>6.833349</text:p>
          </table:table-cell>
          <table:table-cell office:value-type="float" office:value="6.3943376761" calcext:value-type="float">
            <text:p>6.3943376761</text:p>
          </table:table-cell>
          <table:table-cell table:formula="of:=POWER([.C339]-6.75;2)" office:value-type="float" office:value="0.126495688641948" calcext:value-type="float">
            <text:p>0.1264956886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826899" calcext:value-type="float">
            <text:p>6.826899</text:p>
          </table:table-cell>
          <table:table-cell office:value-type="float" office:value="6.3894632535" calcext:value-type="float">
            <text:p>6.3894632535</text:p>
          </table:table-cell>
          <table:table-cell table:formula="of:=POWER([.C340]-6.75;2)" office:value-type="float" office:value="0.129986745576805" calcext:value-type="float">
            <text:p>0.1299867456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829789" calcext:value-type="float">
            <text:p>6.829789</text:p>
          </table:table-cell>
          <table:table-cell office:value-type="float" office:value="6.3856272254" calcext:value-type="float">
            <text:p>6.3856272254</text:p>
          </table:table-cell>
          <table:table-cell table:formula="of:=POWER([.C341]-6.75;2)" office:value-type="float" office:value="0.132767518869702" calcext:value-type="float">
            <text:p>0.1327675189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829453" calcext:value-type="float">
            <text:p>6.829453</text:p>
          </table:table-cell>
          <table:table-cell office:value-type="float" office:value="6.3816327887" calcext:value-type="float">
            <text:p>6.3816327887</text:p>
          </table:table-cell>
          <table:table-cell table:formula="of:=POWER([.C342]-6.75;2)" office:value-type="float" office:value="0.135694402360939" calcext:value-type="float">
            <text:p>0.1356944024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81361" calcext:value-type="float">
            <text:p>6.81361</text:p>
          </table:table-cell>
          <table:table-cell office:value-type="float" office:value="6.3768854507" calcext:value-type="float">
            <text:p>6.3768854507</text:p>
          </table:table-cell>
          <table:table-cell table:formula="of:=POWER([.C343]-6.75;2)" office:value-type="float" office:value="0.139214466899342" calcext:value-type="float">
            <text:p>0.1392144669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781619" calcext:value-type="float">
            <text:p>6.781619</text:p>
          </table:table-cell>
          <table:table-cell office:value-type="float" office:value="6.3714223521" calcext:value-type="float">
            <text:p>6.3714223521</text:p>
          </table:table-cell>
          <table:table-cell table:formula="of:=POWER([.C344]-6.75;2)" office:value-type="float" office:value="0.143321035489497" calcext:value-type="float">
            <text:p>0.1433210355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744748" calcext:value-type="float">
            <text:p>6.744748</text:p>
          </table:table-cell>
          <table:table-cell office:value-type="float" office:value="6.3655872254" calcext:value-type="float">
            <text:p>6.3655872254</text:p>
          </table:table-cell>
          <table:table-cell table:formula="of:=POWER([.C345]-6.75;2)" office:value-type="float" office:value="0.147773181275671" calcext:value-type="float">
            <text:p>0.1477731813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71717" calcext:value-type="float">
            <text:p>6.71717</text:p>
          </table:table-cell>
          <table:table-cell office:value-type="float" office:value="6.3597281127" calcext:value-type="float">
            <text:p>6.3597281127</text:p>
          </table:table-cell>
          <table:table-cell table:formula="of:=POWER([.C346]-6.75;2)" office:value-type="float" office:value="0.152312146016704" calcext:value-type="float">
            <text:p>0.152312146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708295" calcext:value-type="float">
            <text:p>6.708295</text:p>
          </table:table-cell>
          <table:table-cell office:value-type="float" office:value="6.3541125915" calcext:value-type="float">
            <text:p>6.3541125915</text:p>
          </table:table-cell>
          <table:table-cell table:formula="of:=POWER([.C347]-6.75;2)" office:value-type="float" office:value="0.156726840208846" calcext:value-type="float">
            <text:p>0.1567268402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721384" calcext:value-type="float">
            <text:p>6.721384</text:p>
          </table:table-cell>
          <table:table-cell office:value-type="float" office:value="6.3489365493" calcext:value-type="float">
            <text:p>6.3489365493</text:p>
          </table:table-cell>
          <table:table-cell table:formula="of:=POWER([.C348]-6.75;2)" office:value-type="float" office:value="0.160851891487391" calcext:value-type="float">
            <text:p>0.1608518915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753179" calcext:value-type="float">
            <text:p>6.753179</text:p>
          </table:table-cell>
          <table:table-cell office:value-type="float" office:value="6.3442602394" calcext:value-type="float">
            <text:p>6.3442602394</text:p>
          </table:table-cell>
          <table:table-cell table:formula="of:=POWER([.C349]-6.75;2)" office:value-type="float" office:value="0.164624753331746" calcext:value-type="float">
            <text:p>0.1646247533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791045" calcext:value-type="float">
            <text:p>6.791045</text:p>
          </table:table-cell>
          <table:table-cell office:value-type="float" office:value="6.3399407042" calcext:value-type="float">
            <text:p>6.3399407042</text:p>
          </table:table-cell>
          <table:table-cell table:formula="of:=POWER([.C350]-6.75;2)" office:value-type="float" office:value="0.168148626071992" calcext:value-type="float">
            <text:p>0.168148626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813961" calcext:value-type="float">
            <text:p>6.813961</text:p>
          </table:table-cell>
          <table:table-cell office:value-type="float" office:value="6.3357422958" calcext:value-type="float">
            <text:p>6.3357422958</text:p>
          </table:table-cell>
          <table:table-cell table:formula="of:=POWER([.C351]-6.75;2)" office:value-type="float" office:value="0.171609445489054" calcext:value-type="float">
            <text:p>0.1716094455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803001" calcext:value-type="float">
            <text:p>6.803001</text:p>
          </table:table-cell>
          <table:table-cell office:value-type="float" office:value="6.3315997183" calcext:value-type="float">
            <text:p>6.3315997183</text:p>
          </table:table-cell>
          <table:table-cell table:formula="of:=POWER([.C352]-6.75;2)" office:value-type="float" office:value="0.17505879572664" calcext:value-type="float">
            <text:p>0.1750587957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754878" calcext:value-type="float">
            <text:p>6.754878</text:p>
          </table:table-cell>
          <table:table-cell office:value-type="float" office:value="6.3277825775" calcext:value-type="float">
            <text:p>6.3277825775</text:p>
          </table:table-cell>
          <table:table-cell table:formula="of:=POWER([.C353]-6.75;2)" office:value-type="float" office:value="0.178267551862544" calcext:value-type="float">
            <text:p>0.1782675519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68606" calcext:value-type="float">
            <text:p>6.68606</text:p>
          </table:table-cell>
          <table:table-cell office:value-type="float" office:value="6.3247799296" calcext:value-type="float">
            <text:p>6.3247799296</text:p>
          </table:table-cell>
          <table:table-cell table:formula="of:=POWER([.C354]-6.75;2)" office:value-type="float" office:value="0.180812108270981" calcext:value-type="float">
            <text:p>0.1808121083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62279" calcext:value-type="float">
            <text:p>6.62279</text:p>
          </table:table-cell>
          <table:table-cell office:value-type="float" office:value="6.3229972254" calcext:value-type="float">
            <text:p>6.3229972254</text:p>
          </table:table-cell>
          <table:table-cell table:formula="of:=POWER([.C355]-6.75;2)" office:value-type="float" office:value="0.182331369516098" calcext:value-type="float">
            <text:p>0.1823313695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584553" calcext:value-type="float">
            <text:p>6.584553</text:p>
          </table:table-cell>
          <table:table-cell office:value-type="float" office:value="6.3225231831" calcext:value-type="float">
            <text:p>6.3225231831</text:p>
          </table:table-cell>
          <table:table-cell table:formula="of:=POWER([.C356]-6.75;2)" office:value-type="float" office:value="0.182736428986956" calcext:value-type="float">
            <text:p>0.182736429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573411" calcext:value-type="float">
            <text:p>6.573411</text:p>
          </table:table-cell>
          <table:table-cell office:value-type="float" office:value="6.3231282394" calcext:value-type="float">
            <text:p>6.3231282394</text:p>
          </table:table-cell>
          <table:table-cell table:formula="of:=POWER([.C357]-6.75;2)" office:value-type="float" office:value="0.182219499997744" calcext:value-type="float">
            <text:p>0.1822195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575696" calcext:value-type="float">
            <text:p>6.575696</text:p>
          </table:table-cell>
          <table:table-cell office:value-type="float" office:value="6.3244308169" calcext:value-type="float">
            <text:p>6.3244308169</text:p>
          </table:table-cell>
          <table:table-cell table:formula="of:=POWER([.C358]-6.75;2)" office:value-type="float" office:value="0.181109129604402" calcext:value-type="float">
            <text:p>0.1811091296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57267" calcext:value-type="float">
            <text:p>6.57267</text:p>
          </table:table-cell>
          <table:table-cell office:value-type="float" office:value="6.3260661408" calcext:value-type="float">
            <text:p>6.3260661408</text:p>
          </table:table-cell>
          <table:table-cell table:formula="of:=POWER([.C359]-6.75;2)" office:value-type="float" office:value="0.179719916976205" calcext:value-type="float">
            <text:p>0.179719917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551937" calcext:value-type="float">
            <text:p>6.551937</text:p>
          </table:table-cell>
          <table:table-cell office:value-type="float" office:value="6.3277834085" calcext:value-type="float">
            <text:p>6.3277834085</text:p>
          </table:table-cell>
          <table:table-cell table:formula="of:=POWER([.C360]-6.75;2)" office:value-type="float" office:value="0.178266850137878" calcext:value-type="float">
            <text:p>0.178266850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513249" calcext:value-type="float">
            <text:p>6.513249</text:p>
          </table:table-cell>
          <table:table-cell office:value-type="float" office:value="6.3295116197" calcext:value-type="float">
            <text:p>6.3295116197</text:p>
          </table:table-cell>
          <table:table-cell table:formula="of:=POWER([.C361]-6.75;2)" office:value-type="float" office:value="0.176810477967318" calcext:value-type="float">
            <text:p>0.176810478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466904" calcext:value-type="float">
            <text:p>6.466904</text:p>
          </table:table-cell>
          <table:table-cell office:value-type="float" office:value="6.3314143099" calcext:value-type="float">
            <text:p>6.3314143099</text:p>
          </table:table-cell>
          <table:table-cell table:formula="of:=POWER([.C362]-6.75;2)" office:value-type="float" office:value="0.175213979956493" calcext:value-type="float">
            <text:p>0.17521398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427219" calcext:value-type="float">
            <text:p>6.427219</text:p>
          </table:table-cell>
          <table:table-cell office:value-type="float" office:value="6.3338577606" calcext:value-type="float">
            <text:p>6.3338577606</text:p>
          </table:table-cell>
          <table:table-cell table:formula="of:=POWER([.C363]-6.75;2)" office:value-type="float" office:value="0.173174363412847" calcext:value-type="float">
            <text:p>0.1731743634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405818" calcext:value-type="float">
            <text:p>6.405818</text:p>
          </table:table-cell>
          <table:table-cell office:value-type="float" office:value="6.3372170986" calcext:value-type="float">
            <text:p>6.3372170986</text:p>
          </table:table-cell>
          <table:table-cell table:formula="of:=POWER([.C364]-6.75;2)" office:value-type="float" office:value="0.170389723688202" calcext:value-type="float">
            <text:p>0.1703897237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408012" calcext:value-type="float">
            <text:p>6.408012</text:p>
          </table:table-cell>
          <table:table-cell office:value-type="float" office:value="6.3415980141" calcext:value-type="float">
            <text:p>6.3415980141</text:p>
          </table:table-cell>
          <table:table-cell table:formula="of:=POWER([.C365]-6.75;2)" office:value-type="float" office:value="0.166792182087064" calcext:value-type="float">
            <text:p>0.166792182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431605" calcext:value-type="float">
            <text:p>6.431605</text:p>
          </table:table-cell>
          <table:table-cell office:value-type="float" office:value="6.3466902254" calcext:value-type="float">
            <text:p>6.3466902254</text:p>
          </table:table-cell>
          <table:table-cell table:formula="of:=POWER([.C366]-6.75;2)" office:value-type="float" office:value="0.162658774287903" calcext:value-type="float">
            <text:p>0.1626587743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466208" calcext:value-type="float">
            <text:p>6.466208</text:p>
          </table:table-cell>
          <table:table-cell office:value-type="float" office:value="6.3519003944" calcext:value-type="float">
            <text:p>6.3519003944</text:p>
          </table:table-cell>
          <table:table-cell table:formula="of:=POWER([.C367]-6.75;2)" office:value-type="float" office:value="0.158483295978875" calcext:value-type="float">
            <text:p>0.158483296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494379" calcext:value-type="float">
            <text:p>6.494379</text:p>
          </table:table-cell>
          <table:table-cell office:value-type="float" office:value="6.3566965915" calcext:value-type="float">
            <text:p>6.3566965915</text:p>
          </table:table-cell>
          <table:table-cell table:formula="of:=POWER([.C368]-6.75;2)" office:value-type="float" office:value="0.154687571137718" calcext:value-type="float">
            <text:p>0.1546875711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498443" calcext:value-type="float">
            <text:p>6.498443</text:p>
          </table:table-cell>
          <table:table-cell office:value-type="float" office:value="6.3609313521" calcext:value-type="float">
            <text:p>6.3609313521</text:p>
          </table:table-cell>
          <table:table-cell table:formula="of:=POWER([.C369]-6.75;2)" office:value-type="float" office:value="0.151374412778734" calcext:value-type="float">
            <text:p>0.1513744128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472866" calcext:value-type="float">
            <text:p>6.472866</text:p>
          </table:table-cell>
          <table:table-cell office:value-type="float" office:value="6.3649082254" calcext:value-type="float">
            <text:p>6.3649082254</text:p>
          </table:table-cell>
          <table:table-cell table:formula="of:=POWER([.C370]-6.75;2)" office:value-type="float" office:value="0.148295674864577" calcext:value-type="float">
            <text:p>0.1482956749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433331" calcext:value-type="float">
            <text:p>6.433331</text:p>
          </table:table-cell>
          <table:table-cell office:value-type="float" office:value="6.3691209155" calcext:value-type="float">
            <text:p>6.3691209155</text:p>
          </table:table-cell>
          <table:table-cell table:formula="of:=POWER([.C371]-6.75;2)" office:value-type="float" office:value="0.145068877009558" calcext:value-type="float">
            <text:p>0.145068877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40951" calcext:value-type="float">
            <text:p>6.40951</text:p>
          </table:table-cell>
          <table:table-cell office:value-type="float" office:value="6.3738400704" calcext:value-type="float">
            <text:p>6.3738400704</text:p>
          </table:table-cell>
          <table:table-cell table:formula="of:=POWER([.C372]-6.75;2)" office:value-type="float" office:value="0.141496292636677" calcext:value-type="float">
            <text:p>0.1414962926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418386" calcext:value-type="float">
            <text:p>6.418386</text:p>
          </table:table-cell>
          <table:table-cell office:value-type="float" office:value="6.3788865634" calcext:value-type="float">
            <text:p>6.3788865634</text:p>
          </table:table-cell>
          <table:table-cell table:formula="of:=POWER([.C373]-6.75;2)" office:value-type="float" office:value="0.137725182825062" calcext:value-type="float">
            <text:p>0.1377251828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437653" calcext:value-type="float">
            <text:p>6.437653</text:p>
          </table:table-cell>
          <table:table-cell office:value-type="float" office:value="6.3838585915" calcext:value-type="float">
            <text:p>6.3838585915</text:p>
          </table:table-cell>
          <table:table-cell table:formula="of:=POWER([.C374]-6.75;2)" office:value-type="float" office:value="0.134059531018364" calcext:value-type="float">
            <text:p>0.13405953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409121" calcext:value-type="float">
            <text:p>6.409121</text:p>
          </table:table-cell>
          <table:table-cell office:value-type="float" office:value="6.3887268592" calcext:value-type="float">
            <text:p>6.3887268592</text:p>
          </table:table-cell>
          <table:table-cell table:formula="of:=POWER([.C375]-6.75;2)" office:value-type="float" office:value="0.130518282263497" calcext:value-type="float">
            <text:p>0.1305182823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278482" calcext:value-type="float">
            <text:p>6.278482</text:p>
          </table:table-cell>
          <table:table-cell office:value-type="float" office:value="6.3943169859" calcext:value-type="float">
            <text:p>6.3943169859</text:p>
          </table:table-cell>
          <table:table-cell table:formula="of:=POWER([.C376]-6.75;2)" office:value-type="float" office:value="0.126510406519261" calcext:value-type="float">
            <text:p>0.1265104065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046295" calcext:value-type="float">
            <text:p>6.046295</text:p>
          </table:table-cell>
          <table:table-cell office:value-type="float" office:value="6.4021842958" calcext:value-type="float">
            <text:p>6.4021842958</text:p>
          </table:table-cell>
          <table:table-cell table:formula="of:=POWER([.C377]-6.75;2)" office:value-type="float" office:value="0.120975764088142" calcext:value-type="float">
            <text:p>0.120975764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.796165" calcext:value-type="float">
            <text:p>5.796165</text:p>
          </table:table-cell>
          <table:table-cell office:value-type="float" office:value="6.4137794507" calcext:value-type="float">
            <text:p>6.4137794507</text:p>
          </table:table-cell>
          <table:table-cell table:formula="of:=POWER([.C378]-6.75;2)" office:value-type="float" office:value="0.113044257771594" calcext:value-type="float">
            <text:p>0.1130442578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.668152" calcext:value-type="float">
            <text:p>5.668152</text:p>
          </table:table-cell>
          <table:table-cell office:value-type="float" office:value="6.4292656197" calcext:value-type="float">
            <text:p>6.4292656197</text:p>
          </table:table-cell>
          <table:table-cell table:formula="of:=POWER([.C379]-6.75;2)" office:value-type="float" office:value="0.102870542706425" calcext:value-type="float">
            <text:p>0.1028705427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.764955" calcext:value-type="float">
            <text:p>5.764955</text:p>
          </table:table-cell>
          <table:table-cell office:value-type="float" office:value="6.4467632535" calcext:value-type="float">
            <text:p>6.4467632535</text:p>
          </table:table-cell>
          <table:table-cell table:formula="of:=POWER([.C380]-6.75;2)" office:value-type="float" office:value="0.0919525244279051" calcext:value-type="float">
            <text:p>0.0919525244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060151" calcext:value-type="float">
            <text:p>6.060151</text:p>
          </table:table-cell>
          <table:table-cell office:value-type="float" office:value="6.4629451268" calcext:value-type="float">
            <text:p>6.4629451268</text:p>
          </table:table-cell>
          <table:table-cell table:formula="of:=POWER([.C381]-6.75;2)" office:value-type="float" office:value="0.082400500227868" calcext:value-type="float">
            <text:p>0.0824005002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416247" calcext:value-type="float">
            <text:p>6.416247</text:p>
          </table:table-cell>
          <table:table-cell office:value-type="float" office:value="6.474908662" calcext:value-type="float">
            <text:p>6.474908662</text:p>
          </table:table-cell>
          <table:table-cell table:formula="of:=POWER([.C382]-6.75;2)" office:value-type="float" office:value="0.0756752442426304" calcext:value-type="float">
            <text:p>0.0756752442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680203" calcext:value-type="float">
            <text:p>6.680203</text:p>
          </table:table-cell>
          <table:table-cell office:value-type="float" office:value="6.4817400704" calcext:value-type="float">
            <text:p>6.4817400704</text:p>
          </table:table-cell>
          <table:table-cell table:formula="of:=POWER([.C383]-6.75;2)" office:value-type="float" office:value="0.071963389828997" calcext:value-type="float">
            <text:p>0.0719633898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751474" calcext:value-type="float">
            <text:p>6.751474</text:p>
          </table:table-cell>
          <table:table-cell office:value-type="float" office:value="6.4846880423" calcext:value-type="float">
            <text:p>6.4846880423</text:p>
          </table:table-cell>
          <table:table-cell table:formula="of:=POWER([.C384]-6.75;2)" office:value-type="float" office:value="0.0703904348986065" calcext:value-type="float">
            <text:p>0.0703904349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599758" calcext:value-type="float">
            <text:p>6.599758</text:p>
          </table:table-cell>
          <table:table-cell office:value-type="float" office:value="6.4863929155" calcext:value-type="float">
            <text:p>6.4863929155</text:p>
          </table:table-cell>
          <table:table-cell table:formula="of:=POWER([.C385]-6.75;2)" office:value-type="float" office:value="0.0694886949985903" calcext:value-type="float">
            <text:p>0.069488695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255243" calcext:value-type="float">
            <text:p>6.255243</text:p>
          </table:table-cell>
          <table:table-cell office:value-type="float" office:value="6.4899259155" calcext:value-type="float">
            <text:p>6.4899259155</text:p>
          </table:table-cell>
          <table:table-cell table:formula="of:=POWER([.C386]-6.75;2)" office:value-type="float" office:value="0.0676385294285133" calcext:value-type="float">
            <text:p>0.0676385294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.789048" calcext:value-type="float">
            <text:p>5.789048</text:p>
          </table:table-cell>
          <table:table-cell office:value-type="float" office:value="6.4979982676" calcext:value-type="float">
            <text:p>6.4979982676</text:p>
          </table:table-cell>
          <table:table-cell table:formula="of:=POWER([.C387]-6.75;2)" office:value-type="float" office:value="0.0635048731326013" calcext:value-type="float">
            <text:p>0.063504873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.300038" calcext:value-type="float">
            <text:p>5.300038</text:p>
          </table:table-cell>
          <table:table-cell office:value-type="float" office:value="6.5124005634" calcext:value-type="float">
            <text:p>6.5124005634</text:p>
          </table:table-cell>
          <table:table-cell table:formula="of:=POWER([.C388]-6.75;2)" office:value-type="float" office:value="0.0564534922726374" calcext:value-type="float">
            <text:p>0.0564534923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.924734" calcext:value-type="float">
            <text:p>4.924734</text:p>
          </table:table-cell>
          <table:table-cell office:value-type="float" office:value="6.5335434789" calcext:value-type="float">
            <text:p>6.5335434789</text:p>
          </table:table-cell>
          <table:table-cell table:formula="of:=POWER([.C389]-6.75;2)" office:value-type="float" office:value="0.0468534255267146" calcext:value-type="float">
            <text:p>0.0468534255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.855474" calcext:value-type="float">
            <text:p>4.855474</text:p>
          </table:table-cell>
          <table:table-cell office:value-type="float" office:value="6.559833493" calcext:value-type="float">
            <text:p>6.559833493</text:p>
          </table:table-cell>
          <table:table-cell table:formula="of:=POWER([.C390]-6.75;2)" office:value-type="float" office:value="0.036163300384581" calcext:value-type="float">
            <text:p>0.0361633004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.302463" calcext:value-type="float">
            <text:p>5.302463</text:p>
          </table:table-cell>
          <table:table-cell office:value-type="float" office:value="6.5868768873" calcext:value-type="float">
            <text:p>6.5868768873</text:p>
          </table:table-cell>
          <table:table-cell table:formula="of:=POWER([.C391]-6.75;2)" office:value-type="float" office:value="0.0266091498969369" calcext:value-type="float">
            <text:p>0.0266091499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533692" calcext:value-type="float">
            <text:p>6.533692</text:p>
          </table:table-cell>
          <table:table-cell office:value-type="float" office:value="6.6073436761" calcext:value-type="float">
            <text:p>6.6073436761</text:p>
          </table:table-cell>
          <table:table-cell table:formula="of:=POWER([.C392]-6.75;2)" office:value-type="float" office:value="0.0203508267486617" calcext:value-type="float">
            <text:p>0.020350826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3.87523" calcext:value-type="float">
            <text:p>13.87523</text:p>
          </table:table-cell>
          <table:table-cell office:value-type="float" office:value="6.6102950423" calcext:value-type="float">
            <text:p>6.6102950423</text:p>
          </table:table-cell>
          <table:table-cell table:formula="of:=POWER([.C393]-6.75;2)" office:value-type="float" office:value="0.0195174752059589" calcext:value-type="float">
            <text:p>0.0195174752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.919833" calcext:value-type="float">
            <text:p>2.919833</text:p>
          </table:table-cell>
          <table:table-cell office:value-type="float" office:value="6.5099394789" calcext:value-type="float">
            <text:p>6.5099394789</text:p>
          </table:table-cell>
          <table:table-cell table:formula="of:=POWER([.C394]-6.75;2)" office:value-type="float" office:value="0.0576290537908036" calcext:value-type="float">
            <text:p>0.0576290538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.472594" calcext:value-type="float">
            <text:p>5.472594</text:p>
          </table:table-cell>
          <table:table-cell office:value-type="float" office:value="6.5642088169" calcext:value-type="float">
            <text:p>6.5642088169</text:p>
          </table:table-cell>
          <table:table-cell table:formula="of:=POWER([.C395]-6.75;2)" office:value-type="float" office:value="0.0345183637176978" calcext:value-type="float">
            <text:p>0.0345183637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095458" calcext:value-type="float">
            <text:p>6.095458</text:p>
          </table:table-cell>
          <table:table-cell office:value-type="float" office:value="6.5828055352" calcext:value-type="float">
            <text:p>6.5828055352</text:p>
          </table:table-cell>
          <table:table-cell table:formula="of:=POWER([.C396]-6.75;2)" office:value-type="float" office:value="0.0279539890597583" calcext:value-type="float">
            <text:p>0.027953989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222557" calcext:value-type="float">
            <text:p>6.222557</text:p>
          </table:table-cell>
          <table:table-cell office:value-type="float" office:value="6.592590338" calcext:value-type="float">
            <text:p>6.592590338</text:p>
          </table:table-cell>
          <table:table-cell table:formula="of:=POWER([.C397]-6.75;2)" office:value-type="float" office:value="0.0247778016909543" calcext:value-type="float">
            <text:p>0.0247778017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134934" calcext:value-type="float">
            <text:p>6.134934</text:p>
          </table:table-cell>
          <table:table-cell office:value-type="float" office:value="6.6001977465" calcext:value-type="float">
            <text:p>6.6001977465</text:p>
          </table:table-cell>
          <table:table-cell table:formula="of:=POWER([.C398]-6.75;2)" office:value-type="float" office:value="0.0224407151536782" calcext:value-type="float">
            <text:p>0.0224407152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025486" calcext:value-type="float">
            <text:p>6.025486</text:p>
          </table:table-cell>
          <table:table-cell office:value-type="float" office:value="6.608557338" calcext:value-type="float">
            <text:p>6.608557338</text:p>
          </table:table-cell>
          <table:table-cell table:formula="of:=POWER([.C399]-6.75;2)" office:value-type="float" office:value="0.0200060266336463" calcext:value-type="float">
            <text:p>0.0200060266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018953" calcext:value-type="float">
            <text:p>6.018953</text:p>
          </table:table-cell>
          <table:table-cell office:value-type="float" office:value="6.6181744648" calcext:value-type="float">
            <text:p>6.6181744648</text:p>
          </table:table-cell>
          <table:table-cell table:formula="of:=POWER([.C400]-6.75;2)" office:value-type="float" office:value="0.0173779717307664" calcext:value-type="float">
            <text:p>0.017377971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126784" calcext:value-type="float">
            <text:p>6.126784</text:p>
          </table:table-cell>
          <table:table-cell office:value-type="float" office:value="6.627868338" calcext:value-type="float">
            <text:p>6.627868338</text:p>
          </table:table-cell>
          <table:table-cell table:formula="of:=POWER([.C401]-6.75;2)" office:value-type="float" office:value="0.0149161428628823" calcext:value-type="float">
            <text:p>0.0149161429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260977" calcext:value-type="float">
            <text:p>6.260977</text:p>
          </table:table-cell>
          <table:table-cell office:value-type="float" office:value="6.6361328169" calcext:value-type="float">
            <text:p>6.6361328169</text:p>
          </table:table-cell>
          <table:table-cell table:formula="of:=POWER([.C402]-6.75;2)" office:value-type="float" office:value="0.0129657353871289" calcext:value-type="float">
            <text:p>0.0129657354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316996" calcext:value-type="float">
            <text:p>6.316996</text:p>
          </table:table-cell>
          <table:table-cell office:value-type="float" office:value="6.6425100845" calcext:value-type="float">
            <text:p>6.6425100845</text:p>
          </table:table-cell>
          <table:table-cell table:formula="of:=POWER([.C403]-6.75;2)" office:value-type="float" office:value="0.0115540819341972" calcext:value-type="float">
            <text:p>0.0115540819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253552" calcext:value-type="float">
            <text:p>6.253552</text:p>
          </table:table-cell>
          <table:table-cell office:value-type="float" office:value="6.6479590423" calcext:value-type="float">
            <text:p>6.6479590423</text:p>
          </table:table-cell>
          <table:table-cell table:formula="of:=POWER([.C404]-6.75;2)" office:value-type="float" office:value="0.0104123570483332" calcext:value-type="float">
            <text:p>0.010412357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118846" calcext:value-type="float">
            <text:p>6.118846</text:p>
          </table:table-cell>
          <table:table-cell office:value-type="float" office:value="6.6540517746" calcext:value-type="float">
            <text:p>6.6540517746</text:p>
          </table:table-cell>
          <table:table-cell table:formula="of:=POWER([.C405]-6.75;2)" office:value-type="float" office:value="0.00920606195740919" calcext:value-type="float">
            <text:p>0.009206062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01654" calcext:value-type="float">
            <text:p>6.01654</text:p>
          </table:table-cell>
          <table:table-cell office:value-type="float" office:value="6.6616487606" calcext:value-type="float">
            <text:p>6.6616487606</text:p>
          </table:table-cell>
          <table:table-cell table:formula="of:=POWER([.C406]-6.75;2)" office:value-type="float" office:value="0.00780594150351605" calcext:value-type="float">
            <text:p>0.0078059415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030352" calcext:value-type="float">
            <text:p>6.030352</text:p>
          </table:table-cell>
          <table:table-cell office:value-type="float" office:value="6.6700289718" calcext:value-type="float">
            <text:p>6.6700289718</text:p>
          </table:table-cell>
          <table:table-cell table:formula="of:=POWER([.C407]-6.75;2)" office:value-type="float" office:value="0.00639536535136522" calcext:value-type="float">
            <text:p>0.0063953654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162287" calcext:value-type="float">
            <text:p>6.162287</text:p>
          </table:table-cell>
          <table:table-cell office:value-type="float" office:value="6.6772541408" calcext:value-type="float">
            <text:p>6.6772541408</text:p>
          </table:table-cell>
          <table:table-cell table:formula="of:=POWER([.C408]-6.75;2)" office:value-type="float" office:value="0.00529196003074627" calcext:value-type="float">
            <text:p>0.00529196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341821" calcext:value-type="float">
            <text:p>6.341821</text:p>
          </table:table-cell>
          <table:table-cell office:value-type="float" office:value="6.6815771831" calcext:value-type="float">
            <text:p>6.6815771831</text:p>
          </table:table-cell>
          <table:table-cell table:formula="of:=POWER([.C409]-6.75;2)" office:value-type="float" office:value="0.00468168187253094" calcext:value-type="float">
            <text:p>0.0046816819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487265" calcext:value-type="float">
            <text:p>6.487265</text:p>
          </table:table-cell>
          <table:table-cell office:value-type="float" office:value="6.6826453803" calcext:value-type="float">
            <text:p>6.6826453803</text:p>
          </table:table-cell>
          <table:table-cell table:formula="of:=POWER([.C410]-6.75;2)" office:value-type="float" office:value="0.00453664479493158" calcext:value-type="float">
            <text:p>0.0045366448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554541" calcext:value-type="float">
            <text:p>6.554541</text:p>
          </table:table-cell>
          <table:table-cell office:value-type="float" office:value="6.6815092817" calcext:value-type="float">
            <text:p>6.6815092817</text:p>
          </table:table-cell>
          <table:table-cell table:formula="of:=POWER([.C411]-6.75;2)" office:value-type="float" office:value="0.00469097849324991" calcext:value-type="float">
            <text:p>0.0046909785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546184" calcext:value-type="float">
            <text:p>6.546184</text:p>
          </table:table-cell>
          <table:table-cell office:value-type="float" office:value="6.6796805211" calcext:value-type="float">
            <text:p>6.6796805211</text:p>
          </table:table-cell>
          <table:table-cell table:formula="of:=POWER([.C412]-6.75;2)" office:value-type="float" office:value="0.00494482911276756" calcext:value-type="float">
            <text:p>0.0049448291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492392" calcext:value-type="float">
            <text:p>6.492392</text:p>
          </table:table-cell>
          <table:table-cell office:value-type="float" office:value="6.6781747606" calcext:value-type="float">
            <text:p>6.6781747606</text:p>
          </table:table-cell>
          <table:table-cell table:formula="of:=POWER([.C413]-6.75;2)" office:value-type="float" office:value="0.00515886501486729" calcext:value-type="float">
            <text:p>0.005158865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42573" calcext:value-type="float">
            <text:p>6.42573</text:p>
          </table:table-cell>
          <table:table-cell office:value-type="float" office:value="6.6772088028" calcext:value-type="float">
            <text:p>6.6772088028</text:p>
          </table:table-cell>
          <table:table-cell table:formula="of:=POWER([.C414]-6.75;2)" office:value-type="float" office:value="0.00529855838980928" calcext:value-type="float">
            <text:p>0.0052985584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367325" calcext:value-type="float">
            <text:p>6.367325</text:p>
          </table:table-cell>
          <table:table-cell office:value-type="float" office:value="6.6765341268" calcext:value-type="float">
            <text:p>6.6765341268</text:p>
          </table:table-cell>
          <table:table-cell table:formula="of:=POWER([.C415]-6.75;2)" office:value-type="float" office:value="0.00539723452503847" calcext:value-type="float">
            <text:p>0.0053972345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328751" calcext:value-type="float">
            <text:p>6.328751</text:p>
          </table:table-cell>
          <table:table-cell office:value-type="float" office:value="6.6759162958" calcext:value-type="float">
            <text:p>6.6759162958</text:p>
          </table:table-cell>
          <table:table-cell table:formula="of:=POWER([.C416]-6.75;2)" office:value-type="float" office:value="0.00548839522799303" calcext:value-type="float">
            <text:p>0.0054883952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318468" calcext:value-type="float">
            <text:p>6.318468</text:p>
          </table:table-cell>
          <table:table-cell office:value-type="float" office:value="6.6753183803" calcext:value-type="float">
            <text:p>6.6753183803</text:p>
          </table:table-cell>
          <table:table-cell table:formula="of:=POWER([.C417]-6.75;2)" office:value-type="float" office:value="0.00557734432101539" calcext:value-type="float">
            <text:p>0.0055773443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340796" calcext:value-type="float">
            <text:p>6.340796</text:p>
          </table:table-cell>
          <table:table-cell office:value-type="float" office:value="6.6747709718" calcext:value-type="float">
            <text:p>6.6747709718</text:p>
          </table:table-cell>
          <table:table-cell table:formula="of:=POWER([.C418]-6.75;2)" office:value-type="float" office:value="0.00565940668391638" calcext:value-type="float">
            <text:p>0.0056594067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389366" calcext:value-type="float">
            <text:p>6.389366</text:p>
          </table:table-cell>
          <table:table-cell office:value-type="float" office:value="6.6742220282" calcext:value-type="float">
            <text:p>6.6742220282</text:p>
          </table:table-cell>
          <table:table-cell table:formula="of:=POWER([.C419]-6.75;2)" office:value-type="float" office:value="0.0057423010101216" calcext:value-type="float">
            <text:p>0.005742301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446492" calcext:value-type="float">
            <text:p>6.446492</text:p>
          </table:table-cell>
          <table:table-cell office:value-type="float" office:value="6.6735465352" calcext:value-type="float">
            <text:p>6.6735465352</text:p>
          </table:table-cell>
          <table:table-cell table:formula="of:=POWER([.C420]-6.75;2)" office:value-type="float" office:value="0.00584513227992486" calcext:value-type="float">
            <text:p>0.0058451323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492958" calcext:value-type="float">
            <text:p>6.492958</text:p>
          </table:table-cell>
          <table:table-cell office:value-type="float" office:value="6.6726238732" calcext:value-type="float">
            <text:p>6.6726238732</text:p>
          </table:table-cell>
          <table:table-cell table:formula="of:=POWER([.C421]-6.75;2)" office:value-type="float" office:value="0.00598706499856967" calcext:value-type="float">
            <text:p>0.005987065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519838" calcext:value-type="float">
            <text:p>6.519838</text:p>
          </table:table-cell>
          <table:table-cell office:value-type="float" office:value="6.6713680141" calcext:value-type="float">
            <text:p>6.6713680141</text:p>
          </table:table-cell>
          <table:table-cell table:formula="of:=POWER([.C422]-6.75;2)" office:value-type="float" office:value="0.00618298920657773" calcext:value-type="float">
            <text:p>0.0061829892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531984" calcext:value-type="float">
            <text:p>6.531984</text:p>
          </table:table-cell>
          <table:table-cell office:value-type="float" office:value="6.6697663239" calcext:value-type="float">
            <text:p>6.6697663239</text:p>
          </table:table-cell>
          <table:table-cell table:formula="of:=POWER([.C423]-6.75;2)" office:value-type="float" office:value="0.00643744278051967" calcext:value-type="float">
            <text:p>0.0064374428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54169" calcext:value-type="float">
            <text:p>6.54169</text:p>
          </table:table-cell>
          <table:table-cell office:value-type="float" office:value="6.6679906479" calcext:value-type="float">
            <text:p>6.6679906479</text:p>
          </table:table-cell>
          <table:table-cell table:formula="of:=POWER([.C424]-6.75;2)" office:value-type="float" office:value="0.00672553383186178" calcext:value-type="float">
            <text:p>0.0067255338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559488" calcext:value-type="float">
            <text:p>6.559488</text:p>
          </table:table-cell>
          <table:table-cell office:value-type="float" office:value="6.6664319155" calcext:value-type="float">
            <text:p>6.6664319155</text:p>
          </table:table-cell>
          <table:table-cell table:formula="of:=POWER([.C425]-6.75;2)" office:value-type="float" office:value="0.00698362474699906" calcext:value-type="float">
            <text:p>0.0069836247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589133" calcext:value-type="float">
            <text:p>6.589133</text:p>
          </table:table-cell>
          <table:table-cell office:value-type="float" office:value="6.665430507" calcext:value-type="float">
            <text:p>6.665430507</text:p>
          </table:table-cell>
          <table:table-cell table:formula="of:=POWER([.C426]-6.75;2)" office:value-type="float" office:value="0.00715199914627706" calcext:value-type="float">
            <text:p>0.007151999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627512" calcext:value-type="float">
            <text:p>6.627512</text:p>
          </table:table-cell>
          <table:table-cell office:value-type="float" office:value="6.6647906197" calcext:value-type="float">
            <text:p>6.6647906197</text:p>
          </table:table-cell>
          <table:table-cell table:formula="of:=POWER([.C427]-6.75;2)" office:value-type="float" office:value="0.00726063849111007" calcext:value-type="float">
            <text:p>0.0072606385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665894" calcext:value-type="float">
            <text:p>6.665894</text:p>
          </table:table-cell>
          <table:table-cell office:value-type="float" office:value="6.6635282394" calcext:value-type="float">
            <text:p>6.6635282394</text:p>
          </table:table-cell>
          <table:table-cell table:formula="of:=POWER([.C428]-6.75;2)" office:value-type="float" office:value="0.00747736538126376" calcext:value-type="float">
            <text:p>0.0074773654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691804" calcext:value-type="float">
            <text:p>6.691804</text:p>
          </table:table-cell>
          <table:table-cell office:value-type="float" office:value="6.6601909296" calcext:value-type="float">
            <text:p>6.6601909296</text:p>
          </table:table-cell>
          <table:table-cell table:formula="of:=POWER([.C429]-6.75;2)" office:value-type="float" office:value="0.00806566912611221" calcext:value-type="float">
            <text:p>0.0080656691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694596" calcext:value-type="float">
            <text:p>6.694596</text:p>
          </table:table-cell>
          <table:table-cell office:value-type="float" office:value="6.6536390141" calcext:value-type="float">
            <text:p>6.6536390141</text:p>
          </table:table-cell>
          <table:table-cell table:formula="of:=POWER([.C430]-6.75;2)" office:value-type="float" office:value="0.00928543960361993" calcext:value-type="float">
            <text:p>0.0092854396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67464" calcext:value-type="float">
            <text:p>6.67464</text:p>
          </table:table-cell>
          <table:table-cell office:value-type="float" office:value="6.6438337746" calcext:value-type="float">
            <text:p>6.6438337746</text:p>
          </table:table-cell>
          <table:table-cell table:formula="of:=POWER([.C431]-6.75;2)" office:value-type="float" office:value="0.0112712674156836" calcext:value-type="float">
            <text:p>0.0112712674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64834" calcext:value-type="float">
            <text:p>6.64834</text:p>
          </table:table-cell>
          <table:table-cell office:value-type="float" office:value="6.6320826197" calcext:value-type="float">
            <text:p>6.6320826197</text:p>
          </table:table-cell>
          <table:table-cell table:formula="of:=POWER([.C432]-6.75;2)" office:value-type="float" office:value="0.0139045085768148" calcext:value-type="float">
            <text:p>0.0139045086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640389" calcext:value-type="float">
            <text:p>6.640389</text:p>
          </table:table-cell>
          <table:table-cell office:value-type="float" office:value="6.6204090423" calcext:value-type="float">
            <text:p>6.6204090423</text:p>
          </table:table-cell>
          <table:table-cell table:formula="of:=POWER([.C433]-6.75;2)" office:value-type="float" office:value="0.0167938163176031" calcext:value-type="float">
            <text:p>0.0167938163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665732" calcext:value-type="float">
            <text:p>6.665732</text:p>
          </table:table-cell>
          <table:table-cell office:value-type="float" office:value="6.6103676056" calcext:value-type="float">
            <text:p>6.6103676056</text:p>
          </table:table-cell>
          <table:table-cell table:formula="of:=POWER([.C434]-6.75;2)" office:value-type="float" office:value="0.019497205565877" calcext:value-type="float">
            <text:p>0.0194972056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716863" calcext:value-type="float">
            <text:p>6.716863</text:p>
          </table:table-cell>
          <table:table-cell office:value-type="float" office:value="6.6021863803" calcext:value-type="float">
            <text:p>6.6021863803</text:p>
          </table:table-cell>
          <table:table-cell table:formula="of:=POWER([.C435]-6.75;2)" office:value-type="float" office:value="0.0218488661688162" calcext:value-type="float">
            <text:p>0.0218488662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769559" calcext:value-type="float">
            <text:p>6.769559</text:p>
          </table:table-cell>
          <table:table-cell office:value-type="float" office:value="6.5946785352" calcext:value-type="float">
            <text:p>6.5946785352</text:p>
          </table:table-cell>
          <table:table-cell table:formula="of:=POWER([.C436]-6.75;2)" office:value-type="float" office:value="0.0241247574276177" calcext:value-type="float">
            <text:p>0.0241247574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801527" calcext:value-type="float">
            <text:p>6.801527</text:p>
          </table:table-cell>
          <table:table-cell office:value-type="float" office:value="6.5854945493" calcext:value-type="float">
            <text:p>6.5854945493</text:p>
          </table:table-cell>
          <table:table-cell table:formula="of:=POWER([.C437]-6.75;2)" office:value-type="float" office:value="0.0270620433100102" calcext:value-type="float">
            <text:p>0.0270620433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806738" calcext:value-type="float">
            <text:p>6.806738</text:p>
          </table:table-cell>
          <table:table-cell office:value-type="float" office:value="6.5710924648" calcext:value-type="float">
            <text:p>6.5710924648</text:p>
          </table:table-cell>
          <table:table-cell table:formula="of:=POWER([.C438]-6.75;2)" office:value-type="float" office:value="0.0320079061513394" calcext:value-type="float">
            <text:p>0.0320079062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795047" calcext:value-type="float">
            <text:p>6.795047</text:p>
          </table:table-cell>
          <table:table-cell office:value-type="float" office:value="6.5452614648" calcext:value-type="float">
            <text:p>6.5452614648</text:p>
          </table:table-cell>
          <table:table-cell table:formula="of:=POWER([.C439]-6.75;2)" office:value-type="float" office:value="0.0419178677958415" calcext:value-type="float">
            <text:p>0.0419178678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780801" calcext:value-type="float">
            <text:p>6.780801</text:p>
          </table:table-cell>
          <table:table-cell office:value-type="float" office:value="6.4580092394" calcext:value-type="float">
            <text:p>6.4580092394</text:p>
          </table:table-cell>
          <table:table-cell table:formula="of:=POWER([.C440]-6.75;2)" office:value-type="float" office:value="0.0852586042757666" calcext:value-type="float">
            <text:p>0.0852586043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771967" calcext:value-type="float">
            <text:p>6.771967</text:p>
          </table:table-cell>
          <table:table-cell office:value-type="float" office:value="6.4789697042" calcext:value-type="float">
            <text:p>6.4789697042</text:p>
          </table:table-cell>
          <table:table-cell table:formula="of:=POWER([.C441]-6.75;2)" office:value-type="float" office:value="0.0734574212414356" calcext:value-type="float">
            <text:p>0.0734574212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768391" calcext:value-type="float">
            <text:p>6.768391</text:p>
          </table:table-cell>
          <table:table-cell office:value-type="float" office:value="6.4687680423" calcext:value-type="float">
            <text:p>6.4687680423</text:p>
          </table:table-cell>
          <table:table-cell table:formula="of:=POWER([.C442]-6.75;2)" office:value-type="float" office:value="0.0790914140317747" calcext:value-type="float">
            <text:p>0.079091414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767811" calcext:value-type="float">
            <text:p>6.767811</text:p>
          </table:table-cell>
          <table:table-cell office:value-type="float" office:value="6.4538623803" calcext:value-type="float">
            <text:p>6.4538623803</text:p>
          </table:table-cell>
          <table:table-cell table:formula="of:=POWER([.C443]-6.75;2)" office:value-type="float" office:value="0.0876974898015816" calcext:value-type="float">
            <text:p>0.0876974898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7714" calcext:value-type="float">
            <text:p>6.7714</text:p>
          </table:table-cell>
          <table:table-cell office:value-type="float" office:value="6.4406199014" calcext:value-type="float">
            <text:p>6.4406199014</text:p>
          </table:table-cell>
          <table:table-cell table:formula="of:=POWER([.C444]-6.75;2)" office:value-type="float" office:value="0.0957160454097458" calcext:value-type="float">
            <text:p>0.0957160454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7833" calcext:value-type="float">
            <text:p>6.7833</text:p>
          </table:table-cell>
          <table:table-cell office:value-type="float" office:value="6.4311964789" calcext:value-type="float">
            <text:p>6.4311964789</text:p>
          </table:table-cell>
          <table:table-cell table:formula="of:=POWER([.C445]-6.75;2)" office:value-type="float" office:value="0.101635685065758" calcext:value-type="float">
            <text:p>0.1016356851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80602" calcext:value-type="float">
            <text:p>6.80602</text:p>
          </table:table-cell>
          <table:table-cell office:value-type="float" office:value="6.4253410141" calcext:value-type="float">
            <text:p>6.4253410141</text:p>
          </table:table-cell>
          <table:table-cell table:formula="of:=POWER([.C446]-6.75;2)" office:value-type="float" office:value="0.105403457125617" calcext:value-type="float">
            <text:p>0.1054034571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837061" calcext:value-type="float">
            <text:p>6.837061</text:p>
          </table:table-cell>
          <table:table-cell office:value-type="float" office:value="6.4214550986" calcext:value-type="float">
            <text:p>6.4214550986</text:p>
          </table:table-cell>
          <table:table-cell table:formula="of:=POWER([.C447]-6.75;2)" office:value-type="float" office:value="0.107941752235936" calcext:value-type="float">
            <text:p>0.1079417522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869551" calcext:value-type="float">
            <text:p>6.869551</text:p>
          </table:table-cell>
          <table:table-cell office:value-type="float" office:value="6.4174523521" calcext:value-type="float">
            <text:p>6.4174523521</text:p>
          </table:table-cell>
          <table:table-cell table:formula="of:=POWER([.C448]-6.75;2)" office:value-type="float" office:value="0.110587938123823" calcext:value-type="float">
            <text:p>0.1105879381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895683" calcext:value-type="float">
            <text:p>6.895683</text:p>
          </table:table-cell>
          <table:table-cell office:value-type="float" office:value="6.4116294085" calcext:value-type="float">
            <text:p>6.4116294085</text:p>
          </table:table-cell>
          <table:table-cell table:formula="of:=POWER([.C449]-6.75;2)" office:value-type="float" office:value="0.11449465719206" calcext:value-type="float">
            <text:p>0.1144946572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910484" calcext:value-type="float">
            <text:p>6.910484</text:p>
          </table:table-cell>
          <table:table-cell office:value-type="float" office:value="6.4034449014" calcext:value-type="float">
            <text:p>6.4034449014</text:p>
          </table:table-cell>
          <table:table-cell table:formula="of:=POWER([.C450]-6.75;2)" office:value-type="float" office:value="0.120100436365655" calcext:value-type="float">
            <text:p>0.1201004364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913868" calcext:value-type="float">
            <text:p>6.913868</text:p>
          </table:table-cell>
          <table:table-cell office:value-type="float" office:value="6.3937010563" calcext:value-type="float">
            <text:p>6.3937010563</text:p>
          </table:table-cell>
          <table:table-cell table:formula="of:=POWER([.C451]-6.75;2)" office:value-type="float" office:value="0.126948937281736" calcext:value-type="float">
            <text:p>0.1269489373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909562" calcext:value-type="float">
            <text:p>6.909562</text:p>
          </table:table-cell>
          <table:table-cell office:value-type="float" office:value="6.3837549155" calcext:value-type="float">
            <text:p>6.3837549155</text:p>
          </table:table-cell>
          <table:table-cell table:formula="of:=POWER([.C452]-6.75;2)" office:value-type="float" office:value="0.134135461920412" calcext:value-type="float">
            <text:p>0.1341354619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901277" calcext:value-type="float">
            <text:p>6.901277</text:p>
          </table:table-cell>
          <table:table-cell office:value-type="float" office:value="6.3743260986" calcext:value-type="float">
            <text:p>6.3743260986</text:p>
          </table:table-cell>
          <table:table-cell table:formula="of:=POWER([.C453]-6.75;2)" office:value-type="float" office:value="0.141130880193097" calcext:value-type="float">
            <text:p>0.1411308802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889509" calcext:value-type="float">
            <text:p>6.889509</text:p>
          </table:table-cell>
          <table:table-cell office:value-type="float" office:value="6.365069831" calcext:value-type="float">
            <text:p>6.365069831</text:p>
          </table:table-cell>
          <table:table-cell table:formula="of:=POWER([.C454]-6.75;2)" office:value-type="float" office:value="0.148171235006369" calcext:value-type="float">
            <text:p>0.148171235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87252" calcext:value-type="float">
            <text:p>6.87252</text:p>
          </table:table-cell>
          <table:table-cell office:value-type="float" office:value="6.3552605211" calcext:value-type="float">
            <text:p>6.3552605211</text:p>
          </table:table-cell>
          <table:table-cell table:formula="of:=POWER([.C455]-6.75;2)" office:value-type="float" office:value="0.155819256202244" calcext:value-type="float">
            <text:p>0.1558192562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850601" calcext:value-type="float">
            <text:p>6.850601</text:p>
          </table:table-cell>
          <table:table-cell office:value-type="float" office:value="6.3447698592" calcext:value-type="float">
            <text:p>6.3447698592</text:p>
          </table:table-cell>
          <table:table-cell table:formula="of:=POWER([.C456]-6.75;2)" office:value-type="float" office:value="0.164211467012788" calcext:value-type="float">
            <text:p>0.164211467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82838" calcext:value-type="float">
            <text:p>6.82838</text:p>
          </table:table-cell>
          <table:table-cell office:value-type="float" office:value="6.3343212817" calcext:value-type="float">
            <text:p>6.3343212817</text:p>
          </table:table-cell>
          <table:table-cell table:formula="of:=POWER([.C457]-6.75;2)" office:value-type="float" office:value="0.172788796847531" calcext:value-type="float">
            <text:p>0.1727887968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811611" calcext:value-type="float">
            <text:p>6.811611</text:p>
          </table:table-cell>
          <table:table-cell office:value-type="float" office:value="6.3248164225" calcext:value-type="float">
            <text:p>6.3248164225</text:p>
          </table:table-cell>
          <table:table-cell table:formula="of:=POWER([.C458]-6.75;2)" office:value-type="float" office:value="0.180781074575699" calcext:value-type="float">
            <text:p>0.1807810746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801185" calcext:value-type="float">
            <text:p>6.801185</text:p>
          </table:table-cell>
          <table:table-cell office:value-type="float" office:value="6.3165465775" calcext:value-type="float">
            <text:p>6.3165465775</text:p>
          </table:table-cell>
          <table:table-cell table:formula="of:=POWER([.C459]-6.75;2)" office:value-type="float" office:value="0.187881869476963" calcext:value-type="float">
            <text:p>0.1878818695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791325" calcext:value-type="float">
            <text:p>6.791325</text:p>
          </table:table-cell>
          <table:table-cell office:value-type="float" office:value="6.3091087042" calcext:value-type="float">
            <text:p>6.3091087042</text:p>
          </table:table-cell>
          <table:table-cell table:formula="of:=POWER([.C460]-6.75;2)" office:value-type="float" office:value="0.194385134712203" calcext:value-type="float">
            <text:p>0.1943851347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775555" calcext:value-type="float">
            <text:p>6.775555</text:p>
          </table:table-cell>
          <table:table-cell office:value-type="float" office:value="6.3019357887" calcext:value-type="float">
            <text:p>6.3019357887</text:p>
          </table:table-cell>
          <table:table-cell table:formula="of:=POWER([.C461]-6.75;2)" office:value-type="float" office:value="0.200761537447891" calcext:value-type="float">
            <text:p>0.2007615374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755605" calcext:value-type="float">
            <text:p>6.755605</text:p>
          </table:table-cell>
          <table:table-cell office:value-type="float" office:value="6.2948062817" calcext:value-type="float">
            <text:p>6.2948062817</text:p>
          </table:table-cell>
          <table:table-cell table:formula="of:=POWER([.C462]-6.75;2)" office:value-type="float" office:value="0.20720132117978" calcext:value-type="float">
            <text:p>0.2072013212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743239" calcext:value-type="float">
            <text:p>6.743239</text:p>
          </table:table-cell>
          <table:table-cell office:value-type="float" office:value="6.2879141127" calcext:value-type="float">
            <text:p>6.2879141127</text:p>
          </table:table-cell>
          <table:table-cell table:formula="of:=POWER([.C463]-6.75;2)" office:value-type="float" office:value="0.213523367241828" calcext:value-type="float">
            <text:p>0.2135233672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749985" calcext:value-type="float">
            <text:p>6.749985</text:p>
          </table:table-cell>
          <table:table-cell office:value-type="float" office:value="6.2815669014" calcext:value-type="float">
            <text:p>6.2815669014</text:p>
          </table:table-cell>
          <table:table-cell table:formula="of:=POWER([.C464]-6.75;2)" office:value-type="float" office:value="0.219429567863998" calcext:value-type="float">
            <text:p>0.2194295679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772956" calcext:value-type="float">
            <text:p>6.772956</text:p>
          </table:table-cell>
          <table:table-cell office:value-type="float" office:value="6.2758781127" calcext:value-type="float">
            <text:p>6.2758781127</text:p>
          </table:table-cell>
          <table:table-cell table:formula="of:=POWER([.C465]-6.75;2)" office:value-type="float" office:value="0.224791564016914" calcext:value-type="float">
            <text:p>0.224791564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792961" calcext:value-type="float">
            <text:p>6.792961</text:p>
          </table:table-cell>
          <table:table-cell office:value-type="float" office:value="6.2707433662" calcext:value-type="float">
            <text:p>6.2707433662</text:p>
          </table:table-cell>
          <table:table-cell table:formula="of:=POWER([.C466]-6.75;2)" office:value-type="float" office:value="0.229686921041308" calcext:value-type="float">
            <text:p>0.229686921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790179" calcext:value-type="float">
            <text:p>6.790179</text:p>
          </table:table-cell>
          <table:table-cell office:value-type="float" office:value="6.2660573662" calcext:value-type="float">
            <text:p>6.2660573662</text:p>
          </table:table-cell>
          <table:table-cell table:formula="of:=POWER([.C467]-6.75;2)" office:value-type="float" office:value="0.234200472809281" calcext:value-type="float">
            <text:p>0.2342004728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762683" calcext:value-type="float">
            <text:p>6.762683</text:p>
          </table:table-cell>
          <table:table-cell office:value-type="float" office:value="6.2618929577" calcext:value-type="float">
            <text:p>6.2618929577</text:p>
          </table:table-cell>
          <table:table-cell table:formula="of:=POWER([.C468]-6.75;2)" office:value-type="float" office:value="0.238248484742854" calcext:value-type="float">
            <text:p>0.2382484847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728465" calcext:value-type="float">
            <text:p>6.728465</text:p>
          </table:table-cell>
          <table:table-cell office:value-type="float" office:value="6.2584527324" calcext:value-type="float">
            <text:p>6.2584527324</text:p>
          </table:table-cell>
          <table:table-cell table:formula="of:=POWER([.C469]-6.75;2)" office:value-type="float" office:value="0.241618716285026" calcext:value-type="float">
            <text:p>0.2416187163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708302" calcext:value-type="float">
            <text:p>6.708302</text:p>
          </table:table-cell>
          <table:table-cell office:value-type="float" office:value="6.2558677183" calcext:value-type="float">
            <text:p>6.2558677183</text:p>
          </table:table-cell>
          <table:table-cell table:formula="of:=POWER([.C470]-6.75;2)" office:value-type="float" office:value="0.244166711818048" calcext:value-type="float">
            <text:p>0.2441667118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707218" calcext:value-type="float">
            <text:p>6.707218</text:p>
          </table:table-cell>
          <table:table-cell office:value-type="float" office:value="6.2540641268" calcext:value-type="float">
            <text:p>6.2540641268</text:p>
          </table:table-cell>
          <table:table-cell table:formula="of:=POWER([.C471]-6.75;2)" office:value-type="float" office:value="0.245952390326646" calcext:value-type="float">
            <text:p>0.2459523903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713562" calcext:value-type="float">
            <text:p>6.713562</text:p>
          </table:table-cell>
          <table:table-cell office:value-type="float" office:value="6.2528159577" calcext:value-type="float">
            <text:p>6.2528159577</text:p>
          </table:table-cell>
          <table:table-cell table:formula="of:=POWER([.C472]-6.75;2)" office:value-type="float" office:value="0.247191971917768" calcext:value-type="float">
            <text:p>0.2471919719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713763" calcext:value-type="float">
            <text:p>6.713763</text:p>
          </table:table-cell>
          <table:table-cell office:value-type="float" office:value="6.2518927183" calcext:value-type="float">
            <text:p>6.2518927183</text:p>
          </table:table-cell>
          <table:table-cell table:formula="of:=POWER([.C473]-6.75;2)" office:value-type="float" office:value="0.248110864082563" calcext:value-type="float">
            <text:p>0.2481108641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703872" calcext:value-type="float">
            <text:p>6.703872</text:p>
          </table:table-cell>
          <table:table-cell office:value-type="float" office:value="6.2511554366" calcext:value-type="float">
            <text:p>6.2511554366</text:p>
          </table:table-cell>
          <table:table-cell table:formula="of:=POWER([.C474]-6.75;2)" office:value-type="float" office:value="0.248845898433736" calcext:value-type="float">
            <text:p>0.2488458984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686136" calcext:value-type="float">
            <text:p>6.686136</text:p>
          </table:table-cell>
          <table:table-cell office:value-type="float" office:value="6.2505805775" calcext:value-type="float">
            <text:p>6.2505805775</text:p>
          </table:table-cell>
          <table:table-cell table:formula="of:=POWER([.C475]-6.75;2)" office:value-type="float" office:value="0.249419759570233" calcext:value-type="float">
            <text:p>0.2494197596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658232" calcext:value-type="float">
            <text:p>6.658232</text:p>
          </table:table-cell>
          <table:table-cell office:value-type="float" office:value="6.2502862394" calcext:value-type="float">
            <text:p>6.2502862394</text:p>
          </table:table-cell>
          <table:table-cell table:formula="of:=POWER([.C476]-6.75;2)" office:value-type="float" office:value="0.249713842532994" calcext:value-type="float">
            <text:p>0.2497138425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611535" calcext:value-type="float">
            <text:p>6.611535</text:p>
          </table:table-cell>
          <table:table-cell office:value-type="float" office:value="6.2505710845" calcext:value-type="float">
            <text:p>6.2505710845</text:p>
          </table:table-cell>
          <table:table-cell table:formula="of:=POWER([.C477]-6.75;2)" office:value-type="float" office:value="0.249429241637506" calcext:value-type="float">
            <text:p>0.2494292416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543339" calcext:value-type="float">
            <text:p>6.543339</text:p>
          </table:table-cell>
          <table:table-cell office:value-type="float" office:value="6.2518599577" calcext:value-type="float">
            <text:p>6.2518599577</text:p>
          </table:table-cell>
          <table:table-cell table:formula="of:=POWER([.C478]-6.75;2)" office:value-type="float" office:value="0.248143501742646" calcext:value-type="float">
            <text:p>0.2481435017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469223" calcext:value-type="float">
            <text:p>6.469223</text:p>
          </table:table-cell>
          <table:table-cell office:value-type="float" office:value="6.254472169" calcext:value-type="float">
            <text:p>6.254472169</text:p>
          </table:table-cell>
          <table:table-cell table:formula="of:=POWER([.C479]-6.75;2)" office:value-type="float" office:value="0.245547831295565" calcext:value-type="float">
            <text:p>0.2455478313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417663" calcext:value-type="float">
            <text:p>6.417663</text:p>
          </table:table-cell>
          <table:table-cell office:value-type="float" office:value="6.2583196338" calcext:value-type="float">
            <text:p>6.2583196338</text:p>
          </table:table-cell>
          <table:table-cell table:formula="of:=POWER([.C480]-6.75;2)" office:value-type="float" office:value="0.241749582506566" calcext:value-type="float">
            <text:p>0.2417495825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406602" calcext:value-type="float">
            <text:p>6.406602</text:p>
          </table:table-cell>
          <table:table-cell office:value-type="float" office:value="6.2628086338" calcext:value-type="float">
            <text:p>6.2628086338</text:p>
          </table:table-cell>
          <table:table-cell table:formula="of:=POWER([.C481]-6.75;2)" office:value-type="float" office:value="0.237355427299823" calcext:value-type="float">
            <text:p>0.2373554273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424699" calcext:value-type="float">
            <text:p>6.424699</text:p>
          </table:table-cell>
          <table:table-cell office:value-type="float" office:value="6.267134" calcext:value-type="float">
            <text:p>6.267134</text:p>
          </table:table-cell>
          <table:table-cell table:formula="of:=POWER([.C482]-6.75;2)" office:value-type="float" office:value="0.233159573956" calcext:value-type="float">
            <text:p>0.233159574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439275" calcext:value-type="float">
            <text:p>6.439275</text:p>
          </table:table-cell>
          <table:table-cell office:value-type="float" office:value="6.2708042676" calcext:value-type="float">
            <text:p>6.2708042676</text:p>
          </table:table-cell>
          <table:table-cell table:formula="of:=POWER([.C483]-6.75;2)" office:value-type="float" office:value="0.229628549950372" calcext:value-type="float">
            <text:p>0.22962855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423809" calcext:value-type="float">
            <text:p>6.423809</text:p>
          </table:table-cell>
          <table:table-cell office:value-type="float" office:value="6.2739620563" calcext:value-type="float">
            <text:p>6.2739620563</text:p>
          </table:table-cell>
          <table:table-cell table:formula="of:=POWER([.C484]-6.75;2)" office:value-type="float" office:value="0.226612123842124" calcext:value-type="float">
            <text:p>0.2266121238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377828" calcext:value-type="float">
            <text:p>6.377828</text:p>
          </table:table-cell>
          <table:table-cell office:value-type="float" office:value="6.2772308169" calcext:value-type="float">
            <text:p>6.2772308169</text:p>
          </table:table-cell>
          <table:table-cell table:formula="of:=POWER([.C485]-6.75;2)" office:value-type="float" office:value="0.223510700489041" calcext:value-type="float">
            <text:p>0.2235107005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323459" calcext:value-type="float">
            <text:p>6.323459</text:p>
          </table:table-cell>
          <table:table-cell office:value-type="float" office:value="6.2812537606" calcext:value-type="float">
            <text:p>6.2812537606</text:p>
          </table:table-cell>
          <table:table-cell table:formula="of:=POWER([.C486]-6.75;2)" office:value-type="float" office:value="0.219723036951642" calcext:value-type="float">
            <text:p>0.219723037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286299" calcext:value-type="float">
            <text:p>6.286299</text:p>
          </table:table-cell>
          <table:table-cell office:value-type="float" office:value="6.2863131972" calcext:value-type="float">
            <text:p>6.2863131972</text:p>
          </table:table-cell>
          <table:table-cell table:formula="of:=POWER([.C487]-6.75;2)" office:value-type="float" office:value="0.215005451090886" calcext:value-type="float">
            <text:p>0.2150054511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279602" calcext:value-type="float">
            <text:p>6.279602</text:p>
          </table:table-cell>
          <table:table-cell office:value-type="float" office:value="6.2922647042" calcext:value-type="float">
            <text:p>6.2922647042</text:p>
          </table:table-cell>
          <table:table-cell table:formula="of:=POWER([.C488]-6.75;2)" office:value-type="float" office:value="0.209521601021114" calcext:value-type="float">
            <text:p>0.209521601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301821" calcext:value-type="float">
            <text:p>6.301821</text:p>
          </table:table-cell>
          <table:table-cell office:value-type="float" office:value="6.298715338" calcext:value-type="float">
            <text:p>6.298715338</text:p>
          </table:table-cell>
          <table:table-cell table:formula="of:=POWER([.C489]-6.75;2)" office:value-type="float" office:value="0.203657846156454" calcext:value-type="float">
            <text:p>0.2036578462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341406" calcext:value-type="float">
            <text:p>6.341406</text:p>
          </table:table-cell>
          <table:table-cell office:value-type="float" office:value="6.3052444789" calcext:value-type="float">
            <text:p>6.3052444789</text:p>
          </table:table-cell>
          <table:table-cell table:formula="of:=POWER([.C490]-6.75;2)" office:value-type="float" office:value="0.197807473548933" calcext:value-type="float">
            <text:p>0.1978074735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380983" calcext:value-type="float">
            <text:p>6.380983</text:p>
          </table:table-cell>
          <table:table-cell office:value-type="float" office:value="6.3115767746" calcext:value-type="float">
            <text:p>6.3115767746</text:p>
          </table:table-cell>
          <table:table-cell table:formula="of:=POWER([.C491]-6.75;2)" office:value-type="float" office:value="0.192214924570139" calcext:value-type="float">
            <text:p>0.1922149246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403792" calcext:value-type="float">
            <text:p>6.403792</text:p>
          </table:table-cell>
          <table:table-cell office:value-type="float" office:value="6.3177107042" calcext:value-type="float">
            <text:p>6.3177107042</text:p>
          </table:table-cell>
          <table:table-cell table:formula="of:=POWER([.C492]-6.75;2)" office:value-type="float" office:value="0.18687403526326" calcext:value-type="float">
            <text:p>0.1868740353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406118" calcext:value-type="float">
            <text:p>6.406118</text:p>
          </table:table-cell>
          <table:table-cell office:value-type="float" office:value="6.3239250423" calcext:value-type="float">
            <text:p>6.3239250423</text:p>
          </table:table-cell>
          <table:table-cell table:formula="of:=POWER([.C493]-6.75;2)" office:value-type="float" office:value="0.181539869579057" calcext:value-type="float">
            <text:p>0.1815398696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405911" calcext:value-type="float">
            <text:p>6.405911</text:p>
          </table:table-cell>
          <table:table-cell office:value-type="float" office:value="6.3305422817" calcext:value-type="float">
            <text:p>6.3305422817</text:p>
          </table:table-cell>
          <table:table-cell table:formula="of:=POWER([.C494]-6.75;2)" office:value-type="float" office:value="0.175944777441442" calcext:value-type="float">
            <text:p>0.1759447774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43102" calcext:value-type="float">
            <text:p>6.43102</text:p>
          </table:table-cell>
          <table:table-cell office:value-type="float" office:value="6.3375368592" calcext:value-type="float">
            <text:p>6.3375368592</text:p>
          </table:table-cell>
          <table:table-cell table:formula="of:=POWER([.C495]-6.75;2)" office:value-type="float" office:value="0.170125842518601" calcext:value-type="float">
            <text:p>0.1701258425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488388" calcext:value-type="float">
            <text:p>6.488388</text:p>
          </table:table-cell>
          <table:table-cell office:value-type="float" office:value="6.3443641549" calcext:value-type="float">
            <text:p>6.3443641549</text:p>
          </table:table-cell>
          <table:table-cell table:formula="of:=POWER([.C496]-6.75;2)" office:value-type="float" office:value="0.164540438829991" calcext:value-type="float">
            <text:p>0.1645404388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543701" calcext:value-type="float">
            <text:p>6.543701</text:p>
          </table:table-cell>
          <table:table-cell office:value-type="float" office:value="6.3503303521" calcext:value-type="float">
            <text:p>6.3503303521</text:p>
          </table:table-cell>
          <table:table-cell table:formula="of:=POWER([.C497]-6.75;2)" office:value-type="float" office:value="0.15973582745251" calcext:value-type="float">
            <text:p>0.1597358275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537883" calcext:value-type="float">
            <text:p>6.537883</text:p>
          </table:table-cell>
          <table:table-cell office:value-type="float" office:value="6.355301831" calcext:value-type="float">
            <text:p>6.355301831</text:p>
          </table:table-cell>
          <table:table-cell table:formula="of:=POWER([.C498]-6.75;2)" office:value-type="float" office:value="0.155786644611952" calcext:value-type="float">
            <text:p>0.1557866446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428945" calcext:value-type="float">
            <text:p>6.428945</text:p>
          </table:table-cell>
          <table:table-cell office:value-type="float" office:value="6.3601101127" calcext:value-type="float">
            <text:p>6.3601101127</text:p>
          </table:table-cell>
          <table:table-cell table:formula="of:=POWER([.C499]-6.75;2)" office:value-type="float" office:value="0.152014124218807" calcext:value-type="float">
            <text:p>0.1520141242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226618" calcext:value-type="float">
            <text:p>6.226618</text:p>
          </table:table-cell>
          <table:table-cell office:value-type="float" office:value="6.3662334366" calcext:value-type="float">
            <text:p>6.3662334366</text:p>
          </table:table-cell>
          <table:table-cell table:formula="of:=POWER([.C500]-6.75;2)" office:value-type="float" office:value="0.147276775183846" calcext:value-type="float">
            <text:p>0.1472767752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998424" calcext:value-type="float">
            <text:p>5.998424</text:p>
          </table:table-cell>
          <table:table-cell office:value-type="float" office:value="6.3749505352" calcext:value-type="float">
            <text:p>6.3749505352</text:p>
          </table:table-cell>
          <table:table-cell table:formula="of:=POWER([.C501]-6.75;2)" office:value-type="float" office:value="0.140662101046766" calcext:value-type="float">
            <text:p>0.140662101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.840308" calcext:value-type="float">
            <text:p>5.840308</text:p>
          </table:table-cell>
          <table:table-cell office:value-type="float" office:value="6.3865257042" calcext:value-type="float">
            <text:p>6.3865257042</text:p>
          </table:table-cell>
          <table:table-cell table:formula="of:=POWER([.C502]-6.75;2)" office:value-type="float" office:value="0.132113563707306" calcext:value-type="float">
            <text:p>0.1321135637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.819516" calcext:value-type="float">
            <text:p>5.819516</text:p>
          </table:table-cell>
          <table:table-cell office:value-type="float" office:value="6.3999444366" calcext:value-type="float">
            <text:p>6.3999444366</text:p>
          </table:table-cell>
          <table:table-cell table:formula="of:=POWER([.C503]-6.75;2)" office:value-type="float" office:value="0.122538897467291" calcext:value-type="float">
            <text:p>0.1225388975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.927447" calcext:value-type="float">
            <text:p>5.927447</text:p>
          </table:table-cell>
          <table:table-cell office:value-type="float" office:value="6.4134331549" calcext:value-type="float">
            <text:p>6.4134331549</text:p>
          </table:table-cell>
          <table:table-cell table:formula="of:=POWER([.C504]-6.75;2)" office:value-type="float" office:value="0.113277241220567" calcext:value-type="float">
            <text:p>0.1132772412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084865" calcext:value-type="float">
            <text:p>6.084865</text:p>
          </table:table-cell>
          <table:table-cell office:value-type="float" office:value="6.4254728873" calcext:value-type="float">
            <text:p>6.4254728873</text:p>
          </table:table-cell>
          <table:table-cell table:formula="of:=POWER([.C505]-6.75;2)" office:value-type="float" office:value="0.105317846877399" calcext:value-type="float">
            <text:p>0.1053178469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183806" calcext:value-type="float">
            <text:p>6.183806</text:p>
          </table:table-cell>
          <table:table-cell office:value-type="float" office:value="6.4356125211" calcext:value-type="float">
            <text:p>6.4356125211</text:p>
          </table:table-cell>
          <table:table-cell table:formula="of:=POWER([.C506]-6.75;2)" office:value-type="float" office:value="0.0988394868890977" calcext:value-type="float">
            <text:p>0.0988394869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117496" calcext:value-type="float">
            <text:p>6.117496</text:p>
          </table:table-cell>
          <table:table-cell office:value-type="float" office:value="6.4447440423" calcext:value-type="float">
            <text:p>6.4447440423</text:p>
          </table:table-cell>
          <table:table-cell table:formula="of:=POWER([.C507]-6.75;2)" office:value-type="float" office:value="0.0931811997113442" calcext:value-type="float">
            <text:p>0.0931811997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.778979" calcext:value-type="float">
            <text:p>5.778979</text:p>
          </table:table-cell>
          <table:table-cell office:value-type="float" office:value="6.4551092394" calcext:value-type="float">
            <text:p>6.4551092394</text:p>
          </table:table-cell>
          <table:table-cell table:formula="of:=POWER([.C508]-6.75;2)" office:value-type="float" office:value="0.0869605606872462" calcext:value-type="float">
            <text:p>0.0869605607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.972737" calcext:value-type="float">
            <text:p>4.972737</text:p>
          </table:table-cell>
          <table:table-cell office:value-type="float" office:value="6.4704138169" calcext:value-type="float">
            <text:p>6.4704138169</text:p>
          </table:table-cell>
          <table:table-cell table:formula="of:=POWER([.C509]-6.75;2)" office:value-type="float" office:value="0.0781684337804268" calcext:value-type="float">
            <text:p>0.0781684338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600139" calcext:value-type="float">
            <text:p>0.600139</text:p>
          </table:table-cell>
          <table:table-cell office:value-type="float" office:value="6.4971524366" calcext:value-type="float">
            <text:p>6.4971524366</text:p>
          </table:table-cell>
          <table:table-cell table:formula="of:=POWER([.C510]-6.75;2)" office:value-type="float" office:value="0.0639318903173168" calcext:value-type="float">
            <text:p>0.0639318903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8.268994" calcext:value-type="float">
            <text:p>8.268994</text:p>
          </table:table-cell>
          <table:table-cell office:value-type="float" office:value="6.5854878873" calcext:value-type="float">
            <text:p>6.5854878873</text:p>
          </table:table-cell>
          <table:table-cell table:formula="of:=POWER([.C511]-6.75;2)" office:value-type="float" office:value="0.0270642352250174" calcext:value-type="float">
            <text:p>0.0270642352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047649" calcext:value-type="float">
            <text:p>6.047649</text:p>
          </table:table-cell>
          <table:table-cell office:value-type="float" office:value="6.5657189718" calcext:value-type="float">
            <text:p>6.5657189718</text:p>
          </table:table-cell>
          <table:table-cell table:formula="of:=POWER([.C512]-6.75;2)" office:value-type="float" office:value="0.0339594973544492" calcext:value-type="float">
            <text:p>0.033959497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.710089" calcext:value-type="float">
            <text:p>5.710089</text:p>
          </table:table-cell>
          <table:table-cell office:value-type="float" office:value="6.5769644225" calcext:value-type="float">
            <text:p>6.5769644225</text:p>
          </table:table-cell>
          <table:table-cell table:formula="of:=POWER([.C513]-6.75;2)" office:value-type="float" office:value="0.0299413110807586" calcext:value-type="float">
            <text:p>0.029941311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.827595" calcext:value-type="float">
            <text:p>5.827595</text:p>
          </table:table-cell>
          <table:table-cell office:value-type="float" office:value="6.5924593521" calcext:value-type="float">
            <text:p>6.5924593521</text:p>
          </table:table-cell>
          <table:table-cell table:formula="of:=POWER([.C514]-6.75;2)" office:value-type="float" office:value="0.0248190557407519" calcext:value-type="float">
            <text:p>0.0248190557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102337" calcext:value-type="float">
            <text:p>6.102337</text:p>
          </table:table-cell>
          <table:table-cell office:value-type="float" office:value="6.6055845915" calcext:value-type="float">
            <text:p>6.6055845915</text:p>
          </table:table-cell>
          <table:table-cell table:formula="of:=POWER([.C515]-6.75;2)" office:value-type="float" office:value="0.020855810212222" calcext:value-type="float">
            <text:p>0.0208558102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367562" calcext:value-type="float">
            <text:p>6.367562</text:p>
          </table:table-cell>
          <table:table-cell office:value-type="float" office:value="6.6140135634" calcext:value-type="float">
            <text:p>6.6140135634</text:p>
          </table:table-cell>
          <table:table-cell table:formula="of:=POWER([.C516]-6.75;2)" office:value-type="float" office:value="0.0184923109391657" calcext:value-type="float">
            <text:p>0.0184923109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53012" calcext:value-type="float">
            <text:p>6.53012</text:p>
          </table:table-cell>
          <table:table-cell office:value-type="float" office:value="6.6178937746" calcext:value-type="float">
            <text:p>6.6178937746</text:p>
          </table:table-cell>
          <table:table-cell table:formula="of:=POWER([.C517]-6.75;2)" office:value-type="float" office:value="0.0174520547894357" calcext:value-type="float">
            <text:p>0.0174520548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552866" calcext:value-type="float">
            <text:p>6.552866</text:p>
          </table:table-cell>
          <table:table-cell office:value-type="float" office:value="6.618782831" calcext:value-type="float">
            <text:p>6.618782831</text:p>
          </table:table-cell>
          <table:table-cell table:formula="of:=POWER([.C518]-6.75;2)" office:value-type="float" office:value="0.0172179454403746" calcext:value-type="float">
            <text:p>0.0172179454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456122" calcext:value-type="float">
            <text:p>6.456122</text:p>
          </table:table-cell>
          <table:table-cell office:value-type="float" office:value="6.6188023662" calcext:value-type="float">
            <text:p>6.6188023662</text:p>
          </table:table-cell>
          <table:table-cell table:formula="of:=POWER([.C519]-6.75;2)" office:value-type="float" office:value="0.017212819114719" calcext:value-type="float">
            <text:p>0.0172128191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314583" calcext:value-type="float">
            <text:p>6.314583</text:p>
          </table:table-cell>
          <table:table-cell office:value-type="float" office:value="6.6197774225" calcext:value-type="float">
            <text:p>6.6197774225</text:p>
          </table:table-cell>
          <table:table-cell table:formula="of:=POWER([.C520]-6.75;2)" office:value-type="float" office:value="0.0169579196907434" calcext:value-type="float">
            <text:p>0.0169579197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218671" calcext:value-type="float">
            <text:p>6.218671</text:p>
          </table:table-cell>
          <table:table-cell office:value-type="float" office:value="6.6224570423" calcext:value-type="float">
            <text:p>6.6224570423</text:p>
          </table:table-cell>
          <table:table-cell table:formula="of:=POWER([.C521]-6.75;2)" office:value-type="float" office:value="0.016267206058864" calcext:value-type="float">
            <text:p>0.0162672061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207692" calcext:value-type="float">
            <text:p>6.207692</text:p>
          </table:table-cell>
          <table:table-cell office:value-type="float" office:value="6.6263249859" calcext:value-type="float">
            <text:p>6.6263249859</text:p>
          </table:table-cell>
          <table:table-cell table:formula="of:=POWER([.C522]-6.75;2)" office:value-type="float" office:value="0.0152955091126352" calcext:value-type="float">
            <text:p>0.015295509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240116" calcext:value-type="float">
            <text:p>6.240116</text:p>
          </table:table-cell>
          <table:table-cell office:value-type="float" office:value="6.6303613662" calcext:value-type="float">
            <text:p>6.6303613662</text:p>
          </table:table-cell>
          <table:table-cell table:formula="of:=POWER([.C523]-6.75;2)" office:value-type="float" office:value="0.0143134026975305" calcext:value-type="float">
            <text:p>0.0143134027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244082" calcext:value-type="float">
            <text:p>6.244082</text:p>
          </table:table-cell>
          <table:table-cell office:value-type="float" office:value="6.6341698873" calcext:value-type="float">
            <text:p>6.6341698873</text:p>
          </table:table-cell>
          <table:table-cell table:formula="of:=POWER([.C524]-6.75;2)" office:value-type="float" office:value="0.0134166150080948" calcext:value-type="float">
            <text:p>0.013416615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193048" calcext:value-type="float">
            <text:p>6.193048</text:p>
          </table:table-cell>
          <table:table-cell office:value-type="float" office:value="6.6383179859" calcext:value-type="float">
            <text:p>6.6383179859</text:p>
          </table:table-cell>
          <table:table-cell table:formula="of:=POWER([.C525]-6.75;2)" office:value-type="float" office:value="0.0124728722734327" calcext:value-type="float">
            <text:p>0.0124728723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127683" calcext:value-type="float">
            <text:p>6.127683</text:p>
          </table:table-cell>
          <table:table-cell office:value-type="float" office:value="6.643595338" calcext:value-type="float">
            <text:p>6.643595338</text:p>
          </table:table-cell>
          <table:table-cell table:formula="of:=POWER([.C526]-6.75;2)" office:value-type="float" office:value="0.0113219520953343" calcext:value-type="float">
            <text:p>0.011321952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108752" calcext:value-type="float">
            <text:p>6.108752</text:p>
          </table:table-cell>
          <table:table-cell office:value-type="float" office:value="6.650040507" calcext:value-type="float">
            <text:p>6.650040507</text:p>
          </table:table-cell>
          <table:table-cell table:formula="of:=POWER([.C527]-6.75;2)" office:value-type="float" office:value="0.00999190024081706" calcext:value-type="float">
            <text:p>0.0099919002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153535" calcext:value-type="float">
            <text:p>6.153535</text:p>
          </table:table-cell>
          <table:table-cell office:value-type="float" office:value="6.6567374225" calcext:value-type="float">
            <text:p>6.6567374225</text:p>
          </table:table-cell>
          <table:table-cell table:formula="of:=POWER([.C528]-6.75;2)" office:value-type="float" office:value="0.0086979083619435" calcext:value-type="float">
            <text:p>0.0086979084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224452" calcext:value-type="float">
            <text:p>6.224452</text:p>
          </table:table-cell>
          <table:table-cell office:value-type="float" office:value="6.6625482113" calcext:value-type="float">
            <text:p>6.6625482113</text:p>
          </table:table-cell>
          <table:table-cell table:formula="of:=POWER([.C529]-6.75;2)" office:value-type="float" office:value="0.00764781534682947" calcext:value-type="float">
            <text:p>0.0076478153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273096" calcext:value-type="float">
            <text:p>6.273096</text:p>
          </table:table-cell>
          <table:table-cell office:value-type="float" office:value="6.6669550563" calcext:value-type="float">
            <text:p>6.6669550563</text:p>
          </table:table-cell>
          <table:table-cell table:formula="of:=POWER([.C530]-6.75;2)" office:value-type="float" office:value="0.00689646267413618" calcext:value-type="float">
            <text:p>0.0068964627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282048" calcext:value-type="float">
            <text:p>6.282048</text:p>
          </table:table-cell>
          <table:table-cell office:value-type="float" office:value="6.6702067746" calcext:value-type="float">
            <text:p>6.6702067746</text:p>
          </table:table-cell>
          <table:table-cell table:formula="of:=POWER([.C531]-6.75;2)" office:value-type="float" office:value="0.00636695881973513" calcext:value-type="float">
            <text:p>0.0063669588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26936" calcext:value-type="float">
            <text:p>6.26936</text:p>
          </table:table-cell>
          <table:table-cell office:value-type="float" office:value="6.6728615493" calcext:value-type="float">
            <text:p>6.6728615493</text:p>
          </table:table-cell>
          <table:table-cell table:formula="of:=POWER([.C532]-6.75;2)" office:value-type="float" office:value="0.00595034057639628" calcext:value-type="float">
            <text:p>0.0059503406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266261" calcext:value-type="float">
            <text:p>6.266261</text:p>
          </table:table-cell>
          <table:table-cell office:value-type="float" office:value="6.6753082535" calcext:value-type="float">
            <text:p>6.6753082535</text:p>
          </table:table-cell>
          <table:table-cell table:formula="of:=POWER([.C533]-6.75;2)" office:value-type="float" office:value="0.00557885699522028" calcext:value-type="float">
            <text:p>0.005578857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292587" calcext:value-type="float">
            <text:p>6.292587</text:p>
          </table:table-cell>
          <table:table-cell office:value-type="float" office:value="6.6776167042" calcext:value-type="float">
            <text:p>6.6776167042</text:p>
          </table:table-cell>
          <table:table-cell table:formula="of:=POWER([.C534]-6.75;2)" office:value-type="float" office:value="0.00523934151087029" calcext:value-type="float">
            <text:p>0.0052393415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346081" calcext:value-type="float">
            <text:p>6.346081</text:p>
          </table:table-cell>
          <table:table-cell office:value-type="float" office:value="6.6796730141" calcext:value-type="float">
            <text:p>6.6796730141</text:p>
          </table:table-cell>
          <table:table-cell table:formula="of:=POWER([.C535]-6.75;2)" office:value-type="float" office:value="0.00494588494577873" calcext:value-type="float">
            <text:p>0.0049458849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408389" calcext:value-type="float">
            <text:p>6.408389</text:p>
          </table:table-cell>
          <table:table-cell office:value-type="float" office:value="6.6813762254" calcext:value-type="float">
            <text:p>6.6813762254</text:p>
          </table:table-cell>
          <table:table-cell table:formula="of:=POWER([.C536]-6.75;2)" office:value-type="float" office:value="0.00470922244035158" calcext:value-type="float">
            <text:p>0.0047092224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460255" calcext:value-type="float">
            <text:p>6.460255</text:p>
          </table:table-cell>
          <table:table-cell office:value-type="float" office:value="6.6827040986" calcext:value-type="float">
            <text:p>6.6827040986</text:p>
          </table:table-cell>
          <table:table-cell table:formula="of:=POWER([.C537]-6.75;2)" office:value-type="float" office:value="0.00452873834523847" calcext:value-type="float">
            <text:p>0.0045287383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494506" calcext:value-type="float">
            <text:p>6.494506</text:p>
          </table:table-cell>
          <table:table-cell office:value-type="float" office:value="6.6835773239" calcext:value-type="float">
            <text:p>6.6835773239</text:p>
          </table:table-cell>
          <table:table-cell table:formula="of:=POWER([.C538]-6.75;2)" office:value-type="float" office:value="0.00441197190028554" calcext:value-type="float">
            <text:p>0.0044119719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518427" calcext:value-type="float">
            <text:p>6.518427</text:p>
          </table:table-cell>
          <table:table-cell office:value-type="float" office:value="6.6836015352" calcext:value-type="float">
            <text:p>6.6836015352</text:p>
          </table:table-cell>
          <table:table-cell table:formula="of:=POWER([.C539]-6.75;2)" office:value-type="float" office:value="0.00440875612779681" calcext:value-type="float">
            <text:p>0.004408756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544929" calcext:value-type="float">
            <text:p>6.544929</text:p>
          </table:table-cell>
          <table:table-cell office:value-type="float" office:value="6.6819081268" calcext:value-type="float">
            <text:p>6.6819081268</text:p>
          </table:table-cell>
          <table:table-cell table:formula="of:=POWER([.C540]-6.75;2)" office:value-type="float" office:value="0.00463650319588491" calcext:value-type="float">
            <text:p>0.0046365032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580247" calcext:value-type="float">
            <text:p>6.580247</text:p>
          </table:table-cell>
          <table:table-cell office:value-type="float" office:value="6.6773599296" calcext:value-type="float">
            <text:p>6.6773599296</text:p>
          </table:table-cell>
          <table:table-cell table:formula="of:=POWER([.C541]-6.75;2)" office:value-type="float" office:value="0.005276579827717" calcext:value-type="float">
            <text:p>0.0052765798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618598" calcext:value-type="float">
            <text:p>6.618598</text:p>
          </table:table-cell>
          <table:table-cell office:value-type="float" office:value="6.6692314085" calcext:value-type="float">
            <text:p>6.6692314085</text:p>
          </table:table-cell>
          <table:table-cell table:formula="of:=POWER([.C542]-6.75;2)" office:value-type="float" office:value="0.00652356537289388" calcext:value-type="float">
            <text:p>0.0065235654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648012" calcext:value-type="float">
            <text:p>6.648012</text:p>
          </table:table-cell>
          <table:table-cell office:value-type="float" office:value="6.6580907324" calcext:value-type="float">
            <text:p>6.6580907324</text:p>
          </table:table-cell>
          <table:table-cell table:formula="of:=POWER([.C543]-6.75;2)" office:value-type="float" office:value="0.00844731347076844" calcext:value-type="float">
            <text:p>0.0084473135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661416" calcext:value-type="float">
            <text:p>6.661416</text:p>
          </table:table-cell>
          <table:table-cell office:value-type="float" office:value="6.6461419859" calcext:value-type="float">
            <text:p>6.6461419859</text:p>
          </table:table-cell>
          <table:table-cell table:formula="of:=POWER([.C544]-6.75;2)" office:value-type="float" office:value="0.0107864870927958" calcext:value-type="float">
            <text:p>0.010786487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663057" calcext:value-type="float">
            <text:p>6.663057</text:p>
          </table:table-cell>
          <table:table-cell office:value-type="float" office:value="6.6363049718" calcext:value-type="float">
            <text:p>6.6363049718</text:p>
          </table:table-cell>
          <table:table-cell table:formula="of:=POWER([.C545]-6.75;2)" office:value-type="float" office:value="0.0129265594373989" calcext:value-type="float">
            <text:p>0.0129265594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665238" calcext:value-type="float">
            <text:p>6.665238</text:p>
          </table:table-cell>
          <table:table-cell office:value-type="float" office:value="6.6304549296" calcext:value-type="float">
            <text:p>6.6304549296</text:p>
          </table:table-cell>
          <table:table-cell table:formula="of:=POWER([.C546]-6.75;2)" office:value-type="float" office:value="0.014291023856941" calcext:value-type="float">
            <text:p>0.0142910239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678456" calcext:value-type="float">
            <text:p>6.678456</text:p>
          </table:table-cell>
          <table:table-cell office:value-type="float" office:value="6.6282965634" calcext:value-type="float">
            <text:p>6.6282965634</text:p>
          </table:table-cell>
          <table:table-cell table:formula="of:=POWER([.C547]-6.75;2)" office:value-type="float" office:value="0.0148117264802502" calcext:value-type="float">
            <text:p>0.0148117265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703045" calcext:value-type="float">
            <text:p>6.703045</text:p>
          </table:table-cell>
          <table:table-cell office:value-type="float" office:value="6.6276045634" calcext:value-type="float">
            <text:p>6.6276045634</text:p>
          </table:table-cell>
          <table:table-cell table:formula="of:=POWER([.C548]-6.75;2)" office:value-type="float" office:value="0.0149806429005046" calcext:value-type="float">
            <text:p>0.0149806429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728806" calcext:value-type="float">
            <text:p>6.728806</text:p>
          </table:table-cell>
          <table:table-cell office:value-type="float" office:value="6.6253336056" calcext:value-type="float">
            <text:p>6.6253336056</text:p>
          </table:table-cell>
          <table:table-cell table:formula="of:=POWER([.C549]-6.75;2)" office:value-type="float" office:value="0.0155417098926964" calcext:value-type="float">
            <text:p>0.0155417099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742393" calcext:value-type="float">
            <text:p>6.742393</text:p>
          </table:table-cell>
          <table:table-cell office:value-type="float" office:value="6.6188084789" calcext:value-type="float">
            <text:p>6.6188084789</text:p>
          </table:table-cell>
          <table:table-cell table:formula="of:=POWER([.C550]-6.75;2)" office:value-type="float" office:value="0.0172112152085317" calcext:value-type="float">
            <text:p>0.0172112152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736382" calcext:value-type="float">
            <text:p>6.736382</text:p>
          </table:table-cell>
          <table:table-cell office:value-type="float" office:value="6.6065088873" calcext:value-type="float">
            <text:p>6.6065088873</text:p>
          </table:table-cell>
          <table:table-cell table:formula="of:=POWER([.C551]-6.75;2)" office:value-type="float" office:value="0.020589699423884" calcext:value-type="float">
            <text:p>0.0205896994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713703" calcext:value-type="float">
            <text:p>6.713703</text:p>
          </table:table-cell>
          <table:table-cell office:value-type="float" office:value="6.588379831" calcext:value-type="float">
            <text:p>6.588379831</text:p>
          </table:table-cell>
          <table:table-cell table:formula="of:=POWER([.C552]-6.75;2)" office:value-type="float" office:value="0.0261210790275885" calcext:value-type="float">
            <text:p>0.026121079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685288" calcext:value-type="float">
            <text:p>6.685288</text:p>
          </table:table-cell>
          <table:table-cell office:value-type="float" office:value="6.5658659437" calcext:value-type="float">
            <text:p>6.5658659437</text:p>
          </table:table-cell>
          <table:table-cell table:formula="of:=POWER([.C553]-6.75;2)" office:value-type="float" office:value="0.0339053506894914" calcext:value-type="float">
            <text:p>0.0339053507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663478" calcext:value-type="float">
            <text:p>6.663478</text:p>
          </table:table-cell>
          <table:table-cell office:value-type="float" office:value="6.5417215211" calcext:value-type="float">
            <text:p>6.5417215211</text:p>
          </table:table-cell>
          <table:table-cell table:formula="of:=POWER([.C554]-6.75;2)" office:value-type="float" office:value="0.0433799247728976" calcext:value-type="float">
            <text:p>0.0433799248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655891" calcext:value-type="float">
            <text:p>6.655891</text:p>
          </table:table-cell>
          <table:table-cell office:value-type="float" office:value="6.5192103803" calcext:value-type="float">
            <text:p>6.5192103803</text:p>
          </table:table-cell>
          <table:table-cell table:formula="of:=POWER([.C555]-6.75;2)" office:value-type="float" office:value="0.0532638485612708" calcext:value-type="float">
            <text:p>0.0532638486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663457" calcext:value-type="float">
            <text:p>6.663457</text:p>
          </table:table-cell>
          <table:table-cell office:value-type="float" office:value="6.5005552254" calcext:value-type="float">
            <text:p>6.5005552254</text:p>
          </table:table-cell>
          <table:table-cell table:formula="of:=POWER([.C556]-6.75;2)" office:value-type="float" office:value="0.0622226955752446" calcext:value-type="float">
            <text:p>0.0622226956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682679" calcext:value-type="float">
            <text:p>6.682679</text:p>
          </table:table-cell>
          <table:table-cell office:value-type="float" office:value="6.4852013099" calcext:value-type="float">
            <text:p>6.4852013099</text:p>
          </table:table-cell>
          <table:table-cell table:formula="of:=POWER([.C557]-6.75;2)" office:value-type="float" office:value="0.0701183462786759" calcext:value-type="float">
            <text:p>0.0701183463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708856" calcext:value-type="float">
            <text:p>6.708856</text:p>
          </table:table-cell>
          <table:table-cell office:value-type="float" office:value="6.4520704366" calcext:value-type="float">
            <text:p>6.4520704366</text:p>
          </table:table-cell>
          <table:table-cell table:formula="of:=POWER([.C558]-6.75;2)" office:value-type="float" office:value="0.0887620247477148" calcext:value-type="float">
            <text:p>0.0887620247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737597" calcext:value-type="float">
            <text:p>6.737597</text:p>
          </table:table-cell>
          <table:table-cell office:value-type="float" office:value="6.449686169" calcext:value-type="float">
            <text:p>6.449686169</text:p>
          </table:table-cell>
          <table:table-cell table:formula="of:=POWER([.C559]-6.75;2)" office:value-type="float" office:value="0.0901883970898968" calcext:value-type="float">
            <text:p>0.0901883971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76539" calcext:value-type="float">
            <text:p>6.76539</text:p>
          </table:table-cell>
          <table:table-cell office:value-type="float" office:value="6.4430125493" calcext:value-type="float">
            <text:p>6.4430125493</text:p>
          </table:table-cell>
          <table:table-cell table:formula="of:=POWER([.C560]-6.75;2)" office:value-type="float" office:value="0.0942412948872851" calcext:value-type="float">
            <text:p>0.0942412949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790999" calcext:value-type="float">
            <text:p>6.790999</text:p>
          </table:table-cell>
          <table:table-cell office:value-type="float" office:value="6.4330441268" calcext:value-type="float">
            <text:p>6.4330441268</text:p>
          </table:table-cell>
          <table:table-cell table:formula="of:=POWER([.C561]-6.75;2)" office:value-type="float" office:value="0.100461025555974" calcext:value-type="float">
            <text:p>0.1004610256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816492" calcext:value-type="float">
            <text:p>6.816492</text:p>
          </table:table-cell>
          <table:table-cell office:value-type="float" office:value="6.4206573662" calcext:value-type="float">
            <text:p>6.4206573662</text:p>
          </table:table-cell>
          <table:table-cell table:formula="of:=POWER([.C562]-6.75;2)" office:value-type="float" office:value="0.108466570438321" calcext:value-type="float">
            <text:p>0.1084665704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84501" calcext:value-type="float">
            <text:p>6.84501</text:p>
          </table:table-cell>
          <table:table-cell office:value-type="float" office:value="6.4071525634" calcext:value-type="float">
            <text:p>6.4071525634</text:p>
          </table:table-cell>
          <table:table-cell table:formula="of:=POWER([.C563]-6.75;2)" office:value-type="float" office:value="0.117544364783191" calcext:value-type="float">
            <text:p>0.1175443648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875942" calcext:value-type="float">
            <text:p>6.875942</text:p>
          </table:table-cell>
          <table:table-cell office:value-type="float" office:value="6.3935479014" calcext:value-type="float">
            <text:p>6.3935479014</text:p>
          </table:table-cell>
          <table:table-cell table:formula="of:=POWER([.C564]-6.75;2)" office:value-type="float" office:value="0.127058098596344" calcext:value-type="float">
            <text:p>0.1270580986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902526" calcext:value-type="float">
            <text:p>6.902526</text:p>
          </table:table-cell>
          <table:table-cell office:value-type="float" office:value="6.3803702113" calcext:value-type="float">
            <text:p>6.3803702113</text:p>
          </table:table-cell>
          <table:table-cell table:formula="of:=POWER([.C565]-6.75;2)" office:value-type="float" office:value="0.136626180694407" calcext:value-type="float">
            <text:p>0.1366261807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915758" calcext:value-type="float">
            <text:p>6.915758</text:p>
          </table:table-cell>
          <table:table-cell office:value-type="float" office:value="6.3679343239" calcext:value-type="float">
            <text:p>6.3679343239</text:p>
          </table:table-cell>
          <table:table-cell table:formula="of:=POWER([.C566]-6.75;2)" office:value-type="float" office:value="0.14597418085375" calcext:value-type="float">
            <text:p>0.1459741809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911988" calcext:value-type="float">
            <text:p>6.911988</text:p>
          </table:table-cell>
          <table:table-cell office:value-type="float" office:value="6.3565103521" calcext:value-type="float">
            <text:p>6.3565103521</text:p>
          </table:table-cell>
          <table:table-cell table:formula="of:=POWER([.C567]-6.75;2)" office:value-type="float" office:value="0.154834103004466" calcext:value-type="float">
            <text:p>0.154834103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896676" calcext:value-type="float">
            <text:p>6.896676</text:p>
          </table:table-cell>
          <table:table-cell office:value-type="float" office:value="6.3461529155" calcext:value-type="float">
            <text:p>6.3461529155</text:p>
          </table:table-cell>
          <table:table-cell table:formula="of:=POWER([.C568]-6.75;2)" office:value-type="float" office:value="0.16309246765915" calcext:value-type="float">
            <text:p>0.1630924677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879271" calcext:value-type="float">
            <text:p>6.879271</text:p>
          </table:table-cell>
          <table:table-cell office:value-type="float" office:value="6.3365314648" calcext:value-type="float">
            <text:p>6.3365314648</text:p>
          </table:table-cell>
          <table:table-cell table:formula="of:=POWER([.C569]-6.75;2)" office:value-type="float" office:value="0.170956229600433" calcext:value-type="float">
            <text:p>0.1709562296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863701" calcext:value-type="float">
            <text:p>6.863701</text:p>
          </table:table-cell>
          <table:table-cell office:value-type="float" office:value="6.3271215634" calcext:value-type="float">
            <text:p>6.3271215634</text:p>
          </table:table-cell>
          <table:table-cell table:formula="of:=POWER([.C570]-6.75;2)" office:value-type="float" office:value="0.17882617214126" calcext:value-type="float">
            <text:p>0.178826172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845532" calcext:value-type="float">
            <text:p>6.845532</text:p>
          </table:table-cell>
          <table:table-cell office:value-type="float" office:value="6.3176649155" calcext:value-type="float">
            <text:p>6.3176649155</text:p>
          </table:table-cell>
          <table:table-cell table:formula="of:=POWER([.C571]-6.75;2)" office:value-type="float" office:value="0.186913625289622" calcext:value-type="float">
            <text:p>0.1869136253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820261" calcext:value-type="float">
            <text:p>6.820261</text:p>
          </table:table-cell>
          <table:table-cell office:value-type="float" office:value="6.3084485634" calcext:value-type="float">
            <text:p>6.3084485634</text:p>
          </table:table-cell>
          <table:table-cell table:formula="of:=POWER([.C572]-6.75;2)" office:value-type="float" office:value="0.194967671163524" calcext:value-type="float">
            <text:p>0.1949676712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793038" calcext:value-type="float">
            <text:p>6.793038</text:p>
          </table:table-cell>
          <table:table-cell office:value-type="float" office:value="6.3000821268" calcext:value-type="float">
            <text:p>6.3000821268</text:p>
          </table:table-cell>
          <table:table-cell table:formula="of:=POWER([.C573]-6.75;2)" office:value-type="float" office:value="0.202426092624812" calcext:value-type="float">
            <text:p>0.2024260926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777215" calcext:value-type="float">
            <text:p>6.777215</text:p>
          </table:table-cell>
          <table:table-cell office:value-type="float" office:value="6.2929495775" calcext:value-type="float">
            <text:p>6.2929495775</text:p>
          </table:table-cell>
          <table:table-cell table:formula="of:=POWER([.C574]-6.75;2)" office:value-type="float" office:value="0.208895088707429" calcext:value-type="float">
            <text:p>0.2088950887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782268" calcext:value-type="float">
            <text:p>6.782268</text:p>
          </table:table-cell>
          <table:table-cell office:value-type="float" office:value="6.2868329155" calcext:value-type="float">
            <text:p>6.2868329155</text:p>
          </table:table-cell>
          <table:table-cell table:formula="of:=POWER([.C575]-6.75;2)" office:value-type="float" office:value="0.21452374816423" calcext:value-type="float">
            <text:p>0.2145237482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804779" calcext:value-type="float">
            <text:p>6.804779</text:p>
          </table:table-cell>
          <table:table-cell office:value-type="float" office:value="6.2810197746" calcext:value-type="float">
            <text:p>6.2810197746</text:p>
          </table:table-cell>
          <table:table-cell table:formula="of:=POWER([.C576]-6.75;2)" office:value-type="float" office:value="0.219942451816235" calcext:value-type="float">
            <text:p>0.2199424518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832144" calcext:value-type="float">
            <text:p>6.832144</text:p>
          </table:table-cell>
          <table:table-cell office:value-type="float" office:value="6.2747724507" calcext:value-type="float">
            <text:p>6.2747724507</text:p>
          </table:table-cell>
          <table:table-cell table:formula="of:=POWER([.C577]-6.75;2)" office:value-type="float" office:value="0.225841223613683" calcext:value-type="float">
            <text:p>0.2258412236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853425" calcext:value-type="float">
            <text:p>6.853425</text:p>
          </table:table-cell>
          <table:table-cell office:value-type="float" office:value="6.267784" calcext:value-type="float">
            <text:p>6.267784</text:p>
          </table:table-cell>
          <table:table-cell table:formula="of:=POWER([.C578]-6.75;2)" office:value-type="float" office:value="0.232532270656" calcext:value-type="float">
            <text:p>0.2325322707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865604" calcext:value-type="float">
            <text:p>6.865604</text:p>
          </table:table-cell>
          <table:table-cell office:value-type="float" office:value="6.2603167324" calcext:value-type="float">
            <text:p>6.2603167324</text:p>
          </table:table-cell>
          <table:table-cell table:formula="of:=POWER([.C579]-6.75;2)" office:value-type="float" office:value="0.239789702567413" calcext:value-type="float">
            <text:p>0.2397897026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871179" calcext:value-type="float">
            <text:p>6.871179</text:p>
          </table:table-cell>
          <table:table-cell office:value-type="float" office:value="6.2529644789" calcext:value-type="float">
            <text:p>6.2529644789</text:p>
          </table:table-cell>
          <table:table-cell table:formula="of:=POWER([.C580]-6.75;2)" office:value-type="float" office:value="0.247044309235148" calcext:value-type="float">
            <text:p>0.2470443092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871956" calcext:value-type="float">
            <text:p>6.871956</text:p>
          </table:table-cell>
          <table:table-cell office:value-type="float" office:value="6.2462277887" calcext:value-type="float">
            <text:p>6.2462277887</text:p>
          </table:table-cell>
          <table:table-cell table:formula="of:=POWER([.C581]-6.75;2)" office:value-type="float" office:value="0.253786440878092" calcext:value-type="float">
            <text:p>0.2537864409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865401" calcext:value-type="float">
            <text:p>6.865401</text:p>
          </table:table-cell>
          <table:table-cell office:value-type="float" office:value="6.2402176197" calcext:value-type="float">
            <text:p>6.2402176197</text:p>
          </table:table-cell>
          <table:table-cell table:formula="of:=POWER([.C582]-6.75;2)" office:value-type="float" office:value="0.259878075264334" calcext:value-type="float">
            <text:p>0.2598780753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846076" calcext:value-type="float">
            <text:p>6.846076</text:p>
          </table:table-cell>
          <table:table-cell office:value-type="float" office:value="6.2347051549" calcext:value-type="float">
            <text:p>6.2347051549</text:p>
          </table:table-cell>
          <table:table-cell table:formula="of:=POWER([.C583]-6.75;2)" office:value-type="float" office:value="0.265528777386633" calcext:value-type="float">
            <text:p>0.2655287774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810229" calcext:value-type="float">
            <text:p>6.810229</text:p>
          </table:table-cell>
          <table:table-cell office:value-type="float" office:value="6.2294611972" calcext:value-type="float">
            <text:p>6.2294611972</text:p>
          </table:table-cell>
          <table:table-cell table:formula="of:=POWER([.C584]-6.75;2)" office:value-type="float" office:value="0.270960645220457" calcext:value-type="float">
            <text:p>0.2709606452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759487" calcext:value-type="float">
            <text:p>6.759487</text:p>
          </table:table-cell>
          <table:table-cell office:value-type="float" office:value="6.2245936197" calcext:value-type="float">
            <text:p>6.2245936197</text:p>
          </table:table-cell>
          <table:table-cell table:formula="of:=POWER([.C585]-6.75;2)" office:value-type="float" office:value="0.276051864459948" calcext:value-type="float">
            <text:p>0.2760518645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700794" calcext:value-type="float">
            <text:p>6.700794</text:p>
          </table:table-cell>
          <table:table-cell office:value-type="float" office:value="6.2205783521" calcext:value-type="float">
            <text:p>6.2205783521</text:p>
          </table:table-cell>
          <table:table-cell table:formula="of:=POWER([.C586]-6.75;2)" office:value-type="float" office:value="0.280287281265151" calcext:value-type="float">
            <text:p>0.2802872813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643057" calcext:value-type="float">
            <text:p>6.643057</text:p>
          </table:table-cell>
          <table:table-cell office:value-type="float" office:value="6.217930507" calcext:value-type="float">
            <text:p>6.217930507</text:p>
          </table:table-cell>
          <table:table-cell table:formula="of:=POWER([.C587]-6.75;2)" office:value-type="float" office:value="0.283097945381277" calcext:value-type="float">
            <text:p>0.2830979454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593243" calcext:value-type="float">
            <text:p>6.593243</text:p>
          </table:table-cell>
          <table:table-cell office:value-type="float" office:value="6.216802493" calcext:value-type="float">
            <text:p>6.216802493</text:p>
          </table:table-cell>
          <table:table-cell table:formula="of:=POWER([.C588]-6.75;2)" office:value-type="float" office:value="0.284299581471015" calcext:value-type="float">
            <text:p>0.2842995815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554253" calcext:value-type="float">
            <text:p>6.554253</text:p>
          </table:table-cell>
          <table:table-cell office:value-type="float" office:value="6.2168770423" calcext:value-type="float">
            <text:p>6.2168770423</text:p>
          </table:table-cell>
          <table:table-cell table:formula="of:=POWER([.C589]-6.75;2)" office:value-type="float" office:value="0.284220088026796" calcext:value-type="float">
            <text:p>0.284220088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525351" calcext:value-type="float">
            <text:p>6.525351</text:p>
          </table:table-cell>
          <table:table-cell office:value-type="float" office:value="6.2176355915" calcext:value-type="float">
            <text:p>6.2176355915</text:p>
          </table:table-cell>
          <table:table-cell table:formula="of:=POWER([.C590]-6.75;2)" office:value-type="float" office:value="0.283411863437555" calcext:value-type="float">
            <text:p>0.2834118634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504836" calcext:value-type="float">
            <text:p>6.504836</text:p>
          </table:table-cell>
          <table:table-cell office:value-type="float" office:value="6.2187384366" calcext:value-type="float">
            <text:p>6.2187384366</text:p>
          </table:table-cell>
          <table:table-cell table:formula="of:=POWER([.C591]-6.75;2)" office:value-type="float" office:value="0.282238848746212" calcext:value-type="float">
            <text:p>0.2822388487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493295" calcext:value-type="float">
            <text:p>6.493295</text:p>
          </table:table-cell>
          <table:table-cell office:value-type="float" office:value="6.2201730141" calcext:value-type="float">
            <text:p>6.2201730141</text:p>
          </table:table-cell>
          <table:table-cell table:formula="of:=POWER([.C592]-6.75;2)" office:value-type="float" office:value="0.280716634987879" calcext:value-type="float">
            <text:p>0.280716635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494275" calcext:value-type="float">
            <text:p>6.494275</text:p>
          </table:table-cell>
          <table:table-cell office:value-type="float" office:value="6.2220583099" calcext:value-type="float">
            <text:p>6.2220583099</text:p>
          </table:table-cell>
          <table:table-cell table:formula="of:=POWER([.C593]-6.75;2)" office:value-type="float" office:value="0.278722428145644" calcext:value-type="float">
            <text:p>0.2787224281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510521" calcext:value-type="float">
            <text:p>6.510521</text:p>
          </table:table-cell>
          <table:table-cell office:value-type="float" office:value="6.2243290282" calcext:value-type="float">
            <text:p>6.2243290282</text:p>
          </table:table-cell>
          <table:table-cell table:formula="of:=POWER([.C594]-6.75;2)" office:value-type="float" office:value="0.276329970593157" calcext:value-type="float">
            <text:p>0.2763299706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538597" calcext:value-type="float">
            <text:p>6.538597</text:p>
          </table:table-cell>
          <table:table-cell office:value-type="float" office:value="6.2266275915" calcext:value-type="float">
            <text:p>6.2266275915</text:p>
          </table:table-cell>
          <table:table-cell table:formula="of:=POWER([.C595]-6.75;2)" office:value-type="float" office:value="0.273918677979091" calcext:value-type="float">
            <text:p>0.273918678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56774" calcext:value-type="float">
            <text:p>6.56774</text:p>
          </table:table-cell>
          <table:table-cell office:value-type="float" office:value="6.2285030986" calcext:value-type="float">
            <text:p>6.2285030986</text:p>
          </table:table-cell>
          <table:table-cell table:formula="of:=POWER([.C596]-6.75;2)" office:value-type="float" office:value="0.271959018169801" calcext:value-type="float">
            <text:p>0.2719590182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58529" calcext:value-type="float">
            <text:p>6.58529</text:p>
          </table:table-cell>
          <table:table-cell office:value-type="float" office:value="6.2297312394" calcext:value-type="float">
            <text:p>6.2297312394</text:p>
          </table:table-cell>
          <table:table-cell table:formula="of:=POWER([.C597]-6.75;2)" office:value-type="float" office:value="0.27067958325626" calcext:value-type="float">
            <text:p>0.2706795833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584233" calcext:value-type="float">
            <text:p>6.584233</text:p>
          </table:table-cell>
          <table:table-cell office:value-type="float" office:value="6.2305043662" calcext:value-type="float">
            <text:p>6.2305043662</text:p>
          </table:table-cell>
          <table:table-cell table:formula="of:=POWER([.C598]-6.75;2)" office:value-type="float" office:value="0.269875713537264" calcext:value-type="float">
            <text:p>0.2698757135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566101" calcext:value-type="float">
            <text:p>6.566101</text:p>
          </table:table-cell>
          <table:table-cell office:value-type="float" office:value="6.23138" calcext:value-type="float">
            <text:p>6.23138</text:p>
          </table:table-cell>
          <table:table-cell table:formula="of:=POWER([.C599]-6.75;2)" office:value-type="float" office:value="0.2689667044" calcext:value-type="float">
            <text:p>0.2689667044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537338" calcext:value-type="float">
            <text:p>6.537338</text:p>
          </table:table-cell>
          <table:table-cell office:value-type="float" office:value="6.2330376197" calcext:value-type="float">
            <text:p>6.2330376197</text:p>
          </table:table-cell>
          <table:table-cell table:formula="of:=POWER([.C600]-6.75;2)" office:value-type="float" office:value="0.267250102645442" calcext:value-type="float">
            <text:p>0.2672501026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503968" calcext:value-type="float">
            <text:p>6.503968</text:p>
          </table:table-cell>
          <table:table-cell office:value-type="float" office:value="6.2359736901" calcext:value-type="float">
            <text:p>6.2359736901</text:p>
          </table:table-cell>
          <table:table-cell table:formula="of:=POWER([.C601]-6.75;2)" office:value-type="float" office:value="0.264223047269411" calcext:value-type="float">
            <text:p>0.2642230473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470537" calcext:value-type="float">
            <text:p>6.470537</text:p>
          </table:table-cell>
          <table:table-cell office:value-type="float" office:value="6.2402767042" calcext:value-type="float">
            <text:p>6.2402767042</text:p>
          </table:table-cell>
          <table:table-cell table:formula="of:=POWER([.C602]-6.75;2)" office:value-type="float" office:value="0.259817838281214" calcext:value-type="float">
            <text:p>0.2598178383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443076" calcext:value-type="float">
            <text:p>6.443076</text:p>
          </table:table-cell>
          <table:table-cell office:value-type="float" office:value="6.2455856479" calcext:value-type="float">
            <text:p>6.2455856479</text:p>
          </table:table-cell>
          <table:table-cell table:formula="of:=POWER([.C603]-6.75;2)" office:value-type="float" office:value="0.254433838604463" calcext:value-type="float">
            <text:p>0.2544338386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430161" calcext:value-type="float">
            <text:p>6.430161</text:p>
          </table:table-cell>
          <table:table-cell office:value-type="float" office:value="6.2512548732" calcext:value-type="float">
            <text:p>6.2512548732</text:p>
          </table:table-cell>
          <table:table-cell table:formula="of:=POWER([.C604]-6.75;2)" office:value-type="float" office:value="0.248746701506748" calcext:value-type="float">
            <text:p>0.2487467015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438585" calcext:value-type="float">
            <text:p>6.438585</text:p>
          </table:table-cell>
          <table:table-cell office:value-type="float" office:value="6.2566510563" calcext:value-type="float">
            <text:p>6.2566510563</text:p>
          </table:table-cell>
          <table:table-cell table:formula="of:=POWER([.C605]-6.75;2)" office:value-type="float" office:value="0.243393180249906" calcext:value-type="float">
            <text:p>0.2433931802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467009" calcext:value-type="float">
            <text:p>6.467009</text:p>
          </table:table-cell>
          <table:table-cell office:value-type="float" office:value="6.2614259718" calcext:value-type="float">
            <text:p>6.2614259718</text:p>
          </table:table-cell>
          <table:table-cell table:formula="of:=POWER([.C606]-6.75;2)" office:value-type="float" office:value="0.238704581031575" calcext:value-type="float">
            <text:p>0.238704581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502668" calcext:value-type="float">
            <text:p>6.502668</text:p>
          </table:table-cell>
          <table:table-cell office:value-type="float" office:value="6.2656025352" calcext:value-type="float">
            <text:p>6.2656025352</text:p>
          </table:table-cell>
          <table:table-cell table:formula="of:=POWER([.C607]-6.75;2)" office:value-type="float" office:value="0.234640903904667" calcext:value-type="float">
            <text:p>0.2346409039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522254" calcext:value-type="float">
            <text:p>6.522254</text:p>
          </table:table-cell>
          <table:table-cell office:value-type="float" office:value="6.2694608873" calcext:value-type="float">
            <text:p>6.2694608873</text:p>
          </table:table-cell>
          <table:table-cell table:formula="of:=POWER([.C608]-6.75;2)" office:value-type="float" office:value="0.230917838834503" calcext:value-type="float">
            <text:p>0.2309178388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496225" calcext:value-type="float">
            <text:p>6.496225</text:p>
          </table:table-cell>
          <table:table-cell office:value-type="float" office:value="6.2734132958" calcext:value-type="float">
            <text:p>6.2734132958</text:p>
          </table:table-cell>
          <table:table-cell table:formula="of:=POWER([.C609]-6.75;2)" office:value-type="float" office:value="0.227134886620218" calcext:value-type="float">
            <text:p>0.2271348866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398195" calcext:value-type="float">
            <text:p>6.398195</text:p>
          </table:table-cell>
          <table:table-cell office:value-type="float" office:value="6.2780432958" calcext:value-type="float">
            <text:p>6.2780432958</text:p>
          </table:table-cell>
          <table:table-cell table:formula="of:=POWER([.C610]-6.75;2)" office:value-type="float" office:value="0.222743130639326" calcext:value-type="float">
            <text:p>0.2227431306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222007" calcext:value-type="float">
            <text:p>6.222007</text:p>
          </table:table-cell>
          <table:table-cell office:value-type="float" office:value="6.28422" calcext:value-type="float">
            <text:p>6.28422</text:p>
          </table:table-cell>
          <table:table-cell table:formula="of:=POWER([.C611]-6.75;2)" office:value-type="float" office:value="0.2169510084" calcext:value-type="float">
            <text:p>0.2169510084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003122" calcext:value-type="float">
            <text:p>6.003122</text:p>
          </table:table-cell>
          <table:table-cell office:value-type="float" office:value="6.2929760141" calcext:value-type="float">
            <text:p>6.2929760141</text:p>
          </table:table-cell>
          <table:table-cell table:formula="of:=POWER([.C612]-6.75;2)" office:value-type="float" office:value="0.208870923687924" calcext:value-type="float">
            <text:p>0.2088709237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.82761" calcext:value-type="float">
            <text:p>5.82761</text:p>
          </table:table-cell>
          <table:table-cell office:value-type="float" office:value="6.3049311127" calcext:value-type="float">
            <text:p>6.3049311127</text:p>
          </table:table-cell>
          <table:table-cell table:formula="of:=POWER([.C613]-6.75;2)" office:value-type="float" office:value="0.19808631444246" calcext:value-type="float">
            <text:p>0.1980863144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.799651" calcext:value-type="float">
            <text:p>5.799651</text:p>
          </table:table-cell>
          <table:table-cell office:value-type="float" office:value="6.3194735915" calcext:value-type="float">
            <text:p>6.3194735915</text:p>
          </table:table-cell>
          <table:table-cell table:formula="of:=POWER([.C614]-6.75;2)" office:value-type="float" office:value="0.185352988415909" calcext:value-type="float">
            <text:p>0.1853529884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.962988" calcext:value-type="float">
            <text:p>5.962988</text:p>
          </table:table-cell>
          <table:table-cell office:value-type="float" office:value="6.3344403521" calcext:value-type="float">
            <text:p>6.3344403521</text:p>
          </table:table-cell>
          <table:table-cell table:formula="of:=POWER([.C615]-6.75;2)" office:value-type="float" office:value="0.172689820962772" calcext:value-type="float">
            <text:p>0.172689821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247704" calcext:value-type="float">
            <text:p>6.247704</text:p>
          </table:table-cell>
          <table:table-cell office:value-type="float" office:value="6.3470266761" calcext:value-type="float">
            <text:p>6.3470266761</text:p>
          </table:table-cell>
          <table:table-cell table:formula="of:=POWER([.C616]-6.75;2)" office:value-type="float" office:value="0.162387499775015" calcext:value-type="float">
            <text:p>0.1623874998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511994" calcext:value-type="float">
            <text:p>6.511994</text:p>
          </table:table-cell>
          <table:table-cell office:value-type="float" office:value="6.3554939577" calcext:value-type="float">
            <text:p>6.3554939577</text:p>
          </table:table-cell>
          <table:table-cell table:formula="of:=POWER([.C617]-6.75;2)" office:value-type="float" office:value="0.155635017411209" calcext:value-type="float">
            <text:p>0.1556350174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629324" calcext:value-type="float">
            <text:p>6.629324</text:p>
          </table:table-cell>
          <table:table-cell office:value-type="float" office:value="6.3602071549" calcext:value-type="float">
            <text:p>6.3602071549</text:p>
          </table:table-cell>
          <table:table-cell table:formula="of:=POWER([.C618]-6.75;2)" office:value-type="float" office:value="0.151938462091152" calcext:value-type="float">
            <text:p>0.1519384621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541807" calcext:value-type="float">
            <text:p>6.541807</text:p>
          </table:table-cell>
          <table:table-cell office:value-type="float" office:value="6.3633303099" calcext:value-type="float">
            <text:p>6.3633303099</text:p>
          </table:table-cell>
          <table:table-cell table:formula="of:=POWER([.C619]-6.75;2)" office:value-type="float" office:value="0.14951344924203" calcext:value-type="float">
            <text:p>0.1495134492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265522" calcext:value-type="float">
            <text:p>6.265522</text:p>
          </table:table-cell>
          <table:table-cell office:value-type="float" office:value="6.3677569014" calcext:value-type="float">
            <text:p>6.3677569014</text:p>
          </table:table-cell>
          <table:table-cell table:formula="of:=POWER([.C620]-6.75;2)" office:value-type="float" office:value="0.146109786427329" calcext:value-type="float">
            <text:p>0.1461097864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.869122" calcext:value-type="float">
            <text:p>5.869122</text:p>
          </table:table-cell>
          <table:table-cell office:value-type="float" office:value="6.3760685493" calcext:value-type="float">
            <text:p>6.3760685493</text:p>
          </table:table-cell>
          <table:table-cell table:formula="of:=POWER([.C621]-6.75;2)" office:value-type="float" office:value="0.139824729822606" calcext:value-type="float">
            <text:p>0.139824729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.449219" calcext:value-type="float">
            <text:p>5.449219</text:p>
          </table:table-cell>
          <table:table-cell office:value-type="float" office:value="6.3898952676" calcext:value-type="float">
            <text:p>6.3898952676</text:p>
          </table:table-cell>
          <table:table-cell table:formula="of:=POWER([.C622]-6.75;2)" office:value-type="float" office:value="0.129675418296876" calcext:value-type="float">
            <text:p>0.1296754183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.115217" calcext:value-type="float">
            <text:p>5.115217</text:p>
          </table:table-cell>
          <table:table-cell office:value-type="float" office:value="6.4096041268" calcext:value-type="float">
            <text:p>6.4096041268</text:p>
          </table:table-cell>
          <table:table-cell table:formula="of:=POWER([.C623]-6.75;2)" office:value-type="float" office:value="0.115869350491591" calcext:value-type="float">
            <text:p>0.1158693505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.971034" calcext:value-type="float">
            <text:p>4.971034</text:p>
          </table:table-cell>
          <table:table-cell office:value-type="float" office:value="6.4340837042" calcext:value-type="float">
            <text:p>6.4340837042</text:p>
          </table:table-cell>
          <table:table-cell table:formula="of:=POWER([.C624]-6.75;2)" office:value-type="float" office:value="0.0998031059519932" calcext:value-type="float">
            <text:p>0.099803106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.065187" calcext:value-type="float">
            <text:p>5.065187</text:p>
          </table:table-cell>
          <table:table-cell office:value-type="float" office:value="6.4606990423" calcext:value-type="float">
            <text:p>6.4606990423</text:p>
          </table:table-cell>
          <table:table-cell table:formula="of:=POWER([.C625]-6.75;2)" office:value-type="float" office:value="0.0836950441261372" calcext:value-type="float">
            <text:p>0.0836950441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.331375" calcext:value-type="float">
            <text:p>5.331375</text:p>
          </table:table-cell>
          <table:table-cell office:value-type="float" office:value="6.4859874507" calcext:value-type="float">
            <text:p>6.4859874507</text:p>
          </table:table-cell>
          <table:table-cell table:formula="of:=POWER([.C626]-6.75;2)" office:value-type="float" office:value="0.0697026261878851" calcext:value-type="float">
            <text:p>0.0697026262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5.573329" calcext:value-type="float">
            <text:p>5.573329</text:p>
          </table:table-cell>
          <table:table-cell office:value-type="float" office:value="6.5073143803" calcext:value-type="float">
            <text:p>6.5073143803</text:p>
          </table:table-cell>
          <table:table-cell table:formula="of:=POWER([.C627]-6.75;2)" office:value-type="float" office:value="0.0588963100091728" calcext:value-type="float">
            <text:p>0.05889631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.330387" calcext:value-type="float">
            <text:p>4.330387</text:p>
          </table:table-cell>
          <table:table-cell office:value-type="float" office:value="6.5248378169" calcext:value-type="float">
            <text:p>6.5248378169</text:p>
          </table:table-cell>
          <table:table-cell table:formula="of:=POWER([.C628]-6.75;2)" office:value-type="float" office:value="0.050698008698358" calcext:value-type="float">
            <text:p>0.0506980087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539573" calcext:value-type="float">
            <text:p>6.539573</text:p>
          </table:table-cell>
          <table:table-cell office:value-type="float" office:value="6.5594457887" calcext:value-type="float">
            <text:p>6.5594457887</text:p>
          </table:table-cell>
          <table:table-cell table:formula="of:=POWER([.C629]-6.75;2)" office:value-type="float" office:value="0.0363109074441651" calcext:value-type="float">
            <text:p>0.0363109074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26377" calcext:value-type="float">
            <text:p>6.26377</text:p>
          </table:table-cell>
          <table:table-cell office:value-type="float" office:value="6.5626804085" calcext:value-type="float">
            <text:p>6.5626804085</text:p>
          </table:table-cell>
          <table:table-cell table:formula="of:=POWER([.C630]-6.75;2)" office:value-type="float" office:value="0.0350886293597267" calcext:value-type="float">
            <text:p>0.0350886294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057632" calcext:value-type="float">
            <text:p>6.057632</text:p>
          </table:table-cell>
          <table:table-cell office:value-type="float" office:value="6.5697963662" calcext:value-type="float">
            <text:p>6.5697963662</text:p>
          </table:table-cell>
          <table:table-cell table:formula="of:=POWER([.C631]-6.75;2)" office:value-type="float" office:value="0.0324733496347244" calcext:value-type="float">
            <text:p>0.0324733496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.911539" calcext:value-type="float">
            <text:p>5.911539</text:p>
          </table:table-cell>
          <table:table-cell office:value-type="float" office:value="6.5799772676" calcext:value-type="float">
            <text:p>6.5799772676</text:p>
          </table:table-cell>
          <table:table-cell table:formula="of:=POWER([.C632]-6.75;2)" office:value-type="float" office:value="0.0289077295327619" calcext:value-type="float">
            <text:p>0.0289077295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5.857651" calcext:value-type="float">
            <text:p>5.857651</text:p>
          </table:table-cell>
          <table:table-cell office:value-type="float" office:value="6.5923063662" calcext:value-type="float">
            <text:p>6.5923063662</text:p>
          </table:table-cell>
          <table:table-cell table:formula="of:=POWER([.C633]-6.75;2)" office:value-type="float" office:value="0.0248672821410485" calcext:value-type="float">
            <text:p>0.0248672821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.879079" calcext:value-type="float">
            <text:p>5.879079</text:p>
          </table:table-cell>
          <table:table-cell office:value-type="float" office:value="6.6051861972" calcext:value-type="float">
            <text:p>6.6051861972</text:p>
          </table:table-cell>
          <table:table-cell table:formula="of:=POWER([.C634]-6.75;2)" office:value-type="float" office:value="0.0209710374813973" calcext:value-type="float">
            <text:p>0.0209710375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5.940326" calcext:value-type="float">
            <text:p>5.940326</text:p>
          </table:table-cell>
          <table:table-cell office:value-type="float" office:value="6.6172093521" calcext:value-type="float">
            <text:p>6.6172093521</text:p>
          </table:table-cell>
          <table:table-cell table:formula="of:=POWER([.C635]-6.75;2)" office:value-type="float" office:value="0.0176333561697018" calcext:value-type="float">
            <text:p>0.0176333562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019578" calcext:value-type="float">
            <text:p>6.019578</text:p>
          </table:table-cell>
          <table:table-cell office:value-type="float" office:value="6.6276528028" calcext:value-type="float">
            <text:p>6.6276528028</text:p>
          </table:table-cell>
          <table:table-cell table:formula="of:=POWER([.C636]-6.75;2)" office:value-type="float" office:value="0.0149688366626957" calcext:value-type="float">
            <text:p>0.0149688367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104656" calcext:value-type="float">
            <text:p>6.104656</text:p>
          </table:table-cell>
          <table:table-cell office:value-type="float" office:value="6.6363896056" calcext:value-type="float">
            <text:p>6.6363896056</text:p>
          </table:table-cell>
          <table:table-cell table:formula="of:=POWER([.C637]-6.75;2)" office:value-type="float" office:value="0.0129073217157236" calcext:value-type="float">
            <text:p>0.0129073217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17661" calcext:value-type="float">
            <text:p>6.17661</text:p>
          </table:table-cell>
          <table:table-cell office:value-type="float" office:value="6.6436350563" calcext:value-type="float">
            <text:p>6.6436350563</text:p>
          </table:table-cell>
          <table:table-cell table:formula="of:=POWER([.C638]-6.75;2)" office:value-type="float" office:value="0.0113135012483042" calcext:value-type="float">
            <text:p>0.0113135012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213553" calcext:value-type="float">
            <text:p>6.213553</text:p>
          </table:table-cell>
          <table:table-cell office:value-type="float" office:value="6.6497822254" calcext:value-type="float">
            <text:p>6.6497822254</text:p>
          </table:table-cell>
          <table:table-cell table:formula="of:=POWER([.C639]-6.75;2)" office:value-type="float" office:value="0.0100436023457764" calcext:value-type="float">
            <text:p>0.0100436023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211168" calcext:value-type="float">
            <text:p>6.211168</text:p>
          </table:table-cell>
          <table:table-cell office:value-type="float" office:value="6.6552325775" calcext:value-type="float">
            <text:p>6.6552325775</text:p>
          </table:table-cell>
          <table:table-cell table:formula="of:=POWER([.C640]-6.75;2)" office:value-type="float" office:value="0.00898086436729358" calcext:value-type="float">
            <text:p>0.0089808644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192279" calcext:value-type="float">
            <text:p>6.192279</text:p>
          </table:table-cell>
          <table:table-cell office:value-type="float" office:value="6.6601304507" calcext:value-type="float">
            <text:p>6.6601304507</text:p>
          </table:table-cell>
          <table:table-cell table:formula="of:=POWER([.C641]-6.75;2)" office:value-type="float" office:value="0.0080765358913852" calcext:value-type="float">
            <text:p>0.0080765359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191171" calcext:value-type="float">
            <text:p>6.191171</text:p>
          </table:table-cell>
          <table:table-cell office:value-type="float" office:value="6.6641777183" calcext:value-type="float">
            <text:p>6.6641777183</text:p>
          </table:table-cell>
          <table:table-cell table:formula="of:=POWER([.C642]-6.75;2)" office:value-type="float" office:value="0.00736546403619409" calcext:value-type="float">
            <text:p>0.007365464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226244" calcext:value-type="float">
            <text:p>6.226244</text:p>
          </table:table-cell>
          <table:table-cell office:value-type="float" office:value="6.6668174085" calcext:value-type="float">
            <text:p>6.6668174085</text:p>
          </table:table-cell>
          <table:table-cell table:formula="of:=POWER([.C643]-6.75;2)" office:value-type="float" office:value="0.00691934352865587" calcext:value-type="float">
            <text:p>0.0069193435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286627" calcext:value-type="float">
            <text:p>6.286627</text:p>
          </table:table-cell>
          <table:table-cell office:value-type="float" office:value="6.667810662" calcext:value-type="float">
            <text:p>6.667810662</text:p>
          </table:table-cell>
          <table:table-cell table:formula="of:=POWER([.C644]-6.75;2)" office:value-type="float" office:value="0.00675508728087825" calcext:value-type="float">
            <text:p>0.0067550873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342932" calcext:value-type="float">
            <text:p>6.342932</text:p>
          </table:table-cell>
          <table:table-cell office:value-type="float" office:value="6.6677750282" calcext:value-type="float">
            <text:p>6.6677750282</text:p>
          </table:table-cell>
          <table:table-cell table:formula="of:=POWER([.C645]-6.75;2)" office:value-type="float" office:value="0.00676094598751074" calcext:value-type="float">
            <text:p>0.006760946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369535" calcext:value-type="float">
            <text:p>6.369535</text:p>
          </table:table-cell>
          <table:table-cell office:value-type="float" office:value="6.668116169" calcext:value-type="float">
            <text:p>6.668116169</text:p>
          </table:table-cell>
          <table:table-cell table:formula="of:=POWER([.C646]-6.75;2)" office:value-type="float" office:value="0.00670496177923654" calcext:value-type="float">
            <text:p>0.0067049618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361219" calcext:value-type="float">
            <text:p>6.361219</text:p>
          </table:table-cell>
          <table:table-cell office:value-type="float" office:value="6.670264507" calcext:value-type="float">
            <text:p>6.670264507</text:p>
          </table:table-cell>
          <table:table-cell table:formula="of:=POWER([.C647]-6.75;2)" office:value-type="float" office:value="0.00635774884395309" calcext:value-type="float">
            <text:p>0.0063577488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335964" calcext:value-type="float">
            <text:p>6.335964</text:p>
          </table:table-cell>
          <table:table-cell office:value-type="float" office:value="6.6747647465" calcext:value-type="float">
            <text:p>6.6747647465</text:p>
          </table:table-cell>
          <table:table-cell table:formula="of:=POWER([.C648]-6.75;2)" office:value-type="float" office:value="0.00566034336920924" calcext:value-type="float">
            <text:p>0.0056603434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323249" calcext:value-type="float">
            <text:p>6.323249</text:p>
          </table:table-cell>
          <table:table-cell office:value-type="float" office:value="6.6808616338" calcext:value-type="float">
            <text:p>6.6808616338</text:p>
          </table:table-cell>
          <table:table-cell table:formula="of:=POWER([.C649]-6.75;2)" office:value-type="float" office:value="0.00478011368080527" calcext:value-type="float">
            <text:p>0.0047801137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343594" calcext:value-type="float">
            <text:p>6.343594</text:p>
          </table:table-cell>
          <table:table-cell office:value-type="float" office:value="6.6868254225" calcext:value-type="float">
            <text:p>6.6868254225</text:p>
          </table:table-cell>
          <table:table-cell table:formula="of:=POWER([.C650]-6.75;2)" office:value-type="float" office:value="0.00399102724230349" calcext:value-type="float">
            <text:p>0.0039910272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392874" calcext:value-type="float">
            <text:p>6.392874</text:p>
          </table:table-cell>
          <table:table-cell office:value-type="float" office:value="6.6908374789" calcext:value-type="float">
            <text:p>6.6908374789</text:p>
          </table:table-cell>
          <table:table-cell table:formula="of:=POWER([.C651]-6.75;2)" office:value-type="float" office:value="0.00350020390290797" calcext:value-type="float">
            <text:p>0.0035002039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445234" calcext:value-type="float">
            <text:p>6.445234</text:p>
          </table:table-cell>
          <table:table-cell office:value-type="float" office:value="6.6919498732" calcext:value-type="float">
            <text:p>6.6919498732</text:p>
          </table:table-cell>
          <table:table-cell table:formula="of:=POWER([.C652]-6.75;2)" office:value-type="float" office:value="0.00336981722149603" calcext:value-type="float">
            <text:p>0.0033698172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474016" calcext:value-type="float">
            <text:p>6.474016</text:p>
          </table:table-cell>
          <table:table-cell office:value-type="float" office:value="6.6905004648" calcext:value-type="float">
            <text:p>6.6905004648</text:p>
          </table:table-cell>
          <table:table-cell table:formula="of:=POWER([.C653]-6.75;2)" office:value-type="float" office:value="0.00354019468901599" calcext:value-type="float">
            <text:p>0.0035401947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473755" calcext:value-type="float">
            <text:p>6.473755</text:p>
          </table:table-cell>
          <table:table-cell office:value-type="float" office:value="6.687664662" calcext:value-type="float">
            <text:p>6.687664662</text:p>
          </table:table-cell>
          <table:table-cell table:formula="of:=POWER([.C654]-6.75;2)" office:value-type="float" office:value="0.00388569436357419" calcext:value-type="float">
            <text:p>0.0038856944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464631" calcext:value-type="float">
            <text:p>6.464631</text:p>
          </table:table-cell>
          <table:table-cell office:value-type="float" office:value="6.6845149014" calcext:value-type="float">
            <text:p>6.6845149014</text:p>
          </table:table-cell>
          <table:table-cell table:formula="of:=POWER([.C655]-6.75;2)" office:value-type="float" office:value="0.00428829813865172" calcext:value-type="float">
            <text:p>0.0042882981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474403" calcext:value-type="float">
            <text:p>6.474403</text:p>
          </table:table-cell>
          <table:table-cell office:value-type="float" office:value="6.6813709014" calcext:value-type="float">
            <text:p>6.6813709014</text:p>
          </table:table-cell>
          <table:table-cell table:formula="of:=POWER([.C656]-6.75;2)" office:value-type="float" office:value="0.00470995317464849" calcext:value-type="float">
            <text:p>0.0047099532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512797" calcext:value-type="float">
            <text:p>6.512797</text:p>
          </table:table-cell>
          <table:table-cell office:value-type="float" office:value="6.6778959859" calcext:value-type="float">
            <text:p>6.6778959859</text:p>
          </table:table-cell>
          <table:table-cell table:formula="of:=POWER([.C657]-6.75;2)" office:value-type="float" office:value="0.00519898884933297" calcext:value-type="float">
            <text:p>0.0051989888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562968" calcext:value-type="float">
            <text:p>6.562968</text:p>
          </table:table-cell>
          <table:table-cell office:value-type="float" office:value="6.6737153662" calcext:value-type="float">
            <text:p>6.6737153662</text:p>
          </table:table-cell>
          <table:table-cell table:formula="of:=POWER([.C658]-6.75;2)" office:value-type="float" office:value="0.00581934535400015" calcext:value-type="float">
            <text:p>0.0058193454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598536" calcext:value-type="float">
            <text:p>6.598536</text:p>
          </table:table-cell>
          <table:table-cell office:value-type="float" office:value="6.6689357887" calcext:value-type="float">
            <text:p>6.6689357887</text:p>
          </table:table-cell>
          <table:table-cell table:formula="of:=POWER([.C659]-6.75;2)" office:value-type="float" office:value="0.00657140635369108" calcext:value-type="float">
            <text:p>0.0065714064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60811" calcext:value-type="float">
            <text:p>6.60811</text:p>
          </table:table-cell>
          <table:table-cell office:value-type="float" office:value="6.6641411408" calcext:value-type="float">
            <text:p>6.6641411408</text:p>
          </table:table-cell>
          <table:table-cell table:formula="of:=POWER([.C660]-6.75;2)" office:value-type="float" office:value="0.00737174370312543" calcext:value-type="float">
            <text:p>0.0073717437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603653" calcext:value-type="float">
            <text:p>6.603653</text:p>
          </table:table-cell>
          <table:table-cell office:value-type="float" office:value="6.6599926761" calcext:value-type="float">
            <text:p>6.6599926761</text:p>
          </table:table-cell>
          <table:table-cell table:formula="of:=POWER([.C661]-6.75;2)" office:value-type="float" office:value="0.00810131835563953" calcext:value-type="float">
            <text:p>0.0081013184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606691" calcext:value-type="float">
            <text:p>6.606691</text:p>
          </table:table-cell>
          <table:table-cell office:value-type="float" office:value="6.6568592535" calcext:value-type="float">
            <text:p>6.6568592535</text:p>
          </table:table-cell>
          <table:table-cell table:formula="of:=POWER([.C662]-6.75;2)" office:value-type="float" office:value="0.00867519865857719" calcext:value-type="float">
            <text:p>0.0086751987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627151" calcext:value-type="float">
            <text:p>6.627151</text:p>
          </table:table-cell>
          <table:table-cell office:value-type="float" office:value="6.6547140563" calcext:value-type="float">
            <text:p>6.6547140563</text:p>
          </table:table-cell>
          <table:table-cell table:formula="of:=POWER([.C663]-6.75;2)" office:value-type="float" office:value="0.00907941106679965" calcext:value-type="float">
            <text:p>0.0090794111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655496" calcext:value-type="float">
            <text:p>6.655496</text:p>
          </table:table-cell>
          <table:table-cell office:value-type="float" office:value="6.6531941549" calcext:value-type="float">
            <text:p>6.6531941549</text:p>
          </table:table-cell>
          <table:table-cell table:formula="of:=POWER([.C664]-6.75;2)" office:value-type="float" office:value="0.00937137164552528" calcext:value-type="float">
            <text:p>0.0093713716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673719" calcext:value-type="float">
            <text:p>6.673719</text:p>
          </table:table-cell>
          <table:table-cell office:value-type="float" office:value="6.6516014366" calcext:value-type="float">
            <text:p>6.6516014366</text:p>
          </table:table-cell>
          <table:table-cell table:formula="of:=POWER([.C665]-6.75;2)" office:value-type="float" office:value="0.00968227727918382" calcext:value-type="float">
            <text:p>0.0096822773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671758" calcext:value-type="float">
            <text:p>6.671758</text:p>
          </table:table-cell>
          <table:table-cell office:value-type="float" office:value="6.6488154789" calcext:value-type="float">
            <text:p>6.6488154789</text:p>
          </table:table-cell>
          <table:table-cell table:formula="of:=POWER([.C666]-6.75;2)" office:value-type="float" office:value="0.0102383073102364" calcext:value-type="float">
            <text:p>0.0102383073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654938" calcext:value-type="float">
            <text:p>6.654938</text:p>
          </table:table-cell>
          <table:table-cell office:value-type="float" office:value="6.6433496056" calcext:value-type="float">
            <text:p>6.6433496056</text:p>
          </table:table-cell>
          <table:table-cell table:formula="of:=POWER([.C667]-6.75;2)" office:value-type="float" office:value="0.0113743066256755" calcext:value-type="float">
            <text:p>0.0113743066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640182" calcext:value-type="float">
            <text:p>6.640182</text:p>
          </table:table-cell>
          <table:table-cell office:value-type="float" office:value="6.6338165211" calcext:value-type="float">
            <text:p>6.6338165211</text:p>
          </table:table-cell>
          <table:table-cell table:formula="of:=POWER([.C668]-6.75;2)" office:value-type="float" office:value="0.0134986007693068" calcext:value-type="float">
            <text:p>0.0134986008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646403" calcext:value-type="float">
            <text:p>6.646403</text:p>
          </table:table-cell>
          <table:table-cell office:value-type="float" office:value="6.6198402535" calcext:value-type="float">
            <text:p>6.6198402535</text:p>
          </table:table-cell>
          <table:table-cell table:formula="of:=POWER([.C669]-6.75;2)" office:value-type="float" office:value="0.0169415596089444" calcext:value-type="float">
            <text:p>0.0169415596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683792" calcext:value-type="float">
            <text:p>6.683792</text:p>
          </table:table-cell>
          <table:table-cell office:value-type="float" office:value="6.6030123662" calcext:value-type="float">
            <text:p>6.6030123662</text:p>
          </table:table-cell>
          <table:table-cell table:formula="of:=POWER([.C670]-6.75;2)" office:value-type="float" office:value="0.021605364490123" calcext:value-type="float">
            <text:p>0.0216053645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745799" calcext:value-type="float">
            <text:p>6.745799</text:p>
          </table:table-cell>
          <table:table-cell office:value-type="float" office:value="6.5869323662" calcext:value-type="float">
            <text:p>6.5869323662</text:p>
          </table:table-cell>
          <table:table-cell table:formula="of:=POWER([.C671]-6.75;2)" office:value-type="float" office:value="0.0265910531931309" calcext:value-type="float">
            <text:p>0.0265910532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809482" calcext:value-type="float">
            <text:p>6.809482</text:p>
          </table:table-cell>
          <table:table-cell office:value-type="float" office:value="6.5756412535" calcext:value-type="float">
            <text:p>6.5756412535</text:p>
          </table:table-cell>
          <table:table-cell table:formula="of:=POWER([.C672]-6.75;2)" office:value-type="float" office:value="0.0304009724810514" calcext:value-type="float">
            <text:p>0.0304009725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847472" calcext:value-type="float">
            <text:p>6.847472</text:p>
          </table:table-cell>
          <table:table-cell office:value-type="float" office:value="6.5715086197" calcext:value-type="float">
            <text:p>6.5715086197</text:p>
          </table:table-cell>
          <table:table-cell table:formula="of:=POWER([.C673]-6.75;2)" office:value-type="float" office:value="0.0318591728413991" calcext:value-type="float">
            <text:p>0.0318591728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845591" calcext:value-type="float">
            <text:p>6.845591</text:p>
          </table:table-cell>
          <table:table-cell office:value-type="float" office:value="6.5737950845" calcext:value-type="float">
            <text:p>6.5737950845</text:p>
          </table:table-cell>
          <table:table-cell table:formula="of:=POWER([.C674]-6.75;2)" office:value-type="float" office:value="0.031048172246362" calcext:value-type="float">
            <text:p>0.0310481722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81329" calcext:value-type="float">
            <text:p>6.81329</text:p>
          </table:table-cell>
          <table:table-cell office:value-type="float" office:value="6.5736583944" calcext:value-type="float">
            <text:p>6.5736583944</text:p>
          </table:table-cell>
          <table:table-cell table:formula="of:=POWER([.C675]-6.75;2)" office:value-type="float" office:value="0.031096361865586" calcext:value-type="float">
            <text:p>0.0310963619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777604" calcext:value-type="float">
            <text:p>6.777604</text:p>
          </table:table-cell>
          <table:table-cell office:value-type="float" office:value="6.608600831" calcext:value-type="float">
            <text:p>6.608600831</text:p>
          </table:table-cell>
          <table:table-cell table:formula="of:=POWER([.C676]-6.75;2)" office:value-type="float" office:value="0.0199937249938905" calcext:value-type="float">
            <text:p>0.019993725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763545" calcext:value-type="float">
            <text:p>6.763545</text:p>
          </table:table-cell>
          <table:table-cell office:value-type="float" office:value="6.6283294366" calcext:value-type="float">
            <text:p>6.6283294366</text:p>
          </table:table-cell>
          <table:table-cell table:formula="of:=POWER([.C677]-6.75;2)" office:value-type="float" office:value="0.0148037259980735" calcext:value-type="float">
            <text:p>0.014803726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776611" calcext:value-type="float">
            <text:p>6.776611</text:p>
          </table:table-cell>
          <table:table-cell office:value-type="float" office:value="6.6391588451" calcext:value-type="float">
            <text:p>6.6391588451</text:p>
          </table:table-cell>
          <table:table-cell table:formula="of:=POWER([.C678]-6.75;2)" office:value-type="float" office:value="0.0122857616195658" calcext:value-type="float">
            <text:p>0.0122857616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802875" calcext:value-type="float">
            <text:p>6.802875</text:p>
          </table:table-cell>
          <table:table-cell office:value-type="float" office:value="6.6397629718" calcext:value-type="float">
            <text:p>6.6397629718</text:p>
          </table:table-cell>
          <table:table-cell table:formula="of:=POWER([.C679]-6.75;2)" office:value-type="float" office:value="0.0121522023863677" calcext:value-type="float">
            <text:p>0.0121522024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824955" calcext:value-type="float">
            <text:p>6.824955</text:p>
          </table:table-cell>
          <table:table-cell office:value-type="float" office:value="6.6308272817" calcext:value-type="float">
            <text:p>6.6308272817</text:p>
          </table:table-cell>
          <table:table-cell table:formula="of:=POWER([.C680]-6.75;2)" office:value-type="float" office:value="0.0142021367870111" calcext:value-type="float">
            <text:p>0.0142021368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836741" calcext:value-type="float">
            <text:p>6.836741</text:p>
          </table:table-cell>
          <table:table-cell office:value-type="float" office:value="6.6155732958" calcext:value-type="float">
            <text:p>6.6155732958</text:p>
          </table:table-cell>
          <table:table-cell table:formula="of:=POWER([.C681]-6.75;2)" office:value-type="float" office:value="0.0180705388020743" calcext:value-type="float">
            <text:p>0.0180705388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843684" calcext:value-type="float">
            <text:p>6.843684</text:p>
          </table:table-cell>
          <table:table-cell office:value-type="float" office:value="6.598108493" calcext:value-type="float">
            <text:p>6.598108493</text:p>
          </table:table-cell>
          <table:table-cell table:formula="of:=POWER([.C682]-6.75;2)" office:value-type="float" office:value="0.0230710298987311" calcext:value-type="float">
            <text:p>0.0230710299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851934" calcext:value-type="float">
            <text:p>6.851934</text:p>
          </table:table-cell>
          <table:table-cell office:value-type="float" office:value="6.5812401831" calcext:value-type="float">
            <text:p>6.5812401831</text:p>
          </table:table-cell>
          <table:table-cell table:formula="of:=POWER([.C683]-6.75;2)" office:value-type="float" office:value="0.0284798758001214" calcext:value-type="float">
            <text:p>0.0284798758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860126" calcext:value-type="float">
            <text:p>6.860126</text:p>
          </table:table-cell>
          <table:table-cell office:value-type="float" office:value="6.5658188028" calcext:value-type="float">
            <text:p>6.5658188028</text:p>
          </table:table-cell>
          <table:table-cell table:formula="of:=POWER([.C684]-6.75;2)" office:value-type="float" office:value="0.0339227134020253" calcext:value-type="float">
            <text:p>0.0339227134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862291" calcext:value-type="float">
            <text:p>6.862291</text:p>
          </table:table-cell>
          <table:table-cell office:value-type="float" office:value="6.5517800845" calcext:value-type="float">
            <text:p>6.5517800845</text:p>
          </table:table-cell>
          <table:table-cell table:formula="of:=POWER([.C685]-6.75;2)" office:value-type="float" office:value="0.0392911349008272" calcext:value-type="float">
            <text:p>0.0392911349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856617" calcext:value-type="float">
            <text:p>6.856617</text:p>
          </table:table-cell>
          <table:table-cell office:value-type="float" office:value="6.5394491831" calcext:value-type="float">
            <text:p>6.5394491831</text:p>
          </table:table-cell>
          <table:table-cell table:formula="of:=POWER([.C686]-6.75;2)" office:value-type="float" office:value="0.0443316464972572" calcext:value-type="float">
            <text:p>0.0443316465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848881" calcext:value-type="float">
            <text:p>6.848881</text:p>
          </table:table-cell>
          <table:table-cell office:value-type="float" office:value="6.5298367324" calcext:value-type="float">
            <text:p>6.5298367324</text:p>
          </table:table-cell>
          <table:table-cell table:formula="of:=POWER([.C687]-6.75;2)" office:value-type="float" office:value="0.0484718644003093" calcext:value-type="float">
            <text:p>0.0484718644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846631" calcext:value-type="float">
            <text:p>6.846631</text:p>
          </table:table-cell>
          <table:table-cell office:value-type="float" office:value="6.5237368592" calcext:value-type="float">
            <text:p>6.5237368592</text:p>
          </table:table-cell>
          <table:table-cell table:formula="of:=POWER([.C688]-6.75;2)" office:value-type="float" office:value="0.0511950088846808" calcext:value-type="float">
            <text:p>0.0511950089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851068" calcext:value-type="float">
            <text:p>6.851068</text:p>
          </table:table-cell>
          <table:table-cell office:value-type="float" office:value="6.5206638732" calcext:value-type="float">
            <text:p>6.5206638732</text:p>
          </table:table-cell>
          <table:table-cell table:formula="of:=POWER([.C689]-6.75;2)" office:value-type="float" office:value="0.0525950590556256" calcext:value-type="float">
            <text:p>0.0525950591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856095" calcext:value-type="float">
            <text:p>6.856095</text:p>
          </table:table-cell>
          <table:table-cell office:value-type="float" office:value="6.5187792676" calcext:value-type="float">
            <text:p>6.5187792676</text:p>
          </table:table-cell>
          <table:table-cell table:formula="of:=POWER([.C690]-6.75;2)" office:value-type="float" office:value="0.0534630270915923" calcext:value-type="float">
            <text:p>0.0534630271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855649" calcext:value-type="float">
            <text:p>6.855649</text:p>
          </table:table-cell>
          <table:table-cell office:value-type="float" office:value="6.5158683521" calcext:value-type="float">
            <text:p>6.5158683521</text:p>
          </table:table-cell>
          <table:table-cell table:formula="of:=POWER([.C691]-6.75;2)" office:value-type="float" office:value="0.0548176285483696" calcext:value-type="float">
            <text:p>0.0548176285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850819" calcext:value-type="float">
            <text:p>6.850819</text:p>
          </table:table-cell>
          <table:table-cell office:value-type="float" office:value="6.5105532676" calcext:value-type="float">
            <text:p>6.5105532676</text:p>
          </table:table-cell>
          <table:table-cell table:formula="of:=POWER([.C692]-6.75;2)" office:value-type="float" office:value="0.0573347376570373" calcext:value-type="float">
            <text:p>0.0573347377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848548" calcext:value-type="float">
            <text:p>6.848548</text:p>
          </table:table-cell>
          <table:table-cell office:value-type="float" office:value="6.5028720986" calcext:value-type="float">
            <text:p>6.5028720986</text:p>
          </table:table-cell>
          <table:table-cell table:formula="of:=POWER([.C693]-6.75;2)" office:value-type="float" office:value="0.061072199650368" calcext:value-type="float">
            <text:p>0.0610721997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853267" calcext:value-type="float">
            <text:p>6.853267</text:p>
          </table:table-cell>
          <table:table-cell office:value-type="float" office:value="6.4938610282" calcext:value-type="float">
            <text:p>6.4938610282</text:p>
          </table:table-cell>
          <table:table-cell table:formula="of:=POWER([.C694]-6.75;2)" office:value-type="float" office:value="0.0656071728747614" calcext:value-type="float">
            <text:p>0.0656071729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860723" calcext:value-type="float">
            <text:p>6.860723</text:p>
          </table:table-cell>
          <table:table-cell office:value-type="float" office:value="6.484592" calcext:value-type="float">
            <text:p>6.484592</text:p>
          </table:table-cell>
          <table:table-cell table:formula="of:=POWER([.C695]-6.75;2)" office:value-type="float" office:value="0.0704414064639999" calcext:value-type="float">
            <text:p>0.0704414065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860664" calcext:value-type="float">
            <text:p>6.860664</text:p>
          </table:table-cell>
          <table:table-cell office:value-type="float" office:value="6.4755610845" calcext:value-type="float">
            <text:p>6.4755610845</text:p>
          </table:table-cell>
          <table:table-cell table:formula="of:=POWER([.C696]-6.75;2)" office:value-type="float" office:value="0.0753167183408163" calcext:value-type="float">
            <text:p>0.0753167183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845587" calcext:value-type="float">
            <text:p>6.845587</text:p>
          </table:table-cell>
          <table:table-cell office:value-type="float" office:value="6.466790493" calcext:value-type="float">
            <text:p>6.466790493</text:p>
          </table:table-cell>
          <table:table-cell table:formula="of:=POWER([.C697]-6.75;2)" office:value-type="float" office:value="0.0802076248551828" calcext:value-type="float">
            <text:p>0.0802076249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817493" calcext:value-type="float">
            <text:p>6.817493</text:p>
          </table:table-cell>
          <table:table-cell office:value-type="float" office:value="6.4582560282" calcext:value-type="float">
            <text:p>6.4582560282</text:p>
          </table:table-cell>
          <table:table-cell table:formula="of:=POWER([.C698]-6.75;2)" office:value-type="float" office:value="0.0851145450816391" calcext:value-type="float">
            <text:p>0.0851145451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787553" calcext:value-type="float">
            <text:p>6.787553</text:p>
          </table:table-cell>
          <table:table-cell office:value-type="float" office:value="6.4501528873" calcext:value-type="float">
            <text:p>6.4501528873</text:p>
          </table:table-cell>
          <table:table-cell table:formula="of:=POWER([.C699]-6.75;2)" office:value-type="float" office:value="0.0899082909945266" calcext:value-type="float">
            <text:p>0.089908291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769231" calcext:value-type="float">
            <text:p>6.769231</text:p>
          </table:table-cell>
          <table:table-cell office:value-type="float" office:value="6.4428392817" calcext:value-type="float">
            <text:p>6.4428392817</text:p>
          </table:table-cell>
          <table:table-cell table:formula="of:=POWER([.C700]-6.75;2)" office:value-type="float" office:value="0.0943477068665717" calcext:value-type="float">
            <text:p>0.0943477069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769003" calcext:value-type="float">
            <text:p>6.769003</text:p>
          </table:table-cell>
          <table:table-cell office:value-type="float" office:value="6.4366044225" calcext:value-type="float">
            <text:p>6.4366044225</text:p>
          </table:table-cell>
          <table:table-cell table:formula="of:=POWER([.C701]-6.75;2)" office:value-type="float" office:value="0.0982167879965583" calcext:value-type="float">
            <text:p>0.098216788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780476" calcext:value-type="float">
            <text:p>6.780476</text:p>
          </table:table-cell>
          <table:table-cell office:value-type="float" office:value="6.4315246901" calcext:value-type="float">
            <text:p>6.4315246901</text:p>
          </table:table-cell>
          <table:table-cell table:formula="of:=POWER([.C702]-6.75;2)" office:value-type="float" office:value="0.101426523015901" calcext:value-type="float">
            <text:p>0.101426523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786905" calcext:value-type="float">
            <text:p>6.786905</text:p>
          </table:table-cell>
          <table:table-cell office:value-type="float" office:value="6.4275398451" calcext:value-type="float">
            <text:p>6.4275398451</text:p>
          </table:table-cell>
          <table:table-cell table:formula="of:=POWER([.C703]-6.75;2)" office:value-type="float" office:value="0.103980551498132" calcext:value-type="float">
            <text:p>0.1039805515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772119" calcext:value-type="float">
            <text:p>6.772119</text:p>
          </table:table-cell>
          <table:table-cell office:value-type="float" office:value="6.4246208169" calcext:value-type="float">
            <text:p>6.4246208169</text:p>
          </table:table-cell>
          <table:table-cell table:formula="of:=POWER([.C704]-6.75;2)" office:value-type="float" office:value="0.105871612794823" calcext:value-type="float">
            <text:p>0.1058716128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732723" calcext:value-type="float">
            <text:p>6.732723</text:p>
          </table:table-cell>
          <table:table-cell office:value-type="float" office:value="6.4227940423" calcext:value-type="float">
            <text:p>6.4227940423</text:p>
          </table:table-cell>
          <table:table-cell table:formula="of:=POWER([.C705]-6.75;2)" office:value-type="float" office:value="0.107063738754374" calcext:value-type="float">
            <text:p>0.1070637388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681811" calcext:value-type="float">
            <text:p>6.681811</text:p>
          </table:table-cell>
          <table:table-cell office:value-type="float" office:value="6.4219644225" calcext:value-type="float">
            <text:p>6.4219644225</text:p>
          </table:table-cell>
          <table:table-cell table:formula="of:=POWER([.C706]-6.75;2)" office:value-type="float" office:value="0.107607340105758" calcext:value-type="float">
            <text:p>0.1076073401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639891" calcext:value-type="float">
            <text:p>6.639891</text:p>
          </table:table-cell>
          <table:table-cell office:value-type="float" office:value="6.4217415211" calcext:value-type="float">
            <text:p>6.4217415211</text:p>
          </table:table-cell>
          <table:table-cell table:formula="of:=POWER([.C707]-6.75;2)" office:value-type="float" office:value="0.107753628969741" calcext:value-type="float">
            <text:p>0.107753629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619083" calcext:value-type="float">
            <text:p>6.619083</text:p>
          </table:table-cell>
          <table:table-cell office:value-type="float" office:value="6.4215237606" calcext:value-type="float">
            <text:p>6.4215237606</text:p>
          </table:table-cell>
          <table:table-cell table:formula="of:=POWER([.C708]-6.75;2)" office:value-type="float" office:value="0.107896639850366" calcext:value-type="float">
            <text:p>0.1078966399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613059" calcext:value-type="float">
            <text:p>6.613059</text:p>
          </table:table-cell>
          <table:table-cell office:value-type="float" office:value="6.4208610704" calcext:value-type="float">
            <text:p>6.4208610704</text:p>
          </table:table-cell>
          <table:table-cell table:formula="of:=POWER([.C709]-6.75;2)" office:value-type="float" office:value="0.108332434978234" calcext:value-type="float">
            <text:p>0.108332435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600528" calcext:value-type="float">
            <text:p>6.600528</text:p>
          </table:table-cell>
          <table:table-cell office:value-type="float" office:value="6.4198193521" calcext:value-type="float">
            <text:p>6.4198193521</text:p>
          </table:table-cell>
          <table:table-cell table:formula="of:=POWER([.C710]-6.75;2)" office:value-type="float" office:value="0.109019260247664" calcext:value-type="float">
            <text:p>0.1090192602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558917" calcext:value-type="float">
            <text:p>6.558917</text:p>
          </table:table-cell>
          <table:table-cell office:value-type="float" office:value="6.4190264789" calcext:value-type="float">
            <text:p>6.4190264789</text:p>
          </table:table-cell>
          <table:table-cell table:formula="of:=POWER([.C711]-6.75;2)" office:value-type="float" office:value="0.109543471669332" calcext:value-type="float">
            <text:p>0.1095434717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479635" calcext:value-type="float">
            <text:p>6.479635</text:p>
          </table:table-cell>
          <table:table-cell office:value-type="float" office:value="6.4193613803" calcext:value-type="float">
            <text:p>6.4193613803</text:p>
          </table:table-cell>
          <table:table-cell table:formula="of:=POWER([.C712]-6.75;2)" office:value-type="float" office:value="0.109321896837121" calcext:value-type="float">
            <text:p>0.1093218968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378589" calcext:value-type="float">
            <text:p>6.378589</text:p>
          </table:table-cell>
          <table:table-cell office:value-type="float" office:value="6.421529169" calcext:value-type="float">
            <text:p>6.421529169</text:p>
          </table:table-cell>
          <table:table-cell table:formula="of:=POWER([.C713]-6.75;2)" office:value-type="float" office:value="0.10789308681783" calcext:value-type="float">
            <text:p>0.1078930868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296765" calcext:value-type="float">
            <text:p>6.296765</text:p>
          </table:table-cell>
          <table:table-cell office:value-type="float" office:value="6.4257417324" calcext:value-type="float">
            <text:p>6.4257417324</text:p>
          </table:table-cell>
          <table:table-cell table:formula="of:=POWER([.C714]-6.75;2)" office:value-type="float" office:value="0.105143424106953" calcext:value-type="float">
            <text:p>0.1051434241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284097" calcext:value-type="float">
            <text:p>6.284097</text:p>
          </table:table-cell>
          <table:table-cell office:value-type="float" office:value="6.4315481972" calcext:value-type="float">
            <text:p>6.4315481972</text:p>
          </table:table-cell>
          <table:table-cell table:formula="of:=POWER([.C715]-6.75;2)" office:value-type="float" office:value="0.10141155070657" calcext:value-type="float">
            <text:p>0.1014115507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367153" calcext:value-type="float">
            <text:p>6.367153</text:p>
          </table:table-cell>
          <table:table-cell office:value-type="float" office:value="6.437846507" calcext:value-type="float">
            <text:p>6.437846507</text:p>
          </table:table-cell>
          <table:table-cell table:formula="of:=POWER([.C716]-6.75;2)" office:value-type="float" office:value="0.0974398031921012" calcext:value-type="float">
            <text:p>0.0974398032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522067" calcext:value-type="float">
            <text:p>6.522067</text:p>
          </table:table-cell>
          <table:table-cell office:value-type="float" office:value="6.4432054085" calcext:value-type="float">
            <text:p>6.4432054085</text:p>
          </table:table-cell>
          <table:table-cell table:formula="of:=POWER([.C717]-6.75;2)" office:value-type="float" office:value="0.0941229213736519" calcext:value-type="float">
            <text:p>0.0941229214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680736" calcext:value-type="float">
            <text:p>6.680736</text:p>
          </table:table-cell>
          <table:table-cell office:value-type="float" office:value="6.4464994789" calcext:value-type="float">
            <text:p>6.4464994789</text:p>
          </table:table-cell>
          <table:table-cell table:formula="of:=POWER([.C718]-6.75;2)" office:value-type="float" office:value="0.0921125663079716" calcext:value-type="float">
            <text:p>0.0921125663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768843" calcext:value-type="float">
            <text:p>6.768843</text:p>
          </table:table-cell>
          <table:table-cell office:value-type="float" office:value="6.4475241127" calcext:value-type="float">
            <text:p>6.4475241127</text:p>
          </table:table-cell>
          <table:table-cell table:formula="of:=POWER([.C719]-6.75;2)" office:value-type="float" office:value="0.0914916623979223" calcext:value-type="float">
            <text:p>0.0914916624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746678" calcext:value-type="float">
            <text:p>6.746678</text:p>
          </table:table-cell>
          <table:table-cell office:value-type="float" office:value="6.4471738873" calcext:value-type="float">
            <text:p>6.4471738873</text:p>
          </table:table-cell>
          <table:table-cell table:formula="of:=POWER([.C720]-6.75;2)" office:value-type="float" office:value="0.0917036545329931" calcext:value-type="float">
            <text:p>0.0917036545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62845" calcext:value-type="float">
            <text:p>6.62845</text:p>
          </table:table-cell>
          <table:table-cell office:value-type="float" office:value="6.447046338" calcext:value-type="float">
            <text:p>6.447046338</text:p>
          </table:table-cell>
          <table:table-cell table:formula="of:=POWER([.C721]-6.75;2)" office:value-type="float" office:value="0.0917809213192104" calcext:value-type="float">
            <text:p>0.0917809213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471854" calcext:value-type="float">
            <text:p>6.471854</text:p>
          </table:table-cell>
          <table:table-cell office:value-type="float" office:value="6.4486647465" calcext:value-type="float">
            <text:p>6.4486647465</text:p>
          </table:table-cell>
          <table:table-cell table:formula="of:=POWER([.C722]-6.75;2)" office:value-type="float" office:value="0.090802935001909" calcext:value-type="float">
            <text:p>0.090802935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342326" calcext:value-type="float">
            <text:p>6.342326</text:p>
          </table:table-cell>
          <table:table-cell office:value-type="float" office:value="6.4527392113" calcext:value-type="float">
            <text:p>6.4527392113</text:p>
          </table:table-cell>
          <table:table-cell table:formula="of:=POWER([.C723]-6.75;2)" office:value-type="float" office:value="0.0883639764985461" calcext:value-type="float">
            <text:p>0.0883639765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272674" calcext:value-type="float">
            <text:p>6.272674</text:p>
          </table:table-cell>
          <table:table-cell office:value-type="float" office:value="6.4589301831" calcext:value-type="float">
            <text:p>6.4589301831</text:p>
          </table:table-cell>
          <table:table-cell table:formula="of:=POWER([.C724]-6.75;2)" office:value-type="float" office:value="0.0847216383101997" calcext:value-type="float">
            <text:p>0.0847216383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250122" calcext:value-type="float">
            <text:p>6.250122</text:p>
          </table:table-cell>
          <table:table-cell office:value-type="float" office:value="6.4662889155" calcext:value-type="float">
            <text:p>6.4662889155</text:p>
          </table:table-cell>
          <table:table-cell table:formula="of:=POWER([.C725]-6.75;2)" office:value-type="float" office:value="0.0804919794681662" calcext:value-type="float">
            <text:p>0.0804919795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241407" calcext:value-type="float">
            <text:p>6.241407</text:p>
          </table:table-cell>
          <table:table-cell office:value-type="float" office:value="6.4740060563" calcext:value-type="float">
            <text:p>6.4740060563</text:p>
          </table:table-cell>
          <table:table-cell table:formula="of:=POWER([.C726]-6.75;2)" office:value-type="float" office:value="0.0761726569590786" calcext:value-type="float">
            <text:p>0.076172657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227684" calcext:value-type="float">
            <text:p>6.227684</text:p>
          </table:table-cell>
          <table:table-cell office:value-type="float" office:value="6.4818460282" calcext:value-type="float">
            <text:p>6.4818460282</text:p>
          </table:table-cell>
          <table:table-cell table:formula="of:=POWER([.C727]-6.75;2)" office:value-type="float" office:value="0.0719065525921154" calcext:value-type="float">
            <text:p>0.0719065526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215973" calcext:value-type="float">
            <text:p>6.215973</text:p>
          </table:table-cell>
          <table:table-cell office:value-type="float" office:value="6.4899997746" calcext:value-type="float">
            <text:p>6.4899997746</text:p>
          </table:table-cell>
          <table:table-cell table:formula="of:=POWER([.C728]-6.75;2)" office:value-type="float" office:value="0.0676001172080507" calcext:value-type="float">
            <text:p>0.0676001172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223618" calcext:value-type="float">
            <text:p>6.223618</text:p>
          </table:table-cell>
          <table:table-cell office:value-type="float" office:value="6.4986190282" calcext:value-type="float">
            <text:p>6.4986190282</text:p>
          </table:table-cell>
          <table:table-cell table:formula="of:=POWER([.C729]-6.75;2)" office:value-type="float" office:value="0.0631923929831123" calcext:value-type="float">
            <text:p>0.063192393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258116" calcext:value-type="float">
            <text:p>6.258116</text:p>
          </table:table-cell>
          <table:table-cell office:value-type="float" office:value="6.5074901831" calcext:value-type="float">
            <text:p>6.5074901831</text:p>
          </table:table-cell>
          <table:table-cell table:formula="of:=POWER([.C730]-6.75;2)" office:value-type="float" office:value="0.0588110112928716" calcext:value-type="float">
            <text:p>0.0588110113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313569" calcext:value-type="float">
            <text:p>6.313569</text:p>
          </table:table-cell>
          <table:table-cell office:value-type="float" office:value="6.5160872535" calcext:value-type="float">
            <text:p>6.5160872535</text:p>
          </table:table-cell>
          <table:table-cell table:formula="of:=POWER([.C731]-6.75;2)" office:value-type="float" office:value="0.0547151729751731" calcext:value-type="float">
            <text:p>0.054715173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38118" calcext:value-type="float">
            <text:p>6.38118</text:p>
          </table:table-cell>
          <table:table-cell office:value-type="float" office:value="6.523867493" calcext:value-type="float">
            <text:p>6.523867493</text:p>
          </table:table-cell>
          <table:table-cell table:formula="of:=POWER([.C732]-6.75;2)" office:value-type="float" office:value="0.051135910722105" calcext:value-type="float">
            <text:p>0.0511359107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454382" calcext:value-type="float">
            <text:p>6.454382</text:p>
          </table:table-cell>
          <table:table-cell office:value-type="float" office:value="6.5305200845" calcext:value-type="float">
            <text:p>6.5305200845</text:p>
          </table:table-cell>
          <table:table-cell table:formula="of:=POWER([.C733]-6.75;2)" office:value-type="float" office:value="0.0481714333078871" calcext:value-type="float">
            <text:p>0.0481714333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519238" calcext:value-type="float">
            <text:p>6.519238</text:p>
          </table:table-cell>
          <table:table-cell office:value-type="float" office:value="6.5360447465" calcext:value-type="float">
            <text:p>6.5360447465</text:p>
          </table:table-cell>
          <table:table-cell table:formula="of:=POWER([.C734]-6.75;2)" office:value-type="float" office:value="0.0457768505002493" calcext:value-type="float">
            <text:p>0.0457768505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542413" calcext:value-type="float">
            <text:p>6.542413</text:p>
          </table:table-cell>
          <table:table-cell office:value-type="float" office:value="6.5407586338" calcext:value-type="float">
            <text:p>6.5407586338</text:p>
          </table:table-cell>
          <table:table-cell table:formula="of:=POWER([.C735]-6.75;2)" office:value-type="float" office:value="0.0437819493292424" calcext:value-type="float">
            <text:p>0.0437819493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475916" calcext:value-type="float">
            <text:p>6.475916</text:p>
          </table:table-cell>
          <table:table-cell office:value-type="float" office:value="6.5453581831" calcext:value-type="float">
            <text:p>6.5453581831</text:p>
          </table:table-cell>
          <table:table-cell table:formula="of:=POWER([.C736]-6.75;2)" office:value-type="float" office:value="0.041878273224133" calcext:value-type="float">
            <text:p>0.0418782732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283681" calcext:value-type="float">
            <text:p>6.283681</text:p>
          </table:table-cell>
          <table:table-cell office:value-type="float" office:value="6.5509963803" calcext:value-type="float">
            <text:p>6.5509963803</text:p>
          </table:table-cell>
          <table:table-cell table:formula="of:=POWER([.C737]-6.75;2)" office:value-type="float" office:value="0.0396024406537022" calcext:value-type="float">
            <text:p>0.0396024407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.978089" calcext:value-type="float">
            <text:p>5.978089</text:p>
          </table:table-cell>
          <table:table-cell office:value-type="float" office:value="6.5591746056" calcext:value-type="float">
            <text:p>6.5591746056</text:p>
          </table:table-cell>
          <table:table-cell table:formula="of:=POWER([.C738]-6.75;2)" office:value-type="float" office:value="0.0364143311479156" calcext:value-type="float">
            <text:p>0.0364143311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.647867" calcext:value-type="float">
            <text:p>5.647867</text:p>
          </table:table-cell>
          <table:table-cell office:value-type="float" office:value="6.5712536901" calcext:value-type="float">
            <text:p>6.5712536901</text:p>
          </table:table-cell>
          <table:table-cell table:formula="of:=POWER([.C739]-6.75;2)" office:value-type="float" office:value="0.0319502433028669" calcext:value-type="float">
            <text:p>0.0319502433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5.451623" calcext:value-type="float">
            <text:p>5.451623</text:p>
          </table:table-cell>
          <table:table-cell office:value-type="float" office:value="6.5875642254" calcext:value-type="float">
            <text:p>6.5875642254</text:p>
          </table:table-cell>
          <table:table-cell table:formula="of:=POWER([.C740]-6.75;2)" office:value-type="float" office:value="0.0263853808699022" calcext:value-type="float">
            <text:p>0.0263853809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5.542112" calcext:value-type="float">
            <text:p>5.542112</text:p>
          </table:table-cell>
          <table:table-cell office:value-type="float" office:value="6.6064713944" calcext:value-type="float">
            <text:p>6.6064713944</text:p>
          </table:table-cell>
          <table:table-cell table:formula="of:=POWER([.C741]-6.75;2)" office:value-type="float" office:value="0.0206004606254804" calcext:value-type="float">
            <text:p>0.0206004606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.94413" calcext:value-type="float">
            <text:p>5.94413</text:p>
          </table:table-cell>
          <table:table-cell office:value-type="float" office:value="6.6243201831" calcext:value-type="float">
            <text:p>6.6243201831</text:p>
          </table:table-cell>
          <table:table-cell table:formula="of:=POWER([.C742]-6.75;2)" office:value-type="float" office:value="0.0157954163760175" calcext:value-type="float">
            <text:p>0.0157954164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516065" calcext:value-type="float">
            <text:p>6.516065</text:p>
          </table:table-cell>
          <table:table-cell office:value-type="float" office:value="6.6369841127" calcext:value-type="float">
            <text:p>6.6369841127</text:p>
          </table:table-cell>
          <table:table-cell table:formula="of:=POWER([.C743]-6.75;2)" office:value-type="float" office:value="0.0127725907822062" calcext:value-type="float">
            <text:p>0.0127725908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7.009811" calcext:value-type="float">
            <text:p>7.009811</text:p>
          </table:table-cell>
          <table:table-cell office:value-type="float" office:value="6.6420090986" calcext:value-type="float">
            <text:p>6.6420090986</text:p>
          </table:table-cell>
          <table:table-cell table:formula="of:=POWER([.C744]-6.75;2)" office:value-type="float" office:value="0.0116620347851845" calcext:value-type="float">
            <text:p>0.0116620348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835886" calcext:value-type="float">
            <text:p>6.835886</text:p>
          </table:table-cell>
          <table:table-cell office:value-type="float" office:value="6.640118831" calcext:value-type="float">
            <text:p>6.640118831</text:p>
          </table:table-cell>
          <table:table-cell table:formula="of:=POWER([.C745]-6.75;2)" office:value-type="float" office:value="0.0120738713008066" calcext:value-type="float">
            <text:p>0.0120738713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9.294203" calcext:value-type="float">
            <text:p>9.294203</text:p>
          </table:table-cell>
          <table:table-cell office:value-type="float" office:value="6.6402373944" calcext:value-type="float">
            <text:p>6.6402373944</text:p>
          </table:table-cell>
          <table:table-cell table:formula="of:=POWER([.C746]-6.75;2)" office:value-type="float" office:value="0.0120478295881012" calcext:value-type="float">
            <text:p>0.0120478296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8.178335" calcext:value-type="float">
            <text:p>8.178335</text:p>
          </table:table-cell>
          <table:table-cell office:value-type="float" office:value="6.6049784225" calcext:value-type="float">
            <text:p>6.6049784225</text:p>
          </table:table-cell>
          <table:table-cell table:formula="of:=POWER([.C747]-6.75;2)" office:value-type="float" office:value="0.0210312579405884" calcext:value-type="float">
            <text:p>0.0210312579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.532433" calcext:value-type="float">
            <text:p>7.532433</text:p>
          </table:table-cell>
          <table:table-cell office:value-type="float" office:value="6.5846723662" calcext:value-type="float">
            <text:p>6.5846723662</text:p>
          </table:table-cell>
          <table:table-cell table:formula="of:=POWER([.C748]-6.75;2)" office:value-type="float" office:value="0.0273332264979068" calcext:value-type="float">
            <text:p>0.0273332265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819504" calcext:value-type="float">
            <text:p>6.819504</text:p>
          </table:table-cell>
          <table:table-cell office:value-type="float" office:value="6.5729240845" calcext:value-type="float">
            <text:p>6.5729240845</text:p>
          </table:table-cell>
          <table:table-cell table:formula="of:=POWER([.C749]-6.75;2)" office:value-type="float" office:value="0.031355879850163" calcext:value-type="float">
            <text:p>0.0313558799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168441" calcext:value-type="float">
            <text:p>6.168441</text:p>
          </table:table-cell>
          <table:table-cell office:value-type="float" office:value="6.5709613099" calcext:value-type="float">
            <text:p>6.5709613099</text:p>
          </table:table-cell>
          <table:table-cell table:formula="of:=POWER([.C750]-6.75;2)" office:value-type="float" office:value="0.0320548525527237" calcext:value-type="float">
            <text:p>0.0320548526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.741922" calcext:value-type="float">
            <text:p>5.741922</text:p>
          </table:table-cell>
          <table:table-cell office:value-type="float" office:value="6.5781187746" calcext:value-type="float">
            <text:p>6.5781187746</text:p>
          </table:table-cell>
          <table:table-cell table:formula="of:=POWER([.C751]-6.75;2)" office:value-type="float" office:value="0.0295431556450056" calcext:value-type="float">
            <text:p>0.0295431556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.59674" calcext:value-type="float">
            <text:p>5.59674</text:p>
          </table:table-cell>
          <table:table-cell office:value-type="float" office:value="6.5913092817" calcext:value-type="float">
            <text:p>6.5913092817</text:p>
          </table:table-cell>
          <table:table-cell table:formula="of:=POWER([.C752]-6.75;2)" office:value-type="float" office:value="0.0251827440745699" calcext:value-type="float">
            <text:p>0.0251827441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5.646034" calcext:value-type="float">
            <text:p>5.646034</text:p>
          </table:table-cell>
          <table:table-cell office:value-type="float" office:value="6.6065040141" calcext:value-type="float">
            <text:p>6.6065040141</text:p>
          </table:table-cell>
          <table:table-cell table:formula="of:=POWER([.C753]-6.75;2)" office:value-type="float" office:value="0.0205910979694129" calcext:value-type="float">
            <text:p>0.020591098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.757016" calcext:value-type="float">
            <text:p>5.757016</text:p>
          </table:table-cell>
          <table:table-cell office:value-type="float" office:value="6.620771507" calcext:value-type="float">
            <text:p>6.620771507</text:p>
          </table:table-cell>
          <table:table-cell table:formula="of:=POWER([.C754]-6.75;2)" office:value-type="float" office:value="0.0167000034030511" calcext:value-type="float">
            <text:p>0.0167000034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.863377" calcext:value-type="float">
            <text:p>5.863377</text:p>
          </table:table-cell>
          <table:table-cell office:value-type="float" office:value="6.6330084507" calcext:value-type="float">
            <text:p>6.6330084507</text:p>
          </table:table-cell>
          <table:table-cell table:formula="of:=POWER([.C755]-6.75;2)" office:value-type="float" office:value="0.0136870226076143" calcext:value-type="float">
            <text:p>0.0136870226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5.986797" calcext:value-type="float">
            <text:p>5.986797</text:p>
          </table:table-cell>
          <table:table-cell office:value-type="float" office:value="6.6431629577" calcext:value-type="float">
            <text:p>6.6431629577</text:p>
          </table:table-cell>
          <table:table-cell table:formula="of:=POWER([.C756]-6.75;2)" office:value-type="float" office:value="0.0114141536074121" calcext:value-type="float">
            <text:p>0.0114141536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174133" calcext:value-type="float">
            <text:p>6.174133</text:p>
          </table:table-cell>
          <table:table-cell office:value-type="float" office:value="6.651137493" calcext:value-type="float">
            <text:p>6.651137493</text:p>
          </table:table-cell>
          <table:table-cell table:formula="of:=POWER([.C757]-6.75;2)" office:value-type="float" office:value="0.009773795290325" calcext:value-type="float">
            <text:p>0.0097737953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41579" calcext:value-type="float">
            <text:p>6.41579</text:p>
          </table:table-cell>
          <table:table-cell office:value-type="float" office:value="6.6564270704" calcext:value-type="float">
            <text:p>6.6564270704</text:p>
          </table:table-cell>
          <table:table-cell table:formula="of:=POWER([.C758]-6.75;2)" office:value-type="float" office:value="0.00875589315392649" calcext:value-type="float">
            <text:p>0.0087558932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628449" calcext:value-type="float">
            <text:p>6.628449</text:p>
          </table:table-cell>
          <table:table-cell office:value-type="float" office:value="6.6587155211" calcext:value-type="float">
            <text:p>6.6587155211</text:p>
          </table:table-cell>
          <table:table-cell table:formula="of:=POWER([.C759]-6.75;2)" office:value-type="float" office:value="0.00833285608804463" calcext:value-type="float">
            <text:p>0.0083328561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717261" calcext:value-type="float">
            <text:p>6.717261</text:p>
          </table:table-cell>
          <table:table-cell office:value-type="float" office:value="6.6586303521" calcext:value-type="float">
            <text:p>6.6586303521</text:p>
          </table:table-cell>
          <table:table-cell table:formula="of:=POWER([.C760]-6.75;2)" office:value-type="float" office:value="0.00834841255736992" calcext:value-type="float">
            <text:p>0.0083484126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64942" calcext:value-type="float">
            <text:p>6.64942</text:p>
          </table:table-cell>
          <table:table-cell office:value-type="float" office:value="6.657721338" calcext:value-type="float">
            <text:p>6.657721338</text:p>
          </table:table-cell>
          <table:table-cell table:formula="of:=POWER([.C761]-6.75;2)" office:value-type="float" office:value="0.00851535146051025" calcext:value-type="float">
            <text:p>0.0085153515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478278" calcext:value-type="float">
            <text:p>6.478278</text:p>
          </table:table-cell>
          <table:table-cell office:value-type="float" office:value="6.6576301408" calcext:value-type="float">
            <text:p>6.6576301408</text:p>
          </table:table-cell>
          <table:table-cell table:formula="of:=POWER([.C762]-6.75;2)" office:value-type="float" office:value="0.00853219088862778" calcext:value-type="float">
            <text:p>0.0085321909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305456" calcext:value-type="float">
            <text:p>6.305456</text:p>
          </table:table-cell>
          <table:table-cell office:value-type="float" office:value="6.6591390704" calcext:value-type="float">
            <text:p>6.6591390704</text:p>
          </table:table-cell>
          <table:table-cell table:formula="of:=POWER([.C763]-6.75;2)" office:value-type="float" office:value="0.00825570852777612" calcext:value-type="float">
            <text:p>0.0082557085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208762" calcext:value-type="float">
            <text:p>6.208762</text:p>
          </table:table-cell>
          <table:table-cell office:value-type="float" office:value="6.6618359437" calcext:value-type="float">
            <text:p>6.6618359437</text:p>
          </table:table-cell>
          <table:table-cell table:formula="of:=POWER([.C764]-6.75;2)" office:value-type="float" office:value="0.00777290082326959" calcext:value-type="float">
            <text:p>0.0077729008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195166" calcext:value-type="float">
            <text:p>6.195166</text:p>
          </table:table-cell>
          <table:table-cell office:value-type="float" office:value="6.664682662" calcext:value-type="float">
            <text:p>6.664682662</text:p>
          </table:table-cell>
          <table:table-cell table:formula="of:=POWER([.C765]-6.75;2)" office:value-type="float" office:value="0.0072790481634063" calcext:value-type="float">
            <text:p>0.0072790482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219528" calcext:value-type="float">
            <text:p>6.219528</text:p>
          </table:table-cell>
          <table:table-cell office:value-type="float" office:value="6.6669878451" calcext:value-type="float">
            <text:p>6.6669878451</text:p>
          </table:table-cell>
          <table:table-cell table:formula="of:=POWER([.C766]-6.75;2)" office:value-type="float" office:value="0.00689101786114167" calcext:value-type="float">
            <text:p>0.0068910179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237952" calcext:value-type="float">
            <text:p>6.237952</text:p>
          </table:table-cell>
          <table:table-cell office:value-type="float" office:value="6.6688640986" calcext:value-type="float">
            <text:p>6.6688640986</text:p>
          </table:table-cell>
          <table:table-cell table:formula="of:=POWER([.C767]-6.75;2)" office:value-type="float" office:value="0.00658303449599048" calcext:value-type="float">
            <text:p>0.0065830345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23964" calcext:value-type="float">
            <text:p>6.23964</text:p>
          </table:table-cell>
          <table:table-cell office:value-type="float" office:value="6.6708591408" calcext:value-type="float">
            <text:p>6.6708591408</text:p>
          </table:table-cell>
          <table:table-cell table:formula="of:=POWER([.C768]-6.75;2)" office:value-type="float" office:value="0.00626327559491419" calcext:value-type="float">
            <text:p>0.0062632756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24217" calcext:value-type="float">
            <text:p>6.24217</text:p>
          </table:table-cell>
          <table:table-cell office:value-type="float" office:value="6.6732838592" calcext:value-type="float">
            <text:p>6.6732838592</text:p>
          </table:table-cell>
          <table:table-cell table:formula="of:=POWER([.C769]-6.75;2)" office:value-type="float" office:value="0.00588536625924548" calcext:value-type="float">
            <text:p>0.0058853663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268287" calcext:value-type="float">
            <text:p>6.268287</text:p>
          </table:table-cell>
          <table:table-cell office:value-type="float" office:value="6.675851831" calcext:value-type="float">
            <text:p>6.675851831</text:p>
          </table:table-cell>
          <table:table-cell table:formula="of:=POWER([.C770]-6.75;2)" office:value-type="float" office:value="0.00549795096605254" calcext:value-type="float">
            <text:p>0.005497951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326556" calcext:value-type="float">
            <text:p>6.326556</text:p>
          </table:table-cell>
          <table:table-cell office:value-type="float" office:value="6.6778268451" calcext:value-type="float">
            <text:p>6.6778268451</text:p>
          </table:table-cell>
          <table:table-cell table:formula="of:=POWER([.C771]-6.75;2)" office:value-type="float" office:value="0.00520896428821936" calcext:value-type="float">
            <text:p>0.0052089643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408342" calcext:value-type="float">
            <text:p>6.408342</text:p>
          </table:table-cell>
          <table:table-cell office:value-type="float" office:value="6.6784696761" calcext:value-type="float">
            <text:p>6.6784696761</text:p>
          </table:table-cell>
          <table:table-cell table:formula="of:=POWER([.C772]-6.75;2)" office:value-type="float" office:value="0.00511658723723895" calcext:value-type="float">
            <text:p>0.0051165872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497552" calcext:value-type="float">
            <text:p>6.497552</text:p>
          </table:table-cell>
          <table:table-cell office:value-type="float" office:value="6.6774105493" calcext:value-type="float">
            <text:p>6.6774105493</text:p>
          </table:table-cell>
          <table:table-cell table:formula="of:=POWER([.C773]-6.75;2)" office:value-type="float" office:value="0.0052692283529277" calcext:value-type="float">
            <text:p>0.0052692284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579654" calcext:value-type="float">
            <text:p>6.579654</text:p>
          </table:table-cell>
          <table:table-cell office:value-type="float" office:value="6.6747223099" calcext:value-type="float">
            <text:p>6.6747223099</text:p>
          </table:table-cell>
          <table:table-cell table:formula="of:=POWER([.C774]-6.75;2)" office:value-type="float" office:value="0.00566673062679165" calcext:value-type="float">
            <text:p>0.0056667306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642418" calcext:value-type="float">
            <text:p>6.642418</text:p>
          </table:table-cell>
          <table:table-cell office:value-type="float" office:value="6.6707867324" calcext:value-type="float">
            <text:p>6.6707867324</text:p>
          </table:table-cell>
          <table:table-cell table:formula="of:=POWER([.C775]-6.75;2)" office:value-type="float" office:value="0.00627474176386923" calcext:value-type="float">
            <text:p>0.0062747418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67382" calcext:value-type="float">
            <text:p>6.67382</text:p>
          </table:table-cell>
          <table:table-cell office:value-type="float" office:value="6.6661836338" calcext:value-type="float">
            <text:p>6.6661836338</text:p>
          </table:table-cell>
          <table:table-cell table:formula="of:=POWER([.C776]-6.75;2)" office:value-type="float" office:value="0.00702518324297246" calcext:value-type="float">
            <text:p>0.0070251832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665985" calcext:value-type="float">
            <text:p>6.665985</text:p>
          </table:table-cell>
          <table:table-cell office:value-type="float" office:value="6.6616413803" calcext:value-type="float">
            <text:p>6.6616413803</text:p>
          </table:table-cell>
          <table:table-cell table:formula="of:=POWER([.C777]-6.75;2)" office:value-type="float" office:value="0.00780724567528925" calcext:value-type="float">
            <text:p>0.0078072457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62443" calcext:value-type="float">
            <text:p>6.62443</text:p>
          </table:table-cell>
          <table:table-cell office:value-type="float" office:value="6.6578614366" calcext:value-type="float">
            <text:p>6.6578614366</text:p>
          </table:table-cell>
          <table:table-cell table:formula="of:=POWER([.C778]-6.75;2)" office:value-type="float" office:value="0.00848951486541579" calcext:value-type="float">
            <text:p>0.0084895149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572032" calcext:value-type="float">
            <text:p>6.572032</text:p>
          </table:table-cell>
          <table:table-cell office:value-type="float" office:value="6.6551304366" calcext:value-type="float">
            <text:p>6.6551304366</text:p>
          </table:table-cell>
          <table:table-cell table:formula="of:=POWER([.C779]-6.75;2)" office:value-type="float" office:value="0.00900023405970655" calcext:value-type="float">
            <text:p>0.0090002341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539097" calcext:value-type="float">
            <text:p>6.539097</text:p>
          </table:table-cell>
          <table:table-cell office:value-type="float" office:value="6.6529620986" calcext:value-type="float">
            <text:p>6.6529620986</text:p>
          </table:table-cell>
          <table:table-cell table:formula="of:=POWER([.C780]-6.75;2)" office:value-type="float" office:value="0.00941635430811617" calcext:value-type="float">
            <text:p>0.0094163543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544234" calcext:value-type="float">
            <text:p>6.544234</text:p>
          </table:table-cell>
          <table:table-cell office:value-type="float" office:value="6.6501337746" calcext:value-type="float">
            <text:p>6.6501337746</text:p>
          </table:table-cell>
          <table:table-cell table:formula="of:=POWER([.C781]-6.75;2)" office:value-type="float" office:value="0.00997326297564352" calcext:value-type="float">
            <text:p>0.009973263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582695" calcext:value-type="float">
            <text:p>6.582695</text:p>
          </table:table-cell>
          <table:table-cell office:value-type="float" office:value="6.6452238169" calcext:value-type="float">
            <text:p>6.6452238169</text:p>
          </table:table-cell>
          <table:table-cell table:formula="of:=POWER([.C782]-6.75;2)" office:value-type="float" office:value="0.0109780485450048" calcext:value-type="float">
            <text:p>0.0109780485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633548" calcext:value-type="float">
            <text:p>6.633548</text:p>
          </table:table-cell>
          <table:table-cell office:value-type="float" office:value="6.6373760845" calcext:value-type="float">
            <text:p>6.6373760845</text:p>
          </table:table-cell>
          <table:table-cell table:formula="of:=POWER([.C783]-6.75;2)" office:value-type="float" office:value="0.0126841463425512" calcext:value-type="float">
            <text:p>0.0126841463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677681" calcext:value-type="float">
            <text:p>6.677681</text:p>
          </table:table-cell>
          <table:table-cell office:value-type="float" office:value="6.6268605211" calcext:value-type="float">
            <text:p>6.6268605211</text:p>
          </table:table-cell>
          <table:table-cell table:formula="of:=POWER([.C784]-6.75;2)" office:value-type="float" office:value="0.0151633312637635" calcext:value-type="float">
            <text:p>0.0151633313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709024" calcext:value-type="float">
            <text:p>6.709024</text:p>
          </table:table-cell>
          <table:table-cell office:value-type="float" office:value="6.6151266056" calcext:value-type="float">
            <text:p>6.6151266056</text:p>
          </table:table-cell>
          <table:table-cell table:formula="of:=POWER([.C785]-6.75;2)" office:value-type="float" office:value="0.0181908325169778" calcext:value-type="float">
            <text:p>0.0181908325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731277" calcext:value-type="float">
            <text:p>6.731277</text:p>
          </table:table-cell>
          <table:table-cell office:value-type="float" office:value="6.6042691549" calcext:value-type="float">
            <text:p>6.6042691549</text:p>
          </table:table-cell>
          <table:table-cell table:formula="of:=POWER([.C786]-6.75;2)" office:value-type="float" office:value="0.0212374792135602" calcext:value-type="float">
            <text:p>0.0212374792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747635" calcext:value-type="float">
            <text:p>6.747635</text:p>
          </table:table-cell>
          <table:table-cell office:value-type="float" office:value="6.59609" calcext:value-type="float">
            <text:p>6.59609</text:p>
          </table:table-cell>
          <table:table-cell table:formula="of:=POWER([.C787]-6.75;2)" office:value-type="float" office:value="0.0236882880999999" calcext:value-type="float">
            <text:p>0.0236882881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755946" calcext:value-type="float">
            <text:p>6.755946</text:p>
          </table:table-cell>
          <table:table-cell office:value-type="float" office:value="6.5911751268" calcext:value-type="float">
            <text:p>6.5911751268</text:p>
          </table:table-cell>
          <table:table-cell table:formula="of:=POWER([.C788]-6.75;2)" office:value-type="float" office:value="0.0252253403469962" calcext:value-type="float">
            <text:p>0.0252253403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753485" calcext:value-type="float">
            <text:p>6.753485</text:p>
          </table:table-cell>
          <table:table-cell office:value-type="float" office:value="6.5882391831" calcext:value-type="float">
            <text:p>6.5882391831</text:p>
          </table:table-cell>
          <table:table-cell table:formula="of:=POWER([.C789]-6.75;2)" office:value-type="float" office:value="0.0261665618841554" calcext:value-type="float">
            <text:p>0.0261665619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743977" calcext:value-type="float">
            <text:p>6.743977</text:p>
          </table:table-cell>
          <table:table-cell office:value-type="float" office:value="6.5833936479" calcext:value-type="float">
            <text:p>6.5833936479</text:p>
          </table:table-cell>
          <table:table-cell table:formula="of:=POWER([.C790]-6.75;2)" office:value-type="float" office:value="0.0277576765600691" calcext:value-type="float">
            <text:p>0.0277576766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737622" calcext:value-type="float">
            <text:p>6.737622</text:p>
          </table:table-cell>
          <table:table-cell office:value-type="float" office:value="6.5676859859" calcext:value-type="float">
            <text:p>6.5676859859</text:p>
          </table:table-cell>
          <table:table-cell table:formula="of:=POWER([.C791]-6.75;2)" office:value-type="float" office:value="0.033238399737255" calcext:value-type="float">
            <text:p>0.0332383997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743357" calcext:value-type="float">
            <text:p>6.743357</text:p>
          </table:table-cell>
          <table:table-cell office:value-type="float" office:value="6.499837507" calcext:value-type="float">
            <text:p>6.499837507</text:p>
          </table:table-cell>
          <table:table-cell table:formula="of:=POWER([.C792]-6.75;2)" office:value-type="float" office:value="0.0625812729039752" calcext:value-type="float">
            <text:p>0.0625812729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761141" calcext:value-type="float">
            <text:p>6.761141</text:p>
          </table:table-cell>
          <table:table-cell office:value-type="float" office:value="6.4319082535" calcext:value-type="float">
            <text:p>6.4319082535</text:p>
          </table:table-cell>
          <table:table-cell table:formula="of:=POWER([.C793]-6.75;2)" office:value-type="float" office:value="0.101182359191421" calcext:value-type="float">
            <text:p>0.1011823592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781885" calcext:value-type="float">
            <text:p>6.781885</text:p>
          </table:table-cell>
          <table:table-cell office:value-type="float" office:value="6.479428831" calcext:value-type="float">
            <text:p>6.479428831</text:p>
          </table:table-cell>
          <table:table-cell table:formula="of:=POWER([.C794]-6.75;2)" office:value-type="float" office:value="0.0732087574940266" calcext:value-type="float">
            <text:p>0.0732087575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795144" calcext:value-type="float">
            <text:p>6.795144</text:p>
          </table:table-cell>
          <table:table-cell office:value-type="float" office:value="6.4865673521" calcext:value-type="float">
            <text:p>6.4865673521</text:p>
          </table:table-cell>
          <table:table-cell table:formula="of:=POWER([.C795]-6.75;2)" office:value-type="float" office:value="0.0693967599796055" calcext:value-type="float">
            <text:p>0.06939676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798039" calcext:value-type="float">
            <text:p>6.798039</text:p>
          </table:table-cell>
          <table:table-cell office:value-type="float" office:value="6.4744396761" calcext:value-type="float">
            <text:p>6.4744396761</text:p>
          </table:table-cell>
          <table:table-cell table:formula="of:=POWER([.C796]-6.75;2)" office:value-type="float" office:value="0.0759334921078728" calcext:value-type="float">
            <text:p>0.0759334921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798045" calcext:value-type="float">
            <text:p>6.798045</text:p>
          </table:table-cell>
          <table:table-cell office:value-type="float" office:value="6.4542499014" calcext:value-type="float">
            <text:p>6.4542499014</text:p>
          </table:table-cell>
          <table:table-cell table:formula="of:=POWER([.C797]-6.75;2)" office:value-type="float" office:value="0.0874681208219098" calcext:value-type="float">
            <text:p>0.0874681208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8066" calcext:value-type="float">
            <text:p>6.8066</text:p>
          </table:table-cell>
          <table:table-cell office:value-type="float" office:value="6.4352960845" calcext:value-type="float">
            <text:p>6.4352960845</text:p>
          </table:table-cell>
          <table:table-cell table:formula="of:=POWER([.C798]-6.75;2)" office:value-type="float" office:value="0.0990385544310311" calcext:value-type="float">
            <text:p>0.0990385544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82794" calcext:value-type="float">
            <text:p>6.82794</text:p>
          </table:table-cell>
          <table:table-cell office:value-type="float" office:value="6.422480493" calcext:value-type="float">
            <text:p>6.422480493</text:p>
          </table:table-cell>
          <table:table-cell table:formula="of:=POWER([.C799]-6.75;2)" office:value-type="float" office:value="0.107269027465523" calcext:value-type="float">
            <text:p>0.1072690275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85347" calcext:value-type="float">
            <text:p>6.85347</text:p>
          </table:table-cell>
          <table:table-cell office:value-type="float" office:value="6.4159564789" calcext:value-type="float">
            <text:p>6.4159564789</text:p>
          </table:table-cell>
          <table:table-cell table:formula="of:=POWER([.C800]-6.75;2)" office:value-type="float" office:value="0.111585073988886" calcext:value-type="float">
            <text:p>0.111585074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868508" calcext:value-type="float">
            <text:p>6.868508</text:p>
          </table:table-cell>
          <table:table-cell office:value-type="float" office:value="6.4130710563" calcext:value-type="float">
            <text:p>6.4130710563</text:p>
          </table:table-cell>
          <table:table-cell table:formula="of:=POWER([.C801]-6.75;2)" office:value-type="float" office:value="0.113521113102798" calcext:value-type="float">
            <text:p>0.1135211131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865966" calcext:value-type="float">
            <text:p>6.865966</text:p>
          </table:table-cell>
          <table:table-cell office:value-type="float" office:value="6.4104049859" calcext:value-type="float">
            <text:p>6.4104049859</text:p>
          </table:table-cell>
          <table:table-cell table:formula="of:=POWER([.C802]-6.75;2)" office:value-type="float" office:value="0.115324773601579" calcext:value-type="float">
            <text:p>0.1153247736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853514" calcext:value-type="float">
            <text:p>6.853514</text:p>
          </table:table-cell>
          <table:table-cell office:value-type="float" office:value="6.4052937042" calcext:value-type="float">
            <text:p>6.4052937042</text:p>
          </table:table-cell>
          <table:table-cell table:formula="of:=POWER([.C803]-6.75;2)" office:value-type="float" office:value="0.118822430364157" calcext:value-type="float">
            <text:p>0.1188224304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846633" calcext:value-type="float">
            <text:p>6.846633</text:p>
          </table:table-cell>
          <table:table-cell office:value-type="float" office:value="6.3967724085" calcext:value-type="float">
            <text:p>6.3967724085</text:p>
          </table:table-cell>
          <table:table-cell table:formula="of:=POWER([.C804]-6.75;2)" office:value-type="float" office:value="0.124769731396891" calcext:value-type="float">
            <text:p>0.1247697314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853924" calcext:value-type="float">
            <text:p>6.853924</text:p>
          </table:table-cell>
          <table:table-cell office:value-type="float" office:value="6.3857112394" calcext:value-type="float">
            <text:p>6.3857112394</text:p>
          </table:table-cell>
          <table:table-cell table:formula="of:=POWER([.C805]-6.75;2)" office:value-type="float" office:value="0.132706301099484" calcext:value-type="float">
            <text:p>0.1327063011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868981" calcext:value-type="float">
            <text:p>6.868981</text:p>
          </table:table-cell>
          <table:table-cell office:value-type="float" office:value="6.3739408028" calcext:value-type="float">
            <text:p>6.3739408028</text:p>
          </table:table-cell>
          <table:table-cell table:formula="of:=POWER([.C806]-6.75;2)" office:value-type="float" office:value="0.141420519798709" calcext:value-type="float">
            <text:p>0.1414205198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876228" calcext:value-type="float">
            <text:p>6.876228</text:p>
          </table:table-cell>
          <table:table-cell office:value-type="float" office:value="6.3629458592" calcext:value-type="float">
            <text:p>6.3629458592</text:p>
          </table:table-cell>
          <table:table-cell table:formula="of:=POWER([.C807]-6.75;2)" office:value-type="float" office:value="0.149810907910426" calcext:value-type="float">
            <text:p>0.1498109079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864335" calcext:value-type="float">
            <text:p>6.864335</text:p>
          </table:table-cell>
          <table:table-cell office:value-type="float" office:value="6.3532039014" calcext:value-type="float">
            <text:p>6.3532039014</text:p>
          </table:table-cell>
          <table:table-cell table:formula="of:=POWER([.C808]-6.75;2)" office:value-type="float" office:value="0.157447143864181" calcext:value-type="float">
            <text:p>0.1574471439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835704" calcext:value-type="float">
            <text:p>6.835704</text:p>
          </table:table-cell>
          <table:table-cell office:value-type="float" office:value="6.3444161127" calcext:value-type="float">
            <text:p>6.3444161127</text:p>
          </table:table-cell>
          <table:table-cell table:formula="of:=POWER([.C809]-6.75;2)" office:value-type="float" office:value="0.164498289637379" calcext:value-type="float">
            <text:p>0.1644982896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805915" calcext:value-type="float">
            <text:p>6.805915</text:p>
          </table:table-cell>
          <table:table-cell office:value-type="float" office:value="6.3360546338" calcext:value-type="float">
            <text:p>6.3360546338</text:p>
          </table:table-cell>
          <table:table-cell table:formula="of:=POWER([.C810]-6.75;2)" office:value-type="float" office:value="0.171350766198452" calcext:value-type="float">
            <text:p>0.1713507662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794032" calcext:value-type="float">
            <text:p>6.794032</text:p>
          </table:table-cell>
          <table:table-cell office:value-type="float" office:value="6.3277705352" calcext:value-type="float">
            <text:p>6.3277705352</text:p>
          </table:table-cell>
          <table:table-cell table:formula="of:=POWER([.C811]-6.75;2)" office:value-type="float" office:value="0.178277720945294" calcext:value-type="float">
            <text:p>0.1782777209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809376" calcext:value-type="float">
            <text:p>6.809376</text:p>
          </table:table-cell>
          <table:table-cell office:value-type="float" office:value="6.3195837324" calcext:value-type="float">
            <text:p>6.3195837324</text:p>
          </table:table-cell>
          <table:table-cell table:formula="of:=POWER([.C812]-6.75;2)" office:value-type="float" office:value="0.185258163414715" calcext:value-type="float">
            <text:p>0.1852581634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843269" calcext:value-type="float">
            <text:p>6.843269</text:p>
          </table:table-cell>
          <table:table-cell office:value-type="float" office:value="6.3118804648" calcext:value-type="float">
            <text:p>6.3118804648</text:p>
          </table:table-cell>
          <table:table-cell table:formula="of:=POWER([.C813]-6.75;2)" office:value-type="float" office:value="0.191948727123864" calcext:value-type="float">
            <text:p>0.1919487271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872839" calcext:value-type="float">
            <text:p>6.872839</text:p>
          </table:table-cell>
          <table:table-cell office:value-type="float" office:value="6.3052017746" calcext:value-type="float">
            <text:p>6.3052017746</text:p>
          </table:table-cell>
          <table:table-cell table:formula="of:=POWER([.C814]-6.75;2)" office:value-type="float" office:value="0.197845461318989" calcext:value-type="float">
            <text:p>0.1978454613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875602" calcext:value-type="float">
            <text:p>6.875602</text:p>
          </table:table-cell>
          <table:table-cell office:value-type="float" office:value="6.2998968873" calcext:value-type="float">
            <text:p>6.2998968873</text:p>
          </table:table-cell>
          <table:table-cell table:formula="of:=POWER([.C815]-6.75;2)" office:value-type="float" office:value="0.202592812062229" calcext:value-type="float">
            <text:p>0.2025928121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844304" calcext:value-type="float">
            <text:p>6.844304</text:p>
          </table:table-cell>
          <table:table-cell office:value-type="float" office:value="6.2958695634" calcext:value-type="float">
            <text:p>6.2958695634</text:p>
          </table:table-cell>
          <table:table-cell table:formula="of:=POWER([.C816]-6.75;2)" office:value-type="float" office:value="0.206234453446506" calcext:value-type="float">
            <text:p>0.2062344534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790816" calcext:value-type="float">
            <text:p>6.790816</text:p>
          </table:table-cell>
          <table:table-cell office:value-type="float" office:value="6.2926053944" calcext:value-type="float">
            <text:p>6.2926053944</text:p>
          </table:table-cell>
          <table:table-cell table:formula="of:=POWER([.C817]-6.75;2)" office:value-type="float" office:value="0.20920982523198" calcext:value-type="float">
            <text:p>0.2092098252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736605" calcext:value-type="float">
            <text:p>6.736605</text:p>
          </table:table-cell>
          <table:table-cell office:value-type="float" office:value="6.2894582394" calcext:value-type="float">
            <text:p>6.2894582394</text:p>
          </table:table-cell>
          <table:table-cell table:formula="of:=POWER([.C818]-6.75;2)" office:value-type="float" office:value="0.212098713256548" calcext:value-type="float">
            <text:p>0.2120987133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698305" calcext:value-type="float">
            <text:p>6.698305</text:p>
          </table:table-cell>
          <table:table-cell office:value-type="float" office:value="6.285997" calcext:value-type="float">
            <text:p>6.285997</text:p>
          </table:table-cell>
          <table:table-cell table:formula="of:=POWER([.C819]-6.75;2)" office:value-type="float" office:value="0.215298784009" calcext:value-type="float">
            <text:p>0.215298784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680147" calcext:value-type="float">
            <text:p>6.680147</text:p>
          </table:table-cell>
          <table:table-cell office:value-type="float" office:value="6.2821761408" calcext:value-type="float">
            <text:p>6.2821761408</text:p>
          </table:table-cell>
          <table:table-cell table:formula="of:=POWER([.C820]-6.75;2)" office:value-type="float" office:value="0.218859163236782" calcext:value-type="float">
            <text:p>0.2188591632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676621" calcext:value-type="float">
            <text:p>6.676621</text:p>
          </table:table-cell>
          <table:table-cell office:value-type="float" office:value="6.2782475211" calcext:value-type="float">
            <text:p>6.2782475211</text:p>
          </table:table-cell>
          <table:table-cell table:formula="of:=POWER([.C821]-6.75;2)" office:value-type="float" office:value="0.222550401348295" calcext:value-type="float">
            <text:p>0.2225504013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678448" calcext:value-type="float">
            <text:p>6.678448</text:p>
          </table:table-cell>
          <table:table-cell office:value-type="float" office:value="6.2745732254" calcext:value-type="float">
            <text:p>6.2745732254</text:p>
          </table:table-cell>
          <table:table-cell table:formula="of:=POWER([.C822]-6.75;2)" office:value-type="float" office:value="0.226030618006559" calcext:value-type="float">
            <text:p>0.226030618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675566" calcext:value-type="float">
            <text:p>6.675566</text:p>
          </table:table-cell>
          <table:table-cell office:value-type="float" office:value="6.2715399014" calcext:value-type="float">
            <text:p>6.2715399014</text:p>
          </table:table-cell>
          <table:table-cell table:formula="of:=POWER([.C823]-6.75;2)" office:value-type="float" office:value="0.228924065952322" calcext:value-type="float">
            <text:p>0.228924066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659026" calcext:value-type="float">
            <text:p>6.659026</text:p>
          </table:table-cell>
          <table:table-cell office:value-type="float" office:value="6.2695553099" calcext:value-type="float">
            <text:p>6.2695553099</text:p>
          </table:table-cell>
          <table:table-cell table:formula="of:=POWER([.C824]-6.75;2)" office:value-type="float" office:value="0.230827100245285" calcext:value-type="float">
            <text:p>0.2308271002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625839" calcext:value-type="float">
            <text:p>6.625839</text:p>
          </table:table-cell>
          <table:table-cell office:value-type="float" office:value="6.2689536901" calcext:value-type="float">
            <text:p>6.2689536901</text:p>
          </table:table-cell>
          <table:table-cell table:formula="of:=POWER([.C825]-6.75;2)" office:value-type="float" office:value="0.231405552268407" calcext:value-type="float">
            <text:p>0.2314055523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584347" calcext:value-type="float">
            <text:p>6.584347</text:p>
          </table:table-cell>
          <table:table-cell office:value-type="float" office:value="6.2697731408" calcext:value-type="float">
            <text:p>6.2697731408</text:p>
          </table:table-cell>
          <table:table-cell table:formula="of:=POWER([.C826]-6.75;2)" office:value-type="float" office:value="0.230617836297097" calcext:value-type="float">
            <text:p>0.2306178363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552989" calcext:value-type="float">
            <text:p>6.552989</text:p>
          </table:table-cell>
          <table:table-cell office:value-type="float" office:value="6.2715991268" calcext:value-type="float">
            <text:p>6.2715991268</text:p>
          </table:table-cell>
          <table:table-cell table:formula="of:=POWER([.C827]-6.75;2)" office:value-type="float" office:value="0.228867395478522" calcext:value-type="float">
            <text:p>0.2288673955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549693" calcext:value-type="float">
            <text:p>6.549693</text:p>
          </table:table-cell>
          <table:table-cell office:value-type="float" office:value="6.2736776479" calcext:value-type="float">
            <text:p>6.2736776479</text:p>
          </table:table-cell>
          <table:table-cell table:formula="of:=POWER([.C828]-6.75;2)" office:value-type="float" office:value="0.226882983110077" calcext:value-type="float">
            <text:p>0.2268829831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57827" calcext:value-type="float">
            <text:p>6.57827</text:p>
          </table:table-cell>
          <table:table-cell office:value-type="float" office:value="6.2752742676" calcext:value-type="float">
            <text:p>6.2752742676</text:p>
          </table:table-cell>
          <table:table-cell table:formula="of:=POWER([.C829]-6.75;2)" office:value-type="float" office:value="0.225364521002716" calcext:value-type="float">
            <text:p>0.225364521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622402" calcext:value-type="float">
            <text:p>6.622402</text:p>
          </table:table-cell>
          <table:table-cell office:value-type="float" office:value="6.276033493" calcext:value-type="float">
            <text:p>6.276033493</text:p>
          </table:table-cell>
          <table:table-cell table:formula="of:=POWER([.C830]-6.75;2)" office:value-type="float" office:value="0.224644249757781" calcext:value-type="float">
            <text:p>0.2246442498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652721" calcext:value-type="float">
            <text:p>6.652721</text:p>
          </table:table-cell>
          <table:table-cell office:value-type="float" office:value="6.2760968732" calcext:value-type="float">
            <text:p>6.2760968732</text:p>
          </table:table-cell>
          <table:table-cell table:formula="of:=POWER([.C831]-6.75;2)" office:value-type="float" office:value="0.224584173590817" calcext:value-type="float">
            <text:p>0.2245841736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642945" calcext:value-type="float">
            <text:p>6.642945</text:p>
          </table:table-cell>
          <table:table-cell office:value-type="float" office:value="6.2759631831" calcext:value-type="float">
            <text:p>6.2759631831</text:p>
          </table:table-cell>
          <table:table-cell table:formula="of:=POWER([.C832]-6.75;2)" office:value-type="float" office:value="0.224710903776684" calcext:value-type="float">
            <text:p>0.2247109038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585412" calcext:value-type="float">
            <text:p>6.585412</text:p>
          </table:table-cell>
          <table:table-cell office:value-type="float" office:value="6.2762640563" calcext:value-type="float">
            <text:p>6.2762640563</text:p>
          </table:table-cell>
          <table:table-cell table:formula="of:=POWER([.C833]-6.75;2)" office:value-type="float" office:value="0.22442574435333" calcext:value-type="float">
            <text:p>0.2244257444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496934" calcext:value-type="float">
            <text:p>6.496934</text:p>
          </table:table-cell>
          <table:table-cell office:value-type="float" office:value="6.2775894648" calcext:value-type="float">
            <text:p>6.2775894648</text:p>
          </table:table-cell>
          <table:table-cell table:formula="of:=POWER([.C834]-6.75;2)" office:value-type="float" office:value="0.22317171376795" calcext:value-type="float">
            <text:p>0.2231717138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410879" calcext:value-type="float">
            <text:p>6.410879</text:p>
          </table:table-cell>
          <table:table-cell office:value-type="float" office:value="6.2803579859" calcext:value-type="float">
            <text:p>6.2803579859</text:p>
          </table:table-cell>
          <table:table-cell table:formula="of:=POWER([.C835]-6.75;2)" office:value-type="float" office:value="0.220563621407904" calcext:value-type="float">
            <text:p>0.2205636214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358834" calcext:value-type="float">
            <text:p>6.358834</text:p>
          </table:table-cell>
          <table:table-cell office:value-type="float" office:value="6.2846876197" calcext:value-type="float">
            <text:p>6.2846876197</text:p>
          </table:table-cell>
          <table:table-cell table:formula="of:=POWER([.C836]-6.75;2)" office:value-type="float" office:value="0.216515611260452" calcext:value-type="float">
            <text:p>0.2165156113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352742" calcext:value-type="float">
            <text:p>6.352742</text:p>
          </table:table-cell>
          <table:table-cell office:value-type="float" office:value="6.2903059437" calcext:value-type="float">
            <text:p>6.2903059437</text:p>
          </table:table-cell>
          <table:table-cell table:formula="of:=POWER([.C837]-6.75;2)" office:value-type="float" office:value="0.211318625397548" calcext:value-type="float">
            <text:p>0.2113186254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3796" calcext:value-type="float">
            <text:p>6.3796</text:p>
          </table:table-cell>
          <table:table-cell office:value-type="float" office:value="6.2966115493" calcext:value-type="float">
            <text:p>6.2966115493</text:p>
          </table:table-cell>
          <table:table-cell table:formula="of:=POWER([.C838]-6.75;2)" office:value-type="float" office:value="0.205561087228147" calcext:value-type="float">
            <text:p>0.2055610872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411795" calcext:value-type="float">
            <text:p>6.411795</text:p>
          </table:table-cell>
          <table:table-cell office:value-type="float" office:value="6.3029295211" calcext:value-type="float">
            <text:p>6.3029295211</text:p>
          </table:table-cell>
          <table:table-cell table:formula="of:=POWER([.C839]-6.75;2)" office:value-type="float" office:value="0.199872013103875" calcext:value-type="float">
            <text:p>0.1998720131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424496" calcext:value-type="float">
            <text:p>6.424496</text:p>
          </table:table-cell>
          <table:table-cell office:value-type="float" office:value="6.3088307324" calcext:value-type="float">
            <text:p>6.3088307324</text:p>
          </table:table-cell>
          <table:table-cell table:formula="of:=POWER([.C840]-6.75;2)" office:value-type="float" office:value="0.194630322674721" calcext:value-type="float">
            <text:p>0.1946303227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408513" calcext:value-type="float">
            <text:p>6.408513</text:p>
          </table:table-cell>
          <table:table-cell office:value-type="float" office:value="6.3143039859" calcext:value-type="float">
            <text:p>6.3143039859</text:p>
          </table:table-cell>
          <table:table-cell table:formula="of:=POWER([.C841]-6.75;2)" office:value-type="float" office:value="0.189831016702628" calcext:value-type="float">
            <text:p>0.1898310167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372197" calcext:value-type="float">
            <text:p>6.372197</text:p>
          </table:table-cell>
          <table:table-cell office:value-type="float" office:value="6.319668831" calcext:value-type="float">
            <text:p>6.319668831</text:p>
          </table:table-cell>
          <table:table-cell table:formula="of:=POWER([.C842]-6.75;2)" office:value-type="float" office:value="0.185184915012906" calcext:value-type="float">
            <text:p>0.185184915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333144" calcext:value-type="float">
            <text:p>6.333144</text:p>
          </table:table-cell>
          <table:table-cell office:value-type="float" office:value="6.3253074366" calcext:value-type="float">
            <text:p>6.3253074366</text:p>
          </table:table-cell>
          <table:table-cell table:formula="of:=POWER([.C843]-6.75;2)" office:value-type="float" office:value="0.180363773407263" calcext:value-type="float">
            <text:p>0.1803637734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306687" calcext:value-type="float">
            <text:p>6.306687</text:p>
          </table:table-cell>
          <table:table-cell office:value-type="float" office:value="6.3314203239" calcext:value-type="float">
            <text:p>6.3314203239</text:p>
          </table:table-cell>
          <table:table-cell table:formula="of:=POWER([.C844]-6.75;2)" office:value-type="float" office:value="0.175208945243981" calcext:value-type="float">
            <text:p>0.1752089452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300228" calcext:value-type="float">
            <text:p>6.300228</text:p>
          </table:table-cell>
          <table:table-cell office:value-type="float" office:value="6.3379640704" calcext:value-type="float">
            <text:p>6.3379640704</text:p>
          </table:table-cell>
          <table:table-cell table:formula="of:=POWER([.C845]-6.75;2)" office:value-type="float" office:value="0.169773607281336" calcext:value-type="float">
            <text:p>0.1697736073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315598" calcext:value-type="float">
            <text:p>6.315598</text:p>
          </table:table-cell>
          <table:table-cell office:value-type="float" office:value="6.3447495775" calcext:value-type="float">
            <text:p>6.3447495775</text:p>
          </table:table-cell>
          <table:table-cell table:formula="of:=POWER([.C846]-6.75;2)" office:value-type="float" office:value="0.164227904936428" calcext:value-type="float">
            <text:p>0.1642279049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35132" calcext:value-type="float">
            <text:p>6.35132</text:p>
          </table:table-cell>
          <table:table-cell office:value-type="float" office:value="6.3515588732" calcext:value-type="float">
            <text:p>6.3515588732</text:p>
          </table:table-cell>
          <table:table-cell table:formula="of:=POWER([.C847]-6.75;2)" office:value-type="float" office:value="0.158755331525654" calcext:value-type="float">
            <text:p>0.1587553315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397609" calcext:value-type="float">
            <text:p>6.397609</text:p>
          </table:table-cell>
          <table:table-cell office:value-type="float" office:value="6.3582046761" calcext:value-type="float">
            <text:p>6.3582046761</text:p>
          </table:table-cell>
          <table:table-cell table:formula="of:=POWER([.C848]-6.75;2)" office:value-type="float" office:value="0.153503575829906" calcext:value-type="float">
            <text:p>0.1535035758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430529" calcext:value-type="float">
            <text:p>6.430529</text:p>
          </table:table-cell>
          <table:table-cell office:value-type="float" office:value="6.3645969718" calcext:value-type="float">
            <text:p>6.3645969718</text:p>
          </table:table-cell>
          <table:table-cell table:formula="of:=POWER([.C849]-6.75;2)" office:value-type="float" office:value="0.14853549414573" calcext:value-type="float">
            <text:p>0.1485354941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41808" calcext:value-type="float">
            <text:p>6.41808</text:p>
          </table:table-cell>
          <table:table-cell office:value-type="float" office:value="6.3708807324" calcext:value-type="float">
            <text:p>6.3708807324</text:p>
          </table:table-cell>
          <table:table-cell table:formula="of:=POWER([.C850]-6.75;2)" office:value-type="float" office:value="0.143731419065561" calcext:value-type="float">
            <text:p>0.1437314191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338286" calcext:value-type="float">
            <text:p>6.338286</text:p>
          </table:table-cell>
          <table:table-cell office:value-type="float" office:value="6.3775627887" calcext:value-type="float">
            <text:p>6.3775627887</text:p>
          </table:table-cell>
          <table:table-cell table:formula="of:=POWER([.C851]-6.75;2)" office:value-type="float" office:value="0.138709476360921" calcext:value-type="float">
            <text:p>0.1387094764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195627" calcext:value-type="float">
            <text:p>6.195627</text:p>
          </table:table-cell>
          <table:table-cell office:value-type="float" office:value="6.3854679718" calcext:value-type="float">
            <text:p>6.3854679718</text:p>
          </table:table-cell>
          <table:table-cell table:formula="of:=POWER([.C852]-6.75;2)" office:value-type="float" office:value="0.132883599583606" calcext:value-type="float">
            <text:p>0.1328835996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025506" calcext:value-type="float">
            <text:p>6.025506</text:p>
          </table:table-cell>
          <table:table-cell office:value-type="float" office:value="6.3954516338" calcext:value-type="float">
            <text:p>6.3954516338</text:p>
          </table:table-cell>
          <table:table-cell table:formula="of:=POWER([.C853]-6.75;2)" office:value-type="float" office:value="0.125704543975089" calcext:value-type="float">
            <text:p>0.125704544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5.886943" calcext:value-type="float">
            <text:p>5.886943</text:p>
          </table:table-cell>
          <table:table-cell office:value-type="float" office:value="6.4079386479" calcext:value-type="float">
            <text:p>6.4079386479</text:p>
          </table:table-cell>
          <table:table-cell table:formula="of:=POWER([.C854]-6.75;2)" office:value-type="float" office:value="0.11700596860048" calcext:value-type="float">
            <text:p>0.1170059686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5.844573" calcext:value-type="float">
            <text:p>5.844573</text:p>
          </table:table-cell>
          <table:table-cell office:value-type="float" office:value="6.4224735775" calcext:value-type="float">
            <text:p>6.4224735775</text:p>
          </table:table-cell>
          <table:table-cell table:formula="of:=POWER([.C855]-6.75;2)" office:value-type="float" office:value="0.107273557435649" calcext:value-type="float">
            <text:p>0.1072735574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5.938145" calcext:value-type="float">
            <text:p>5.938145</text:p>
          </table:table-cell>
          <table:table-cell office:value-type="float" office:value="6.4375578028" calcext:value-type="float">
            <text:p>6.4375578028</text:p>
          </table:table-cell>
          <table:table-cell table:formula="of:=POWER([.C856]-6.75;2)" office:value-type="float" office:value="0.0976201265911638" calcext:value-type="float">
            <text:p>0.0976201266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150557" calcext:value-type="float">
            <text:p>6.150557</text:p>
          </table:table-cell>
          <table:table-cell office:value-type="float" office:value="6.451042493" calcext:value-type="float">
            <text:p>6.451042493</text:p>
          </table:table-cell>
          <table:table-cell table:formula="of:=POWER([.C857]-6.75;2)" office:value-type="float" office:value="0.089375590991655" calcext:value-type="float">
            <text:p>0.089375591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398679" calcext:value-type="float">
            <text:p>6.398679</text:p>
          </table:table-cell>
          <table:table-cell office:value-type="float" office:value="6.4610605493" calcext:value-type="float">
            <text:p>6.4610605493</text:p>
          </table:table-cell>
          <table:table-cell table:formula="of:=POWER([.C858]-6.75;2)" office:value-type="float" office:value="0.0834860061708178" calcext:value-type="float">
            <text:p>0.0834860062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547494" calcext:value-type="float">
            <text:p>6.547494</text:p>
          </table:table-cell>
          <table:table-cell office:value-type="float" office:value="6.4670625211" calcext:value-type="float">
            <text:p>6.4670625211</text:p>
          </table:table-cell>
          <table:table-cell table:formula="of:=POWER([.C859]-6.75;2)" office:value-type="float" office:value="0.080053616966288" calcext:value-type="float">
            <text:p>0.080053617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409452" calcext:value-type="float">
            <text:p>6.409452</text:p>
          </table:table-cell>
          <table:table-cell office:value-type="float" office:value="6.4705579296" calcext:value-type="float">
            <text:p>6.4705579296</text:p>
          </table:table-cell>
          <table:table-cell table:formula="of:=POWER([.C860]-6.75;2)" office:value-type="float" office:value="0.0780878707094386" calcext:value-type="float">
            <text:p>0.0780878707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5.628733" calcext:value-type="float">
            <text:p>5.628733</text:p>
          </table:table-cell>
          <table:table-cell office:value-type="float" office:value="6.4757876056" calcext:value-type="float">
            <text:p>6.4757876056</text:p>
          </table:table-cell>
          <table:table-cell table:formula="of:=POWER([.C861]-6.75;2)" office:value-type="float" office:value="0.0751924372425812" calcext:value-type="float">
            <text:p>0.0751924372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92038" calcext:value-type="float">
            <text:p>1.92038</text:p>
          </table:table-cell>
          <table:table-cell office:value-type="float" office:value="6.4920005493" calcext:value-type="float">
            <text:p>6.4920005493</text:p>
          </table:table-cell>
          <table:table-cell table:formula="of:=POWER([.C862]-6.75;2)" office:value-type="float" office:value="0.0665637165615017" calcext:value-type="float">
            <text:p>0.0665637166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92038" calcext:value-type="float">
            <text:p>1.92038</text:p>
          </table:table-cell>
          <table:table-cell office:value-type="float" office:value="6.5605411408" calcext:value-type="float">
            <text:p>6.5605411408</text:p>
          </table:table-cell>
          <table:table-cell table:formula="of:=POWER([.C863]-6.75;2)" office:value-type="float" office:value="0.0358946593293655" calcext:value-type="float">
            <text:p>0.0358946593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0.135102" calcext:value-type="float">
            <text:p>10.135102</text:p>
          </table:table-cell>
          <table:table-cell office:value-type="float" office:value="6.6291538732" calcext:value-type="float">
            <text:p>6.6291538732</text:p>
          </table:table-cell>
          <table:table-cell table:formula="of:=POWER([.C864]-6.75;2)" office:value-type="float" office:value="0.0146037863625617" calcext:value-type="float">
            <text:p>0.0146037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.28872" calcext:value-type="float">
            <text:p>7.28872</text:p>
          </table:table-cell>
          <table:table-cell office:value-type="float" office:value="6.5819959155" calcext:value-type="float">
            <text:p>6.5819959155</text:p>
          </table:table-cell>
          <table:table-cell table:formula="of:=POWER([.C865]-6.75;2)" office:value-type="float" office:value="0.028225372408683" calcext:value-type="float">
            <text:p>0.0282253724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5.934079" calcext:value-type="float">
            <text:p>5.934079</text:p>
          </table:table-cell>
          <table:table-cell office:value-type="float" office:value="6.5746880563" calcext:value-type="float">
            <text:p>6.5746880563</text:p>
          </table:table-cell>
          <table:table-cell table:formula="of:=POWER([.C866]-6.75;2)" office:value-type="float" office:value="0.0307342776038719" calcext:value-type="float">
            <text:p>0.0307342776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5.364565" calcext:value-type="float">
            <text:p>5.364565</text:p>
          </table:table-cell>
          <table:table-cell office:value-type="float" office:value="6.5861391972" calcext:value-type="float">
            <text:p>6.5861391972</text:p>
          </table:table-cell>
          <table:table-cell table:formula="of:=POWER([.C867]-6.75;2)" office:value-type="float" office:value="0.0268503626942606" calcext:value-type="float">
            <text:p>0.026850362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5.452324" calcext:value-type="float">
            <text:p>5.452324</text:p>
          </table:table-cell>
          <table:table-cell office:value-type="float" office:value="6.6053603662" calcext:value-type="float">
            <text:p>6.6053603662</text:p>
          </table:table-cell>
          <table:table-cell table:formula="of:=POWER([.C868]-6.75;2)" office:value-type="float" office:value="0.020920623665798" calcext:value-type="float">
            <text:p>0.0209206237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5.896693" calcext:value-type="float">
            <text:p>5.896693</text:p>
          </table:table-cell>
          <table:table-cell office:value-type="float" office:value="6.6232589155" calcext:value-type="float">
            <text:p>6.6232589155</text:p>
          </table:table-cell>
          <table:table-cell table:formula="of:=POWER([.C869]-6.75;2)" office:value-type="float" office:value="0.0160633025002361" calcext:value-type="float">
            <text:p>0.0160633025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364735" calcext:value-type="float">
            <text:p>6.364735</text:p>
          </table:table-cell>
          <table:table-cell office:value-type="float" office:value="6.634912493" calcext:value-type="float">
            <text:p>6.634912493</text:p>
          </table:table-cell>
          <table:table-cell table:formula="of:=POWER([.C870]-6.75;2)" office:value-type="float" office:value="0.0132451342674751" calcext:value-type="float">
            <text:p>0.013245134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648605" calcext:value-type="float">
            <text:p>6.648605</text:p>
          </table:table-cell>
          <table:table-cell office:value-type="float" office:value="6.6398629859" calcext:value-type="float">
            <text:p>6.6398629859</text:p>
          </table:table-cell>
          <table:table-cell table:formula="of:=POWER([.C871]-6.75;2)" office:value-type="float" office:value="0.0121301618748636" calcext:value-type="float">
            <text:p>0.0121301619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679217" calcext:value-type="float">
            <text:p>6.679217</text:p>
          </table:table-cell>
          <table:table-cell office:value-type="float" office:value="6.6403497746" calcext:value-type="float">
            <text:p>6.6403497746</text:p>
          </table:table-cell>
          <table:table-cell table:formula="of:=POWER([.C872]-6.75;2)" office:value-type="float" office:value="0.0120231719302709" calcext:value-type="float">
            <text:p>0.0120231719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503065" calcext:value-type="float">
            <text:p>6.503065</text:p>
          </table:table-cell>
          <table:table-cell office:value-type="float" office:value="6.6395815915" calcext:value-type="float">
            <text:p>6.6395815915</text:p>
          </table:table-cell>
          <table:table-cell table:formula="of:=POWER([.C873]-6.75;2)" office:value-type="float" office:value="0.0121922249356729" calcext:value-type="float">
            <text:p>0.0121922249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248502" calcext:value-type="float">
            <text:p>6.248502</text:p>
          </table:table-cell>
          <table:table-cell office:value-type="float" office:value="6.6404383521" calcext:value-type="float">
            <text:p>6.6404383521</text:p>
          </table:table-cell>
          <table:table-cell table:formula="of:=POWER([.C874]-6.75;2)" office:value-type="float" office:value="0.0120037546905635" calcext:value-type="float">
            <text:p>0.0120037547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06129" calcext:value-type="float">
            <text:p>6.06129</text:p>
          </table:table-cell>
          <table:table-cell office:value-type="float" office:value="6.6444600563" calcext:value-type="float">
            <text:p>6.6444600563</text:p>
          </table:table-cell>
          <table:table-cell table:formula="of:=POWER([.C875]-6.75;2)" office:value-type="float" office:value="0.0111386797161992" calcext:value-type="float">
            <text:p>0.0111386797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018223" calcext:value-type="float">
            <text:p>6.018223</text:p>
          </table:table-cell>
          <table:table-cell office:value-type="float" office:value="6.651351169" calcext:value-type="float">
            <text:p>6.651351169</text:p>
          </table:table-cell>
          <table:table-cell table:formula="of:=POWER([.C876]-6.75;2)" office:value-type="float" office:value="0.0097315918576666" calcext:value-type="float">
            <text:p>0.0097315919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08834" calcext:value-type="float">
            <text:p>6.08834</text:p>
          </table:table-cell>
          <table:table-cell office:value-type="float" office:value="6.6594633521" calcext:value-type="float">
            <text:p>6.6594633521</text:p>
          </table:table-cell>
          <table:table-cell table:formula="of:=POWER([.C877]-6.75;2)" office:value-type="float" office:value="0.0081968846129685" calcext:value-type="float">
            <text:p>0.0081968846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184549" calcext:value-type="float">
            <text:p>6.184549</text:p>
          </table:table-cell>
          <table:table-cell office:value-type="float" office:value="6.6670089859" calcext:value-type="float">
            <text:p>6.6670089859</text:p>
          </table:table-cell>
          <table:table-cell table:formula="of:=POWER([.C878]-6.75;2)" office:value-type="float" office:value="0.00688750842134641" calcext:value-type="float">
            <text:p>0.0068875084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240402" calcext:value-type="float">
            <text:p>6.240402</text:p>
          </table:table-cell>
          <table:table-cell office:value-type="float" office:value="6.6729892113" calcext:value-type="float">
            <text:p>6.6729892113</text:p>
          </table:table-cell>
          <table:table-cell table:formula="of:=POWER([.C879]-6.75;2)" office:value-type="float" office:value="0.00593066157619605" calcext:value-type="float">
            <text:p>0.0059306616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242039" calcext:value-type="float">
            <text:p>6.242039</text:p>
          </table:table-cell>
          <table:table-cell office:value-type="float" office:value="6.6773463099" calcext:value-type="float">
            <text:p>6.6773463099</text:p>
          </table:table-cell>
          <table:table-cell table:formula="of:=POWER([.C880]-6.75;2)" office:value-type="float" office:value="0.00527855868514685" calcext:value-type="float">
            <text:p>0.0052785587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217744" calcext:value-type="float">
            <text:p>6.217744</text:p>
          </table:table-cell>
          <table:table-cell office:value-type="float" office:value="6.6806264648" calcext:value-type="float">
            <text:p>6.6806264648</text:p>
          </table:table-cell>
          <table:table-cell table:formula="of:=POWER([.C881]-6.75;2)" office:value-type="float" office:value="0.0048126873861457" calcext:value-type="float">
            <text:p>0.0048126874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212769" calcext:value-type="float">
            <text:p>6.212769</text:p>
          </table:table-cell>
          <table:table-cell office:value-type="float" office:value="6.6834866197" calcext:value-type="float">
            <text:p>6.6834866197</text:p>
          </table:table-cell>
          <table:table-cell table:formula="of:=POWER([.C882]-6.75;2)" office:value-type="float" office:value="0.00442402975893243" calcext:value-type="float">
            <text:p>0.0044240298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262444" calcext:value-type="float">
            <text:p>6.262444</text:p>
          </table:table-cell>
          <table:table-cell office:value-type="float" office:value="6.6862331831" calcext:value-type="float">
            <text:p>6.6862331831</text:p>
          </table:table-cell>
          <table:table-cell table:formula="of:=POWER([.C883]-6.75;2)" office:value-type="float" office:value="0.00406620693755816" calcext:value-type="float">
            <text:p>0.0040662069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369082" calcext:value-type="float">
            <text:p>6.369082</text:p>
          </table:table-cell>
          <table:table-cell office:value-type="float" office:value="6.6886117042" calcext:value-type="float">
            <text:p>6.6886117042</text:p>
          </table:table-cell>
          <table:table-cell table:formula="of:=POWER([.C884]-6.75;2)" office:value-type="float" office:value="0.00376852286122825" calcext:value-type="float">
            <text:p>0.0037685229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496192" calcext:value-type="float">
            <text:p>6.496192</text:p>
          </table:table-cell>
          <table:table-cell office:value-type="float" office:value="6.6900279155" calcext:value-type="float">
            <text:p>6.6900279155</text:p>
          </table:table-cell>
          <table:table-cell table:formula="of:=POWER([.C885]-6.75;2)" office:value-type="float" office:value="0.00359665091927514" calcext:value-type="float">
            <text:p>0.0035966509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589662" calcext:value-type="float">
            <text:p>6.589662</text:p>
          </table:table-cell>
          <table:table-cell office:value-type="float" office:value="6.6900657042" calcext:value-type="float">
            <text:p>6.6900657042</text:p>
          </table:table-cell>
          <table:table-cell table:formula="of:=POWER([.C886]-6.75;2)" office:value-type="float" office:value="0.00359211981304187" calcext:value-type="float">
            <text:p>0.0035921198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612548" calcext:value-type="float">
            <text:p>6.612548</text:p>
          </table:table-cell>
          <table:table-cell office:value-type="float" office:value="6.6888733521" calcext:value-type="float">
            <text:p>6.6888733521</text:p>
          </table:table-cell>
          <table:table-cell table:formula="of:=POWER([.C887]-6.75;2)" office:value-type="float" office:value="0.00373646708349059" calcext:value-type="float">
            <text:p>0.0037364671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567368" calcext:value-type="float">
            <text:p>6.567368</text:p>
          </table:table-cell>
          <table:table-cell office:value-type="float" office:value="6.6870839577" calcext:value-type="float">
            <text:p>6.6870839577</text:p>
          </table:table-cell>
          <table:table-cell table:formula="of:=POWER([.C888]-6.75;2)" office:value-type="float" office:value="0.00395842837869543" calcext:value-type="float">
            <text:p>0.0039584284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490857" calcext:value-type="float">
            <text:p>6.490857</text:p>
          </table:table-cell>
          <table:table-cell office:value-type="float" office:value="6.6853221549" calcext:value-type="float">
            <text:p>6.6853221549</text:p>
          </table:table-cell>
          <table:table-cell table:formula="of:=POWER([.C889]-6.75;2)" office:value-type="float" office:value="0.00418322364677963" calcext:value-type="float">
            <text:p>0.0041832236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427024" calcext:value-type="float">
            <text:p>6.427024</text:p>
          </table:table-cell>
          <table:table-cell office:value-type="float" office:value="6.6836961268" calcext:value-type="float">
            <text:p>6.6836961268</text:p>
          </table:table-cell>
          <table:table-cell table:formula="of:=POWER([.C890]-6.75;2)" office:value-type="float" office:value="0.00439620360132166" calcext:value-type="float">
            <text:p>0.0043962036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401215" calcext:value-type="float">
            <text:p>6.401215</text:p>
          </table:table-cell>
          <table:table-cell office:value-type="float" office:value="6.681732831" calcext:value-type="float">
            <text:p>6.681732831</text:p>
          </table:table-cell>
          <table:table-cell table:formula="of:=POWER([.C891]-6.75;2)" office:value-type="float" office:value="0.0046604063632746" calcext:value-type="float">
            <text:p>0.0046604064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415746" calcext:value-type="float">
            <text:p>6.415746</text:p>
          </table:table-cell>
          <table:table-cell office:value-type="float" office:value="6.6788575915" calcext:value-type="float">
            <text:p>6.6788575915</text:p>
          </table:table-cell>
          <table:table-cell table:formula="of:=POWER([.C892]-6.75;2)" office:value-type="float" office:value="0.00506124228718088" calcext:value-type="float">
            <text:p>0.0050612423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463082" calcext:value-type="float">
            <text:p>6.463082</text:p>
          </table:table-cell>
          <table:table-cell office:value-type="float" office:value="6.6749870141" calcext:value-type="float">
            <text:p>6.6749870141</text:p>
          </table:table-cell>
          <table:table-cell table:formula="of:=POWER([.C893]-6.75;2)" office:value-type="float" office:value="0.00562694805363359" calcext:value-type="float">
            <text:p>0.0056269481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53466" calcext:value-type="float">
            <text:p>6.53466</text:p>
          </table:table-cell>
          <table:table-cell office:value-type="float" office:value="6.6706557183" calcext:value-type="float">
            <text:p>6.6706557183</text:p>
          </table:table-cell>
          <table:table-cell table:formula="of:=POWER([.C894]-6.75;2)" office:value-type="float" office:value="0.00629551503848897" calcext:value-type="float">
            <text:p>0.006295515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616311" calcext:value-type="float">
            <text:p>6.616311</text:p>
          </table:table-cell>
          <table:table-cell office:value-type="float" office:value="6.6665615352" calcext:value-type="float">
            <text:p>6.6665615352</text:p>
          </table:table-cell>
          <table:table-cell table:formula="of:=POWER([.C895]-6.75;2)" office:value-type="float" office:value="0.0069619774081809" calcext:value-type="float">
            <text:p>0.0069619774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68402" calcext:value-type="float">
            <text:p>6.68402</text:p>
          </table:table-cell>
          <table:table-cell office:value-type="float" office:value="6.6630179437" calcext:value-type="float">
            <text:p>6.6630179437</text:p>
          </table:table-cell>
          <table:table-cell table:formula="of:=POWER([.C896]-6.75;2)" office:value-type="float" office:value="0.00756587811817639" calcext:value-type="float">
            <text:p>0.0075658781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713992" calcext:value-type="float">
            <text:p>6.713992</text:p>
          </table:table-cell>
          <table:table-cell office:value-type="float" office:value="6.6598338169" calcext:value-type="float">
            <text:p>6.6598338169</text:p>
          </table:table-cell>
          <table:table-cell table:formula="of:=POWER([.C897]-6.75;2)" office:value-type="float" office:value="0.00812994057482273" calcext:value-type="float">
            <text:p>0.0081299406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700564" calcext:value-type="float">
            <text:p>6.700564</text:p>
          </table:table-cell>
          <table:table-cell office:value-type="float" office:value="6.6566077746" calcext:value-type="float">
            <text:p>6.6566077746</text:p>
          </table:table-cell>
          <table:table-cell table:formula="of:=POWER([.C898]-6.75;2)" office:value-type="float" office:value="0.00872210776516435" calcext:value-type="float">
            <text:p>0.0087221078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663053" calcext:value-type="float">
            <text:p>6.663053</text:p>
          </table:table-cell>
          <table:table-cell office:value-type="float" office:value="6.6530544648" calcext:value-type="float">
            <text:p>6.6530544648</text:p>
          </table:table-cell>
          <table:table-cell table:formula="of:=POWER([.C899]-6.75;2)" office:value-type="float" office:value="0.00939843679521438" calcext:value-type="float">
            <text:p>0.0093984368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632175" calcext:value-type="float">
            <text:p>6.632175</text:p>
          </table:table-cell>
          <table:table-cell office:value-type="float" office:value="6.6490712535" calcext:value-type="float">
            <text:p>6.6490712535</text:p>
          </table:table-cell>
          <table:table-cell table:formula="of:=POWER([.C900]-6.75;2)" office:value-type="float" office:value="0.0101866118700613" calcext:value-type="float">
            <text:p>0.0101866119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626902" calcext:value-type="float">
            <text:p>6.626902</text:p>
          </table:table-cell>
          <table:table-cell office:value-type="float" office:value="6.6445309296" calcext:value-type="float">
            <text:p>6.6445309296</text:p>
          </table:table-cell>
          <table:table-cell table:formula="of:=POWER([.C901]-6.75;2)" office:value-type="float" office:value="0.0111237248110401" calcext:value-type="float">
            <text:p>0.0111237248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643229" calcext:value-type="float">
            <text:p>6.643229</text:p>
          </table:table-cell>
          <table:table-cell office:value-type="float" office:value="6.6390054085" calcext:value-type="float">
            <text:p>6.6390054085</text:p>
          </table:table-cell>
          <table:table-cell table:formula="of:=POWER([.C902]-6.75;2)" office:value-type="float" office:value="0.0123197993422519" calcext:value-type="float">
            <text:p>0.0123197993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664307" calcext:value-type="float">
            <text:p>6.664307</text:p>
          </table:table-cell>
          <table:table-cell office:value-type="float" office:value="6.6316642958" calcext:value-type="float">
            <text:p>6.6316642958</text:p>
          </table:table-cell>
          <table:table-cell table:formula="of:=POWER([.C903]-6.75;2)" office:value-type="float" office:value="0.0140033388885098" calcext:value-type="float">
            <text:p>0.0140033389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679516" calcext:value-type="float">
            <text:p>6.679516</text:p>
          </table:table-cell>
          <table:table-cell office:value-type="float" office:value="6.6214317746" calcext:value-type="float">
            <text:p>6.6214317746</text:p>
          </table:table-cell>
          <table:table-cell table:formula="of:=POWER([.C904]-6.75;2)" office:value-type="float" office:value="0.0165297885825053" calcext:value-type="float">
            <text:p>0.0165297886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693499" calcext:value-type="float">
            <text:p>6.693499</text:p>
          </table:table-cell>
          <table:table-cell office:value-type="float" office:value="6.6073422254" calcext:value-type="float">
            <text:p>6.6073422254</text:p>
          </table:table-cell>
          <table:table-cell table:formula="of:=POWER([.C905]-6.75;2)" office:value-type="float" office:value="0.0203512406538244" calcext:value-type="float">
            <text:p>0.0203512407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718283" calcext:value-type="float">
            <text:p>6.718283</text:p>
          </table:table-cell>
          <table:table-cell office:value-type="float" office:value="6.5891098732" calcext:value-type="float">
            <text:p>6.5891098732</text:p>
          </table:table-cell>
          <table:table-cell table:formula="of:=POWER([.C906]-6.75;2)" office:value-type="float" office:value="0.0258856329017201" calcext:value-type="float">
            <text:p>0.0258856329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757735" calcext:value-type="float">
            <text:p>6.757735</text:p>
          </table:table-cell>
          <table:table-cell office:value-type="float" office:value="6.568118338" calcext:value-type="float">
            <text:p>6.568118338</text:p>
          </table:table-cell>
          <table:table-cell table:formula="of:=POWER([.C907]-6.75;2)" office:value-type="float" office:value="0.0330809389718824" calcext:value-type="float">
            <text:p>0.033080939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80044" calcext:value-type="float">
            <text:p>6.80044</text:p>
          </table:table-cell>
          <table:table-cell office:value-type="float" office:value="6.5490140423" calcext:value-type="float">
            <text:p>6.5490140423</text:p>
          </table:table-cell>
          <table:table-cell table:formula="of:=POWER([.C908]-6.75;2)" office:value-type="float" office:value="0.0403953551925863" calcext:value-type="float">
            <text:p>0.0403953552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828176" calcext:value-type="float">
            <text:p>6.828176</text:p>
          </table:table-cell>
          <table:table-cell office:value-type="float" office:value="6.5423202535" calcext:value-type="float">
            <text:p>6.5423202535</text:p>
          </table:table-cell>
          <table:table-cell table:formula="of:=POWER([.C909]-6.75;2)" office:value-type="float" office:value="0.0431308771063044" calcext:value-type="float">
            <text:p>0.0431308771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830781" calcext:value-type="float">
            <text:p>6.830781</text:p>
          </table:table-cell>
          <table:table-cell office:value-type="float" office:value="6.5822160563" calcext:value-type="float">
            <text:p>6.5822160563</text:p>
          </table:table-cell>
          <table:table-cell table:formula="of:=POWER([.C910]-6.75;2)" office:value-type="float" office:value="0.0281514517635247" calcext:value-type="float">
            <text:p>0.0281514518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813097" calcext:value-type="float">
            <text:p>6.813097</text:p>
          </table:table-cell>
          <table:table-cell office:value-type="float" office:value="6.622075169" calcext:value-type="float">
            <text:p>6.622075169</text:p>
          </table:table-cell>
          <table:table-cell table:formula="of:=POWER([.C911]-6.75;2)" office:value-type="float" office:value="0.0163647623863785" calcext:value-type="float">
            <text:p>0.0163647624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789417" calcext:value-type="float">
            <text:p>6.789417</text:p>
          </table:table-cell>
          <table:table-cell office:value-type="float" office:value="6.5309456761" calcext:value-type="float">
            <text:p>6.5309456761</text:p>
          </table:table-cell>
          <table:table-cell table:formula="of:=POWER([.C912]-6.75;2)" office:value-type="float" office:value="0.0479847968192861" calcext:value-type="float">
            <text:p>0.0479847968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772538" calcext:value-type="float">
            <text:p>6.772538</text:p>
          </table:table-cell>
          <table:table-cell office:value-type="float" office:value="6.5011911268" calcext:value-type="float">
            <text:p>6.5011911268</text:p>
          </table:table-cell>
          <table:table-cell table:formula="of:=POWER([.C913]-6.75;2)" office:value-type="float" office:value="0.0619058553830536" calcext:value-type="float">
            <text:p>0.0619058554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767159" calcext:value-type="float">
            <text:p>6.767159</text:p>
          </table:table-cell>
          <table:table-cell office:value-type="float" office:value="6.4882831127" calcext:value-type="float">
            <text:p>6.4882831127</text:p>
          </table:table-cell>
          <table:table-cell table:formula="of:=POWER([.C914]-6.75;2)" office:value-type="float" office:value="0.0684957290980011" calcext:value-type="float">
            <text:p>0.0684957291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771293" calcext:value-type="float">
            <text:p>6.771293</text:p>
          </table:table-cell>
          <table:table-cell office:value-type="float" office:value="6.4838406338" calcext:value-type="float">
            <text:p>6.4838406338</text:p>
          </table:table-cell>
          <table:table-cell table:formula="of:=POWER([.C915]-6.75;2)" office:value-type="float" office:value="0.0708408082159858" calcext:value-type="float">
            <text:p>0.0708408082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781999" calcext:value-type="float">
            <text:p>6.781999</text:p>
          </table:table-cell>
          <table:table-cell office:value-type="float" office:value="6.4836033239" calcext:value-type="float">
            <text:p>6.4836033239</text:p>
          </table:table-cell>
          <table:table-cell table:formula="of:=POWER([.C916]-6.75;2)" office:value-type="float" office:value="0.0709671890371285" calcext:value-type="float">
            <text:p>0.070967189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799058" calcext:value-type="float">
            <text:p>6.799058</text:p>
          </table:table-cell>
          <table:table-cell office:value-type="float" office:value="6.4854574507" calcext:value-type="float">
            <text:p>6.4854574507</text:p>
          </table:table-cell>
          <table:table-cell table:formula="of:=POWER([.C917]-6.75;2)" office:value-type="float" office:value="0.0699827603901428" calcext:value-type="float">
            <text:p>0.0699827604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823172" calcext:value-type="float">
            <text:p>6.823172</text:p>
          </table:table-cell>
          <table:table-cell office:value-type="float" office:value="6.4883945211" calcext:value-type="float">
            <text:p>6.4883945211</text:p>
          </table:table-cell>
          <table:table-cell table:formula="of:=POWER([.C918]-6.75;2)" office:value-type="float" office:value="0.0684374265904983" calcext:value-type="float">
            <text:p>0.0684374266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851462" calcext:value-type="float">
            <text:p>6.851462</text:p>
          </table:table-cell>
          <table:table-cell office:value-type="float" office:value="6.4914389577" calcext:value-type="float">
            <text:p>6.4914389577</text:p>
          </table:table-cell>
          <table:table-cell table:formula="of:=POWER([.C919]-6.75;2)" office:value-type="float" office:value="0.0668538125952625" calcext:value-type="float">
            <text:p>0.0668538126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876676" calcext:value-type="float">
            <text:p>6.876676</text:p>
          </table:table-cell>
          <table:table-cell office:value-type="float" office:value="6.4928655634" calcext:value-type="float">
            <text:p>6.4928655634</text:p>
          </table:table-cell>
          <table:table-cell table:formula="of:=POWER([.C920]-6.75;2)" office:value-type="float" office:value="0.0661181184855996" calcext:value-type="float">
            <text:p>0.0661181185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892506" calcext:value-type="float">
            <text:p>6.892506</text:p>
          </table:table-cell>
          <table:table-cell office:value-type="float" office:value="6.4901116901" calcext:value-type="float">
            <text:p>6.4901116901</text:p>
          </table:table-cell>
          <table:table-cell table:formula="of:=POWER([.C921]-6.75;2)" office:value-type="float" office:value="0.0675419336226784" calcext:value-type="float">
            <text:p>0.0675419336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899554" calcext:value-type="float">
            <text:p>6.899554</text:p>
          </table:table-cell>
          <table:table-cell office:value-type="float" office:value="6.4805452676" calcext:value-type="float">
            <text:p>6.4805452676</text:p>
          </table:table-cell>
          <table:table-cell table:formula="of:=POWER([.C922]-6.75;2)" office:value-type="float" office:value="0.0726058528127555" calcext:value-type="float">
            <text:p>0.0726058528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904467" calcext:value-type="float">
            <text:p>6.904467</text:p>
          </table:table-cell>
          <table:table-cell office:value-type="float" office:value="6.462984662" calcext:value-type="float">
            <text:p>6.462984662</text:p>
          </table:table-cell>
          <table:table-cell table:formula="of:=POWER([.C923]-6.75;2)" office:value-type="float" office:value="0.0823778042472541" calcext:value-type="float">
            <text:p>0.0823778042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912084" calcext:value-type="float">
            <text:p>6.912084</text:p>
          </table:table-cell>
          <table:table-cell office:value-type="float" office:value="6.4393654225" calcext:value-type="float">
            <text:p>6.4393654225</text:p>
          </table:table-cell>
          <table:table-cell table:formula="of:=POWER([.C924]-6.75;2)" office:value-type="float" office:value="0.0964938407386036" calcext:value-type="float">
            <text:p>0.0964938407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918923" calcext:value-type="float">
            <text:p>6.918923</text:p>
          </table:table-cell>
          <table:table-cell office:value-type="float" office:value="6.4148073521" calcext:value-type="float">
            <text:p>6.4148073521</text:p>
          </table:table-cell>
          <table:table-cell table:formula="of:=POWER([.C925]-6.75;2)" office:value-type="float" office:value="0.112354111206213" calcext:value-type="float">
            <text:p>0.1123541112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915553" calcext:value-type="float">
            <text:p>6.915553</text:p>
          </table:table-cell>
          <table:table-cell office:value-type="float" office:value="6.3946455775" calcext:value-type="float">
            <text:p>6.3946455775</text:p>
          </table:table-cell>
          <table:table-cell table:formula="of:=POWER([.C926]-6.75;2)" office:value-type="float" office:value="0.126276765590308" calcext:value-type="float">
            <text:p>0.1262767656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895558" calcext:value-type="float">
            <text:p>6.895558</text:p>
          </table:table-cell>
          <table:table-cell office:value-type="float" office:value="6.3812860986" calcext:value-type="float">
            <text:p>6.3812860986</text:p>
          </table:table-cell>
          <table:table-cell table:formula="of:=POWER([.C927]-6.75;2)" office:value-type="float" office:value="0.135949941085609" calcext:value-type="float">
            <text:p>0.1359499411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861839" calcext:value-type="float">
            <text:p>6.861839</text:p>
          </table:table-cell>
          <table:table-cell office:value-type="float" office:value="6.3740488592" calcext:value-type="float">
            <text:p>6.3740488592</text:p>
          </table:table-cell>
          <table:table-cell table:formula="of:=POWER([.C928]-6.75;2)" office:value-type="float" office:value="0.141339260268821" calcext:value-type="float">
            <text:p>0.1413392603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824819" calcext:value-type="float">
            <text:p>6.824819</text:p>
          </table:table-cell>
          <table:table-cell office:value-type="float" office:value="6.370733169" calcext:value-type="float">
            <text:p>6.370733169</text:p>
          </table:table-cell>
          <table:table-cell table:formula="of:=POWER([.C929]-6.75;2)" office:value-type="float" office:value="0.143843329096782" calcext:value-type="float">
            <text:p>0.1438433291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795668" calcext:value-type="float">
            <text:p>6.795668</text:p>
          </table:table-cell>
          <table:table-cell office:value-type="float" office:value="6.3690640423" calcext:value-type="float">
            <text:p>6.3690640423</text:p>
          </table:table-cell>
          <table:table-cell table:formula="of:=POWER([.C930]-6.75;2)" office:value-type="float" office:value="0.145112203868816" calcext:value-type="float">
            <text:p>0.1451122039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780759" calcext:value-type="float">
            <text:p>6.780759</text:p>
          </table:table-cell>
          <table:table-cell office:value-type="float" office:value="6.3674397606" calcext:value-type="float">
            <text:p>6.3674397606</text:p>
          </table:table-cell>
          <table:table-cell table:formula="of:=POWER([.C931]-6.75;2)" office:value-type="float" office:value="0.146352336769785" calcext:value-type="float">
            <text:p>0.1463523368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779852" calcext:value-type="float">
            <text:p>6.779852</text:p>
          </table:table-cell>
          <table:table-cell office:value-type="float" office:value="6.3650386761" calcext:value-type="float">
            <text:p>6.3650386761</text:p>
          </table:table-cell>
          <table:table-cell table:formula="of:=POWER([.C932]-6.75;2)" office:value-type="float" office:value="0.148195220898841" calcext:value-type="float">
            <text:p>0.1481952209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786762" calcext:value-type="float">
            <text:p>6.786762</text:p>
          </table:table-cell>
          <table:table-cell office:value-type="float" office:value="6.3615971831" calcext:value-type="float">
            <text:p>6.3615971831</text:p>
          </table:table-cell>
          <table:table-cell table:formula="of:=POWER([.C933]-6.75;2)" office:value-type="float" office:value="0.150856748175855" calcext:value-type="float">
            <text:p>0.1508567482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791884" calcext:value-type="float">
            <text:p>6.791884</text:p>
          </table:table-cell>
          <table:table-cell office:value-type="float" office:value="6.3571920563" calcext:value-type="float">
            <text:p>6.3571920563</text:p>
          </table:table-cell>
          <table:table-cell table:formula="of:=POWER([.C934]-6.75;2)" office:value-type="float" office:value="0.154298080633823" calcext:value-type="float">
            <text:p>0.1542980806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786887" calcext:value-type="float">
            <text:p>6.786887</text:p>
          </table:table-cell>
          <table:table-cell office:value-type="float" office:value="6.3521496761" calcext:value-type="float">
            <text:p>6.3521496761</text:p>
          </table:table-cell>
          <table:table-cell table:formula="of:=POWER([.C935]-6.75;2)" office:value-type="float" office:value="0.158284880227335" calcext:value-type="float">
            <text:p>0.1582848802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769862" calcext:value-type="float">
            <text:p>6.769862</text:p>
          </table:table-cell>
          <table:table-cell office:value-type="float" office:value="6.3469790282" calcext:value-type="float">
            <text:p>6.3469790282</text:p>
          </table:table-cell>
          <table:table-cell table:formula="of:=POWER([.C936]-6.75;2)" office:value-type="float" office:value="0.162425903710617" calcext:value-type="float">
            <text:p>0.1624259037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74711" calcext:value-type="float">
            <text:p>6.74711</text:p>
          </table:table-cell>
          <table:table-cell office:value-type="float" office:value="6.3422067606" calcext:value-type="float">
            <text:p>6.3422067606</text:p>
          </table:table-cell>
          <table:table-cell table:formula="of:=POWER([.C937]-6.75;2)" office:value-type="float" office:value="0.166295326100346" calcext:value-type="float">
            <text:p>0.1662953261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729268" calcext:value-type="float">
            <text:p>6.729268</text:p>
          </table:table-cell>
          <table:table-cell office:value-type="float" office:value="6.3381479155" calcext:value-type="float">
            <text:p>6.3381479155</text:p>
          </table:table-cell>
          <table:table-cell table:formula="of:=POWER([.C938]-6.75;2)" office:value-type="float" office:value="0.169622139506995" calcext:value-type="float">
            <text:p>0.1696221395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723121" calcext:value-type="float">
            <text:p>6.723121</text:p>
          </table:table-cell>
          <table:table-cell office:value-type="float" office:value="6.3347684225" calcext:value-type="float">
            <text:p>6.3347684225</text:p>
          </table:table-cell>
          <table:table-cell table:formula="of:=POWER([.C939]-6.75;2)" office:value-type="float" office:value="0.172417262953139" calcext:value-type="float">
            <text:p>0.172417263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724097" calcext:value-type="float">
            <text:p>6.724097</text:p>
          </table:table-cell>
          <table:table-cell office:value-type="float" office:value="6.3317637606" calcext:value-type="float">
            <text:p>6.3317637606</text:p>
          </table:table-cell>
          <table:table-cell table:formula="of:=POWER([.C940]-6.75;2)" office:value-type="float" office:value="0.174921551947454" calcext:value-type="float">
            <text:p>0.1749215519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71622" calcext:value-type="float">
            <text:p>6.71622</text:p>
          </table:table-cell>
          <table:table-cell office:value-type="float" office:value="6.3288315775" calcext:value-type="float">
            <text:p>6.3288315775</text:p>
          </table:table-cell>
          <table:table-cell table:formula="of:=POWER([.C941]-6.75;2)" office:value-type="float" office:value="0.177382840111139" calcext:value-type="float">
            <text:p>0.1773828401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683167" calcext:value-type="float">
            <text:p>6.683167</text:p>
          </table:table-cell>
          <table:table-cell office:value-type="float" office:value="6.3259666197" calcext:value-type="float">
            <text:p>6.3259666197</text:p>
          </table:table-cell>
          <table:table-cell table:formula="of:=POWER([.C942]-6.75;2)" office:value-type="float" office:value="0.179804307608644" calcext:value-type="float">
            <text:p>0.1798043076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624676" calcext:value-type="float">
            <text:p>6.624676</text:p>
          </table:table-cell>
          <table:table-cell office:value-type="float" office:value="6.323549" calcext:value-type="float">
            <text:p>6.323549</text:p>
          </table:table-cell>
          <table:table-cell table:formula="of:=POWER([.C943]-6.75;2)" office:value-type="float" office:value="0.181860455401" calcext:value-type="float">
            <text:p>0.1818604554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563895" calcext:value-type="float">
            <text:p>6.563895</text:p>
          </table:table-cell>
          <table:table-cell office:value-type="float" office:value="6.3221025493" calcext:value-type="float">
            <text:p>6.3221025493</text:p>
          </table:table-cell>
          <table:table-cell table:formula="of:=POWER([.C944]-6.75;2)" office:value-type="float" office:value="0.183096228315559" calcext:value-type="float">
            <text:p>0.1830962283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534043" calcext:value-type="float">
            <text:p>6.534043</text:p>
          </table:table-cell>
          <table:table-cell office:value-type="float" office:value="6.3218560704" calcext:value-type="float">
            <text:p>6.3218560704</text:p>
          </table:table-cell>
          <table:table-cell table:formula="of:=POWER([.C945]-6.75;2)" office:value-type="float" office:value="0.18330722445333" calcext:value-type="float">
            <text:p>0.1833072245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550559" calcext:value-type="float">
            <text:p>6.550559</text:p>
          </table:table-cell>
          <table:table-cell office:value-type="float" office:value="6.3224787183" calcext:value-type="float">
            <text:p>6.3224787183</text:p>
          </table:table-cell>
          <table:table-cell table:formula="of:=POWER([.C946]-6.75;2)" office:value-type="float" office:value="0.182774446306411" calcext:value-type="float">
            <text:p>0.1827744463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594188" calcext:value-type="float">
            <text:p>6.594188</text:p>
          </table:table-cell>
          <table:table-cell office:value-type="float" office:value="6.3233051408" calcext:value-type="float">
            <text:p>6.3233051408</text:p>
          </table:table-cell>
          <table:table-cell table:formula="of:=POWER([.C947]-6.75;2)" office:value-type="float" office:value="0.182068502867708" calcext:value-type="float">
            <text:p>0.1820685029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62408" calcext:value-type="float">
            <text:p>6.62408</text:p>
          </table:table-cell>
          <table:table-cell office:value-type="float" office:value="6.3239262254" calcext:value-type="float">
            <text:p>6.3239262254</text:p>
          </table:table-cell>
          <table:table-cell table:formula="of:=POWER([.C948]-6.75;2)" office:value-type="float" office:value="0.181538861401891" calcext:value-type="float">
            <text:p>0.1815388614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609145" calcext:value-type="float">
            <text:p>6.609145</text:p>
          </table:table-cell>
          <table:table-cell office:value-type="float" office:value="6.3246110282" calcext:value-type="float">
            <text:p>6.3246110282</text:p>
          </table:table-cell>
          <table:table-cell table:formula="of:=POWER([.C949]-6.75;2)" office:value-type="float" office:value="0.180955777329061" calcext:value-type="float">
            <text:p>0.1809557773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549756" calcext:value-type="float">
            <text:p>6.549756</text:p>
          </table:table-cell>
          <table:table-cell office:value-type="float" office:value="6.3261485211" calcext:value-type="float">
            <text:p>6.3261485211</text:p>
          </table:table-cell>
          <table:table-cell table:formula="of:=POWER([.C950]-6.75;2)" office:value-type="float" office:value="0.179650076165717" calcext:value-type="float">
            <text:p>0.1796500762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47493" calcext:value-type="float">
            <text:p>6.47493</text:p>
          </table:table-cell>
          <table:table-cell office:value-type="float" office:value="6.3292328028" calcext:value-type="float">
            <text:p>6.3292328028</text:p>
          </table:table-cell>
          <table:table-cell table:formula="of:=POWER([.C951]-6.75;2)" office:value-type="float" office:value="0.177045034239544" calcext:value-type="float">
            <text:p>0.1770450342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420815" calcext:value-type="float">
            <text:p>6.420815</text:p>
          </table:table-cell>
          <table:table-cell office:value-type="float" office:value="6.3339089577" calcext:value-type="float">
            <text:p>6.3339089577</text:p>
          </table:table-cell>
          <table:table-cell table:formula="of:=POWER([.C952]-6.75;2)" office:value-type="float" office:value="0.1731317554823" calcext:value-type="float">
            <text:p>0.1731317555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407775" calcext:value-type="float">
            <text:p>6.407775</text:p>
          </table:table-cell>
          <table:table-cell office:value-type="float" office:value="6.3395116761" calcext:value-type="float">
            <text:p>6.3395116761</text:p>
          </table:table-cell>
          <table:table-cell table:formula="of:=POWER([.C953]-6.75;2)" office:value-type="float" office:value="0.168500664058231" calcext:value-type="float">
            <text:p>0.1685006641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431319" calcext:value-type="float">
            <text:p>6.431319</text:p>
          </table:table-cell>
          <table:table-cell office:value-type="float" office:value="6.3450942394" calcext:value-type="float">
            <text:p>6.3450942394</text:p>
          </table:table-cell>
          <table:table-cell table:formula="of:=POWER([.C954]-6.75;2)" office:value-type="float" office:value="0.163948674967065" calcext:value-type="float">
            <text:p>0.163948675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469633" calcext:value-type="float">
            <text:p>6.469633</text:p>
          </table:table-cell>
          <table:table-cell office:value-type="float" office:value="6.3499729859" calcext:value-type="float">
            <text:p>6.3499729859</text:p>
          </table:table-cell>
          <table:table-cell table:formula="of:=POWER([.C955]-6.75;2)" office:value-type="float" office:value="0.160021612009762" calcext:value-type="float">
            <text:p>0.160021612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498875" calcext:value-type="float">
            <text:p>6.498875</text:p>
          </table:table-cell>
          <table:table-cell office:value-type="float" office:value="6.3539942254" calcext:value-type="float">
            <text:p>6.3539942254</text:p>
          </table:table-cell>
          <table:table-cell table:formula="of:=POWER([.C956]-6.75;2)" office:value-type="float" office:value="0.156820573516546" calcext:value-type="float">
            <text:p>0.1568205735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505005" calcext:value-type="float">
            <text:p>6.505005</text:p>
          </table:table-cell>
          <table:table-cell office:value-type="float" office:value="6.3574147183" calcext:value-type="float">
            <text:p>6.3574147183</text:p>
          </table:table-cell>
          <table:table-cell table:formula="of:=POWER([.C957]-6.75;2)" office:value-type="float" office:value="0.154123203407468" calcext:value-type="float">
            <text:p>0.1541232034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485501" calcext:value-type="float">
            <text:p>6.485501</text:p>
          </table:table-cell>
          <table:table-cell office:value-type="float" office:value="6.3606030986" calcext:value-type="float">
            <text:p>6.3606030986</text:p>
          </table:table-cell>
          <table:table-cell table:formula="of:=POWER([.C958]-6.75;2)" office:value-type="float" office:value="0.151629946819921" calcext:value-type="float">
            <text:p>0.1516299468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44228" calcext:value-type="float">
            <text:p>6.44228</text:p>
          </table:table-cell>
          <table:table-cell office:value-type="float" office:value="6.363878" calcext:value-type="float">
            <text:p>6.363878</text:p>
          </table:table-cell>
          <table:table-cell table:formula="of:=POWER([.C959]-6.75;2)" office:value-type="float" office:value="0.149090198884" calcext:value-type="float">
            <text:p>0.1490901989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375409" calcext:value-type="float">
            <text:p>6.375409</text:p>
          </table:table-cell>
          <table:table-cell office:value-type="float" office:value="6.3676154648" calcext:value-type="float">
            <text:p>6.3676154648</text:p>
          </table:table-cell>
          <table:table-cell table:formula="of:=POWER([.C960]-6.75;2)" office:value-type="float" office:value="0.14621793276012" calcext:value-type="float">
            <text:p>0.1462179328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28763" calcext:value-type="float">
            <text:p>6.28763</text:p>
          </table:table-cell>
          <table:table-cell office:value-type="float" office:value="6.3724273803" calcext:value-type="float">
            <text:p>6.3724273803</text:p>
          </table:table-cell>
          <table:table-cell table:formula="of:=POWER([.C961]-6.75;2)" office:value-type="float" office:value="0.142561083147121" calcext:value-type="float">
            <text:p>0.1425610831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197073" calcext:value-type="float">
            <text:p>6.197073</text:p>
          </table:table-cell>
          <table:table-cell office:value-type="float" office:value="6.3790601972" calcext:value-type="float">
            <text:p>6.3790601972</text:p>
          </table:table-cell>
          <table:table-cell table:formula="of:=POWER([.C962]-6.75;2)" office:value-type="float" office:value="0.137596337301303" calcext:value-type="float">
            <text:p>0.1375963373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140935" calcext:value-type="float">
            <text:p>6.140935</text:p>
          </table:table-cell>
          <table:table-cell office:value-type="float" office:value="6.3879242394" calcext:value-type="float">
            <text:p>6.3879242394</text:p>
          </table:table-cell>
          <table:table-cell table:formula="of:=POWER([.C963]-6.75;2)" office:value-type="float" office:value="0.131098856414068" calcext:value-type="float">
            <text:p>0.1310988564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15556" calcext:value-type="float">
            <text:p>6.15556</text:p>
          </table:table-cell>
          <table:table-cell office:value-type="float" office:value="6.3986134789" calcext:value-type="float">
            <text:p>6.3986134789</text:p>
          </table:table-cell>
          <table:table-cell table:formula="of:=POWER([.C964]-6.75;2)" office:value-type="float" office:value="0.123472487210761" calcext:value-type="float">
            <text:p>0.1234724872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243973" calcext:value-type="float">
            <text:p>6.243973</text:p>
          </table:table-cell>
          <table:table-cell office:value-type="float" office:value="6.4099142535" calcext:value-type="float">
            <text:p>6.4099142535</text:p>
          </table:table-cell>
          <table:table-cell table:formula="of:=POWER([.C965]-6.75;2)" office:value-type="float" office:value="0.115658314972462" calcext:value-type="float">
            <text:p>0.115658315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364716" calcext:value-type="float">
            <text:p>6.364716</text:p>
          </table:table-cell>
          <table:table-cell office:value-type="float" office:value="6.4204258169" calcext:value-type="float">
            <text:p>6.4204258169</text:p>
          </table:table-cell>
          <table:table-cell table:formula="of:=POWER([.C966]-6.75;2)" office:value-type="float" office:value="0.108619142166032" calcext:value-type="float">
            <text:p>0.1086191422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457947" calcext:value-type="float">
            <text:p>6.457947</text:p>
          </table:table-cell>
          <table:table-cell office:value-type="float" office:value="6.4293494507" calcext:value-type="float">
            <text:p>6.4293494507</text:p>
          </table:table-cell>
          <table:table-cell table:formula="of:=POWER([.C967]-6.75;2)" office:value-type="float" office:value="0.102816774766392" calcext:value-type="float">
            <text:p>0.1028167748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484943" calcext:value-type="float">
            <text:p>6.484943</text:p>
          </table:table-cell>
          <table:table-cell office:value-type="float" office:value="6.4368443521" calcext:value-type="float">
            <text:p>6.4368443521</text:p>
          </table:table-cell>
          <table:table-cell table:formula="of:=POWER([.C968]-6.75;2)" office:value-type="float" office:value="0.098066459811669" calcext:value-type="float">
            <text:p>0.0980664598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448279" calcext:value-type="float">
            <text:p>6.448279</text:p>
          </table:table-cell>
          <table:table-cell office:value-type="float" office:value="6.4437451408" calcext:value-type="float">
            <text:p>6.4437451408</text:p>
          </table:table-cell>
          <table:table-cell table:formula="of:=POWER([.C969]-6.75;2)" office:value-type="float" office:value="0.0937920387836119" calcext:value-type="float">
            <text:p>0.0937920388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380245" calcext:value-type="float">
            <text:p>6.380245</text:p>
          </table:table-cell>
          <table:table-cell office:value-type="float" office:value="6.4509093099" calcext:value-type="float">
            <text:p>6.4509093099</text:p>
          </table:table-cell>
          <table:table-cell table:formula="of:=POWER([.C970]-6.75;2)" office:value-type="float" office:value="0.0894552409044942" calcext:value-type="float">
            <text:p>0.0894552409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309812" calcext:value-type="float">
            <text:p>6.309812</text:p>
          </table:table-cell>
          <table:table-cell office:value-type="float" office:value="6.4586876479" calcext:value-type="float">
            <text:p>6.4586876479</text:p>
          </table:table-cell>
          <table:table-cell table:formula="of:=POWER([.C971]-6.75;2)" office:value-type="float" office:value="0.0848628864860345" calcext:value-type="float">
            <text:p>0.0848628865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23459" calcext:value-type="float">
            <text:p>6.23459</text:p>
          </table:table-cell>
          <table:table-cell office:value-type="float" office:value="6.4669356197" calcext:value-type="float">
            <text:p>6.4669356197</text:p>
          </table:table-cell>
          <table:table-cell table:formula="of:=POWER([.C972]-6.75;2)" office:value-type="float" office:value="0.080125443394623" calcext:value-type="float">
            <text:p>0.0801254434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12201" calcext:value-type="float">
            <text:p>6.12201</text:p>
          </table:table-cell>
          <table:table-cell office:value-type="float" office:value="6.4755689437" calcext:value-type="float">
            <text:p>6.4755689437</text:p>
          </table:table-cell>
          <table:table-cell table:formula="of:=POWER([.C973]-6.75;2)" office:value-type="float" office:value="0.0753124046619338" calcext:value-type="float">
            <text:p>0.0753124047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5.937798" calcext:value-type="float">
            <text:p>5.937798</text:p>
          </table:table-cell>
          <table:table-cell office:value-type="float" office:value="6.485164831" calcext:value-type="float">
            <text:p>6.485164831</text:p>
          </table:table-cell>
          <table:table-cell table:formula="of:=POWER([.C974]-6.75;2)" office:value-type="float" office:value="0.0701376667392588" calcext:value-type="float">
            <text:p>0.0701376667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5.679158" calcext:value-type="float">
            <text:p>5.679158</text:p>
          </table:table-cell>
          <table:table-cell office:value-type="float" office:value="6.4970426479" calcext:value-type="float">
            <text:p>6.4970426479</text:p>
          </table:table-cell>
          <table:table-cell table:formula="of:=POWER([.C975]-6.75;2)" office:value-type="float" office:value="0.0639874219814434" calcext:value-type="float">
            <text:p>0.063987422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.399002" calcext:value-type="float">
            <text:p>5.399002</text:p>
          </table:table-cell>
          <table:table-cell office:value-type="float" office:value="6.512679169" calcext:value-type="float">
            <text:p>6.512679169</text:p>
          </table:table-cell>
          <table:table-cell table:formula="of:=POWER([.C976]-6.75;2)" office:value-type="float" office:value="0.0563211768265305" calcext:value-type="float">
            <text:p>0.0563211768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5.227884" calcext:value-type="float">
            <text:p>5.227884</text:p>
          </table:table-cell>
          <table:table-cell office:value-type="float" office:value="6.532701831" calcext:value-type="float">
            <text:p>6.532701831</text:p>
          </table:table-cell>
          <table:table-cell table:formula="of:=POWER([.C977]-6.75;2)" office:value-type="float" office:value="0.0472184942507527" calcext:value-type="float">
            <text:p>0.0472184943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5.40133" calcext:value-type="float">
            <text:p>5.40133</text:p>
          </table:table-cell>
          <table:table-cell office:value-type="float" office:value="6.5556686338" calcext:value-type="float">
            <text:p>6.5556686338</text:p>
          </table:table-cell>
          <table:table-cell table:formula="of:=POWER([.C978]-6.75;2)" office:value-type="float" office:value="0.0377646798891586" calcext:value-type="float">
            <text:p>0.0377646799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325181" calcext:value-type="float">
            <text:p>6.325181</text:p>
          </table:table-cell>
          <table:table-cell office:value-type="float" office:value="6.5766067183" calcext:value-type="float">
            <text:p>6.5766067183</text:p>
          </table:table-cell>
          <table:table-cell table:formula="of:=POWER([.C979]-6.75;2)" office:value-type="float" office:value="0.0300652301386956" calcext:value-type="float">
            <text:p>0.0300652301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.660778" calcext:value-type="float">
            <text:p>9.660778</text:p>
          </table:table-cell>
          <table:table-cell office:value-type="float" office:value="6.5846895634" calcext:value-type="float">
            <text:p>6.5846895634</text:p>
          </table:table-cell>
          <table:table-cell table:formula="of:=POWER([.C980]-6.75;2)" office:value-type="float" office:value="0.0273275404488828" calcext:value-type="float">
            <text:p>0.0273275404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9.660778" calcext:value-type="float">
            <text:p>9.660778</text:p>
          </table:table-cell>
          <table:table-cell office:value-type="float" office:value="6.5456115211" calcext:value-type="float">
            <text:p>6.5456115211</text:p>
          </table:table-cell>
          <table:table-cell table:formula="of:=POWER([.C981]-6.75;2)" office:value-type="float" office:value="0.0417746503070559" calcext:value-type="float">
            <text:p>0.0417746503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342903" calcext:value-type="float">
            <text:p>0.342903</text:p>
          </table:table-cell>
          <table:table-cell office:value-type="float" office:value="6.5059930423" calcext:value-type="float">
            <text:p>6.5059930423</text:p>
          </table:table-cell>
          <table:table-cell table:formula="of:=POWER([.C982]-6.75;2)" office:value-type="float" office:value="0.0595393954060095" calcext:value-type="float">
            <text:p>0.0595393954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.676844" calcext:value-type="float">
            <text:p>4.676844</text:p>
          </table:table-cell>
          <table:table-cell office:value-type="float" office:value="6.5968033803" calcext:value-type="float">
            <text:p>6.5968033803</text:p>
          </table:table-cell>
          <table:table-cell table:formula="of:=POWER([.C983]-6.75;2)" office:value-type="float" office:value="0.0234692042875065" calcext:value-type="float">
            <text:p>0.0234692043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5.856069" calcext:value-type="float">
            <text:p>5.856069</text:p>
          </table:table-cell>
          <table:table-cell office:value-type="float" office:value="6.6257342394" calcext:value-type="float">
            <text:p>6.6257342394</text:p>
          </table:table-cell>
          <table:table-cell table:formula="of:=POWER([.C984]-6.75;2)" office:value-type="float" office:value="0.0154419792574966" calcext:value-type="float">
            <text:p>0.0154419793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451743" calcext:value-type="float">
            <text:p>6.451743</text:p>
          </table:table-cell>
          <table:table-cell office:value-type="float" office:value="6.6374860704" calcext:value-type="float">
            <text:p>6.6374860704</text:p>
          </table:table-cell>
          <table:table-cell table:formula="of:=POWER([.C985]-6.75;2)" office:value-type="float" office:value="0.0126593843540338" calcext:value-type="float">
            <text:p>0.0126593844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754444" calcext:value-type="float">
            <text:p>6.754444</text:p>
          </table:table-cell>
          <table:table-cell office:value-type="float" office:value="6.6407075634" calcext:value-type="float">
            <text:p>6.6407075634</text:p>
          </table:table-cell>
          <table:table-cell table:formula="of:=POWER([.C986]-6.75;2)" office:value-type="float" office:value="0.0119448366979649" calcext:value-type="float">
            <text:p>0.0119448367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913642" calcext:value-type="float">
            <text:p>6.913642</text:p>
          </table:table-cell>
          <table:table-cell office:value-type="float" office:value="6.6398517746" calcext:value-type="float">
            <text:p>6.6398517746</text:p>
          </table:table-cell>
          <table:table-cell table:formula="of:=POWER([.C987]-6.75;2)" office:value-type="float" office:value="0.0121326315587691" calcext:value-type="float">
            <text:p>0.0121326316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.00759" calcext:value-type="float">
            <text:p>7.00759</text:p>
          </table:table-cell>
          <table:table-cell office:value-type="float" office:value="6.636968507" calcext:value-type="float">
            <text:p>6.636968507</text:p>
          </table:table-cell>
          <table:table-cell table:formula="of:=POWER([.C988]-6.75;2)" office:value-type="float" office:value="0.0127761184098091" calcext:value-type="float">
            <text:p>0.0127761184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7.039327" calcext:value-type="float">
            <text:p>7.039327</text:p>
          </table:table-cell>
          <table:table-cell office:value-type="float" office:value="6.6327252113" calcext:value-type="float">
            <text:p>6.6327252113</text:p>
          </table:table-cell>
          <table:table-cell table:formula="of:=POWER([.C989]-6.75;2)" office:value-type="float" office:value="0.0137533760646296" calcext:value-type="float">
            <text:p>0.0137533761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952751" calcext:value-type="float">
            <text:p>6.952751</text:p>
          </table:table-cell>
          <table:table-cell office:value-type="float" office:value="6.6276648732" calcext:value-type="float">
            <text:p>6.6276648732</text:p>
          </table:table-cell>
          <table:table-cell table:formula="of:=POWER([.C990]-6.75;2)" office:value-type="float" office:value="0.0149658832491722" calcext:value-type="float">
            <text:p>0.0149658832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681151" calcext:value-type="float">
            <text:p>6.681151</text:p>
          </table:table-cell>
          <table:table-cell office:value-type="float" office:value="6.6232680845" calcext:value-type="float">
            <text:p>6.6232680845</text:p>
          </table:table-cell>
          <table:table-cell table:formula="of:=POWER([.C991]-6.75;2)" office:value-type="float" office:value="0.0160609784062991" calcext:value-type="float">
            <text:p>0.0160609784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21329" calcext:value-type="float">
            <text:p>6.21329</text:p>
          </table:table-cell>
          <table:table-cell office:value-type="float" office:value="6.6222085775" calcext:value-type="float">
            <text:p>6.6222085775</text:p>
          </table:table-cell>
          <table:table-cell table:formula="of:=POWER([.C992]-6.75;2)" office:value-type="float" office:value="0.0163306476645734" calcext:value-type="float">
            <text:p>0.0163306477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5.652751" calcext:value-type="float">
            <text:p>5.652751</text:p>
          </table:table-cell>
          <table:table-cell office:value-type="float" office:value="6.6274805352" calcext:value-type="float">
            <text:p>6.6274805352</text:p>
          </table:table-cell>
          <table:table-cell table:formula="of:=POWER([.C993]-6.75;2)" office:value-type="float" office:value="0.0150110192548784" calcext:value-type="float">
            <text:p>0.0150110193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5.227501" calcext:value-type="float">
            <text:p>5.227501</text:p>
          </table:table-cell>
          <table:table-cell office:value-type="float" office:value="6.6405514648" calcext:value-type="float">
            <text:p>6.6405514648</text:p>
          </table:table-cell>
          <table:table-cell table:formula="of:=POWER([.C994]-6.75;2)" office:value-type="float" office:value="0.0119789818574257" calcext:value-type="float">
            <text:p>0.0119789819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5.168461" calcext:value-type="float">
            <text:p>5.168461</text:p>
          </table:table-cell>
          <table:table-cell office:value-type="float" office:value="6.6594244085" calcext:value-type="float">
            <text:p>6.6594244085</text:p>
          </table:table-cell>
          <table:table-cell table:formula="of:=POWER([.C995]-6.75;2)" office:value-type="float" office:value="0.00820393777557494" calcext:value-type="float">
            <text:p>0.0082039378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.487437" calcext:value-type="float">
            <text:p>5.487437</text:p>
          </table:table-cell>
          <table:table-cell office:value-type="float" office:value="6.6786299718" calcext:value-type="float">
            <text:p>6.6786299718</text:p>
          </table:table-cell>
          <table:table-cell table:formula="of:=POWER([.C996]-6.75;2)" office:value-type="float" office:value="0.00509368092526874" calcext:value-type="float">
            <text:p>0.0050936809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5.96703" calcext:value-type="float">
            <text:p>5.96703</text:p>
          </table:table-cell>
          <table:table-cell office:value-type="float" office:value="6.6925671127" calcext:value-type="float">
            <text:p>6.6925671127</text:p>
          </table:table-cell>
          <table:table-cell table:formula="of:=POWER([.C997]-6.75;2)" office:value-type="float" office:value="0.00329853654361451" calcext:value-type="float">
            <text:p>0.0032985365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381714" calcext:value-type="float">
            <text:p>6.381714</text:p>
          </table:table-cell>
          <table:table-cell office:value-type="float" office:value="6.6990037465" calcext:value-type="float">
            <text:p>6.6990037465</text:p>
          </table:table-cell>
          <table:table-cell table:formula="of:=POWER([.C998]-6.75;2)" office:value-type="float" office:value="0.00260061787103628" calcext:value-type="float">
            <text:p>0.0026006179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626425" calcext:value-type="float">
            <text:p>6.626425</text:p>
          </table:table-cell>
          <table:table-cell office:value-type="float" office:value="6.699231831" calcext:value-type="float">
            <text:p>6.699231831</text:p>
          </table:table-cell>
          <table:table-cell table:formula="of:=POWER([.C999]-6.75;2)" office:value-type="float" office:value="0.00257740698361251" calcext:value-type="float">
            <text:p>0.002577407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.706311" calcext:value-type="float">
            <text:p>6.706311</text:p>
          </table:table-cell>
          <table:table-cell office:value-type="float" office:value="6.6961211127" calcext:value-type="float">
            <text:p>6.6961211127</text:p>
          </table:table-cell>
          <table:table-cell table:formula="of:=POWER([.C1000]-6.75;2)" office:value-type="float" office:value="0.00290293449668608" calcext:value-type="float">
            <text:p>0.002902934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680344" calcext:value-type="float">
            <text:p>6.680344</text:p>
          </table:table-cell>
          <table:table-cell office:value-type="float" office:value="6.6922439437" calcext:value-type="float">
            <text:p>6.6922439437</text:p>
          </table:table-cell>
          <table:table-cell table:formula="of:=POWER([.C1001]-6.75;2)" office:value-type="float" office:value="0.00333576203932873" calcext:value-type="float">
            <text:p>0.003335762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6.610282" calcext:value-type="float">
            <text:p>6.610282</text:p>
          </table:table-cell>
          <table:table-cell office:value-type="float" office:value="6.6889994789" calcext:value-type="float">
            <text:p>6.6889994789</text:p>
          </table:table-cell>
          <table:table-cell table:formula="of:=POWER([.C1002]-6.75;2)" office:value-type="float" office:value="0.0037210635744716" calcext:value-type="float">
            <text:p>0.0037210636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6.535506" calcext:value-type="float">
            <text:p>6.535506</text:p>
          </table:table-cell>
          <table:table-cell office:value-type="float" office:value="6.6867299296" calcext:value-type="float">
            <text:p>6.6867299296</text:p>
          </table:table-cell>
          <table:table-cell table:formula="of:=POWER([.C1003]-6.75;2)" office:value-type="float" office:value="0.00400310180842093" calcext:value-type="float">
            <text:p>0.0040031018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6.473998" calcext:value-type="float">
            <text:p>6.473998</text:p>
          </table:table-cell>
          <table:table-cell office:value-type="float" office:value="6.6853080141" calcext:value-type="float">
            <text:p>6.6853080141</text:p>
          </table:table-cell>
          <table:table-cell table:formula="of:=POWER([.C1004]-6.75;2)" office:value-type="float" office:value="0.00418505303968576" calcext:value-type="float">
            <text:p>0.004185053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6.433875" calcext:value-type="float">
            <text:p>6.433875</text:p>
          </table:table-cell>
          <table:table-cell office:value-type="float" office:value="6.6846216479" calcext:value-type="float">
            <text:p>6.6846216479</text:p>
          </table:table-cell>
          <table:table-cell table:formula="of:=POWER([.C1005]-6.75;2)" office:value-type="float" office:value="0.00427432892331154" calcext:value-type="float">
            <text:p>0.0042743289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6.419771" calcext:value-type="float">
            <text:p>6.419771</text:p>
          </table:table-cell>
          <table:table-cell office:value-type="float" office:value="6.6846813662" calcext:value-type="float">
            <text:p>6.6846813662</text:p>
          </table:table-cell>
          <table:table-cell table:formula="of:=POWER([.C1006]-6.75;2)" office:value-type="float" office:value="0.00426652392149856" calcext:value-type="float">
            <text:p>0.0042665239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6.431031" calcext:value-type="float">
            <text:p>6.431031</text:p>
          </table:table-cell>
          <table:table-cell office:value-type="float" office:value="6.6854080423" calcext:value-type="float">
            <text:p>6.6854080423</text:p>
          </table:table-cell>
          <table:table-cell table:formula="of:=POWER([.C1007]-6.75;2)" office:value-type="float" office:value="0.00417212099951862" calcext:value-type="float">
            <text:p>0.004172121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6.458932" calcext:value-type="float">
            <text:p>6.458932</text:p>
          </table:table-cell>
          <table:table-cell office:value-type="float" office:value="6.6863113239" calcext:value-type="float">
            <text:p>6.6863113239</text:p>
          </table:table-cell>
          <table:table-cell table:formula="of:=POWER([.C1008]-6.75;2)" office:value-type="float" office:value="0.00405624746337071" calcext:value-type="float">
            <text:p>0.0040562475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6.489324" calcext:value-type="float">
            <text:p>6.489324</text:p>
          </table:table-cell>
          <table:table-cell office:value-type="float" office:value="6.6862820423" calcext:value-type="float">
            <text:p>6.6862820423</text:p>
          </table:table-cell>
          <table:table-cell table:formula="of:=POWER([.C1009]-6.75;2)" office:value-type="float" office:value="0.00405997813345896" calcext:value-type="float">
            <text:p>0.0040599781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6.50979" calcext:value-type="float">
            <text:p>6.50979</text:p>
          </table:table-cell>
          <table:table-cell office:value-type="float" office:value="6.6837094366" calcext:value-type="float">
            <text:p>6.6837094366</text:p>
          </table:table-cell>
          <table:table-cell table:formula="of:=POWER([.C1010]-6.75;2)" office:value-type="float" office:value="0.00439443879588941" calcext:value-type="float">
            <text:p>0.0043944388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.515912" calcext:value-type="float">
            <text:p>6.515912</text:p>
          </table:table-cell>
          <table:table-cell office:value-type="float" office:value="6.6770999437" calcext:value-type="float">
            <text:p>6.6770999437</text:p>
          </table:table-cell>
          <table:table-cell table:formula="of:=POWER([.C1011]-6.75;2)" office:value-type="float" office:value="0.00531441820854316" calcext:value-type="float">
            <text:p>0.0053144182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.512808" calcext:value-type="float">
            <text:p>6.512808</text:p>
          </table:table-cell>
          <table:table-cell office:value-type="float" office:value="6.6661708592" calcext:value-type="float">
            <text:p>6.6661708592</text:p>
          </table:table-cell>
          <table:table-cell table:formula="of:=POWER([.C1012]-6.75;2)" office:value-type="float" office:value="0.00702732484726619" calcext:value-type="float">
            <text:p>0.0070273248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.511516" calcext:value-type="float">
            <text:p>6.511516</text:p>
          </table:table-cell>
          <table:table-cell office:value-type="float" office:value="6.6528192394" calcext:value-type="float">
            <text:p>6.6528192394</text:p>
          </table:table-cell>
          <table:table-cell table:formula="of:=POWER([.C1013]-6.75;2)" office:value-type="float" office:value="0.00944410023079445" calcext:value-type="float">
            <text:p>0.0094441002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6.521978" calcext:value-type="float">
            <text:p>6.521978</text:p>
          </table:table-cell>
          <table:table-cell office:value-type="float" office:value="6.6407044789" calcext:value-type="float">
            <text:p>6.6407044789</text:p>
          </table:table-cell>
          <table:table-cell table:formula="of:=POWER([.C1014]-6.75;2)" office:value-type="float" office:value="0.0119455109325205" calcext:value-type="float">
            <text:p>0.0119455109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6.546395" calcext:value-type="float">
            <text:p>6.546395</text:p>
          </table:table-cell>
          <table:table-cell office:value-type="float" office:value="6.6331019718" calcext:value-type="float">
            <text:p>6.6331019718</text:p>
          </table:table-cell>
          <table:table-cell table:formula="of:=POWER([.C1015]-6.75;2)" office:value-type="float" office:value="0.0136651489970479" calcext:value-type="float">
            <text:p>0.013665149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6.578251" calcext:value-type="float">
            <text:p>6.578251</text:p>
          </table:table-cell>
          <table:table-cell office:value-type="float" office:value="6.6311089577" calcext:value-type="float">
            <text:p>6.6311089577</text:p>
          </table:table-cell>
          <table:table-cell table:formula="of:=POWER([.C1016]-6.75;2)" office:value-type="float" office:value="0.0141350799391803" calcext:value-type="float">
            <text:p>0.0141350799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6.609235" calcext:value-type="float">
            <text:p>6.609235</text:p>
          </table:table-cell>
          <table:table-cell office:value-type="float" office:value="6.6337728169" calcext:value-type="float">
            <text:p>6.6337728169</text:p>
          </table:table-cell>
          <table:table-cell table:formula="of:=POWER([.C1017]-6.75;2)" office:value-type="float" office:value="0.013508758091361" calcext:value-type="float">
            <text:p>0.0135087581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6.638285" calcext:value-type="float">
            <text:p>6.638285</text:p>
          </table:table-cell>
          <table:table-cell office:value-type="float" office:value="6.6391597324" calcext:value-type="float">
            <text:p>6.6391597324</text:p>
          </table:table-cell>
          <table:table-cell table:formula="of:=POWER([.C1018]-6.75;2)" office:value-type="float" office:value="0.0122855649216397" calcext:value-type="float">
            <text:p>0.0122855649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6.672701" calcext:value-type="float">
            <text:p>6.672701</text:p>
          </table:table-cell>
          <table:table-cell office:value-type="float" office:value="6.6449681972" calcext:value-type="float">
            <text:p>6.6449681972</text:p>
          </table:table-cell>
          <table:table-cell table:formula="of:=POWER([.C1019]-6.75;2)" office:value-type="float" office:value="0.0110316795994181" calcext:value-type="float">
            <text:p>0.0110316796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6.718307" calcext:value-type="float">
            <text:p>6.718307</text:p>
          </table:table-cell>
          <table:table-cell office:value-type="float" office:value="6.6484132113" calcext:value-type="float">
            <text:p>6.6484132113</text:p>
          </table:table-cell>
          <table:table-cell table:formula="of:=POWER([.C1020]-6.75;2)" office:value-type="float" office:value="0.0103198756383784" calcext:value-type="float">
            <text:p>0.0103198756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.76874" calcext:value-type="float">
            <text:p>6.76874</text:p>
          </table:table-cell>
          <table:table-cell office:value-type="float" office:value="6.6460880563" calcext:value-type="float">
            <text:p>6.6460880563</text:p>
          </table:table-cell>
          <table:table-cell table:formula="of:=POWER([.C1021]-6.75;2)" office:value-type="float" office:value="0.010797692043512" calcext:value-type="float">
            <text:p>0.010797692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6.806937" calcext:value-type="float">
            <text:p>6.806937</text:p>
          </table:table-cell>
          <table:table-cell office:value-type="float" office:value="6.6346083521" calcext:value-type="float">
            <text:p>6.6346083521</text:p>
          </table:table-cell>
          <table:table-cell table:formula="of:=POWER([.C1022]-6.75;2)" office:value-type="float" office:value="0.0133152324050776" calcext:value-type="float">
            <text:p>0.0133152324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6.818608" calcext:value-type="float">
            <text:p>6.818608</text:p>
          </table:table-cell>
          <table:table-cell office:value-type="float" office:value="6.6122468451" calcext:value-type="float">
            <text:p>6.6122468451</text:p>
          </table:table-cell>
          <table:table-cell table:formula="of:=POWER([.C1023]-6.75;2)" office:value-type="float" office:value="0.0189759316849035" calcext:value-type="float">
            <text:p>0.0189759317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6.804137" calcext:value-type="float">
            <text:p>6.804137</text:p>
          </table:table-cell>
          <table:table-cell office:value-type="float" office:value="6.5811241549" calcext:value-type="float">
            <text:p>6.5811241549</text:p>
          </table:table-cell>
          <table:table-cell table:formula="of:=POWER([.C1024]-6.75;2)" office:value-type="float" office:value="0.0285190510582391" calcext:value-type="float">
            <text:p>0.0285190511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.77771" calcext:value-type="float">
            <text:p>6.77771</text:p>
          </table:table-cell>
          <table:table-cell office:value-type="float" office:value="6.5481690141" calcext:value-type="float">
            <text:p>6.5481690141</text:p>
          </table:table-cell>
          <table:table-cell table:formula="of:=POWER([.C1025]-6.75;2)" office:value-type="float" office:value="0.040735746869366" calcext:value-type="float">
            <text:p>0.0407357469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.755141" calcext:value-type="float">
            <text:p>6.755141</text:p>
          </table:table-cell>
          <table:table-cell office:value-type="float" office:value="6.5215457042" calcext:value-type="float">
            <text:p>6.5215457042</text:p>
          </table:table-cell>
          <table:table-cell table:formula="of:=POWER([.C1026]-6.75;2)" office:value-type="float" office:value="0.0521913652694738" calcext:value-type="float">
            <text:p>0.0521913653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6.74173" calcext:value-type="float">
            <text:p>6.74173</text:p>
          </table:table-cell>
          <table:table-cell office:value-type="float" office:value="6.5053993803" calcext:value-type="float">
            <text:p>6.5053993803</text:p>
          </table:table-cell>
          <table:table-cell table:formula="of:=POWER([.C1027]-6.75;2)" office:value-type="float" office:value="0.059829463157624" calcext:value-type="float">
            <text:p>0.0598294632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6.73138" calcext:value-type="float">
            <text:p>6.73138</text:p>
          </table:table-cell>
          <table:table-cell office:value-type="float" office:value="6.4963670986" calcext:value-type="float">
            <text:p>6.4963670986</text:p>
          </table:table-cell>
          <table:table-cell table:formula="of:=POWER([.C1028]-6.75;2)" office:value-type="float" office:value="0.0643296486725819" calcext:value-type="float">
            <text:p>0.0643296487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6.718019" calcext:value-type="float">
            <text:p>6.718019</text:p>
          </table:table-cell>
          <table:table-cell office:value-type="float" office:value="6.4949831127" calcext:value-type="float">
            <text:p>6.4949831127</text:p>
          </table:table-cell>
          <table:table-cell table:formula="of:=POWER([.C1029]-6.75;2)" office:value-type="float" office:value="0.0650336128081809" calcext:value-type="float">
            <text:p>0.0650336128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6.70764" calcext:value-type="float">
            <text:p>6.70764</text:p>
          </table:table-cell>
          <table:table-cell office:value-type="float" office:value="6.4952436197" calcext:value-type="float">
            <text:p>6.4952436197</text:p>
          </table:table-cell>
          <table:table-cell table:formula="of:=POWER([.C1030]-6.75;2)" office:value-type="float" office:value="0.0649008133035582" calcext:value-type="float">
            <text:p>0.0649008133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.717055" calcext:value-type="float">
            <text:p>6.717055</text:p>
          </table:table-cell>
          <table:table-cell office:value-type="float" office:value="6.4934229155" calcext:value-type="float">
            <text:p>6.4934229155</text:p>
          </table:table-cell>
          <table:table-cell table:formula="of:=POWER([.C1031]-6.75;2)" office:value-type="float" office:value="0.0658318002905201" calcext:value-type="float">
            <text:p>0.0658318003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6.75856" calcext:value-type="float">
            <text:p>6.75856</text:p>
          </table:table-cell>
          <table:table-cell office:value-type="float" office:value="6.4875287606" calcext:value-type="float">
            <text:p>6.4875287606</text:p>
          </table:table-cell>
          <table:table-cell table:formula="of:=POWER([.C1032]-6.75;2)" office:value-type="float" office:value="0.0688911515121721" calcext:value-type="float">
            <text:p>0.0688911515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6.82642" calcext:value-type="float">
            <text:p>6.82642</text:p>
          </table:table-cell>
          <table:table-cell office:value-type="float" office:value="6.4777440704" calcext:value-type="float">
            <text:p>6.4777440704</text:p>
          </table:table-cell>
          <table:table-cell table:formula="of:=POWER([.C1033]-6.75;2)" office:value-type="float" office:value="0.0741232912023601" calcext:value-type="float">
            <text:p>0.0741232912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6.899871" calcext:value-type="float">
            <text:p>6.899871</text:p>
          </table:table-cell>
          <table:table-cell office:value-type="float" office:value="6.4659638451" calcext:value-type="float">
            <text:p>6.4659638451</text:p>
          </table:table-cell>
          <table:table-cell table:formula="of:=POWER([.C1034]-6.75;2)" office:value-type="float" office:value="0.0806765372903767" calcext:value-type="float">
            <text:p>0.0806765373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6.957915" calcext:value-type="float">
            <text:p>6.957915</text:p>
          </table:table-cell>
          <table:table-cell office:value-type="float" office:value="6.4543990423" calcext:value-type="float">
            <text:p>6.4543990423</text:p>
          </table:table-cell>
          <table:table-cell table:formula="of:=POWER([.C1035]-6.75;2)" office:value-type="float" office:value="0.087379926193157" calcext:value-type="float">
            <text:p>0.0873799262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6.990294" calcext:value-type="float">
            <text:p>6.990294</text:p>
          </table:table-cell>
          <table:table-cell office:value-type="float" office:value="6.4442979577" calcext:value-type="float">
            <text:p>6.4442979577</text:p>
          </table:table-cell>
          <table:table-cell table:formula="of:=POWER([.C1036]-6.75;2)" office:value-type="float" office:value="0.093453738666391" calcext:value-type="float">
            <text:p>0.0934537387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6.998294" calcext:value-type="float">
            <text:p>6.998294</text:p>
          </table:table-cell>
          <table:table-cell office:value-type="float" office:value="6.4357" calcext:value-type="float">
            <text:p>6.4357</text:p>
          </table:table-cell>
          <table:table-cell table:formula="of:=POWER([.C1037]-6.75;2)" office:value-type="float" office:value="0.0987844900000002" calcext:value-type="float">
            <text:p>0.09878449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6.990085" calcext:value-type="float">
            <text:p>6.990085</text:p>
          </table:table-cell>
          <table:table-cell office:value-type="float" office:value="6.4279668592" calcext:value-type="float">
            <text:p>6.4279668592</text:p>
          </table:table-cell>
          <table:table-cell table:formula="of:=POWER([.C1038]-6.75;2)" office:value-type="float" office:value="0.103705343773513" calcext:value-type="float">
            <text:p>0.1037053438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6.974899" calcext:value-type="float">
            <text:p>6.974899</text:p>
          </table:table-cell>
          <table:table-cell office:value-type="float" office:value="6.4203576338" calcext:value-type="float">
            <text:p>6.4203576338</text:p>
          </table:table-cell>
          <table:table-cell table:formula="of:=POWER([.C1039]-6.75;2)" office:value-type="float" office:value="0.108664089593935" calcext:value-type="float">
            <text:p>0.1086640896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6.956935" calcext:value-type="float">
            <text:p>6.956935</text:p>
          </table:table-cell>
          <table:table-cell office:value-type="float" office:value="6.4122757465" calcext:value-type="float">
            <text:p>6.4122757465</text:p>
          </table:table-cell>
          <table:table-cell table:formula="of:=POWER([.C1040]-6.75;2)" office:value-type="float" office:value="0.114057671402132" calcext:value-type="float">
            <text:p>0.1140576714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.932507" calcext:value-type="float">
            <text:p>6.932507</text:p>
          </table:table-cell>
          <table:table-cell office:value-type="float" office:value="6.4033297606" calcext:value-type="float">
            <text:p>6.4033297606</text:p>
          </table:table-cell>
          <table:table-cell table:formula="of:=POWER([.C1041]-6.75;2)" office:value-type="float" office:value="0.120180254885653" calcext:value-type="float">
            <text:p>0.1201802549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6.895418" calcext:value-type="float">
            <text:p>6.895418</text:p>
          </table:table-cell>
          <table:table-cell office:value-type="float" office:value="6.3934782958" calcext:value-type="float">
            <text:p>6.3934782958</text:p>
          </table:table-cell>
          <table:table-cell table:formula="of:=POWER([.C1042]-6.75;2)" office:value-type="float" office:value="0.127107725565673" calcext:value-type="float">
            <text:p>0.1271077256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6.847556" calcext:value-type="float">
            <text:p>6.847556</text:p>
          </table:table-cell>
          <table:table-cell office:value-type="float" office:value="6.3831935915" calcext:value-type="float">
            <text:p>6.3831935915</text:p>
          </table:table-cell>
          <table:table-cell table:formula="of:=POWER([.C1043]-6.75;2)" office:value-type="float" office:value="0.134546941316669" calcext:value-type="float">
            <text:p>0.1345469413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6.803318" calcext:value-type="float">
            <text:p>6.803318</text:p>
          </table:table-cell>
          <table:table-cell office:value-type="float" office:value="6.3733020986" calcext:value-type="float">
            <text:p>6.3733020986</text:p>
          </table:table-cell>
          <table:table-cell table:formula="of:=POWER([.C1044]-6.75;2)" office:value-type="float" office:value="0.141901308919164" calcext:value-type="float">
            <text:p>0.1419013089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6.781123" calcext:value-type="float">
            <text:p>6.781123</text:p>
          </table:table-cell>
          <table:table-cell office:value-type="float" office:value="6.3644338169" calcext:value-type="float">
            <text:p>6.3644338169</text:p>
          </table:table-cell>
          <table:table-cell table:formula="of:=POWER([.C1045]-6.75;2)" office:value-type="float" office:value="0.148661281550303" calcext:value-type="float">
            <text:p>0.1486612816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.789351" calcext:value-type="float">
            <text:p>6.789351</text:p>
          </table:table-cell>
          <table:table-cell office:value-type="float" office:value="6.3565518873" calcext:value-type="float">
            <text:p>6.3565518873</text:p>
          </table:table-cell>
          <table:table-cell table:formula="of:=POWER([.C1046]-6.75;2)" office:value-type="float" office:value="0.154801417387192" calcext:value-type="float">
            <text:p>0.1548014174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6.820611" calcext:value-type="float">
            <text:p>6.820611</text:p>
          </table:table-cell>
          <table:table-cell office:value-type="float" office:value="6.3490579718" calcext:value-type="float">
            <text:p>6.3490579718</text:p>
          </table:table-cell>
          <table:table-cell table:formula="of:=POWER([.C1047]-6.75;2)" office:value-type="float" office:value="0.16075450997713" calcext:value-type="float">
            <text:p>0.16075451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6.858527" calcext:value-type="float">
            <text:p>6.858527</text:p>
          </table:table-cell>
          <table:table-cell office:value-type="float" office:value="6.3413710423" calcext:value-type="float">
            <text:p>6.3413710423</text:p>
          </table:table-cell>
          <table:table-cell table:formula="of:=POWER([.C1048]-6.75;2)" office:value-type="float" office:value="0.166977625070988" calcext:value-type="float">
            <text:p>0.1669776251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6.887934" calcext:value-type="float">
            <text:p>6.887934</text:p>
          </table:table-cell>
          <table:table-cell office:value-type="float" office:value="6.3334278732" calcext:value-type="float">
            <text:p>6.3334278732</text:p>
          </table:table-cell>
          <table:table-cell table:formula="of:=POWER([.C1049]-6.75;2)" office:value-type="float" office:value="0.173532336826675" calcext:value-type="float">
            <text:p>0.1735323368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.899063" calcext:value-type="float">
            <text:p>6.899063</text:p>
          </table:table-cell>
          <table:table-cell office:value-type="float" office:value="6.3257218873" calcext:value-type="float">
            <text:p>6.3257218873</text:p>
          </table:table-cell>
          <table:table-cell table:formula="of:=POWER([.C1050]-6.75;2)" office:value-type="float" office:value="0.180011916916274" calcext:value-type="float">
            <text:p>0.1800119169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.886237" calcext:value-type="float">
            <text:p>6.886237</text:p>
          </table:table-cell>
          <table:table-cell office:value-type="float" office:value="6.3189733803" calcext:value-type="float">
            <text:p>6.3189733803</text:p>
          </table:table-cell>
          <table:table-cell table:formula="of:=POWER([.C1051]-6.75;2)" office:value-type="float" office:value="0.185783946890008" calcext:value-type="float">
            <text:p>0.1857839469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6.847866" calcext:value-type="float">
            <text:p>6.847866</text:p>
          </table:table-cell>
          <table:table-cell office:value-type="float" office:value="6.3137685634" calcext:value-type="float">
            <text:p>6.3137685634</text:p>
          </table:table-cell>
          <table:table-cell table:formula="of:=POWER([.C1052]-6.75;2)" office:value-type="float" office:value="0.1902978662781" calcext:value-type="float">
            <text:p>0.1902978663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6.790437" calcext:value-type="float">
            <text:p>6.790437</text:p>
          </table:table-cell>
          <table:table-cell office:value-type="float" office:value="6.3103483099" calcext:value-type="float">
            <text:p>6.3103483099</text:p>
          </table:table-cell>
          <table:table-cell table:formula="of:=POWER([.C1053]-6.75;2)" office:value-type="float" office:value="0.193293608607786" calcext:value-type="float">
            <text:p>0.1932936086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6.730935" calcext:value-type="float">
            <text:p>6.730935</text:p>
          </table:table-cell>
          <table:table-cell office:value-type="float" office:value="6.3085065352" calcext:value-type="float">
            <text:p>6.3085065352</text:p>
          </table:table-cell>
          <table:table-cell table:formula="of:=POWER([.C1054]-6.75;2)" office:value-type="float" office:value="0.194916479461109" calcext:value-type="float">
            <text:p>0.1949164795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6.690449" calcext:value-type="float">
            <text:p>6.690449</text:p>
          </table:table-cell>
          <table:table-cell office:value-type="float" office:value="6.3075766901" calcext:value-type="float">
            <text:p>6.3075766901</text:p>
          </table:table-cell>
          <table:table-cell table:formula="of:=POWER([.C1055]-6.75;2)" office:value-type="float" office:value="0.195738385142871" calcext:value-type="float">
            <text:p>0.1957383851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.680469" calcext:value-type="float">
            <text:p>6.680469</text:p>
          </table:table-cell>
          <table:table-cell office:value-type="float" office:value="6.3066050423" calcext:value-type="float">
            <text:p>6.3066050423</text:p>
          </table:table-cell>
          <table:table-cell table:formula="of:=POWER([.C1056]-6.75;2)" office:value-type="float" office:value="0.196599088513785" calcext:value-type="float">
            <text:p>0.1965990885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6.693683" calcext:value-type="float">
            <text:p>6.693683</text:p>
          </table:table-cell>
          <table:table-cell office:value-type="float" office:value="6.3047481408" calcext:value-type="float">
            <text:p>6.3047481408</text:p>
          </table:table-cell>
          <table:table-cell table:formula="of:=POWER([.C1057]-6.75;2)" office:value-type="float" office:value="0.198249218121056" calcext:value-type="float">
            <text:p>0.1982492181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6.70893" calcext:value-type="float">
            <text:p>6.70893</text:p>
          </table:table-cell>
          <table:table-cell office:value-type="float" office:value="6.3016976761" calcext:value-type="float">
            <text:p>6.3016976761</text:p>
          </table:table-cell>
          <table:table-cell table:formula="of:=POWER([.C1058]-6.75;2)" office:value-type="float" office:value="0.200974973614141" calcext:value-type="float">
            <text:p>0.2009749736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6.706316" calcext:value-type="float">
            <text:p>6.706316</text:p>
          </table:table-cell>
          <table:table-cell office:value-type="float" office:value="6.2978286479" calcext:value-type="float">
            <text:p>6.2978286479</text:p>
          </table:table-cell>
          <table:table-cell table:formula="of:=POWER([.C1059]-6.75;2)" office:value-type="float" office:value="0.204458931659942" calcext:value-type="float">
            <text:p>0.2044589317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6.680043" calcext:value-type="float">
            <text:p>6.680043</text:p>
          </table:table-cell>
          <table:table-cell office:value-type="float" office:value="6.2939664085" calcext:value-type="float">
            <text:p>6.2939664085</text:p>
          </table:table-cell>
          <table:table-cell table:formula="of:=POWER([.C1060]-6.75;2)" office:value-type="float" office:value="0.207966636576389" calcext:value-type="float">
            <text:p>0.2079666366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.640579" calcext:value-type="float">
            <text:p>6.640579</text:p>
          </table:table-cell>
          <table:table-cell office:value-type="float" office:value="6.2909570141" calcext:value-type="float">
            <text:p>6.2909570141</text:p>
          </table:table-cell>
          <table:table-cell table:formula="of:=POWER([.C1061]-6.75;2)" office:value-type="float" office:value="0.210720462903988" calcext:value-type="float">
            <text:p>0.2107204629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6.605926" calcext:value-type="float">
            <text:p>6.605926</text:p>
          </table:table-cell>
          <table:table-cell office:value-type="float" office:value="6.2893075634" calcext:value-type="float">
            <text:p>6.2893075634</text:p>
          </table:table-cell>
          <table:table-cell table:formula="of:=POWER([.C1062]-6.75;2)" office:value-type="float" office:value="0.212237521140445" calcext:value-type="float">
            <text:p>0.2122375211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6.587599" calcext:value-type="float">
            <text:p>6.587599</text:p>
          </table:table-cell>
          <table:table-cell office:value-type="float" office:value="6.2890588592" calcext:value-type="float">
            <text:p>6.2890588592</text:p>
          </table:table-cell>
          <table:table-cell table:formula="of:=POWER([.C1063]-6.75;2)" office:value-type="float" office:value="0.212466735282006" calcext:value-type="float">
            <text:p>0.2124667353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6.580787" calcext:value-type="float">
            <text:p>6.580787</text:p>
          </table:table-cell>
          <table:table-cell office:value-type="float" office:value="6.2899271831" calcext:value-type="float">
            <text:p>6.2899271831</text:p>
          </table:table-cell>
          <table:table-cell table:formula="of:=POWER([.C1064]-6.75;2)" office:value-type="float" office:value="0.211666996850301" calcext:value-type="float">
            <text:p>0.2116669969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6.56748" calcext:value-type="float">
            <text:p>6.56748</text:p>
          </table:table-cell>
          <table:table-cell office:value-type="float" office:value="6.2916250423" calcext:value-type="float">
            <text:p>6.2916250423</text:p>
          </table:table-cell>
          <table:table-cell table:formula="of:=POWER([.C1065]-6.75;2)" office:value-type="float" office:value="0.210107601846477" calcext:value-type="float">
            <text:p>0.2101076018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6.532056" calcext:value-type="float">
            <text:p>6.532056</text:p>
          </table:table-cell>
          <table:table-cell office:value-type="float" office:value="6.2941313662" calcext:value-type="float">
            <text:p>6.2941313662</text:p>
          </table:table-cell>
          <table:table-cell table:formula="of:=POWER([.C1066]-6.75;2)" office:value-type="float" office:value="0.207816211282678" calcext:value-type="float">
            <text:p>0.2078162113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6.476974" calcext:value-type="float">
            <text:p>6.476974</text:p>
          </table:table-cell>
          <table:table-cell office:value-type="float" office:value="6.2976682676" calcext:value-type="float">
            <text:p>6.2976682676</text:p>
          </table:table-cell>
          <table:table-cell table:formula="of:=POWER([.C1067]-6.75;2)" office:value-type="float" office:value="0.204603996135985" calcext:value-type="float">
            <text:p>0.2046039961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6.424031" calcext:value-type="float">
            <text:p>6.424031</text:p>
          </table:table-cell>
          <table:table-cell office:value-type="float" office:value="6.3023658592" calcext:value-type="float">
            <text:p>6.3023658592</text:p>
          </table:table-cell>
          <table:table-cell table:formula="of:=POWER([.C1068]-6.75;2)" office:value-type="float" office:value="0.200376324009754" calcext:value-type="float">
            <text:p>0.200376324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6.397908" calcext:value-type="float">
            <text:p>6.397908</text:p>
          </table:table-cell>
          <table:table-cell office:value-type="float" office:value="6.3079068873" calcext:value-type="float">
            <text:p>6.3079068873</text:p>
          </table:table-cell>
          <table:table-cell table:formula="of:=POWER([.C1069]-6.75;2)" office:value-type="float" office:value="0.195446320296775" calcext:value-type="float">
            <text:p>0.1954463203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6.405564" calcext:value-type="float">
            <text:p>6.405564</text:p>
          </table:table-cell>
          <table:table-cell office:value-type="float" office:value="6.3135233944" calcext:value-type="float">
            <text:p>6.3135233944</text:p>
          </table:table-cell>
          <table:table-cell table:formula="of:=POWER([.C1070]-6.75;2)" office:value-type="float" office:value="0.190511827236098" calcext:value-type="float">
            <text:p>0.1905118272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.431032" calcext:value-type="float">
            <text:p>6.431032</text:p>
          </table:table-cell>
          <table:table-cell office:value-type="float" office:value="6.3184245775" calcext:value-type="float">
            <text:p>6.3184245775</text:p>
          </table:table-cell>
          <table:table-cell table:formula="of:=POWER([.C1071]-6.75;2)" office:value-type="float" office:value="0.186257345306053" calcext:value-type="float">
            <text:p>0.1862573453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6.449987" calcext:value-type="float">
            <text:p>6.449987</text:p>
          </table:table-cell>
          <table:table-cell office:value-type="float" office:value="6.3223153239" calcext:value-type="float">
            <text:p>6.3223153239</text:p>
          </table:table-cell>
          <table:table-cell table:formula="of:=POWER([.C1072]-6.75;2)" office:value-type="float" office:value="0.182914182170762" calcext:value-type="float">
            <text:p>0.1829141822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6.449144" calcext:value-type="float">
            <text:p>6.449144</text:p>
          </table:table-cell>
          <table:table-cell office:value-type="float" office:value="6.3255641268" calcext:value-type="float">
            <text:p>6.3255641268</text:p>
          </table:table-cell>
          <table:table-cell table:formula="of:=POWER([.C1073]-6.75;2)" office:value-type="float" office:value="0.180145810459047" calcext:value-type="float">
            <text:p>0.1801458105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6.43455" calcext:value-type="float">
            <text:p>6.43455</text:p>
          </table:table-cell>
          <table:table-cell office:value-type="float" office:value="6.3289006901" calcext:value-type="float">
            <text:p>6.3289006901</text:p>
          </table:table-cell>
          <table:table-cell table:formula="of:=POWER([.C1074]-6.75;2)" office:value-type="float" office:value="0.177324628798256" calcext:value-type="float">
            <text:p>0.1773246288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6.425266" calcext:value-type="float">
            <text:p>6.425266</text:p>
          </table:table-cell>
          <table:table-cell office:value-type="float" office:value="6.3329107324" calcext:value-type="float">
            <text:p>6.3329107324</text:p>
          </table:table-cell>
          <table:table-cell table:formula="of:=POWER([.C1075]-6.75;2)" office:value-type="float" office:value="0.173963457147104" calcext:value-type="float">
            <text:p>0.1739634571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6.438115" calcext:value-type="float">
            <text:p>6.438115</text:p>
          </table:table-cell>
          <table:table-cell office:value-type="float" office:value="6.3377002394" calcext:value-type="float">
            <text:p>6.3377002394</text:p>
          </table:table-cell>
          <table:table-cell table:formula="of:=POWER([.C1076]-6.75;2)" office:value-type="float" office:value="0.169991092590817" calcext:value-type="float">
            <text:p>0.1699910926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6.471365" calcext:value-type="float">
            <text:p>6.471365</text:p>
          </table:table-cell>
          <table:table-cell office:value-type="float" office:value="6.3429284648" calcext:value-type="float">
            <text:p>6.3429284648</text:p>
          </table:table-cell>
          <table:table-cell table:formula="of:=POWER([.C1077]-6.75;2)" office:value-type="float" office:value="0.165707234770085" calcext:value-type="float">
            <text:p>0.1657072348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6.495164" calcext:value-type="float">
            <text:p>6.495164</text:p>
          </table:table-cell>
          <table:table-cell office:value-type="float" office:value="6.3481731268" calcext:value-type="float">
            <text:p>6.3481731268</text:p>
          </table:table-cell>
          <table:table-cell table:formula="of:=POWER([.C1078]-6.75;2)" office:value-type="float" office:value="0.161464836025689" calcext:value-type="float">
            <text:p>0.161464836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6.456853" calcext:value-type="float">
            <text:p>6.456853</text:p>
          </table:table-cell>
          <table:table-cell office:value-type="float" office:value="6.3534333662" calcext:value-type="float">
            <text:p>6.3534333662</text:p>
          </table:table-cell>
          <table:table-cell table:formula="of:=POWER([.C1079]-6.75;2)" office:value-type="float" office:value="0.157265095043463" calcext:value-type="float">
            <text:p>0.157265095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6.306669" calcext:value-type="float">
            <text:p>6.306669</text:p>
          </table:table-cell>
          <table:table-cell office:value-type="float" office:value="6.359493507" calcext:value-type="float">
            <text:p>6.359493507</text:p>
          </table:table-cell>
          <table:table-cell table:formula="of:=POWER([.C1080]-6.75;2)" office:value-type="float" office:value="0.152495321075159" calcext:value-type="float">
            <text:p>0.1524953211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.040516" calcext:value-type="float">
            <text:p>6.040516</text:p>
          </table:table-cell>
          <table:table-cell office:value-type="float" office:value="6.3678569155" calcext:value-type="float">
            <text:p>6.3678569155</text:p>
          </table:table-cell>
          <table:table-cell table:formula="of:=POWER([.C1081]-6.75;2)" office:value-type="float" office:value="0.146033337031174" calcext:value-type="float">
            <text:p>0.146033337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5.739947" calcext:value-type="float">
            <text:p>5.739947</text:p>
          </table:table-cell>
          <table:table-cell office:value-type="float" office:value="6.3800597887" calcext:value-type="float">
            <text:p>6.3800597887</text:p>
          </table:table-cell>
          <table:table-cell table:formula="of:=POWER([.C1082]-6.75;2)" office:value-type="float" office:value="0.136855759936689" calcext:value-type="float">
            <text:p>0.1368557599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5.564843" calcext:value-type="float">
            <text:p>5.564843</text:p>
          </table:table-cell>
          <table:table-cell office:value-type="float" office:value="6.3964610563" calcext:value-type="float">
            <text:p>6.3964610563</text:p>
          </table:table-cell>
          <table:table-cell table:formula="of:=POWER([.C1083]-6.75;2)" office:value-type="float" office:value="0.124989784712512" calcext:value-type="float">
            <text:p>0.1249897847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5.651368" calcext:value-type="float">
            <text:p>5.651368</text:p>
          </table:table-cell>
          <table:table-cell office:value-type="float" office:value="6.415181338" calcext:value-type="float">
            <text:p>6.415181338</text:p>
          </table:table-cell>
          <table:table-cell table:formula="of:=POWER([.C1084]-6.75;2)" office:value-type="float" office:value="0.11210353642347" calcext:value-type="float">
            <text:p>0.1121035364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5.9822" calcext:value-type="float">
            <text:p>5.9822</text:p>
          </table:table-cell>
          <table:table-cell office:value-type="float" office:value="6.4324699437" calcext:value-type="float">
            <text:p>6.4324699437</text:p>
          </table:table-cell>
          <table:table-cell table:formula="of:=POWER([.C1085]-6.75;2)" office:value-type="float" office:value="0.100825336653881" calcext:value-type="float">
            <text:p>0.1008253367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.404891" calcext:value-type="float">
            <text:p>6.404891</text:p>
          </table:table-cell>
          <table:table-cell office:value-type="float" office:value="6.4448405634" calcext:value-type="float">
            <text:p>6.4448405634</text:p>
          </table:table-cell>
          <table:table-cell table:formula="of:=POWER([.C1086]-6.75;2)" office:value-type="float" office:value="0.0931222817460296" calcext:value-type="float">
            <text:p>0.0931222817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6.767385" calcext:value-type="float">
            <text:p>6.767385</text:p>
          </table:table-cell>
          <table:table-cell office:value-type="float" office:value="6.4509219859" calcext:value-type="float">
            <text:p>6.4509219859</text:p>
          </table:table-cell>
          <table:table-cell table:formula="of:=POWER([.C1087]-6.75;2)" office:value-type="float" office:value="0.0894476585179998" calcext:value-type="float">
            <text:p>0.0894476585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6.991706" calcext:value-type="float">
            <text:p>6.991706</text:p>
          </table:table-cell>
          <table:table-cell office:value-type="float" office:value="6.451463507" calcext:value-type="float">
            <text:p>6.451463507</text:p>
          </table:table-cell>
          <table:table-cell table:formula="of:=POWER([.C1088]-6.75;2)" office:value-type="float" office:value="0.0891240376527392" calcext:value-type="float">
            <text:p>0.0891240377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7.050686" calcext:value-type="float">
            <text:p>7.050686</text:p>
          </table:table-cell>
          <table:table-cell office:value-type="float" office:value="6.4483900986" calcext:value-type="float">
            <text:p>6.4483900986</text:p>
          </table:table-cell>
          <table:table-cell table:formula="of:=POWER([.C1089]-6.75;2)" office:value-type="float" office:value="0.0909685326225177" calcext:value-type="float">
            <text:p>0.0909685326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6.917297" calcext:value-type="float">
            <text:p>6.917297</text:p>
          </table:table-cell>
          <table:table-cell office:value-type="float" office:value="6.4441754789" calcext:value-type="float">
            <text:p>6.4441754789</text:p>
          </table:table-cell>
          <table:table-cell table:formula="of:=POWER([.C1090]-6.75;2)" office:value-type="float" office:value="0.0935286377060443" calcext:value-type="float">
            <text:p>0.0935286377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.553221" calcext:value-type="float">
            <text:p>6.553221</text:p>
          </table:table-cell>
          <table:table-cell office:value-type="float" office:value="6.4418115634" calcext:value-type="float">
            <text:p>6.4418115634</text:p>
          </table:table-cell>
          <table:table-cell table:formula="of:=POWER([.C1091]-6.75;2)" office:value-type="float" office:value="0.0949801124539523" calcext:value-type="float">
            <text:p>0.0949801125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5.953681" calcext:value-type="float">
            <text:p>5.953681</text:p>
          </table:table-cell>
          <table:table-cell office:value-type="float" office:value="6.444847662" calcext:value-type="float">
            <text:p>6.444847662</text:p>
          </table:table-cell>
          <table:table-cell table:formula="of:=POWER([.C1092]-6.75;2)" office:value-type="float" office:value="0.0931179493868663" calcext:value-type="float">
            <text:p>0.0931179494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5.21927" calcext:value-type="float">
            <text:p>5.21927</text:p>
          </table:table-cell>
          <table:table-cell office:value-type="float" office:value="6.4568267606" calcext:value-type="float">
            <text:p>6.4568267606</text:p>
          </table:table-cell>
          <table:table-cell table:formula="of:=POWER([.C1093]-6.75;2)" office:value-type="float" office:value="0.0859505483002896" calcext:value-type="float">
            <text:p>0.0859505483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4.608897" calcext:value-type="float">
            <text:p>4.608897</text:p>
          </table:table-cell>
          <table:table-cell office:value-type="float" office:value="6.4797751408" calcext:value-type="float">
            <text:p>6.4797751408</text:p>
          </table:table-cell>
          <table:table-cell table:formula="of:=POWER([.C1094]-6.75;2)" office:value-type="float" office:value="0.0730214745296597" calcext:value-type="float">
            <text:p>0.0730214745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4.464322" calcext:value-type="float">
            <text:p>4.464322</text:p>
          </table:table-cell>
          <table:table-cell office:value-type="float" office:value="6.5119294789" calcext:value-type="float">
            <text:p>6.5119294789</text:p>
          </table:table-cell>
          <table:table-cell table:formula="of:=POWER([.C1095]-6.75;2)" office:value-type="float" office:value="0.0566775730168256" calcext:value-type="float">
            <text:p>0.056677573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4.887455" calcext:value-type="float">
            <text:p>4.887455</text:p>
          </table:table-cell>
          <table:table-cell office:value-type="float" office:value="6.5464796056" calcext:value-type="float">
            <text:p>6.5464796056</text:p>
          </table:table-cell>
          <table:table-cell table:formula="of:=POWER([.C1096]-6.75;2)" office:value-type="float" office:value="0.0414205509367315" calcext:value-type="float">
            <text:p>0.0414205509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5.608752" calcext:value-type="float">
            <text:p>5.608752</text:p>
          </table:table-cell>
          <table:table-cell office:value-type="float" office:value="6.5749302535" calcext:value-type="float">
            <text:p>6.5749302535</text:p>
          </table:table-cell>
          <table:table-cell table:formula="of:=POWER([.C1097]-6.75;2)" office:value-type="float" office:value="0.0306494161395743" calcext:value-type="float">
            <text:p>0.0306494161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6.100438" calcext:value-type="float">
            <text:p>6.100438</text:p>
          </table:table-cell>
          <table:table-cell office:value-type="float" office:value="6.5925192958" calcext:value-type="float">
            <text:p>6.5925192958</text:p>
          </table:table-cell>
          <table:table-cell table:formula="of:=POWER([.C1098]-6.75;2)" office:value-type="float" office:value="0.0248001721953279" calcext:value-type="float">
            <text:p>0.0248001722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6.633117" calcext:value-type="float">
            <text:p>6.633117</text:p>
          </table:table-cell>
          <table:table-cell office:value-type="float" office:value="6.6021799859" calcext:value-type="float">
            <text:p>6.6021799859</text:p>
          </table:table-cell>
          <table:table-cell table:formula="of:=POWER([.C1099]-6.75;2)" office:value-type="float" office:value="0.0218507565685241" calcext:value-type="float">
            <text:p>0.0218507566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6.736515" calcext:value-type="float">
            <text:p>6.736515</text:p>
          </table:table-cell>
          <table:table-cell office:value-type="float" office:value="6.6035048169" calcext:value-type="float">
            <text:p>6.6035048169</text:p>
          </table:table-cell>
          <table:table-cell table:formula="of:=POWER([.C1100]-6.75;2)" office:value-type="float" office:value="0.0214608386715025" calcext:value-type="float">
            <text:p>0.0214608387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.57837" calcext:value-type="float">
            <text:p>6.57837</text:p>
          </table:table-cell>
          <table:table-cell office:value-type="float" office:value="6.6030584507" calcext:value-type="float">
            <text:p>6.6030584507</text:p>
          </table:table-cell>
          <table:table-cell table:formula="of:=POWER([.C1101]-6.75;2)" office:value-type="float" office:value="0.0215918189106844" calcext:value-type="float">
            <text:p>0.0215918189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6.29857" calcext:value-type="float">
            <text:p>6.29857</text:p>
          </table:table-cell>
          <table:table-cell office:value-type="float" office:value="6.6050158732" calcext:value-type="float">
            <text:p>6.6050158732</text:p>
          </table:table-cell>
          <table:table-cell table:formula="of:=POWER([.C1102]-6.75;2)" office:value-type="float" office:value="0.0210203970239584" calcext:value-type="float">
            <text:p>0.021020397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6.063847" calcext:value-type="float">
            <text:p>6.063847</text:p>
          </table:table-cell>
          <table:table-cell office:value-type="float" office:value="6.6112550563" calcext:value-type="float">
            <text:p>6.6112550563</text:p>
          </table:table-cell>
          <table:table-cell table:formula="of:=POWER([.C1103]-6.75;2)" office:value-type="float" office:value="0.0192501594023161" calcext:value-type="float">
            <text:p>0.0192501594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5.990024" calcext:value-type="float">
            <text:p>5.990024</text:p>
          </table:table-cell>
          <table:table-cell office:value-type="float" office:value="6.6209896338" calcext:value-type="float">
            <text:p>6.6209896338</text:p>
          </table:table-cell>
          <table:table-cell table:formula="of:=POWER([.C1104]-6.75;2)" office:value-type="float" office:value="0.0166436745870581" calcext:value-type="float">
            <text:p>0.0166436746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6.07877" calcext:value-type="float">
            <text:p>6.07877</text:p>
          </table:table-cell>
          <table:table-cell office:value-type="float" office:value="6.6317159437" calcext:value-type="float">
            <text:p>6.6317159437</text:p>
          </table:table-cell>
          <table:table-cell table:formula="of:=POWER([.C1105]-6.75;2)" office:value-type="float" office:value="0.0139911179747816" calcext:value-type="float">
            <text:p>0.013991118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6.240738" calcext:value-type="float">
            <text:p>6.240738</text:p>
          </table:table-cell>
          <table:table-cell office:value-type="float" office:value="6.6410015915" calcext:value-type="float">
            <text:p>6.6410015915</text:p>
          </table:table-cell>
          <table:table-cell table:formula="of:=POWER([.C1106]-6.75;2)" office:value-type="float" office:value="0.0118806530555328" calcext:value-type="float">
            <text:p>0.0118806531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6.379839" calcext:value-type="float">
            <text:p>6.379839</text:p>
          </table:table-cell>
          <table:table-cell office:value-type="float" office:value="6.6477475775" calcext:value-type="float">
            <text:p>6.6477475775</text:p>
          </table:table-cell>
          <table:table-cell table:formula="of:=POWER([.C1107]-6.75;2)" office:value-type="float" office:value="0.0104555579071186" calcext:value-type="float">
            <text:p>0.0104555579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6.449241" calcext:value-type="float">
            <text:p>6.449241</text:p>
          </table:table-cell>
          <table:table-cell office:value-type="float" office:value="6.6521550423" calcext:value-type="float">
            <text:p>6.6521550423</text:p>
          </table:table-cell>
          <table:table-cell table:formula="of:=POWER([.C1108]-6.75;2)" office:value-type="float" office:value="0.00957363574731471" calcext:value-type="float">
            <text:p>0.0095736357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6.44983" calcext:value-type="float">
            <text:p>6.44983</text:p>
          </table:table-cell>
          <table:table-cell office:value-type="float" office:value="6.6549889014" calcext:value-type="float">
            <text:p>6.6549889014</text:p>
          </table:table-cell>
          <table:table-cell table:formula="of:=POWER([.C1109]-6.75;2)" office:value-type="float" office:value="0.00902710885717886" calcext:value-type="float">
            <text:p>0.0090271089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6.401085" calcext:value-type="float">
            <text:p>6.401085</text:p>
          </table:table-cell>
          <table:table-cell office:value-type="float" office:value="6.6570172958" calcext:value-type="float">
            <text:p>6.6570172958</text:p>
          </table:table-cell>
          <table:table-cell table:formula="of:=POWER([.C1110]-6.75;2)" office:value-type="float" office:value="0.00864578328034465" calcext:value-type="float">
            <text:p>0.0086457833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.32177" calcext:value-type="float">
            <text:p>6.32177</text:p>
          </table:table-cell>
          <table:table-cell office:value-type="float" office:value="6.6589128592" calcext:value-type="float">
            <text:p>6.6589128592</text:p>
          </table:table-cell>
          <table:table-cell table:formula="of:=POWER([.C1111]-6.75;2)" office:value-type="float" office:value="0.00829686721911903" calcext:value-type="float">
            <text:p>0.0082968672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6.233053" calcext:value-type="float">
            <text:p>6.233053</text:p>
          </table:table-cell>
          <table:table-cell office:value-type="float" office:value="6.6613442817" calcext:value-type="float">
            <text:p>6.6613442817</text:p>
          </table:table-cell>
          <table:table-cell table:formula="of:=POWER([.C1112]-6.75;2)" office:value-type="float" office:value="0.00785983638728897" calcext:value-type="float">
            <text:p>0.0078598364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6.165204" calcext:value-type="float">
            <text:p>6.165204</text:p>
          </table:table-cell>
          <table:table-cell office:value-type="float" office:value="6.664890662" calcext:value-type="float">
            <text:p>6.664890662</text:p>
          </table:table-cell>
          <table:table-cell table:formula="of:=POWER([.C1113]-6.75;2)" office:value-type="float" office:value="0.00724359941479818" calcext:value-type="float">
            <text:p>0.0072435994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6.14526" calcext:value-type="float">
            <text:p>6.14526</text:p>
          </table:table-cell>
          <table:table-cell office:value-type="float" office:value="6.6697446761" calcext:value-type="float">
            <text:p>6.6697446761</text:p>
          </table:table-cell>
          <table:table-cell table:formula="of:=POWER([.C1114]-6.75;2)" office:value-type="float" office:value="0.00644091701429397" calcext:value-type="float">
            <text:p>0.006440917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6.17367" calcext:value-type="float">
            <text:p>6.17367</text:p>
          </table:table-cell>
          <table:table-cell office:value-type="float" office:value="6.6755221831" calcext:value-type="float">
            <text:p>6.6755221831</text:p>
          </table:table-cell>
          <table:table-cell table:formula="of:=POWER([.C1115]-6.75;2)" office:value-type="float" office:value="0.00554694521018992" calcext:value-type="float">
            <text:p>0.0055469452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6.221506" calcext:value-type="float">
            <text:p>6.221506</text:p>
          </table:table-cell>
          <table:table-cell office:value-type="float" office:value="6.6814399296" calcext:value-type="float">
            <text:p>6.6814399296</text:p>
          </table:table-cell>
          <table:table-cell table:formula="of:=POWER([.C1116]-6.75;2)" office:value-type="float" office:value="0.00470048325325299" calcext:value-type="float">
            <text:p>0.0047004833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6.257283" calcext:value-type="float">
            <text:p>6.257283</text:p>
          </table:table-cell>
          <table:table-cell office:value-type="float" office:value="6.686712662" calcext:value-type="float">
            <text:p>6.686712662</text:p>
          </table:table-cell>
          <table:table-cell table:formula="of:=POWER([.C1117]-6.75;2)" office:value-type="float" office:value="0.00400528715112628" calcext:value-type="float">
            <text:p>0.0040052872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6.274839" calcext:value-type="float">
            <text:p>6.274839</text:p>
          </table:table-cell>
          <table:table-cell office:value-type="float" office:value="6.6908051972" calcext:value-type="float">
            <text:p>6.6908051972</text:p>
          </table:table-cell>
          <table:table-cell table:formula="of:=POWER([.C1118]-6.75;2)" office:value-type="float" office:value="0.00350402467853094" calcext:value-type="float">
            <text:p>0.0035040247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6.294562" calcext:value-type="float">
            <text:p>6.294562</text:p>
          </table:table-cell>
          <table:table-cell office:value-type="float" office:value="6.6934128451" calcext:value-type="float">
            <text:p>6.6934128451</text:p>
          </table:table-cell>
          <table:table-cell table:formula="of:=POWER([.C1119]-6.75;2)" office:value-type="float" office:value="0.00320210609967658" calcext:value-type="float">
            <text:p>0.0032021061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6.340809" calcext:value-type="float">
            <text:p>6.340809</text:p>
          </table:table-cell>
          <table:table-cell office:value-type="float" office:value="6.6943499718" calcext:value-type="float">
            <text:p>6.6943499718</text:p>
          </table:table-cell>
          <table:table-cell table:formula="of:=POWER([.C1120]-6.75;2)" office:value-type="float" office:value="0.00309692563866076" calcext:value-type="float">
            <text:p>0.0030969256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.419919" calcext:value-type="float">
            <text:p>6.419919</text:p>
          </table:table-cell>
          <table:table-cell office:value-type="float" office:value="6.6935501831" calcext:value-type="float">
            <text:p>6.6935501831</text:p>
          </table:table-cell>
          <table:table-cell table:formula="of:=POWER([.C1121]-6.75;2)" office:value-type="float" office:value="0.00318658182804351" calcext:value-type="float">
            <text:p>0.0031865818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6.516695" calcext:value-type="float">
            <text:p>6.516695</text:p>
          </table:table-cell>
          <table:table-cell office:value-type="float" office:value="6.6911752394" calcext:value-type="float">
            <text:p>6.6911752394</text:p>
          </table:table-cell>
          <table:table-cell table:formula="of:=POWER([.C1122]-6.75;2)" office:value-type="float" office:value="0.00346035245964735" calcext:value-type="float">
            <text:p>0.0034603525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6.605028" calcext:value-type="float">
            <text:p>6.605028</text:p>
          </table:table-cell>
          <table:table-cell office:value-type="float" office:value="6.6876737183" calcext:value-type="float">
            <text:p>6.6876737183</text:p>
          </table:table-cell>
          <table:table-cell table:formula="of:=POWER([.C1123]-6.75;2)" office:value-type="float" office:value="0.00388456539054774" calcext:value-type="float">
            <text:p>0.0038845654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6.659671" calcext:value-type="float">
            <text:p>6.659671</text:p>
          </table:table-cell>
          <table:table-cell office:value-type="float" office:value="6.6837046338" calcext:value-type="float">
            <text:p>6.6837046338</text:p>
          </table:table-cell>
          <table:table-cell table:formula="of:=POWER([.C1124]-6.75;2)" office:value-type="float" office:value="0.00439507557959214" calcext:value-type="float">
            <text:p>0.0043950756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6.664916" calcext:value-type="float">
            <text:p>6.664916</text:p>
          </table:table-cell>
          <table:table-cell office:value-type="float" office:value="6.679986338" calcext:value-type="float">
            <text:p>6.679986338</text:p>
          </table:table-cell>
          <table:table-cell table:formula="of:=POWER([.C1125]-6.75;2)" office:value-type="float" office:value="0.00490191286665025" calcext:value-type="float">
            <text:p>0.0049019129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.621462" calcext:value-type="float">
            <text:p>6.621462</text:p>
          </table:table-cell>
          <table:table-cell office:value-type="float" office:value="6.6771317042" calcext:value-type="float">
            <text:p>6.6771317042</text:p>
          </table:table-cell>
          <table:table-cell table:formula="of:=POWER([.C1126]-6.75;2)" office:value-type="float" office:value="0.00530978853279633" calcext:value-type="float">
            <text:p>0.0053097885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6.548629" calcext:value-type="float">
            <text:p>6.548629</text:p>
          </table:table-cell>
          <table:table-cell office:value-type="float" office:value="6.675452831" calcext:value-type="float">
            <text:p>6.675452831</text:p>
          </table:table-cell>
          <table:table-cell table:formula="of:=POWER([.C1127]-6.75;2)" office:value-type="float" office:value="0.00555728040591452" calcext:value-type="float">
            <text:p>0.0055572804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6.4771" calcext:value-type="float">
            <text:p>6.4771</text:p>
          </table:table-cell>
          <table:table-cell office:value-type="float" office:value="6.6747490141" calcext:value-type="float">
            <text:p>6.6747490141</text:p>
          </table:table-cell>
          <table:table-cell table:formula="of:=POWER([.C1128]-6.75;2)" office:value-type="float" office:value="0.00566271087892205" calcext:value-type="float">
            <text:p>0.0056627109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6.434229" calcext:value-type="float">
            <text:p>6.434229</text:p>
          </table:table-cell>
          <table:table-cell office:value-type="float" office:value="6.6742269296" calcext:value-type="float">
            <text:p>6.6742269296</text:p>
          </table:table-cell>
          <table:table-cell table:formula="of:=POWER([.C1129]-6.75;2)" office:value-type="float" office:value="0.00574155819784341" calcext:value-type="float">
            <text:p>0.0057415582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6.432097" calcext:value-type="float">
            <text:p>6.432097</text:p>
          </table:table-cell>
          <table:table-cell office:value-type="float" office:value="6.6727489155" calcext:value-type="float">
            <text:p>6.6727489155</text:p>
          </table:table-cell>
          <table:table-cell table:formula="of:=POWER([.C1130]-6.75;2)" office:value-type="float" office:value="0.00596773005642619" calcext:value-type="float">
            <text:p>0.0059677301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.466376" calcext:value-type="float">
            <text:p>6.466376</text:p>
          </table:table-cell>
          <table:table-cell office:value-type="float" office:value="6.6694135493" calcext:value-type="float">
            <text:p>6.6694135493</text:p>
          </table:table-cell>
          <table:table-cell table:formula="of:=POWER([.C1131]-6.75;2)" office:value-type="float" office:value="0.00649417603642357" calcext:value-type="float">
            <text:p>0.006494176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6.523468" calcext:value-type="float">
            <text:p>6.523468</text:p>
          </table:table-cell>
          <table:table-cell office:value-type="float" office:value="6.6641447324" calcext:value-type="float">
            <text:p>6.6641447324</text:p>
          </table:table-cell>
          <table:table-cell table:formula="of:=POWER([.C1132]-6.75;2)" office:value-type="float" office:value="0.00737112697466753" calcext:value-type="float">
            <text:p>0.007371127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6.588268" calcext:value-type="float">
            <text:p>6.588268</text:p>
          </table:table-cell>
          <table:table-cell office:value-type="float" office:value="6.6578013239" calcext:value-type="float">
            <text:p>6.6578013239</text:p>
          </table:table-cell>
          <table:table-cell table:formula="of:=POWER([.C1133]-6.75;2)" office:value-type="float" office:value="0.00850059587459267" calcext:value-type="float">
            <text:p>0.0085005959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6.64925" calcext:value-type="float">
            <text:p>6.64925</text:p>
          </table:table-cell>
          <table:table-cell office:value-type="float" office:value="6.6516020563" calcext:value-type="float">
            <text:p>6.6516020563</text:p>
          </table:table-cell>
          <table:table-cell table:formula="of:=POWER([.C1134]-6.75;2)" office:value-type="float" office:value="0.00968215532438841" calcext:value-type="float">
            <text:p>0.0096821553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6.701335" calcext:value-type="float">
            <text:p>6.701335</text:p>
          </table:table-cell>
          <table:table-cell office:value-type="float" office:value="6.6462817746" calcext:value-type="float">
            <text:p>6.6462817746</text:p>
          </table:table-cell>
          <table:table-cell table:formula="of:=POWER([.C1135]-6.75;2)" office:value-type="float" office:value="0.0107574702801252" calcext:value-type="float">
            <text:p>0.0107574703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6.745429" calcext:value-type="float">
            <text:p>6.745429</text:p>
          </table:table-cell>
          <table:table-cell office:value-type="float" office:value="6.6416492817" calcext:value-type="float">
            <text:p>6.6416492817</text:p>
          </table:table-cell>
          <table:table-cell table:formula="of:=POWER([.C1136]-6.75;2)" office:value-type="float" office:value="0.0117398781561259" calcext:value-type="float">
            <text:p>0.0117398782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6.783176" calcext:value-type="float">
            <text:p>6.783176</text:p>
          </table:table-cell>
          <table:table-cell office:value-type="float" office:value="6.6367795915" calcext:value-type="float">
            <text:p>6.6367795915</text:p>
          </table:table-cell>
          <table:table-cell table:formula="of:=POWER([.C1137]-6.75;2)" office:value-type="float" office:value="0.0128188609009069" calcext:value-type="float">
            <text:p>0.0128188609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6.810503" calcext:value-type="float">
            <text:p>6.810503</text:p>
          </table:table-cell>
          <table:table-cell office:value-type="float" office:value="6.6305777183" calcext:value-type="float">
            <text:p>6.6305777183</text:p>
          </table:table-cell>
          <table:table-cell table:formula="of:=POWER([.C1138]-6.75;2)" office:value-type="float" office:value="0.0142616813664342" calcext:value-type="float">
            <text:p>0.0142616814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6.817444" calcext:value-type="float">
            <text:p>6.817444</text:p>
          </table:table-cell>
          <table:table-cell office:value-type="float" office:value="6.6223399718" calcext:value-type="float">
            <text:p>6.6223399718</text:p>
          </table:table-cell>
          <table:table-cell table:formula="of:=POWER([.C1139]-6.75;2)" office:value-type="float" office:value="0.0162970828000249" calcext:value-type="float">
            <text:p>0.0162970828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6.79668" calcext:value-type="float">
            <text:p>6.79668</text:p>
          </table:table-cell>
          <table:table-cell office:value-type="float" office:value="6.6120913803" calcext:value-type="float">
            <text:p>6.6120913803</text:p>
          </table:table-cell>
          <table:table-cell table:formula="of:=POWER([.C1140]-6.75;2)" office:value-type="float" office:value="0.0190187873875593" calcext:value-type="float">
            <text:p>0.0190187874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.753548" calcext:value-type="float">
            <text:p>6.753548</text:p>
          </table:table-cell>
          <table:table-cell office:value-type="float" office:value="6.6007000704" calcext:value-type="float">
            <text:p>6.6007000704</text:p>
          </table:table-cell>
          <table:table-cell table:formula="of:=POWER([.C1141]-6.75;2)" office:value-type="float" office:value="0.0222904689785649" calcext:value-type="float">
            <text:p>0.022290469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6.707275" calcext:value-type="float">
            <text:p>6.707275</text:p>
          </table:table-cell>
          <table:table-cell office:value-type="float" office:value="6.5898662254" calcext:value-type="float">
            <text:p>6.5898662254</text:p>
          </table:table-cell>
          <table:table-cell table:formula="of:=POWER([.C1142]-6.75;2)" office:value-type="float" office:value="0.0256428257676437" calcext:value-type="float">
            <text:p>0.0256428258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6.680652" calcext:value-type="float">
            <text:p>6.680652</text:p>
          </table:table-cell>
          <table:table-cell office:value-type="float" office:value="6.5819592676" calcext:value-type="float">
            <text:p>6.5819592676</text:p>
          </table:table-cell>
          <table:table-cell table:formula="of:=POWER([.C1143]-6.75;2)" office:value-type="float" office:value="0.0282376877455283" calcext:value-type="float">
            <text:p>0.0282376877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6.68604" calcext:value-type="float">
            <text:p>6.68604</text:p>
          </table:table-cell>
          <table:table-cell office:value-type="float" office:value="6.5798216479" calcext:value-type="float">
            <text:p>6.5798216479</text:p>
          </table:table-cell>
          <table:table-cell table:formula="of:=POWER([.C1144]-6.75;2)" office:value-type="float" office:value="0.0289606715234715" calcext:value-type="float">
            <text:p>0.0289606715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6.719263" calcext:value-type="float">
            <text:p>6.719263</text:p>
          </table:table-cell>
          <table:table-cell office:value-type="float" office:value="6.5967761972" calcext:value-type="float">
            <text:p>6.5967761972</text:p>
          </table:table-cell>
          <table:table-cell table:formula="of:=POWER([.C1145]-6.75;2)" office:value-type="float" office:value="0.0234775337444934" calcext:value-type="float">
            <text:p>0.0234775337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6.765321" calcext:value-type="float">
            <text:p>6.765321</text:p>
          </table:table-cell>
          <table:table-cell office:value-type="float" office:value="6.5966278028" calcext:value-type="float">
            <text:p>6.5966278028</text:p>
          </table:table-cell>
          <table:table-cell table:formula="of:=POWER([.C1146]-6.75;2)" office:value-type="float" office:value="0.0235230308739555" calcext:value-type="float">
            <text:p>0.0235230309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6.809319" calcext:value-type="float">
            <text:p>6.809319</text:p>
          </table:table-cell>
          <table:table-cell office:value-type="float" office:value="6.6015108592" calcext:value-type="float">
            <text:p>6.6015108592</text:p>
          </table:table-cell>
          <table:table-cell table:formula="of:=POWER([.C1147]-6.75;2)" office:value-type="float" office:value="0.0220490249355221" calcext:value-type="float">
            <text:p>0.0220490249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6.843736" calcext:value-type="float">
            <text:p>6.843736</text:p>
          </table:table-cell>
          <table:table-cell office:value-type="float" office:value="6.6062933944" calcext:value-type="float">
            <text:p>6.6062933944</text:p>
          </table:table-cell>
          <table:table-cell table:formula="of:=POWER([.C1148]-6.75;2)" office:value-type="float" office:value="0.020651588493074" calcext:value-type="float">
            <text:p>0.0206515885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6.868641" calcext:value-type="float">
            <text:p>6.868641</text:p>
          </table:table-cell>
          <table:table-cell office:value-type="float" office:value="6.6075800704" calcext:value-type="float">
            <text:p>6.6075800704</text:p>
          </table:table-cell>
          <table:table-cell table:formula="of:=POWER([.C1149]-6.75;2)" office:value-type="float" office:value="0.0202834363472689" calcext:value-type="float">
            <text:p>0.0202834363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6.887123" calcext:value-type="float">
            <text:p>6.887123</text:p>
          </table:table-cell>
          <table:table-cell office:value-type="float" office:value="6.6033772535" calcext:value-type="float">
            <text:p>6.6033772535</text:p>
          </table:table-cell>
          <table:table-cell table:formula="of:=POWER([.C1150]-6.75;2)" office:value-type="float" office:value="0.0214982297912033" calcext:value-type="float">
            <text:p>0.0214982298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.900471" calcext:value-type="float">
            <text:p>6.900471</text:p>
          </table:table-cell>
          <table:table-cell office:value-type="float" office:value="6.5934313803" calcext:value-type="float">
            <text:p>6.5934313803</text:p>
          </table:table-cell>
          <table:table-cell table:formula="of:=POWER([.C1151]-6.75;2)" office:value-type="float" office:value="0.0245137326747632" calcext:value-type="float">
            <text:p>0.0245137327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6.90692" calcext:value-type="float">
            <text:p>6.90692</text:p>
          </table:table-cell>
          <table:table-cell office:value-type="float" office:value="6.5789794507" calcext:value-type="float">
            <text:p>6.5789794507</text:p>
          </table:table-cell>
          <table:table-cell table:formula="of:=POWER([.C1152]-6.75;2)" office:value-type="float" office:value="0.0292480282828736" calcext:value-type="float">
            <text:p>0.0292480283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6.904437" calcext:value-type="float">
            <text:p>6.904437</text:p>
          </table:table-cell>
          <table:table-cell office:value-type="float" office:value="6.5620422676" calcext:value-type="float">
            <text:p>6.5620422676</text:p>
          </table:table-cell>
          <table:table-cell table:formula="of:=POWER([.C1153]-6.75;2)" office:value-type="float" office:value="0.0353281091689501" calcext:value-type="float">
            <text:p>0.0353281092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6.893983" calcext:value-type="float">
            <text:p>6.893983</text:p>
          </table:table-cell>
          <table:table-cell office:value-type="float" office:value="6.5448427042" calcext:value-type="float">
            <text:p>6.5448427042</text:p>
          </table:table-cell>
          <table:table-cell table:formula="of:=POWER([.C1154]-6.75;2)" office:value-type="float" office:value="0.0420895160199688" calcext:value-type="float">
            <text:p>0.042089516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6.878859" calcext:value-type="float">
            <text:p>6.878859</text:p>
          </table:table-cell>
          <table:table-cell office:value-type="float" office:value="6.5295462535" calcext:value-type="float">
            <text:p>6.5295462535</text:p>
          </table:table-cell>
          <table:table-cell table:formula="of:=POWER([.C1155]-6.75;2)" office:value-type="float" office:value="0.0485998543458861" calcext:value-type="float">
            <text:p>0.0485998543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6.860514" calcext:value-type="float">
            <text:p>6.860514</text:p>
          </table:table-cell>
          <table:table-cell office:value-type="float" office:value="6.517898662" calcext:value-type="float">
            <text:p>6.517898662</text:p>
          </table:table-cell>
          <table:table-cell table:formula="of:=POWER([.C1156]-6.75;2)" office:value-type="float" office:value="0.0538710311013901" calcext:value-type="float">
            <text:p>0.0538710311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6.836672" calcext:value-type="float">
            <text:p>6.836672</text:p>
          </table:table-cell>
          <table:table-cell office:value-type="float" office:value="6.5105793944" calcext:value-type="float">
            <text:p>6.5105793944</text:p>
          </table:table-cell>
          <table:table-cell table:formula="of:=POWER([.C1157]-6.75;2)" office:value-type="float" office:value="0.0573222263858709" calcext:value-type="float">
            <text:p>0.0573222264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6.805833" calcext:value-type="float">
            <text:p>6.805833</text:p>
          </table:table-cell>
          <table:table-cell office:value-type="float" office:value="6.5067751127" calcext:value-type="float">
            <text:p>6.5067751127</text:p>
          </table:table-cell>
          <table:table-cell table:formula="of:=POWER([.C1158]-6.75;2)" office:value-type="float" office:value="0.0591583458020978" calcext:value-type="float">
            <text:p>0.0591583458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6.773494" calcext:value-type="float">
            <text:p>6.773494</text:p>
          </table:table-cell>
          <table:table-cell office:value-type="float" office:value="6.5044621549" calcext:value-type="float">
            <text:p>6.5044621549</text:p>
          </table:table-cell>
          <table:table-cell table:formula="of:=POWER([.C1159]-6.75;2)" office:value-type="float" office:value="0.0602888333763517" calcext:value-type="float">
            <text:p>0.0602888334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6.751448" calcext:value-type="float">
            <text:p>6.751448</text:p>
          </table:table-cell>
          <table:table-cell office:value-type="float" office:value="6.501334507" calcext:value-type="float">
            <text:p>6.501334507</text:p>
          </table:table-cell>
          <table:table-cell table:formula="of:=POWER([.C1160]-6.75;2)" office:value-type="float" office:value="0.061834527408933" calcext:value-type="float">
            <text:p>0.0618345274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.749459" calcext:value-type="float">
            <text:p>6.749459</text:p>
          </table:table-cell>
          <table:table-cell office:value-type="float" office:value="6.4959238592" calcext:value-type="float">
            <text:p>6.4959238592</text:p>
          </table:table-cell>
          <table:table-cell table:formula="of:=POWER([.C1161]-6.75;2)" office:value-type="float" office:value="0.0645546853238212" calcext:value-type="float">
            <text:p>0.0645546853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6.768784" calcext:value-type="float">
            <text:p>6.768784</text:p>
          </table:table-cell>
          <table:table-cell office:value-type="float" office:value="6.4882830845" calcext:value-type="float">
            <text:p>6.4882830845</text:p>
          </table:table-cell>
          <table:table-cell table:formula="of:=POWER([.C1162]-6.75;2)" office:value-type="float" office:value="0.0684957438588342" calcext:value-type="float">
            <text:p>0.0684957439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6.804197" calcext:value-type="float">
            <text:p>6.804197</text:p>
          </table:table-cell>
          <table:table-cell office:value-type="float" office:value="6.4796820282" calcext:value-type="float">
            <text:p>6.4796820282</text:p>
          </table:table-cell>
          <table:table-cell table:formula="of:=POWER([.C1163]-6.75;2)" office:value-type="float" office:value="0.0730718058780656" calcext:value-type="float">
            <text:p>0.0730718059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6.848605" calcext:value-type="float">
            <text:p>6.848605</text:p>
          </table:table-cell>
          <table:table-cell office:value-type="float" office:value="6.4714720986" calcext:value-type="float">
            <text:p>6.4714720986</text:p>
          </table:table-cell>
          <table:table-cell table:formula="of:=POWER([.C1164]-6.75;2)" office:value-type="float" office:value="0.0775777918582883" calcext:value-type="float">
            <text:p>0.0775777919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6.891855" calcext:value-type="float">
            <text:p>6.891855</text:p>
          </table:table-cell>
          <table:table-cell office:value-type="float" office:value="6.4641321127" calcext:value-type="float">
            <text:p>6.4641321127</text:p>
          </table:table-cell>
          <table:table-cell table:formula="of:=POWER([.C1165]-6.75;2)" office:value-type="float" office:value="0.0817204489893656" calcext:value-type="float">
            <text:p>0.081720449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.917381" calcext:value-type="float">
            <text:p>6.917381</text:p>
          </table:table-cell>
          <table:table-cell office:value-type="float" office:value="6.4572622817" calcext:value-type="float">
            <text:p>6.4572622817</text:p>
          </table:table-cell>
          <table:table-cell table:formula="of:=POWER([.C1166]-6.75;2)" office:value-type="float" office:value="0.08569537171549" calcext:value-type="float">
            <text:p>0.0856953717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6.907451" calcext:value-type="float">
            <text:p>6.907451</text:p>
          </table:table-cell>
          <table:table-cell office:value-type="float" office:value="6.4502996338" calcext:value-type="float">
            <text:p>6.4502996338</text:p>
          </table:table-cell>
          <table:table-cell table:formula="of:=POWER([.C1167]-6.75;2)" office:value-type="float" office:value="0.089820309500414" calcext:value-type="float">
            <text:p>0.0898203095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6.857574" calcext:value-type="float">
            <text:p>6.857574</text:p>
          </table:table-cell>
          <table:table-cell office:value-type="float" office:value="6.4432227465" calcext:value-type="float">
            <text:p>6.4432227465</text:p>
          </table:table-cell>
          <table:table-cell table:formula="of:=POWER([.C1168]-6.75;2)" office:value-type="float" office:value="0.0941122832650032" calcext:value-type="float">
            <text:p>0.0941122833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6.786347" calcext:value-type="float">
            <text:p>6.786347</text:p>
          </table:table-cell>
          <table:table-cell office:value-type="float" office:value="6.4366779437" calcext:value-type="float">
            <text:p>6.4366779437</text:p>
          </table:table-cell>
          <table:table-cell table:formula="of:=POWER([.C1169]-6.75;2)" office:value-type="float" office:value="0.0981707109640601" calcext:value-type="float">
            <text:p>0.098170711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6.72718" calcext:value-type="float">
            <text:p>6.72718</text:p>
          </table:table-cell>
          <table:table-cell office:value-type="float" office:value="6.4314705915" calcext:value-type="float">
            <text:p>6.4314705915</text:p>
          </table:table-cell>
          <table:table-cell table:formula="of:=POWER([.C1170]-6.75;2)" office:value-type="float" office:value="0.10146098407936" calcext:value-type="float">
            <text:p>0.1014609841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.704823" calcext:value-type="float">
            <text:p>6.704823</text:p>
          </table:table-cell>
          <table:table-cell office:value-type="float" office:value="6.4278974789" calcext:value-type="float">
            <text:p>6.4278974789</text:p>
          </table:table-cell>
          <table:table-cell table:formula="of:=POWER([.C1171]-6.75;2)" office:value-type="float" office:value="0.103750034098976" calcext:value-type="float">
            <text:p>0.1037500341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6.717347" calcext:value-type="float">
            <text:p>6.717347</text:p>
          </table:table-cell>
          <table:table-cell office:value-type="float" office:value="6.4255177887" calcext:value-type="float">
            <text:p>6.4255177887</text:p>
          </table:table-cell>
          <table:table-cell table:formula="of:=POWER([.C1172]-6.75;2)" office:value-type="float" office:value="0.105288705450138" calcext:value-type="float">
            <text:p>0.1052887055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6.741552" calcext:value-type="float">
            <text:p>6.741552</text:p>
          </table:table-cell>
          <table:table-cell office:value-type="float" office:value="6.4234998169" calcext:value-type="float">
            <text:p>6.4234998169</text:p>
          </table:table-cell>
          <table:table-cell table:formula="of:=POWER([.C1173]-6.75;2)" office:value-type="float" office:value="0.106602369564334" calcext:value-type="float">
            <text:p>0.1066023696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6.755002" calcext:value-type="float">
            <text:p>6.755002</text:p>
          </table:table-cell>
          <table:table-cell office:value-type="float" office:value="6.4211443521" calcext:value-type="float">
            <text:p>6.4211443521</text:p>
          </table:table-cell>
          <table:table-cell table:formula="of:=POWER([.C1174]-6.75;2)" office:value-type="float" office:value="0.108146037155729" calcext:value-type="float">
            <text:p>0.1081460372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6.751592" calcext:value-type="float">
            <text:p>6.751592</text:p>
          </table:table-cell>
          <table:table-cell office:value-type="float" office:value="6.4181652817" calcext:value-type="float">
            <text:p>6.4181652817</text:p>
          </table:table-cell>
          <table:table-cell table:formula="of:=POWER([.C1175]-6.75;2)" office:value-type="float" office:value="0.11011428026924" calcext:value-type="float">
            <text:p>0.1101142803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6.738051" calcext:value-type="float">
            <text:p>6.738051</text:p>
          </table:table-cell>
          <table:table-cell office:value-type="float" office:value="6.4146681127" calcext:value-type="float">
            <text:p>6.4146681127</text:p>
          </table:table-cell>
          <table:table-cell table:formula="of:=POWER([.C1176]-6.75;2)" office:value-type="float" office:value="0.11244747464018" calcext:value-type="float">
            <text:p>0.1124474746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6.719703" calcext:value-type="float">
            <text:p>6.719703</text:p>
          </table:table-cell>
          <table:table-cell office:value-type="float" office:value="6.4110059155" calcext:value-type="float">
            <text:p>6.4110059155</text:p>
          </table:table-cell>
          <table:table-cell table:formula="of:=POWER([.C1177]-6.75;2)" office:value-type="float" office:value="0.114916989325993" calcext:value-type="float">
            <text:p>0.1149169893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6.692769" calcext:value-type="float">
            <text:p>6.692769</text:p>
          </table:table-cell>
          <table:table-cell office:value-type="float" office:value="6.4076480423" calcext:value-type="float">
            <text:p>6.4076480423</text:p>
          </table:table-cell>
          <table:table-cell table:formula="of:=POWER([.C1178]-6.75;2)" office:value-type="float" office:value="0.117204862941023" calcext:value-type="float">
            <text:p>0.1172048629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6.650445" calcext:value-type="float">
            <text:p>6.650445</text:p>
          </table:table-cell>
          <table:table-cell office:value-type="float" office:value="6.4050694648" calcext:value-type="float">
            <text:p>6.4050694648</text:p>
          </table:table-cell>
          <table:table-cell table:formula="of:=POWER([.C1179]-6.75;2)" office:value-type="float" office:value="0.118977074113358" calcext:value-type="float">
            <text:p>0.1189770741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6.593846" calcext:value-type="float">
            <text:p>6.593846</text:p>
          </table:table-cell>
          <table:table-cell office:value-type="float" office:value="6.4036410141" calcext:value-type="float">
            <text:p>6.4036410141</text:p>
          </table:table-cell>
          <table:table-cell table:formula="of:=POWER([.C1180]-6.75;2)" office:value-type="float" office:value="0.119964547113677" calcext:value-type="float">
            <text:p>0.1199645471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.53567" calcext:value-type="float">
            <text:p>6.53567</text:p>
          </table:table-cell>
          <table:table-cell office:value-type="float" office:value="6.4035453803" calcext:value-type="float">
            <text:p>6.4035453803</text:p>
          </table:table-cell>
          <table:table-cell table:formula="of:=POWER([.C1181]-6.75;2)" office:value-type="float" office:value="0.120030803511472" calcext:value-type="float">
            <text:p>0.1200308035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6.494401" calcext:value-type="float">
            <text:p>6.494401</text:p>
          </table:table-cell>
          <table:table-cell office:value-type="float" office:value="6.4047428873" calcext:value-type="float">
            <text:p>6.4047428873</text:p>
          </table:table-cell>
          <table:table-cell table:formula="of:=POWER([.C1182]-6.75;2)" office:value-type="float" office:value="0.11920247386994" calcext:value-type="float">
            <text:p>0.1192024739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6.484846" calcext:value-type="float">
            <text:p>6.484846</text:p>
          </table:table-cell>
          <table:table-cell office:value-type="float" office:value="6.4069683662" calcext:value-type="float">
            <text:p>6.4069683662</text:p>
          </table:table-cell>
          <table:table-cell table:formula="of:=POWER([.C1183]-6.75;2)" office:value-type="float" office:value="0.117670701787497" calcext:value-type="float">
            <text:p>0.1176707018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6.509839" calcext:value-type="float">
            <text:p>6.509839</text:p>
          </table:table-cell>
          <table:table-cell office:value-type="float" office:value="6.4097520704" calcext:value-type="float">
            <text:p>6.4097520704</text:p>
          </table:table-cell>
          <table:table-cell table:formula="of:=POWER([.C1184]-6.75;2)" office:value-type="float" office:value="0.115768653597087" calcext:value-type="float">
            <text:p>0.1157686536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6.555463" calcext:value-type="float">
            <text:p>6.555463</text:p>
          </table:table-cell>
          <table:table-cell office:value-type="float" office:value="6.412523338" calcext:value-type="float">
            <text:p>6.412523338</text:p>
          </table:table-cell>
          <table:table-cell table:formula="of:=POWER([.C1185]-6.75;2)" office:value-type="float" office:value="0.113890497394662" calcext:value-type="float">
            <text:p>0.1138904974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6.59383" calcext:value-type="float">
            <text:p>6.59383</text:p>
          </table:table-cell>
          <table:table-cell office:value-type="float" office:value="6.4148409155" calcext:value-type="float">
            <text:p>6.4148409155</text:p>
          </table:table-cell>
          <table:table-cell table:formula="of:=POWER([.C1186]-6.75;2)" office:value-type="float" office:value="0.112331611922878" calcext:value-type="float">
            <text:p>0.1123316119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6.59587" calcext:value-type="float">
            <text:p>6.59587</text:p>
          </table:table-cell>
          <table:table-cell office:value-type="float" office:value="6.4166495634" calcext:value-type="float">
            <text:p>6.4166495634</text:p>
          </table:table-cell>
          <table:table-cell table:formula="of:=POWER([.C1187]-6.75;2)" office:value-type="float" office:value="0.111122513581411" calcext:value-type="float">
            <text:p>0.1111225136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6.547853" calcext:value-type="float">
            <text:p>6.547853</text:p>
          </table:table-cell>
          <table:table-cell office:value-type="float" office:value="6.4183676479" calcext:value-type="float">
            <text:p>6.4183676479</text:p>
          </table:table-cell>
          <table:table-cell table:formula="of:=POWER([.C1188]-6.75;2)" office:value-type="float" office:value="0.109980016959378" calcext:value-type="float">
            <text:p>0.109980017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6.459982" calcext:value-type="float">
            <text:p>6.459982</text:p>
          </table:table-cell>
          <table:table-cell office:value-type="float" office:value="6.4207201268" calcext:value-type="float">
            <text:p>6.4207201268</text:p>
          </table:table-cell>
          <table:table-cell table:formula="of:=POWER([.C1189]-6.75;2)" office:value-type="float" office:value="0.108425234894608" calcext:value-type="float">
            <text:p>0.1084252349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6.361098" calcext:value-type="float">
            <text:p>6.361098</text:p>
          </table:table-cell>
          <table:table-cell office:value-type="float" office:value="6.4244240282" calcext:value-type="float">
            <text:p>6.4244240282</text:p>
          </table:table-cell>
          <table:table-cell table:formula="of:=POWER([.C1190]-6.75;2)" office:value-type="float" office:value="0.105999713413515" calcext:value-type="float">
            <text:p>0.1059997134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.284024" calcext:value-type="float">
            <text:p>6.284024</text:p>
          </table:table-cell>
          <table:table-cell office:value-type="float" office:value="6.4298993099" calcext:value-type="float">
            <text:p>6.4298993099</text:p>
          </table:table-cell>
          <table:table-cell table:formula="of:=POWER([.C1191]-6.75;2)" office:value-type="float" office:value="0.102464451802496" calcext:value-type="float">
            <text:p>0.1024644518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6.251298" calcext:value-type="float">
            <text:p>6.251298</text:p>
          </table:table-cell>
          <table:table-cell office:value-type="float" office:value="6.4371090986" calcext:value-type="float">
            <text:p>6.4371090986</text:p>
          </table:table-cell>
          <table:table-cell table:formula="of:=POWER([.C1192]-6.75;2)" office:value-type="float" office:value="0.0979007161789047" calcext:value-type="float">
            <text:p>0.0979007162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6.268087" calcext:value-type="float">
            <text:p>6.268087</text:p>
          </table:table-cell>
          <table:table-cell office:value-type="float" office:value="6.4455615775" calcext:value-type="float">
            <text:p>6.4455615775</text:p>
          </table:table-cell>
          <table:table-cell table:formula="of:=POWER([.C1193]-6.75;2)" office:value-type="float" office:value="0.0926827530942883" calcext:value-type="float">
            <text:p>0.0926827531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6.323223" calcext:value-type="float">
            <text:p>6.323223</text:p>
          </table:table-cell>
          <table:table-cell office:value-type="float" office:value="6.4544735211" calcext:value-type="float">
            <text:p>6.4544735211</text:p>
          </table:table-cell>
          <table:table-cell table:formula="of:=POWER([.C1194]-6.75;2)" office:value-type="float" office:value="0.0873358997310323" calcext:value-type="float">
            <text:p>0.0873358997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6.395672" calcext:value-type="float">
            <text:p>6.395672</text:p>
          </table:table-cell>
          <table:table-cell office:value-type="float" office:value="6.4630384648" calcext:value-type="float">
            <text:p>6.4630384648</text:p>
          </table:table-cell>
          <table:table-cell table:formula="of:=POWER([.C1195]-6.75;2)" office:value-type="float" office:value="0.0823469226843407" calcext:value-type="float">
            <text:p>0.0823469227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6.462237" calcext:value-type="float">
            <text:p>6.462237</text:p>
          </table:table-cell>
          <table:table-cell office:value-type="float" office:value="6.4706743944" calcext:value-type="float">
            <text:p>6.4706743944</text:p>
          </table:table-cell>
          <table:table-cell table:formula="of:=POWER([.C1196]-6.75;2)" office:value-type="float" office:value="0.078022793943807" calcext:value-type="float">
            <text:p>0.0780227939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6.502262" calcext:value-type="float">
            <text:p>6.502262</text:p>
          </table:table-cell>
          <table:table-cell office:value-type="float" office:value="6.4771477183" calcext:value-type="float">
            <text:p>6.4771477183</text:p>
          </table:table-cell>
          <table:table-cell table:formula="of:=POWER([.C1197]-6.75;2)" office:value-type="float" office:value="0.074448367628896" calcext:value-type="float">
            <text:p>0.0744483676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6.498658" calcext:value-type="float">
            <text:p>6.498658</text:p>
          </table:table-cell>
          <table:table-cell office:value-type="float" office:value="6.482587493" calcext:value-type="float">
            <text:p>6.482587493</text:p>
          </table:table-cell>
          <table:table-cell table:formula="of:=POWER([.C1198]-6.75;2)" office:value-type="float" office:value="0.0715094489000248" calcext:value-type="float">
            <text:p>0.0715094489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6.440032" calcext:value-type="float">
            <text:p>6.440032</text:p>
          </table:table-cell>
          <table:table-cell office:value-type="float" office:value="6.4874706197" calcext:value-type="float">
            <text:p>6.4874706197</text:p>
          </table:table-cell>
          <table:table-cell table:formula="of:=POWER([.C1199]-6.75;2)" office:value-type="float" office:value="0.0689216755207021" calcext:value-type="float">
            <text:p>0.0689216755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6.32929" calcext:value-type="float">
            <text:p>6.32929</text:p>
          </table:table-cell>
          <table:table-cell office:value-type="float" office:value="6.4925808169" calcext:value-type="float">
            <text:p>6.4925808169</text:p>
          </table:table-cell>
          <table:table-cell table:formula="of:=POWER([.C1200]-6.75;2)" office:value-type="float" office:value="0.0662646358278712" calcext:value-type="float">
            <text:p>0.0662646358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.195286" calcext:value-type="float">
            <text:p>6.195286</text:p>
          </table:table-cell>
          <table:table-cell office:value-type="float" office:value="6.4988265493" calcext:value-type="float">
            <text:p>6.4988265493</text:p>
          </table:table-cell>
          <table:table-cell table:formula="of:=POWER([.C1201]-6.75;2)" office:value-type="float" office:value="0.0630881023365451" calcext:value-type="float">
            <text:p>0.0630881023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6.09229" calcext:value-type="float">
            <text:p>6.09229</text:p>
          </table:table-cell>
          <table:table-cell office:value-type="float" office:value="6.5068415352" calcext:value-type="float">
            <text:p>6.5068415352</text:p>
          </table:table-cell>
          <table:table-cell table:formula="of:=POWER([.C1202]-6.75;2)" office:value-type="float" office:value="0.0591260390038931" calcext:value-type="float">
            <text:p>0.059126039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6.073086" calcext:value-type="float">
            <text:p>6.073086</text:p>
          </table:table-cell>
          <table:table-cell office:value-type="float" office:value="6.5165329577" calcext:value-type="float">
            <text:p>6.5165329577</text:p>
          </table:table-cell>
          <table:table-cell table:formula="of:=POWER([.C1203]-6.75;2)" office:value-type="float" office:value="0.05450685984031" calcext:value-type="float">
            <text:p>0.0545068598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6.14812" calcext:value-type="float">
            <text:p>6.14812</text:p>
          </table:table-cell>
          <table:table-cell office:value-type="float" office:value="6.5269775634" calcext:value-type="float">
            <text:p>6.5269775634</text:p>
          </table:table-cell>
          <table:table-cell table:formula="of:=POWER([.C1204]-6.75;2)" office:value-type="float" office:value="0.049739007227001" calcext:value-type="float">
            <text:p>0.0497390072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6.27151" calcext:value-type="float">
            <text:p>6.27151</text:p>
          </table:table-cell>
          <table:table-cell office:value-type="float" office:value="6.5369132817" calcext:value-type="float">
            <text:p>6.5369132817</text:p>
          </table:table-cell>
          <table:table-cell table:formula="of:=POWER([.C1205]-6.75;2)" office:value-type="float" office:value="0.0454059495158634" calcext:value-type="float">
            <text:p>0.0454059495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6.372428" calcext:value-type="float">
            <text:p>6.372428</text:p>
          </table:table-cell>
          <table:table-cell office:value-type="float" office:value="6.5454990704" calcext:value-type="float">
            <text:p>6.5454990704</text:p>
          </table:table-cell>
          <table:table-cell table:formula="of:=POWER([.C1206]-6.75;2)" office:value-type="float" office:value="0.0418206302072642" calcext:value-type="float">
            <text:p>0.0418206302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6.399681" calcext:value-type="float">
            <text:p>6.399681</text:p>
          </table:table-cell>
          <table:table-cell office:value-type="float" office:value="6.5527244789" calcext:value-type="float">
            <text:p>6.5527244789</text:p>
          </table:table-cell>
          <table:table-cell table:formula="of:=POWER([.C1207]-6.75;2)" office:value-type="float" office:value="0.0389176312252765" calcext:value-type="float">
            <text:p>0.0389176312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6.342843" calcext:value-type="float">
            <text:p>6.342843</text:p>
          </table:table-cell>
          <table:table-cell office:value-type="float" office:value="6.5592596056" calcext:value-type="float">
            <text:p>6.5592596056</text:p>
          </table:table-cell>
          <table:table-cell table:formula="of:=POWER([.C1208]-6.75;2)" office:value-type="float" office:value="0.0363818980558674" calcext:value-type="float">
            <text:p>0.0363818981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6.225623" calcext:value-type="float">
            <text:p>6.225623</text:p>
          </table:table-cell>
          <table:table-cell office:value-type="float" office:value="6.566026338" calcext:value-type="float">
            <text:p>6.566026338</text:p>
          </table:table-cell>
          <table:table-cell table:formula="of:=POWER([.C1209]-6.75;2)" office:value-type="float" office:value="0.0338463083096901" calcext:value-type="float">
            <text:p>0.0338463083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6.089794" calcext:value-type="float">
            <text:p>6.089794</text:p>
          </table:table-cell>
          <table:table-cell office:value-type="float" office:value="6.5738306761" calcext:value-type="float">
            <text:p>6.5738306761</text:p>
          </table:table-cell>
          <table:table-cell table:formula="of:=POWER([.C1210]-6.75;2)" office:value-type="float" office:value="0.0310356306833831" calcext:value-type="float">
            <text:p>0.0310356307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5.987897" calcext:value-type="float">
            <text:p>5.987897</text:p>
          </table:table-cell>
          <table:table-cell office:value-type="float" office:value="6.5831436901" calcext:value-type="float">
            <text:p>6.5831436901</text:p>
          </table:table-cell>
          <table:table-cell table:formula="of:=POWER([.C1211]-6.75;2)" office:value-type="float" office:value="0.0278410281534448" calcext:value-type="float">
            <text:p>0.0278410282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5.984345" calcext:value-type="float">
            <text:p>5.984345</text:p>
          </table:table-cell>
          <table:table-cell office:value-type="float" office:value="6.593874" calcext:value-type="float">
            <text:p>6.593874</text:p>
          </table:table-cell>
          <table:table-cell table:formula="of:=POWER([.C1212]-6.75;2)" office:value-type="float" office:value="0.0243753278760001" calcext:value-type="float">
            <text:p>0.0243753279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6.145881" calcext:value-type="float">
            <text:p>6.145881</text:p>
          </table:table-cell>
          <table:table-cell office:value-type="float" office:value="6.6050194507" calcext:value-type="float">
            <text:p>6.6050194507</text:p>
          </table:table-cell>
          <table:table-cell table:formula="of:=POWER([.C1213]-6.75;2)" office:value-type="float" office:value="0.0210193596753296" calcext:value-type="float">
            <text:p>0.0210193597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6.528881" calcext:value-type="float">
            <text:p>6.528881</text:p>
          </table:table-cell>
          <table:table-cell office:value-type="float" office:value="6.6144224366" calcext:value-type="float">
            <text:p>6.6144224366</text:p>
          </table:table-cell>
          <table:table-cell table:formula="of:=POWER([.C1214]-6.75;2)" office:value-type="float" office:value="0.018381275697481" calcext:value-type="float">
            <text:p>0.0183812757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7.889813" calcext:value-type="float">
            <text:p>7.889813</text:p>
          </table:table-cell>
          <table:table-cell office:value-type="float" office:value="6.6187943944" calcext:value-type="float">
            <text:p>6.6187943944</text:p>
          </table:table-cell>
          <table:table-cell table:formula="of:=POWER([.C1215]-6.75;2)" office:value-type="float" office:value="0.0172149109408627" calcext:value-type="float">
            <text:p>0.0172149109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6.708727" calcext:value-type="float">
            <text:p>6.708727</text:p>
          </table:table-cell>
          <table:table-cell office:value-type="float" office:value="6.6039180141" calcext:value-type="float">
            <text:p>6.6039180141</text:p>
          </table:table-cell>
          <table:table-cell table:formula="of:=POWER([.C1216]-6.75;2)" office:value-type="float" office:value="0.0213399466044879" calcext:value-type="float">
            <text:p>0.0213399466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7.112018" calcext:value-type="float">
            <text:p>7.112018</text:p>
          </table:table-cell>
          <table:table-cell office:value-type="float" office:value="6.6051168732" calcext:value-type="float">
            <text:p>6.6051168732</text:p>
          </table:table-cell>
          <table:table-cell table:formula="of:=POWER([.C1217]-6.75;2)" office:value-type="float" office:value="0.0209911204313449" calcext:value-type="float">
            <text:p>0.0209911204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7.148879" calcext:value-type="float">
            <text:p>7.148879</text:p>
          </table:table-cell>
          <table:table-cell office:value-type="float" office:value="6.5998434085" calcext:value-type="float">
            <text:p>6.5998434085</text:p>
          </table:table-cell>
          <table:table-cell table:formula="of:=POWER([.C1218]-6.75;2)" office:value-type="float" office:value="0.0225470019708979" calcext:value-type="float">
            <text:p>0.022547002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6.93509" calcext:value-type="float">
            <text:p>6.93509</text:p>
          </table:table-cell>
          <table:table-cell office:value-type="float" office:value="6.5934136479" calcext:value-type="float">
            <text:p>6.5934136479</text:p>
          </table:table-cell>
          <table:table-cell table:formula="of:=POWER([.C1219]-6.75;2)" office:value-type="float" office:value="0.0245192856639851" calcext:value-type="float">
            <text:p>0.0245192857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6.570241" calcext:value-type="float">
            <text:p>6.570241</text:p>
          </table:table-cell>
          <table:table-cell office:value-type="float" office:value="6.589791493" calcext:value-type="float">
            <text:p>6.589791493</text:p>
          </table:table-cell>
          <table:table-cell table:formula="of:=POWER([.C1220]-6.75;2)" office:value-type="float" office:value="0.0256667657151691" calcext:value-type="float">
            <text:p>0.0256667657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.180966" calcext:value-type="float">
            <text:p>6.180966</text:p>
          </table:table-cell>
          <table:table-cell office:value-type="float" office:value="6.5915380563" calcext:value-type="float">
            <text:p>6.5915380563</text:p>
          </table:table-cell>
          <table:table-cell table:formula="of:=POWER([.C1221]-6.75;2)" office:value-type="float" office:value="0.0251101876011819" calcext:value-type="float">
            <text:p>0.0251101876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5.874384" calcext:value-type="float">
            <text:p>5.874384</text:p>
          </table:table-cell>
          <table:table-cell office:value-type="float" office:value="6.5991833803" calcext:value-type="float">
            <text:p>6.5991833803</text:p>
          </table:table-cell>
          <table:table-cell table:formula="of:=POWER([.C1222]-6.75;2)" office:value-type="float" office:value="0.0227456527777343" calcext:value-type="float">
            <text:p>0.0227456528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5.70438" calcext:value-type="float">
            <text:p>5.70438</text:p>
          </table:table-cell>
          <table:table-cell office:value-type="float" office:value="6.6114267465" calcext:value-type="float">
            <text:p>6.6114267465</text:p>
          </table:table-cell>
          <table:table-cell table:formula="of:=POWER([.C1223]-6.75;2)" office:value-type="float" office:value="0.0192025465855752" calcext:value-type="float">
            <text:p>0.0192025466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5.683268" calcext:value-type="float">
            <text:p>5.683268</text:p>
          </table:table-cell>
          <table:table-cell office:value-type="float" office:value="6.6259808028" calcext:value-type="float">
            <text:p>6.6259808028</text:p>
          </table:table-cell>
          <table:table-cell table:formula="of:=POWER([.C1224]-6.75;2)" office:value-type="float" office:value="0.0153807612741325" calcext:value-type="float">
            <text:p>0.0153807613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5.807935" calcext:value-type="float">
            <text:p>5.807935</text:p>
          </table:table-cell>
          <table:table-cell office:value-type="float" office:value="6.6403361549" calcext:value-type="float">
            <text:p>6.6403361549</text:p>
          </table:table-cell>
          <table:table-cell table:formula="of:=POWER([.C1225]-6.75;2)" office:value-type="float" office:value="0.0120261589221168" calcext:value-type="float">
            <text:p>0.0120261589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6.05188" calcext:value-type="float">
            <text:p>6.05188</text:p>
          </table:table-cell>
          <table:table-cell office:value-type="float" office:value="6.6521595493" calcext:value-type="float">
            <text:p>6.6521595493</text:p>
          </table:table-cell>
          <table:table-cell table:formula="of:=POWER([.C1226]-6.75;2)" office:value-type="float" office:value="0.00957275379317907" calcext:value-type="float">
            <text:p>0.0095727538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6.340846" calcext:value-type="float">
            <text:p>6.340846</text:p>
          </table:table-cell>
          <table:table-cell office:value-type="float" office:value="6.6597430563" calcext:value-type="float">
            <text:p>6.6597430563</text:p>
          </table:table-cell>
          <table:table-cell table:formula="of:=POWER([.C1227]-6.75;2)" office:value-type="float" office:value="0.00814631588606498" calcext:value-type="float">
            <text:p>0.0081463159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6.566568" calcext:value-type="float">
            <text:p>6.566568</text:p>
          </table:table-cell>
          <table:table-cell office:value-type="float" office:value="6.6626884225" calcext:value-type="float">
            <text:p>6.6626884225</text:p>
          </table:table-cell>
          <table:table-cell table:formula="of:=POWER([.C1228]-6.75;2)" office:value-type="float" office:value="0.00762331156553842" calcext:value-type="float">
            <text:p>0.0076233116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6.641613" calcext:value-type="float">
            <text:p>6.641613</text:p>
          </table:table-cell>
          <table:table-cell office:value-type="float" office:value="6.6622748028" calcext:value-type="float">
            <text:p>6.6622748028</text:p>
          </table:table-cell>
          <table:table-cell table:formula="of:=POWER([.C1229]-6.75;2)" office:value-type="float" office:value="0.00769571022377892" calcext:value-type="float">
            <text:p>0.0076957102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6.551431" calcext:value-type="float">
            <text:p>6.551431</text:p>
          </table:table-cell>
          <table:table-cell office:value-type="float" office:value="6.6609745634" calcext:value-type="float">
            <text:p>6.6609745634</text:p>
          </table:table-cell>
          <table:table-cell table:formula="of:=POWER([.C1230]-6.75;2)" office:value-type="float" office:value="0.00792552836182063" calcext:value-type="float">
            <text:p>0.0079255284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.367292" calcext:value-type="float">
            <text:p>6.367292</text:p>
          </table:table-cell>
          <table:table-cell office:value-type="float" office:value="6.6612498169" calcext:value-type="float">
            <text:p>6.6612498169</text:p>
          </table:table-cell>
          <table:table-cell table:formula="of:=POWER([.C1231]-6.75;2)" office:value-type="float" office:value="0.00787659500028355" calcext:value-type="float">
            <text:p>0.007876595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6.206964" calcext:value-type="float">
            <text:p>6.206964</text:p>
          </table:table-cell>
          <table:table-cell office:value-type="float" office:value="6.6642690141" calcext:value-type="float">
            <text:p>6.6642690141</text:p>
          </table:table-cell>
          <table:table-cell table:formula="of:=POWER([.C1232]-6.75;2)" office:value-type="float" office:value="0.00734980194338595" calcext:value-type="float">
            <text:p>0.0073498019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6.158109" calcext:value-type="float">
            <text:p>6.158109</text:p>
          </table:table-cell>
          <table:table-cell office:value-type="float" office:value="6.669311662" calcext:value-type="float">
            <text:p>6.669311662</text:p>
          </table:table-cell>
          <table:table-cell table:formula="of:=POWER([.C1233]-6.75;2)" office:value-type="float" office:value="0.00651060788920222" calcext:value-type="float">
            <text:p>0.0065106079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6.221292" calcext:value-type="float">
            <text:p>6.221292</text:p>
          </table:table-cell>
          <table:table-cell office:value-type="float" office:value="6.6743611127" calcext:value-type="float">
            <text:p>6.6743611127</text:p>
          </table:table-cell>
          <table:table-cell table:formula="of:=POWER([.C1234]-6.75;2)" office:value-type="float" office:value="0.00572124127198214" calcext:value-type="float">
            <text:p>0.0057212413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6.327466" calcext:value-type="float">
            <text:p>6.327466</text:p>
          </table:table-cell>
          <table:table-cell office:value-type="float" office:value="6.677549831" calcext:value-type="float">
            <text:p>6.677549831</text:p>
          </table:table-cell>
          <table:table-cell table:formula="of:=POWER([.C1235]-6.75;2)" office:value-type="float" office:value="0.00524902698812851" calcext:value-type="float">
            <text:p>0.005249027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6.404097" calcext:value-type="float">
            <text:p>6.404097</text:p>
          </table:table-cell>
          <table:table-cell office:value-type="float" office:value="6.6783212817" calcext:value-type="float">
            <text:p>6.6783212817</text:p>
          </table:table-cell>
          <table:table-cell table:formula="of:=POWER([.C1236]-6.75;2)" office:value-type="float" office:value="0.00513783865713079" calcext:value-type="float">
            <text:p>0.0051378387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6.423033" calcext:value-type="float">
            <text:p>6.423033</text:p>
          </table:table-cell>
          <table:table-cell office:value-type="float" office:value="6.6775167042" calcext:value-type="float">
            <text:p>6.6775167042</text:p>
          </table:table-cell>
          <table:table-cell table:formula="of:=POWER([.C1237]-6.75;2)" office:value-type="float" office:value="0.00525382817003025" calcext:value-type="float">
            <text:p>0.0052538282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6.404992" calcext:value-type="float">
            <text:p>6.404992</text:p>
          </table:table-cell>
          <table:table-cell office:value-type="float" office:value="6.6765817887" calcext:value-type="float">
            <text:p>6.6765817887</text:p>
          </table:table-cell>
          <table:table-cell table:formula="of:=POWER([.C1238]-6.75;2)" office:value-type="float" office:value="0.00539023375049144" calcext:value-type="float">
            <text:p>0.0053902338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6.392893" calcext:value-type="float">
            <text:p>6.392893</text:p>
          </table:table-cell>
          <table:table-cell office:value-type="float" office:value="6.6765822535" calcext:value-type="float">
            <text:p>6.6765822535</text:p>
          </table:table-cell>
          <table:table-cell table:formula="of:=POWER([.C1239]-6.75;2)" office:value-type="float" office:value="0.00539016550113821" calcext:value-type="float">
            <text:p>0.0053901655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6.416625" calcext:value-type="float">
            <text:p>6.416625</text:p>
          </table:table-cell>
          <table:table-cell office:value-type="float" office:value="6.6776719577" calcext:value-type="float">
            <text:p>6.6776719577</text:p>
          </table:table-cell>
          <table:table-cell table:formula="of:=POWER([.C1240]-6.75;2)" office:value-type="float" office:value="0.00523134570295054" calcext:value-type="float">
            <text:p>0.0052313457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.473489" calcext:value-type="float">
            <text:p>6.473489</text:p>
          </table:table-cell>
          <table:table-cell office:value-type="float" office:value="6.679277831" calcext:value-type="float">
            <text:p>6.679277831</text:p>
          </table:table-cell>
          <table:table-cell table:formula="of:=POWER([.C1241]-6.75;2)" office:value-type="float" office:value="0.00500162518806452" calcext:value-type="float">
            <text:p>0.0050016252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6.535865" calcext:value-type="float">
            <text:p>6.535865</text:p>
          </table:table-cell>
          <table:table-cell office:value-type="float" office:value="6.6806965634" calcext:value-type="float">
            <text:p>6.6806965634</text:p>
          </table:table-cell>
          <table:table-cell table:formula="of:=POWER([.C1242]-6.75;2)" office:value-type="float" office:value="0.00480296632457026" calcext:value-type="float">
            <text:p>0.0048029663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6.574071" calcext:value-type="float">
            <text:p>6.574071</text:p>
          </table:table-cell>
          <table:table-cell office:value-type="float" office:value="6.6814729859" calcext:value-type="float">
            <text:p>6.6814729859</text:p>
          </table:table-cell>
          <table:table-cell table:formula="of:=POWER([.C1243]-6.75;2)" office:value-type="float" office:value="0.00469595166146158" calcext:value-type="float">
            <text:p>0.0046959517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6.574314" calcext:value-type="float">
            <text:p>6.574314</text:p>
          </table:table-cell>
          <table:table-cell office:value-type="float" office:value="6.6812123239" calcext:value-type="float">
            <text:p>6.6812123239</text:p>
          </table:table-cell>
          <table:table-cell table:formula="of:=POWER([.C1244]-6.75;2)" office:value-type="float" office:value="0.00473174438323856" calcext:value-type="float">
            <text:p>0.0047317444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6.543488" calcext:value-type="float">
            <text:p>6.543488</text:p>
          </table:table-cell>
          <table:table-cell office:value-type="float" office:value="6.6791119437" calcext:value-type="float">
            <text:p>6.6791119437</text:p>
          </table:table-cell>
          <table:table-cell table:formula="of:=POWER([.C1245]-6.75;2)" office:value-type="float" office:value="0.00502511652599201" calcext:value-type="float">
            <text:p>0.0050251165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.503293" calcext:value-type="float">
            <text:p>6.503293</text:p>
          </table:table-cell>
          <table:table-cell office:value-type="float" office:value="6.6738703662" calcext:value-type="float">
            <text:p>6.6738703662</text:p>
          </table:table-cell>
          <table:table-cell table:formula="of:=POWER([.C1246]-6.75;2)" office:value-type="float" office:value="0.00579572114252209" calcext:value-type="float">
            <text:p>0.0057957211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6.478035" calcext:value-type="float">
            <text:p>6.478035</text:p>
          </table:table-cell>
          <table:table-cell office:value-type="float" office:value="6.6644427746" calcext:value-type="float">
            <text:p>6.6644427746</text:p>
          </table:table-cell>
          <table:table-cell table:formula="of:=POWER([.C1247]-6.75;2)" office:value-type="float" office:value="0.00732003881814635" calcext:value-type="float">
            <text:p>0.0073200388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6.481294" calcext:value-type="float">
            <text:p>6.481294</text:p>
          </table:table-cell>
          <table:table-cell office:value-type="float" office:value="6.6514497887" calcext:value-type="float">
            <text:p>6.6514497887</text:p>
          </table:table-cell>
          <table:table-cell table:formula="of:=POWER([.C1248]-6.75;2)" office:value-type="float" office:value="0.00971214414727466" calcext:value-type="float">
            <text:p>0.0097121441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6.50969" calcext:value-type="float">
            <text:p>6.50969</text:p>
          </table:table-cell>
          <table:table-cell office:value-type="float" office:value="6.6379951127" calcext:value-type="float">
            <text:p>6.6379951127</text:p>
          </table:table-cell>
          <table:table-cell table:formula="of:=POWER([.C1249]-6.75;2)" office:value-type="float" office:value="0.0125450947790858" calcext:value-type="float">
            <text:p>0.0125450948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.549025" calcext:value-type="float">
            <text:p>6.549025</text:p>
          </table:table-cell>
          <table:table-cell office:value-type="float" office:value="6.6282461972" calcext:value-type="float">
            <text:p>6.6282461972</text:p>
          </table:table-cell>
          <table:table-cell table:formula="of:=POWER([.C1250]-6.75;2)" office:value-type="float" office:value="0.0148239884962612" calcext:value-type="float">
            <text:p>0.0148239885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.587056" calcext:value-type="float">
            <text:p>6.587056</text:p>
          </table:table-cell>
          <table:table-cell office:value-type="float" office:value="6.6246014366" calcext:value-type="float">
            <text:p>6.6246014366</text:p>
          </table:table-cell>
          <table:table-cell table:formula="of:=POWER([.C1251]-6.75;2)" office:value-type="float" office:value="0.0157247997027838" calcext:value-type="float">
            <text:p>0.0157247997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6.620693" calcext:value-type="float">
            <text:p>6.620693</text:p>
          </table:table-cell>
          <table:table-cell office:value-type="float" office:value="6.6262983662" calcext:value-type="float">
            <text:p>6.6262983662</text:p>
          </table:table-cell>
          <table:table-cell table:formula="of:=POWER([.C1252]-6.75;2)" office:value-type="float" office:value="0.0153020942047892" calcext:value-type="float">
            <text:p>0.0153020942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6.65241" calcext:value-type="float">
            <text:p>6.65241</text:p>
          </table:table-cell>
          <table:table-cell office:value-type="float" office:value="6.6300477606" calcext:value-type="float">
            <text:p>6.6300477606</text:p>
          </table:table-cell>
          <table:table-cell table:formula="of:=POWER([.C1253]-6.75;2)" office:value-type="float" office:value="0.0143885397370749" calcext:value-type="float">
            <text:p>0.0143885397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6.682489" calcext:value-type="float">
            <text:p>6.682489</text:p>
          </table:table-cell>
          <table:table-cell office:value-type="float" office:value="6.6315789718" calcext:value-type="float">
            <text:p>6.6315789718</text:p>
          </table:table-cell>
          <table:table-cell table:formula="of:=POWER([.C1254]-6.75;2)" office:value-type="float" office:value="0.0140235399199452" calcext:value-type="float">
            <text:p>0.0140235399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.706599" calcext:value-type="float">
            <text:p>6.706599</text:p>
          </table:table-cell>
          <table:table-cell office:value-type="float" office:value="6.6273145915" calcext:value-type="float">
            <text:p>6.6273145915</text:p>
          </table:table-cell>
          <table:table-cell table:formula="of:=POWER([.C1255]-6.75;2)" office:value-type="float" office:value="0.0150517094588118" calcext:value-type="float">
            <text:p>0.0150517095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.720011" calcext:value-type="float">
            <text:p>6.720011</text:p>
          </table:table-cell>
          <table:table-cell office:value-type="float" office:value="6.6157326338" calcext:value-type="float">
            <text:p>6.6157326338</text:p>
          </table:table-cell>
          <table:table-cell table:formula="of:=POWER([.C1256]-6.75;2)" office:value-type="float" office:value="0.0180277256262848" calcext:value-type="float">
            <text:p>0.0180277256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6.722244" calcext:value-type="float">
            <text:p>6.722244</text:p>
          </table:table-cell>
          <table:table-cell office:value-type="float" office:value="6.5979562535" calcext:value-type="float">
            <text:p>6.5979562535</text:p>
          </table:table-cell>
          <table:table-cell table:formula="of:=POWER([.C1257]-6.75;2)" office:value-type="float" office:value="0.0231173008497564" calcext:value-type="float">
            <text:p>0.0231173008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6.717854" calcext:value-type="float">
            <text:p>6.717854</text:p>
          </table:table-cell>
          <table:table-cell office:value-type="float" office:value="6.5771146056" calcext:value-type="float">
            <text:p>6.5771146056</text:p>
          </table:table-cell>
          <table:table-cell table:formula="of:=POWER([.C1258]-6.75;2)" office:value-type="float" office:value="0.0298893595968435" calcext:value-type="float">
            <text:p>0.0298893596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6.714879" calcext:value-type="float">
            <text:p>6.714879</text:p>
          </table:table-cell>
          <table:table-cell office:value-type="float" office:value="6.5567264507" calcext:value-type="float">
            <text:p>6.5567264507</text:p>
          </table:table-cell>
          <table:table-cell table:formula="of:=POWER([.C1259]-6.75;2)" office:value-type="float" office:value="0.0373546648590194" calcext:value-type="float">
            <text:p>0.0373546649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6.722959" calcext:value-type="float">
            <text:p>6.722959</text:p>
          </table:table-cell>
          <table:table-cell office:value-type="float" office:value="6.5396218451" calcext:value-type="float">
            <text:p>6.5396218451</text:p>
          </table:table-cell>
          <table:table-cell table:formula="of:=POWER([.C1260]-6.75;2)" office:value-type="float" office:value="0.0442589680591284" calcext:value-type="float">
            <text:p>0.0442589681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.749843" calcext:value-type="float">
            <text:p>6.749843</text:p>
          </table:table-cell>
          <table:table-cell office:value-type="float" office:value="6.5290015915" calcext:value-type="float">
            <text:p>6.5290015915</text:p>
          </table:table-cell>
          <table:table-cell table:formula="of:=POWER([.C1261]-6.75;2)" office:value-type="float" office:value="0.0488402965595328" calcext:value-type="float">
            <text:p>0.0488402966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6.795919" calcext:value-type="float">
            <text:p>6.795919</text:p>
          </table:table-cell>
          <table:table-cell office:value-type="float" office:value="6.5365307042" calcext:value-type="float">
            <text:p>6.5365307042</text:p>
          </table:table-cell>
          <table:table-cell table:formula="of:=POWER([.C1262]-6.75;2)" office:value-type="float" office:value="0.0455691402493477" calcext:value-type="float">
            <text:p>0.0455691402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6.851424" calcext:value-type="float">
            <text:p>6.851424</text:p>
          </table:table-cell>
          <table:table-cell office:value-type="float" office:value="6.5434108592" calcext:value-type="float">
            <text:p>6.5434108592</text:p>
          </table:table-cell>
          <table:table-cell table:formula="of:=POWER([.C1263]-6.75;2)" office:value-type="float" office:value="0.0426790730964823" calcext:value-type="float">
            <text:p>0.0426790731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6.900835" calcext:value-type="float">
            <text:p>6.900835</text:p>
          </table:table-cell>
          <table:table-cell office:value-type="float" office:value="6.5019901268" calcext:value-type="float">
            <text:p>6.5019901268</text:p>
          </table:table-cell>
          <table:table-cell table:formula="of:=POWER([.C1264]-6.75;2)" office:value-type="float" office:value="0.0615088972046801" calcext:value-type="float">
            <text:p>0.0615088972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6.931334" calcext:value-type="float">
            <text:p>6.931334</text:p>
          </table:table-cell>
          <table:table-cell office:value-type="float" office:value="6.4759045915" calcext:value-type="float">
            <text:p>6.4759045915</text:p>
          </table:table-cell>
          <table:table-cell table:formula="of:=POWER([.C1265]-6.75;2)" office:value-type="float" office:value="0.0751282929607819" calcext:value-type="float">
            <text:p>0.075128293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6.937823" calcext:value-type="float">
            <text:p>6.937823</text:p>
          </table:table-cell>
          <table:table-cell office:value-type="float" office:value="6.4568720141" calcext:value-type="float">
            <text:p>6.4568720141</text:p>
          </table:table-cell>
          <table:table-cell table:formula="of:=POWER([.C1266]-6.75;2)" office:value-type="float" office:value="0.0859240161177906" calcext:value-type="float">
            <text:p>0.0859240161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6.921843" calcext:value-type="float">
            <text:p>6.921843</text:p>
          </table:table-cell>
          <table:table-cell office:value-type="float" office:value="6.4422083803" calcext:value-type="float">
            <text:p>6.4422083803</text:p>
          </table:table-cell>
          <table:table-cell table:formula="of:=POWER([.C1267]-6.75;2)" office:value-type="float" office:value="0.0947356811575492" calcext:value-type="float">
            <text:p>0.0947356812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6.888486" calcext:value-type="float">
            <text:p>6.888486</text:p>
          </table:table-cell>
          <table:table-cell office:value-type="float" office:value="6.4306920563" calcext:value-type="float">
            <text:p>6.4306920563</text:p>
          </table:table-cell>
          <table:table-cell table:formula="of:=POWER([.C1268]-6.75;2)" office:value-type="float" office:value="0.101957562909922" calcext:value-type="float">
            <text:p>0.1019575629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6.84536" calcext:value-type="float">
            <text:p>6.84536</text:p>
          </table:table-cell>
          <table:table-cell office:value-type="float" office:value="6.4220133239" calcext:value-type="float">
            <text:p>6.4220133239</text:p>
          </table:table-cell>
          <table:table-cell table:formula="of:=POWER([.C1269]-6.75;2)" office:value-type="float" office:value="0.107575259699126" calcext:value-type="float">
            <text:p>0.1075752597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6.802856" calcext:value-type="float">
            <text:p>6.802856</text:p>
          </table:table-cell>
          <table:table-cell office:value-type="float" office:value="6.4161318451" calcext:value-type="float">
            <text:p>6.4161318451</text:p>
          </table:table-cell>
          <table:table-cell table:formula="of:=POWER([.C1270]-6.75;2)" office:value-type="float" office:value="0.111467944856331" calcext:value-type="float">
            <text:p>0.1114679449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.772737" calcext:value-type="float">
            <text:p>6.772737</text:p>
          </table:table-cell>
          <table:table-cell office:value-type="float" office:value="6.4125046197" calcext:value-type="float">
            <text:p>6.4125046197</text:p>
          </table:table-cell>
          <table:table-cell table:formula="of:=POWER([.C1271]-6.75;2)" office:value-type="float" office:value="0.113903131723842" calcext:value-type="float">
            <text:p>0.1139031317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6.76435" calcext:value-type="float">
            <text:p>6.76435</text:p>
          </table:table-cell>
          <table:table-cell office:value-type="float" office:value="6.4098307746" calcext:value-type="float">
            <text:p>6.4098307746</text:p>
          </table:table-cell>
          <table:table-cell table:formula="of:=POWER([.C1272]-6.75;2)" office:value-type="float" office:value="0.115715101909236" calcext:value-type="float">
            <text:p>0.1157151019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6.780381" calcext:value-type="float">
            <text:p>6.780381</text:p>
          </table:table-cell>
          <table:table-cell office:value-type="float" office:value="6.4065229577" calcext:value-type="float">
            <text:p>6.4065229577</text:p>
          </table:table-cell>
          <table:table-cell table:formula="of:=POWER([.C1273]-6.75;2)" office:value-type="float" office:value="0.117976478587156" calcext:value-type="float">
            <text:p>0.1179764786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6.814653" calcext:value-type="float">
            <text:p>6.814653</text:p>
          </table:table-cell>
          <table:table-cell office:value-type="float" office:value="6.4014468732" calcext:value-type="float">
            <text:p>6.4014468732</text:p>
          </table:table-cell>
          <table:table-cell table:formula="of:=POWER([.C1274]-6.75;2)" office:value-type="float" office:value="0.121489282202057" calcext:value-type="float">
            <text:p>0.1214892822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6.853556" calcext:value-type="float">
            <text:p>6.853556</text:p>
          </table:table-cell>
          <table:table-cell office:value-type="float" office:value="6.394326" calcext:value-type="float">
            <text:p>6.394326</text:p>
          </table:table-cell>
          <table:table-cell table:formula="of:=POWER([.C1275]-6.75;2)" office:value-type="float" office:value="0.126503994276" calcext:value-type="float">
            <text:p>0.1265039943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6.881101" calcext:value-type="float">
            <text:p>6.881101</text:p>
          </table:table-cell>
          <table:table-cell office:value-type="float" office:value="6.3856034085" calcext:value-type="float">
            <text:p>6.3856034085</text:p>
          </table:table-cell>
          <table:table-cell table:formula="of:=POWER([.C1276]-6.75;2)" office:value-type="float" office:value="0.132784875896818" calcext:value-type="float">
            <text:p>0.1327848759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6.885432" calcext:value-type="float">
            <text:p>6.885432</text:p>
          </table:table-cell>
          <table:table-cell office:value-type="float" office:value="6.376045338" calcext:value-type="float">
            <text:p>6.376045338</text:p>
          </table:table-cell>
          <table:table-cell table:formula="of:=POWER([.C1277]-6.75;2)" office:value-type="float" office:value="0.139842089231534" calcext:value-type="float">
            <text:p>0.1398420892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6.863675" calcext:value-type="float">
            <text:p>6.863675</text:p>
          </table:table-cell>
          <table:table-cell office:value-type="float" office:value="6.3664531831" calcext:value-type="float">
            <text:p>6.3664531831</text:p>
          </table:table-cell>
          <table:table-cell table:formula="of:=POWER([.C1278]-6.75;2)" office:value-type="float" office:value="0.147108160754122" calcext:value-type="float">
            <text:p>0.1471081608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6.823281" calcext:value-type="float">
            <text:p>6.823281</text:p>
          </table:table-cell>
          <table:table-cell office:value-type="float" office:value="6.3575335493" calcext:value-type="float">
            <text:p>6.3575335493</text:p>
          </table:table-cell>
          <table:table-cell table:formula="of:=POWER([.C1279]-6.75;2)" office:value-type="float" office:value="0.154029914925055" calcext:value-type="float">
            <text:p>0.1540299149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6.779731" calcext:value-type="float">
            <text:p>6.779731</text:p>
          </table:table-cell>
          <table:table-cell office:value-type="float" office:value="6.3497760282" calcext:value-type="float">
            <text:p>6.3497760282</text:p>
          </table:table-cell>
          <table:table-cell table:formula="of:=POWER([.C1280]-6.75;2)" office:value-type="float" office:value="0.160179227603367" calcext:value-type="float">
            <text:p>0.1601792276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.751018" calcext:value-type="float">
            <text:p>6.751018</text:p>
          </table:table-cell>
          <table:table-cell office:value-type="float" office:value="6.3433100282" calcext:value-type="float">
            <text:p>6.3433100282</text:p>
          </table:table-cell>
          <table:table-cell table:formula="of:=POWER([.C1281]-6.75;2)" office:value-type="float" office:value="0.165396733162685" calcext:value-type="float">
            <text:p>0.1653967332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6.749749" calcext:value-type="float">
            <text:p>6.749749</text:p>
          </table:table-cell>
          <table:table-cell office:value-type="float" office:value="6.3378608592" calcext:value-type="float">
            <text:p>6.3378608592</text:p>
          </table:table-cell>
          <table:table-cell table:formula="of:=POWER([.C1282]-6.75;2)" office:value-type="float" office:value="0.169858671379362" calcext:value-type="float">
            <text:p>0.1698586714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6.775672" calcext:value-type="float">
            <text:p>6.775672</text:p>
          </table:table-cell>
          <table:table-cell office:value-type="float" office:value="6.3328741127" calcext:value-type="float">
            <text:p>6.3328741127</text:p>
          </table:table-cell>
          <table:table-cell table:formula="of:=POWER([.C1283]-6.75;2)" office:value-type="float" office:value="0.173994005855812" calcext:value-type="float">
            <text:p>0.1739940059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6.813493" calcext:value-type="float">
            <text:p>6.813493</text:p>
          </table:table-cell>
          <table:table-cell office:value-type="float" office:value="6.3277535634" calcext:value-type="float">
            <text:p>6.3277535634</text:p>
          </table:table-cell>
          <table:table-cell table:formula="of:=POWER([.C1284]-6.75;2)" office:value-type="float" office:value="0.178292053221398" calcext:value-type="float">
            <text:p>0.1782920532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6.83929" calcext:value-type="float">
            <text:p>6.83929</text:p>
          </table:table-cell>
          <table:table-cell office:value-type="float" office:value="6.3221258873" calcext:value-type="float">
            <text:p>6.3221258873</text:p>
          </table:table-cell>
          <table:table-cell table:formula="of:=POWER([.C1285]-6.75;2)" office:value-type="float" office:value="0.183076256318812" calcext:value-type="float">
            <text:p>0.1830762563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6.83359" calcext:value-type="float">
            <text:p>6.83359</text:p>
          </table:table-cell>
          <table:table-cell office:value-type="float" office:value="6.3160530563" calcext:value-type="float">
            <text:p>6.3160530563</text:p>
          </table:table-cell>
          <table:table-cell table:formula="of:=POWER([.C1286]-6.75;2)" office:value-type="float" office:value="0.188309949946571" calcext:value-type="float">
            <text:p>0.1883099499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6.793846" calcext:value-type="float">
            <text:p>6.793846</text:p>
          </table:table-cell>
          <table:table-cell office:value-type="float" office:value="6.3100651127" calcext:value-type="float">
            <text:p>6.3100651127</text:p>
          </table:table-cell>
          <table:table-cell table:formula="of:=POWER([.C1287]-6.75;2)" office:value-type="float" office:value="0.193542705063663" calcext:value-type="float">
            <text:p>0.1935427051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6.737602" calcext:value-type="float">
            <text:p>6.737602</text:p>
          </table:table-cell>
          <table:table-cell office:value-type="float" office:value="6.304895338" calcext:value-type="float">
            <text:p>6.304895338</text:p>
          </table:table-cell>
          <table:table-cell table:formula="of:=POWER([.C1288]-6.75;2)" office:value-type="float" office:value="0.198118160134135" calcext:value-type="float">
            <text:p>0.1981181601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6.692366" calcext:value-type="float">
            <text:p>6.692366</text:p>
          </table:table-cell>
          <table:table-cell office:value-type="float" office:value="6.3010142676" calcext:value-type="float">
            <text:p>6.3010142676</text:p>
          </table:table-cell>
          <table:table-cell table:formula="of:=POWER([.C1289]-6.75;2)" office:value-type="float" office:value="0.201588187898764" calcext:value-type="float">
            <text:p>0.2015881879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6.677917" calcext:value-type="float">
            <text:p>6.677917</text:p>
          </table:table-cell>
          <table:table-cell office:value-type="float" office:value="6.2983151127" calcext:value-type="float">
            <text:p>6.2983151127</text:p>
          </table:table-cell>
          <table:table-cell table:formula="of:=POWER([.C1290]-6.75;2)" office:value-type="float" office:value="0.204019237415214" calcext:value-type="float">
            <text:p>0.2040192374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.694247" calcext:value-type="float">
            <text:p>6.694247</text:p>
          </table:table-cell>
          <table:table-cell office:value-type="float" office:value="6.2962402254" calcext:value-type="float">
            <text:p>6.2962402254</text:p>
          </table:table-cell>
          <table:table-cell table:formula="of:=POWER([.C1291]-6.75;2)" office:value-type="float" office:value="0.205897933045043" calcext:value-type="float">
            <text:p>0.205897933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6.723784" calcext:value-type="float">
            <text:p>6.723784</text:p>
          </table:table-cell>
          <table:table-cell office:value-type="float" office:value="6.2942428451" calcext:value-type="float">
            <text:p>6.2942428451</text:p>
          </table:table-cell>
          <table:table-cell table:formula="of:=POWER([.C1292]-6.75;2)" office:value-type="float" office:value="0.207714584242542" calcext:value-type="float">
            <text:p>0.2077145842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6.743663" calcext:value-type="float">
            <text:p>6.743663</text:p>
          </table:table-cell>
          <table:table-cell office:value-type="float" office:value="6.2921832113" calcext:value-type="float">
            <text:p>6.2921832113</text:p>
          </table:table-cell>
          <table:table-cell table:formula="of:=POWER([.C1293]-6.75;2)" office:value-type="float" office:value="0.20959621201558" calcext:value-type="float">
            <text:p>0.209596212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6.737718" calcext:value-type="float">
            <text:p>6.737718</text:p>
          </table:table-cell>
          <table:table-cell office:value-type="float" office:value="6.2903596338" calcext:value-type="float">
            <text:p>6.2903596338</text:p>
          </table:table-cell>
          <table:table-cell table:formula="of:=POWER([.C1294]-6.75;2)" office:value-type="float" office:value="0.21126926624047" calcext:value-type="float">
            <text:p>0.2112692662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6.702498" calcext:value-type="float">
            <text:p>6.702498</text:p>
          </table:table-cell>
          <table:table-cell office:value-type="float" office:value="6.2892045493" calcext:value-type="float">
            <text:p>6.2892045493</text:p>
          </table:table-cell>
          <table:table-cell table:formula="of:=POWER([.C1295]-6.75;2)" office:value-type="float" office:value="0.212332447385816" calcext:value-type="float">
            <text:p>0.2123324474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.647396" calcext:value-type="float">
            <text:p>6.647396</text:p>
          </table:table-cell>
          <table:table-cell office:value-type="float" office:value="6.2889082958" calcext:value-type="float">
            <text:p>6.2889082958</text:p>
          </table:table-cell>
          <table:table-cell table:formula="of:=POWER([.C1296]-6.75;2)" office:value-type="float" office:value="0.21260555968206" calcext:value-type="float">
            <text:p>0.2126055597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6.590309" calcext:value-type="float">
            <text:p>6.590309</text:p>
          </table:table-cell>
          <table:table-cell office:value-type="float" office:value="6.2892378732" calcext:value-type="float">
            <text:p>6.2892378732</text:p>
          </table:table-cell>
          <table:table-cell table:formula="of:=POWER([.C1297]-6.75;2)" office:value-type="float" office:value="0.212301737493259" calcext:value-type="float">
            <text:p>0.2123017375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6.549967" calcext:value-type="float">
            <text:p>6.549967</text:p>
          </table:table-cell>
          <table:table-cell office:value-type="float" office:value="6.2896662254" calcext:value-type="float">
            <text:p>6.2896662254</text:p>
          </table:table-cell>
          <table:table-cell table:formula="of:=POWER([.C1298]-6.75;2)" office:value-type="float" office:value="0.211907184037483" calcext:value-type="float">
            <text:p>0.211907184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6.537201" calcext:value-type="float">
            <text:p>6.537201</text:p>
          </table:table-cell>
          <table:table-cell office:value-type="float" office:value="6.2897270423" calcext:value-type="float">
            <text:p>6.2897270423</text:p>
          </table:table-cell>
          <table:table-cell table:formula="of:=POWER([.C1299]-6.75;2)" office:value-type="float" office:value="0.211851195589906" calcext:value-type="float">
            <text:p>0.2118511956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6.549296" calcext:value-type="float">
            <text:p>6.549296</text:p>
          </table:table-cell>
          <table:table-cell office:value-type="float" office:value="6.2893537324" calcext:value-type="float">
            <text:p>6.2893537324</text:p>
          </table:table-cell>
          <table:table-cell table:formula="of:=POWER([.C1300]-6.75;2)" office:value-type="float" office:value="0.21219498385381" calcext:value-type="float">
            <text:p>0.2121949839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.570974" calcext:value-type="float">
            <text:p>6.570974</text:p>
          </table:table-cell>
          <table:table-cell office:value-type="float" office:value="6.2889555352" calcext:value-type="float">
            <text:p>6.2889555352</text:p>
          </table:table-cell>
          <table:table-cell table:formula="of:=POWER([.C1301]-6.75;2)" office:value-type="float" office:value="0.212561998522718" calcext:value-type="float">
            <text:p>0.2125619985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6.581655" calcext:value-type="float">
            <text:p>6.581655</text:p>
          </table:table-cell>
          <table:table-cell office:value-type="float" office:value="6.2891914648" calcext:value-type="float">
            <text:p>6.2891914648</text:p>
          </table:table-cell>
          <table:table-cell table:formula="of:=POWER([.C1302]-6.75;2)" office:value-type="float" office:value="0.21234450611317" calcext:value-type="float">
            <text:p>0.2123445061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6.564992" calcext:value-type="float">
            <text:p>6.564992</text:p>
          </table:table-cell>
          <table:table-cell office:value-type="float" office:value="6.2906483521" calcext:value-type="float">
            <text:p>6.2906483521</text:p>
          </table:table-cell>
          <table:table-cell table:formula="of:=POWER([.C1303]-6.75;2)" office:value-type="float" office:value="0.211003936428446" calcext:value-type="float">
            <text:p>0.2110039364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6.51662" calcext:value-type="float">
            <text:p>6.51662</text:p>
          </table:table-cell>
          <table:table-cell office:value-type="float" office:value="6.2936367606" calcext:value-type="float">
            <text:p>6.2936367606</text:p>
          </table:table-cell>
          <table:table-cell table:formula="of:=POWER([.C1304]-6.75;2)" office:value-type="float" office:value="0.208267406275662" calcext:value-type="float">
            <text:p>0.2082674063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6.447691" calcext:value-type="float">
            <text:p>6.447691</text:p>
          </table:table-cell>
          <table:table-cell office:value-type="float" office:value="6.2981336056" calcext:value-type="float">
            <text:p>6.2981336056</text:p>
          </table:table-cell>
          <table:table-cell table:formula="of:=POWER([.C1305]-6.75;2)" office:value-type="float" office:value="0.204183238388056" calcext:value-type="float">
            <text:p>0.2041832384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.382239" calcext:value-type="float">
            <text:p>6.382239</text:p>
          </table:table-cell>
          <table:table-cell office:value-type="float" office:value="6.3038013803" calcext:value-type="float">
            <text:p>6.3038013803</text:p>
          </table:table-cell>
          <table:table-cell table:formula="of:=POWER([.C1306]-6.75;2)" office:value-type="float" office:value="0.199093208222185" calcext:value-type="float">
            <text:p>0.1990932082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6.346972" calcext:value-type="float">
            <text:p>6.346972</text:p>
          </table:table-cell>
          <table:table-cell office:value-type="float" office:value="6.3100686479" calcext:value-type="float">
            <text:p>6.3100686479</text:p>
          </table:table-cell>
          <table:table-cell table:formula="of:=POWER([.C1307]-6.75;2)" office:value-type="float" office:value="0.193539594560534" calcext:value-type="float">
            <text:p>0.1935395946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6.356654" calcext:value-type="float">
            <text:p>6.356654</text:p>
          </table:table-cell>
          <table:table-cell office:value-type="float" office:value="6.3163074225" calcext:value-type="float">
            <text:p>6.3163074225</text:p>
          </table:table-cell>
          <table:table-cell table:formula="of:=POWER([.C1308]-6.75;2)" office:value-type="float" office:value="0.188089251778594" calcext:value-type="float">
            <text:p>0.1880892518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6.405025" calcext:value-type="float">
            <text:p>6.405025</text:p>
          </table:table-cell>
          <table:table-cell office:value-type="float" office:value="6.3220715775" calcext:value-type="float">
            <text:p>6.3220715775</text:p>
          </table:table-cell>
          <table:table-cell table:formula="of:=POWER([.C1309]-6.75;2)" office:value-type="float" office:value="0.183122734783338" calcext:value-type="float">
            <text:p>0.1831227348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.470262" calcext:value-type="float">
            <text:p>6.470262</text:p>
          </table:table-cell>
          <table:table-cell office:value-type="float" office:value="6.3272397042" calcext:value-type="float">
            <text:p>6.3272397042</text:p>
          </table:table-cell>
          <table:table-cell table:formula="of:=POWER([.C1310]-6.75;2)" office:value-type="float" office:value="0.178726267704903" calcext:value-type="float">
            <text:p>0.1787262677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.530642" calcext:value-type="float">
            <text:p>6.530642</text:p>
          </table:table-cell>
          <table:table-cell office:value-type="float" office:value="6.3319322394" calcext:value-type="float">
            <text:p>6.3319322394</text:p>
          </table:table-cell>
          <table:table-cell table:formula="of:=POWER([.C1311]-6.75;2)" office:value-type="float" office:value="0.174780652453099" calcext:value-type="float">
            <text:p>0.1747806525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6.574219" calcext:value-type="float">
            <text:p>6.574219</text:p>
          </table:table-cell>
          <table:table-cell office:value-type="float" office:value="6.3362894507" calcext:value-type="float">
            <text:p>6.3362894507</text:p>
          </table:table-cell>
          <table:table-cell table:formula="of:=POWER([.C1312]-6.75;2)" office:value-type="float" office:value="0.171156418602108" calcext:value-type="float">
            <text:p>0.1711564186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6.590991" calcext:value-type="float">
            <text:p>6.590991</text:p>
          </table:table-cell>
          <table:table-cell office:value-type="float" office:value="6.3403594507" calcext:value-type="float">
            <text:p>6.3403594507</text:p>
          </table:table-cell>
          <table:table-cell table:formula="of:=POWER([.C1313]-6.75;2)" office:value-type="float" office:value="0.167805379630805" calcext:value-type="float">
            <text:p>0.1678053796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6.555564" calcext:value-type="float">
            <text:p>6.555564</text:p>
          </table:table-cell>
          <table:table-cell office:value-type="float" office:value="6.344266662" calcext:value-type="float">
            <text:p>6.344266662</text:p>
          </table:table-cell>
          <table:table-cell table:formula="of:=POWER([.C1314]-6.75;2)" office:value-type="float" office:value="0.164619541564622" calcext:value-type="float">
            <text:p>0.1646195416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6.425187" calcext:value-type="float">
            <text:p>6.425187</text:p>
          </table:table-cell>
          <table:table-cell office:value-type="float" office:value="6.3485808028" calcext:value-type="float">
            <text:p>6.3485808028</text:p>
          </table:table-cell>
          <table:table-cell table:formula="of:=POWER([.C1315]-6.75;2)" office:value-type="float" office:value="0.161137371880693" calcext:value-type="float">
            <text:p>0.1611373719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.171336" calcext:value-type="float">
            <text:p>6.171336</text:p>
          </table:table-cell>
          <table:table-cell office:value-type="float" office:value="6.354565338" calcext:value-type="float">
            <text:p>6.354565338</text:p>
          </table:table-cell>
          <table:table-cell table:formula="of:=POWER([.C1316]-6.75;2)" office:value-type="float" office:value="0.156368571911054" calcext:value-type="float">
            <text:p>0.1563685719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5.833934" calcext:value-type="float">
            <text:p>5.833934</text:p>
          </table:table-cell>
          <table:table-cell office:value-type="float" office:value="6.3639269014" calcext:value-type="float">
            <text:p>6.3639269014</text:p>
          </table:table-cell>
          <table:table-cell table:formula="of:=POWER([.C1317]-6.75;2)" office:value-type="float" office:value="0.149052437462605" calcext:value-type="float">
            <text:p>0.1490524375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5.555533" calcext:value-type="float">
            <text:p>5.555533</text:p>
          </table:table-cell>
          <table:table-cell office:value-type="float" office:value="6.3778748592" calcext:value-type="float">
            <text:p>6.3778748592</text:p>
          </table:table-cell>
          <table:table-cell table:formula="of:=POWER([.C1318]-6.75;2)" office:value-type="float" office:value="0.13847712041542" calcext:value-type="float">
            <text:p>0.1384771204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5.526012" calcext:value-type="float">
            <text:p>5.526012</text:p>
          </table:table-cell>
          <table:table-cell office:value-type="float" office:value="6.3957465493" calcext:value-type="float">
            <text:p>6.3957465493</text:p>
          </table:table-cell>
          <table:table-cell table:formula="of:=POWER([.C1319]-6.75;2)" office:value-type="float" office:value="0.125495507332857" calcext:value-type="float">
            <text:p>0.1254955073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5.817517" calcext:value-type="float">
            <text:p>5.817517</text:p>
          </table:table-cell>
          <table:table-cell office:value-type="float" office:value="6.4143174789" calcext:value-type="float">
            <text:p>6.4143174789</text:p>
          </table:table-cell>
          <table:table-cell table:formula="of:=POWER([.C1320]-6.75;2)" office:value-type="float" office:value="0.112682754972052" calcext:value-type="float">
            <text:p>0.112682755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.290247" calcext:value-type="float">
            <text:p>6.290247</text:p>
          </table:table-cell>
          <table:table-cell office:value-type="float" office:value="6.4292889296" calcext:value-type="float">
            <text:p>6.4292889296</text:p>
          </table:table-cell>
          <table:table-cell table:formula="of:=POWER([.C1321]-6.75;2)" office:value-type="float" office:value="0.102855590677114" calcext:value-type="float">
            <text:p>0.1028555907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6.707538" calcext:value-type="float">
            <text:p>6.707538</text:p>
          </table:table-cell>
          <table:table-cell office:value-type="float" office:value="6.4380780845" calcext:value-type="float">
            <text:p>6.4380780845</text:p>
          </table:table-cell>
          <table:table-cell table:formula="of:=POWER([.C1322]-6.75;2)" office:value-type="float" office:value="0.0972952813691892" calcext:value-type="float">
            <text:p>0.0972952814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6.8869" calcext:value-type="float">
            <text:p>6.8869</text:p>
          </table:table-cell>
          <table:table-cell office:value-type="float" office:value="6.4411366338" calcext:value-type="float">
            <text:p>6.4411366338</text:p>
          </table:table-cell>
          <table:table-cell table:formula="of:=POWER([.C1323]-6.75;2)" office:value-type="float" office:value="0.0953965789803952" calcext:value-type="float">
            <text:p>0.095396579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6.761126" calcext:value-type="float">
            <text:p>6.761126</text:p>
          </table:table-cell>
          <table:table-cell office:value-type="float" office:value="6.4413505915" calcext:value-type="float">
            <text:p>6.4413505915</text:p>
          </table:table-cell>
          <table:table-cell table:formula="of:=POWER([.C1324]-6.75;2)" office:value-type="float" office:value="0.0952644573673999" calcext:value-type="float">
            <text:p>0.0952644574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6.379718" calcext:value-type="float">
            <text:p>6.379718</text:p>
          </table:table-cell>
          <table:table-cell office:value-type="float" office:value="6.4426932817" calcext:value-type="float">
            <text:p>6.4426932817</text:p>
          </table:table-cell>
          <table:table-cell table:formula="of:=POWER([.C1325]-6.75;2)" office:value-type="float" office:value="0.0944374191123153" calcext:value-type="float">
            <text:p>0.0944374191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5.88428" calcext:value-type="float">
            <text:p>5.88428</text:p>
          </table:table-cell>
          <table:table-cell office:value-type="float" office:value="6.4487891549" calcext:value-type="float">
            <text:p>6.4487891549</text:p>
          </table:table-cell>
          <table:table-cell table:formula="of:=POWER([.C1326]-6.75;2)" office:value-type="float" office:value="0.0907279732058562" calcext:value-type="float">
            <text:p>0.0907279732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5.457888" calcext:value-type="float">
            <text:p>5.457888</text:p>
          </table:table-cell>
          <table:table-cell office:value-type="float" office:value="6.4615903239" calcext:value-type="float">
            <text:p>6.4615903239</text:p>
          </table:table-cell>
          <table:table-cell table:formula="of:=POWER([.C1327]-6.75;2)" office:value-type="float" office:value="0.0831801412681067" calcext:value-type="float">
            <text:p>0.0831801413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5.242487" calcext:value-type="float">
            <text:p>5.242487</text:p>
          </table:table-cell>
          <table:table-cell office:value-type="float" office:value="6.480522338" calcext:value-type="float">
            <text:p>6.480522338</text:p>
          </table:table-cell>
          <table:table-cell table:formula="of:=POWER([.C1328]-6.75;2)" office:value-type="float" office:value="0.0726182103169862" calcext:value-type="float">
            <text:p>0.0726182103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5.270295" calcext:value-type="float">
            <text:p>5.270295</text:p>
          </table:table-cell>
          <table:table-cell office:value-type="float" office:value="6.5027544789" calcext:value-type="float">
            <text:p>6.5027544789</text:p>
          </table:table-cell>
          <table:table-cell table:formula="of:=POWER([.C1329]-6.75;2)" office:value-type="float" office:value="0.0611303477040105" calcext:value-type="float">
            <text:p>0.0611303477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5.500452" calcext:value-type="float">
            <text:p>5.500452</text:p>
          </table:table-cell>
          <table:table-cell office:value-type="float" office:value="6.5246605493" calcext:value-type="float">
            <text:p>6.5246605493</text:p>
          </table:table-cell>
          <table:table-cell table:formula="of:=POWER([.C1330]-6.75;2)" office:value-type="float" office:value="0.0507778680417777" calcext:value-type="float">
            <text:p>0.050777868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5.968921" calcext:value-type="float">
            <text:p>5.968921</text:p>
          </table:table-cell>
          <table:table-cell office:value-type="float" office:value="6.5430584648" calcext:value-type="float">
            <text:p>6.5430584648</text:p>
          </table:table-cell>
          <table:table-cell table:formula="of:=POWER([.C1331]-6.75;2)" office:value-type="float" office:value="0.042824798990933" calcext:value-type="float">
            <text:p>0.042824799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7.28441" calcext:value-type="float">
            <text:p>7.28441</text:p>
          </table:table-cell>
          <table:table-cell office:value-type="float" office:value="6.5544445775" calcext:value-type="float">
            <text:p>6.5544445775</text:p>
          </table:table-cell>
          <table:table-cell table:formula="of:=POWER([.C1332]-6.75;2)" office:value-type="float" office:value="0.0382419232691535" calcext:value-type="float">
            <text:p>0.0382419233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7.28441" calcext:value-type="float">
            <text:p>7.28441</text:p>
          </table:table-cell>
          <table:table-cell office:value-type="float" office:value="6.5470705775" calcext:value-type="float">
            <text:p>6.5470705775</text:p>
          </table:table-cell>
          <table:table-cell table:formula="of:=POWER([.C1333]-6.75;2)" office:value-type="float" office:value="0.0411803505161837" calcext:value-type="float">
            <text:p>0.0411803505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3.910552" calcext:value-type="float">
            <text:p>3.910552</text:p>
          </table:table-cell>
          <table:table-cell office:value-type="float" office:value="6.5398173803" calcext:value-type="float">
            <text:p>6.5398173803</text:p>
          </table:table-cell>
          <table:table-cell table:formula="of:=POWER([.C1334]-6.75;2)" office:value-type="float" office:value="0.044176733623955" calcext:value-type="float">
            <text:p>0.0441767336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5.048762" calcext:value-type="float">
            <text:p>5.048762</text:p>
          </table:table-cell>
          <table:table-cell office:value-type="float" office:value="6.5804097465" calcext:value-type="float">
            <text:p>6.5804097465</text:p>
          </table:table-cell>
          <table:table-cell table:formula="of:=POWER([.C1335]-6.75;2)" office:value-type="float" office:value="0.0287608540821943" calcext:value-type="float">
            <text:p>0.0287608541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5.580021" calcext:value-type="float">
            <text:p>5.580021</text:p>
          </table:table-cell>
          <table:table-cell office:value-type="float" office:value="6.6051535352" calcext:value-type="float">
            <text:p>6.6051535352</text:p>
          </table:table-cell>
          <table:table-cell table:formula="of:=POWER([.C1336]-6.75;2)" office:value-type="float" office:value="0.0209804983650575" calcext:value-type="float">
            <text:p>0.0209804984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5.896705" calcext:value-type="float">
            <text:p>5.896705</text:p>
          </table:table-cell>
          <table:table-cell office:value-type="float" office:value="6.6221753944" calcext:value-type="float">
            <text:p>6.6221753944</text:p>
          </table:table-cell>
          <table:table-cell table:formula="of:=POWER([.C1337]-6.75;2)" office:value-type="float" office:value="0.0163391297967955" calcext:value-type="float">
            <text:p>0.0163391298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.104184" calcext:value-type="float">
            <text:p>6.104184</text:p>
          </table:table-cell>
          <table:table-cell office:value-type="float" office:value="6.6340680423" calcext:value-type="float">
            <text:p>6.6340680423</text:p>
          </table:table-cell>
          <table:table-cell table:formula="of:=POWER([.C1338]-6.75;2)" office:value-type="float" office:value="0.0134402188161546" calcext:value-type="float">
            <text:p>0.0134402188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6.272296" calcext:value-type="float">
            <text:p>6.272296</text:p>
          </table:table-cell>
          <table:table-cell office:value-type="float" office:value="6.642194169" calcext:value-type="float">
            <text:p>6.642194169</text:p>
          </table:table-cell>
          <table:table-cell table:formula="of:=POWER([.C1339]-6.75;2)" office:value-type="float" office:value="0.0116220971976006" calcext:value-type="float">
            <text:p>0.0116220972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.427775" calcext:value-type="float">
            <text:p>6.427775</text:p>
          </table:table-cell>
          <table:table-cell office:value-type="float" office:value="6.6472615915" calcext:value-type="float">
            <text:p>6.6472615915</text:p>
          </table:table-cell>
          <table:table-cell table:formula="of:=POWER([.C1340]-6.75;2)" office:value-type="float" office:value="0.0105551805811128" calcext:value-type="float">
            <text:p>0.0105551806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.545323" calcext:value-type="float">
            <text:p>6.545323</text:p>
          </table:table-cell>
          <table:table-cell office:value-type="float" office:value="6.6497882958" calcext:value-type="float">
            <text:p>6.6497882958</text:p>
          </table:table-cell>
          <table:table-cell table:formula="of:=POWER([.C1341]-6.75;2)" office:value-type="float" office:value="0.0100423856586684" calcext:value-type="float">
            <text:p>0.0100423857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6.582894" calcext:value-type="float">
            <text:p>6.582894</text:p>
          </table:table-cell>
          <table:table-cell office:value-type="float" office:value="6.6506093099" calcext:value-type="float">
            <text:p>6.6506093099</text:p>
          </table:table-cell>
          <table:table-cell table:formula="of:=POWER([.C1342]-6.75;2)" office:value-type="float" office:value="0.00987850927855422" calcext:value-type="float">
            <text:p>0.0098785093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6.529495" calcext:value-type="float">
            <text:p>6.529495</text:p>
          </table:table-cell>
          <table:table-cell office:value-type="float" office:value="6.6509827465" calcext:value-type="float">
            <text:p>6.6509827465</text:p>
          </table:table-cell>
          <table:table-cell table:formula="of:=POWER([.C1343]-6.75;2)" office:value-type="float" office:value="0.00980441649068318" calcext:value-type="float">
            <text:p>0.0098044165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6.419979" calcext:value-type="float">
            <text:p>6.419979</text:p>
          </table:table-cell>
          <table:table-cell office:value-type="float" office:value="6.6521882817" calcext:value-type="float">
            <text:p>6.6521882817</text:p>
          </table:table-cell>
          <table:table-cell table:formula="of:=POWER([.C1344]-6.75;2)" office:value-type="float" office:value="0.00956713223679856" calcext:value-type="float">
            <text:p>0.0095671322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6.309071" calcext:value-type="float">
            <text:p>6.309071</text:p>
          </table:table-cell>
          <table:table-cell office:value-type="float" office:value="6.6549922394" calcext:value-type="float">
            <text:p>6.6549922394</text:p>
          </table:table-cell>
          <table:table-cell table:formula="of:=POWER([.C1345]-6.75;2)" office:value-type="float" office:value="0.00902647457422686" calcext:value-type="float">
            <text:p>0.0090264746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6.234252" calcext:value-type="float">
            <text:p>6.234252</text:p>
          </table:table-cell>
          <table:table-cell office:value-type="float" office:value="6.6594074789" calcext:value-type="float">
            <text:p>6.6594074789</text:p>
          </table:table-cell>
          <table:table-cell table:formula="of:=POWER([.C1346]-6.75;2)" office:value-type="float" office:value="0.00820700487925387" calcext:value-type="float">
            <text:p>0.0082070049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6.202478" calcext:value-type="float">
            <text:p>6.202478</text:p>
          </table:table-cell>
          <table:table-cell office:value-type="float" office:value="6.6648644507" calcext:value-type="float">
            <text:p>6.6648644507</text:p>
          </table:table-cell>
          <table:table-cell table:formula="of:=POWER([.C1347]-6.75;2)" office:value-type="float" office:value="0.00724806175461279" calcext:value-type="float">
            <text:p>0.0072480618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6.204389" calcext:value-type="float">
            <text:p>6.204389</text:p>
          </table:table-cell>
          <table:table-cell office:value-type="float" office:value="6.670576507" calcext:value-type="float">
            <text:p>6.670576507</text:p>
          </table:table-cell>
          <table:table-cell table:formula="of:=POWER([.C1348]-6.75;2)" office:value-type="float" office:value="0.00630809124032108" calcext:value-type="float">
            <text:p>0.0063080912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6.230381" calcext:value-type="float">
            <text:p>6.230381</text:p>
          </table:table-cell>
          <table:table-cell office:value-type="float" office:value="6.6758524366" calcext:value-type="float">
            <text:p>6.6758524366</text:p>
          </table:table-cell>
          <table:table-cell table:formula="of:=POWER([.C1349]-6.75;2)" office:value-type="float" office:value="0.00549786115815708" calcext:value-type="float">
            <text:p>0.0054978612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6.272497" calcext:value-type="float">
            <text:p>6.272497</text:p>
          </table:table-cell>
          <table:table-cell office:value-type="float" office:value="6.6803047042" calcext:value-type="float">
            <text:p>6.6803047042</text:p>
          </table:table-cell>
          <table:table-cell table:formula="of:=POWER([.C1350]-6.75;2)" office:value-type="float" office:value="0.00485743425664948" calcext:value-type="float">
            <text:p>0.0048574343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.320645" calcext:value-type="float">
            <text:p>6.320645</text:p>
          </table:table-cell>
          <table:table-cell office:value-type="float" office:value="6.6839511831" calcext:value-type="float">
            <text:p>6.6839511831</text:p>
          </table:table-cell>
          <table:table-cell table:formula="of:=POWER([.C1351]-6.75;2)" office:value-type="float" office:value="0.00436244621388978" calcext:value-type="float">
            <text:p>0.0043624462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6.364127" calcext:value-type="float">
            <text:p>6.364127</text:p>
          </table:table-cell>
          <table:table-cell office:value-type="float" office:value="6.6871182535" calcext:value-type="float">
            <text:p>6.6871182535</text:p>
          </table:table-cell>
          <table:table-cell table:formula="of:=POWER([.C1352]-6.75;2)" office:value-type="float" office:value="0.00395411404289032" calcext:value-type="float">
            <text:p>0.003954114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6.39569" calcext:value-type="float">
            <text:p>6.39569</text:p>
          </table:table-cell>
          <table:table-cell office:value-type="float" office:value="6.690142493" calcext:value-type="float">
            <text:p>6.690142493</text:p>
          </table:table-cell>
          <table:table-cell table:formula="of:=POWER([.C1353]-6.75;2)" office:value-type="float" office:value="0.00358292114425508" calcext:value-type="float">
            <text:p>0.0035829211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6.412113" calcext:value-type="float">
            <text:p>6.412113</text:p>
          </table:table-cell>
          <table:table-cell office:value-type="float" office:value="6.6931022113" calcext:value-type="float">
            <text:p>6.6931022113</text:p>
          </table:table-cell>
          <table:table-cell table:formula="of:=POWER([.C1354]-6.75;2)" office:value-type="float" office:value="0.00323735835894982" calcext:value-type="float">
            <text:p>0.0032373584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6.413928" calcext:value-type="float">
            <text:p>6.413928</text:p>
          </table:table-cell>
          <table:table-cell office:value-type="float" office:value="6.695800169" calcext:value-type="float">
            <text:p>6.695800169</text:p>
          </table:table-cell>
          <table:table-cell table:formula="of:=POWER([.C1355]-6.75;2)" office:value-type="float" office:value="0.00293762168042856" calcext:value-type="float">
            <text:p>0.0029376217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6.408119" calcext:value-type="float">
            <text:p>6.408119</text:p>
          </table:table-cell>
          <table:table-cell office:value-type="float" office:value="6.6979207324" calcext:value-type="float">
            <text:p>6.6979207324</text:p>
          </table:table-cell>
          <table:table-cell table:formula="of:=POWER([.C1356]-6.75;2)" office:value-type="float" office:value="0.0027122501137524" calcext:value-type="float">
            <text:p>0.0027122501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6.408446" calcext:value-type="float">
            <text:p>6.408446</text:p>
          </table:table-cell>
          <table:table-cell office:value-type="float" office:value="6.6991061549" calcext:value-type="float">
            <text:p>6.6991061549</text:p>
          </table:table-cell>
          <table:table-cell table:formula="of:=POWER([.C1357]-6.75;2)" office:value-type="float" office:value="0.0025901834690628" calcext:value-type="float">
            <text:p>0.0025901835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6.426792" calcext:value-type="float">
            <text:p>6.426792</text:p>
          </table:table-cell>
          <table:table-cell office:value-type="float" office:value="6.6988910282" calcext:value-type="float">
            <text:p>6.6988910282</text:p>
          </table:table-cell>
          <table:table-cell table:formula="of:=POWER([.C1358]-6.75;2)" office:value-type="float" office:value="0.00261212699845317" calcext:value-type="float">
            <text:p>0.002612127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6.462046" calcext:value-type="float">
            <text:p>6.462046</text:p>
          </table:table-cell>
          <table:table-cell office:value-type="float" office:value="6.696735" calcext:value-type="float">
            <text:p>6.696735</text:p>
          </table:table-cell>
          <table:table-cell table:formula="of:=POWER([.C1359]-6.75;2)" office:value-type="float" office:value="0.00283716022499997" calcext:value-type="float">
            <text:p>0.0028371602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6.500726" calcext:value-type="float">
            <text:p>6.500726</text:p>
          </table:table-cell>
          <table:table-cell office:value-type="float" office:value="6.6923472394" calcext:value-type="float">
            <text:p>6.6923472394</text:p>
          </table:table-cell>
          <table:table-cell table:formula="of:=POWER([.C1360]-6.75;2)" office:value-type="float" office:value="0.0033238408048009" calcext:value-type="float">
            <text:p>0.0033238408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.5306" calcext:value-type="float">
            <text:p>6.5306</text:p>
          </table:table-cell>
          <table:table-cell office:value-type="float" office:value="6.6860890141" calcext:value-type="float">
            <text:p>6.6860890141</text:p>
          </table:table-cell>
          <table:table-cell table:formula="of:=POWER([.C1361]-6.75;2)" office:value-type="float" office:value="0.00408461411870997" calcext:value-type="float">
            <text:p>0.0040846141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6.552433" calcext:value-type="float">
            <text:p>6.552433</text:p>
          </table:table-cell>
          <table:table-cell office:value-type="float" office:value="6.6789878732" calcext:value-type="float">
            <text:p>6.6789878732</text:p>
          </table:table-cell>
          <table:table-cell table:formula="of:=POWER([.C1362]-6.75;2)" office:value-type="float" office:value="0.00504272215265933" calcext:value-type="float">
            <text:p>0.0050427222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6.57755" calcext:value-type="float">
            <text:p>6.57755</text:p>
          </table:table-cell>
          <table:table-cell office:value-type="float" office:value="6.6721938732" calcext:value-type="float">
            <text:p>6.6721938732</text:p>
          </table:table-cell>
          <table:table-cell table:formula="of:=POWER([.C1363]-6.75;2)" office:value-type="float" office:value="0.00605379336761762" calcext:value-type="float">
            <text:p>0.0060537934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6.614189" calcext:value-type="float">
            <text:p>6.614189</text:p>
          </table:table-cell>
          <table:table-cell office:value-type="float" office:value="6.6662998169" calcext:value-type="float">
            <text:p>6.6662998169</text:p>
          </table:table-cell>
          <table:table-cell table:formula="of:=POWER([.C1364]-6.75;2)" office:value-type="float" office:value="0.00700572065097344" calcext:value-type="float">
            <text:p>0.0070057207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6.655707" calcext:value-type="float">
            <text:p>6.655707</text:p>
          </table:table-cell>
          <table:table-cell office:value-type="float" office:value="6.6611211268" calcext:value-type="float">
            <text:p>6.6611211268</text:p>
          </table:table-cell>
          <table:table-cell table:formula="of:=POWER([.C1365]-6.75;2)" office:value-type="float" office:value="0.00789945410130162" calcext:value-type="float">
            <text:p>0.0078994541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6.681464" calcext:value-type="float">
            <text:p>6.681464</text:p>
          </table:table-cell>
          <table:table-cell office:value-type="float" office:value="6.6560506338" calcext:value-type="float">
            <text:p>6.6560506338</text:p>
          </table:table-cell>
          <table:table-cell table:formula="of:=POWER([.C1366]-6.75;2)" office:value-type="float" office:value="0.00882648340938177" calcext:value-type="float">
            <text:p>0.0088264834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6.670796" calcext:value-type="float">
            <text:p>6.670796</text:p>
          </table:table-cell>
          <table:table-cell office:value-type="float" office:value="6.6505962254" calcext:value-type="float">
            <text:p>6.6505962254</text:p>
          </table:table-cell>
          <table:table-cell table:formula="of:=POWER([.C1367]-6.75;2)" office:value-type="float" office:value="0.00988111040472757" calcext:value-type="float">
            <text:p>0.0098811104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6.620722" calcext:value-type="float">
            <text:p>6.620722</text:p>
          </table:table-cell>
          <table:table-cell office:value-type="float" office:value="6.6447101268" calcext:value-type="float">
            <text:p>6.6447101268</text:p>
          </table:table-cell>
          <table:table-cell table:formula="of:=POWER([.C1368]-6.75;2)" office:value-type="float" office:value="0.0110859573984721" calcext:value-type="float">
            <text:p>0.0110859574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6.554285" calcext:value-type="float">
            <text:p>6.554285</text:p>
          </table:table-cell>
          <table:table-cell office:value-type="float" office:value="6.6388487042" calcext:value-type="float">
            <text:p>6.6388487042</text:p>
          </table:table-cell>
          <table:table-cell table:formula="of:=POWER([.C1369]-6.75;2)" office:value-type="float" office:value="0.0123546105580191" calcext:value-type="float">
            <text:p>0.0123546106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6.510696" calcext:value-type="float">
            <text:p>6.510696</text:p>
          </table:table-cell>
          <table:table-cell office:value-type="float" office:value="6.6338948732" calcext:value-type="float">
            <text:p>6.6338948732</text:p>
          </table:table-cell>
          <table:table-cell table:formula="of:=POWER([.C1370]-6.75;2)" office:value-type="float" office:value="0.0134804004692441" calcext:value-type="float">
            <text:p>0.0134804005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.521024" calcext:value-type="float">
            <text:p>6.521024</text:p>
          </table:table-cell>
          <table:table-cell office:value-type="float" office:value="6.63093" calcext:value-type="float">
            <text:p>6.63093</text:p>
          </table:table-cell>
          <table:table-cell table:formula="of:=POWER([.C1371]-6.75;2)" office:value-type="float" office:value="0.0141776648999999" calcext:value-type="float">
            <text:p>0.0141776649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6.587725" calcext:value-type="float">
            <text:p>6.587725</text:p>
          </table:table-cell>
          <table:table-cell office:value-type="float" office:value="6.6306854648" calcext:value-type="float">
            <text:p>6.6306854648</text:p>
          </table:table-cell>
          <table:table-cell table:formula="of:=POWER([.C1372]-6.75;2)" office:value-type="float" office:value="0.014235958309992" calcext:value-type="float">
            <text:p>0.0142359583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6.685094" calcext:value-type="float">
            <text:p>6.685094</text:p>
          </table:table-cell>
          <table:table-cell office:value-type="float" office:value="6.6327812958" calcext:value-type="float">
            <text:p>6.6327812958</text:p>
          </table:table-cell>
          <table:table-cell table:formula="of:=POWER([.C1373]-6.75;2)" office:value-type="float" office:value="0.0137402246143271" calcext:value-type="float">
            <text:p>0.0137402246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6.777169" calcext:value-type="float">
            <text:p>6.777169</text:p>
          </table:table-cell>
          <table:table-cell office:value-type="float" office:value="6.6352499859" calcext:value-type="float">
            <text:p>6.6352499859</text:p>
          </table:table-cell>
          <table:table-cell table:formula="of:=POWER([.C1374]-6.75;2)" office:value-type="float" office:value="0.0131675657359502" calcext:value-type="float">
            <text:p>0.0131675657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6.835896" calcext:value-type="float">
            <text:p>6.835896</text:p>
          </table:table-cell>
          <table:table-cell office:value-type="float" office:value="6.6346889014" calcext:value-type="float">
            <text:p>6.6346889014</text:p>
          </table:table-cell>
          <table:table-cell table:formula="of:=POWER([.C1375]-6.75;2)" office:value-type="float" office:value="0.013296649460339" calcext:value-type="float">
            <text:p>0.0132966495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.850103" calcext:value-type="float">
            <text:p>6.850103</text:p>
          </table:table-cell>
          <table:table-cell office:value-type="float" office:value="6.6269073239" calcext:value-type="float">
            <text:p>6.6269073239</text:p>
          </table:table-cell>
          <table:table-cell table:formula="of:=POWER([.C1376]-6.75;2)" office:value-type="float" office:value="0.0151518069094594" calcext:value-type="float">
            <text:p>0.0151518069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6.827215" calcext:value-type="float">
            <text:p>6.827215</text:p>
          </table:table-cell>
          <table:table-cell office:value-type="float" office:value="6.607461169" calcext:value-type="float">
            <text:p>6.607461169</text:p>
          </table:table-cell>
          <table:table-cell table:formula="of:=POWER([.C1377]-6.75;2)" office:value-type="float" office:value="0.0203173183428464" calcext:value-type="float">
            <text:p>0.0203173183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6.789925" calcext:value-type="float">
            <text:p>6.789925</text:p>
          </table:table-cell>
          <table:table-cell office:value-type="float" office:value="6.5700848169" calcext:value-type="float">
            <text:p>6.5700848169</text:p>
          </table:table-cell>
          <table:table-cell table:formula="of:=POWER([.C1378]-6.75;2)" office:value-type="float" office:value="0.0323694731099066" calcext:value-type="float">
            <text:p>0.0323694731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6.765909" calcext:value-type="float">
            <text:p>6.765909</text:p>
          </table:table-cell>
          <table:table-cell office:value-type="float" office:value="6.5332336761" calcext:value-type="float">
            <text:p>6.5332336761</text:p>
          </table:table-cell>
          <table:table-cell table:formula="of:=POWER([.C1379]-6.75;2)" office:value-type="float" office:value="0.0469876391771197" calcext:value-type="float">
            <text:p>0.0469876392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.771962" calcext:value-type="float">
            <text:p>6.771962</text:p>
          </table:table-cell>
          <table:table-cell office:value-type="float" office:value="6.4967207887" calcext:value-type="float">
            <text:p>6.4967207887</text:p>
          </table:table-cell>
          <table:table-cell table:formula="of:=POWER([.C1380]-6.75;2)" office:value-type="float" office:value="0.0641503588767499" calcext:value-type="float">
            <text:p>0.0641503589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.803432" calcext:value-type="float">
            <text:p>6.803432</text:p>
          </table:table-cell>
          <table:table-cell office:value-type="float" office:value="6.5050419577" calcext:value-type="float">
            <text:p>6.5050419577</text:p>
          </table:table-cell>
          <table:table-cell table:formula="of:=POWER([.C1381]-6.75;2)" office:value-type="float" office:value="0.0600044424874488" calcext:value-type="float">
            <text:p>0.0600044425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6.840004" calcext:value-type="float">
            <text:p>6.840004</text:p>
          </table:table-cell>
          <table:table-cell office:value-type="float" office:value="6.4946532958" calcext:value-type="float">
            <text:p>6.4946532958</text:p>
          </table:table-cell>
          <table:table-cell table:formula="of:=POWER([.C1382]-6.75;2)" office:value-type="float" office:value="0.0652019393458023" calcext:value-type="float">
            <text:p>0.0652019393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6.863189" calcext:value-type="float">
            <text:p>6.863189</text:p>
          </table:table-cell>
          <table:table-cell office:value-type="float" office:value="6.4770929296" calcext:value-type="float">
            <text:p>6.4770929296</text:p>
          </table:table-cell>
          <table:table-cell table:formula="of:=POWER([.C1383]-6.75;2)" office:value-type="float" office:value="0.0744782690743103" calcext:value-type="float">
            <text:p>0.0744782691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6.868403" calcext:value-type="float">
            <text:p>6.868403</text:p>
          </table:table-cell>
          <table:table-cell office:value-type="float" office:value="6.4563705211" calcext:value-type="float">
            <text:p>6.4563705211</text:p>
          </table:table-cell>
          <table:table-cell table:formula="of:=POWER([.C1384]-6.75;2)" office:value-type="float" office:value="0.0862182708790854" calcext:value-type="float">
            <text:p>0.0862182709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6.861868" calcext:value-type="float">
            <text:p>6.861868</text:p>
          </table:table-cell>
          <table:table-cell office:value-type="float" office:value="6.4348066338" calcext:value-type="float">
            <text:p>6.4348066338</text:p>
          </table:table-cell>
          <table:table-cell table:formula="of:=POWER([.C1385]-6.75;2)" office:value-type="float" office:value="0.0993468580964873" calcext:value-type="float">
            <text:p>0.0993468581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6.850089" calcext:value-type="float">
            <text:p>6.850089</text:p>
          </table:table-cell>
          <table:table-cell office:value-type="float" office:value="6.4136178451" calcext:value-type="float">
            <text:p>6.4136178451</text:p>
          </table:table-cell>
          <table:table-cell table:formula="of:=POWER([.C1386]-6.75;2)" office:value-type="float" office:value="0.113152954135168" calcext:value-type="float">
            <text:p>0.1131529541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6.836007" calcext:value-type="float">
            <text:p>6.836007</text:p>
          </table:table-cell>
          <table:table-cell office:value-type="float" office:value="6.3932076056" calcext:value-type="float">
            <text:p>6.3932076056</text:p>
          </table:table-cell>
          <table:table-cell table:formula="of:=POWER([.C1387]-6.75;2)" office:value-type="float" office:value="0.127300812701685" calcext:value-type="float">
            <text:p>0.1273008127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6.824239" calcext:value-type="float">
            <text:p>6.824239</text:p>
          </table:table-cell>
          <table:table-cell office:value-type="float" office:value="6.3739497887" calcext:value-type="float">
            <text:p>6.3739497887</text:p>
          </table:table-cell>
          <table:table-cell table:formula="of:=POWER([.C1388]-6.75;2)" office:value-type="float" office:value="0.141413761418775" calcext:value-type="float">
            <text:p>0.1414137614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6.824423" calcext:value-type="float">
            <text:p>6.824423</text:p>
          </table:table-cell>
          <table:table-cell office:value-type="float" office:value="6.3569579014" calcext:value-type="float">
            <text:p>6.3569579014</text:p>
          </table:table-cell>
          <table:table-cell table:formula="of:=POWER([.C1389]-6.75;2)" office:value-type="float" office:value="0.154482091271892" calcext:value-type="float">
            <text:p>0.1544820913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6.844548" calcext:value-type="float">
            <text:p>6.844548</text:p>
          </table:table-cell>
          <table:table-cell office:value-type="float" office:value="6.3440189014" calcext:value-type="float">
            <text:p>6.3440189014</text:p>
          </table:table-cell>
          <table:table-cell table:formula="of:=POWER([.C1390]-6.75;2)" office:value-type="float" office:value="0.164820652420463" calcext:value-type="float">
            <text:p>0.1648206524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.88049" calcext:value-type="float">
            <text:p>6.88049</text:p>
          </table:table-cell>
          <table:table-cell office:value-type="float" office:value="6.3365425775" calcext:value-type="float">
            <text:p>6.3365425775</text:p>
          </table:table-cell>
          <table:table-cell table:formula="of:=POWER([.C1391]-6.75;2)" office:value-type="float" office:value="0.170947040220343" calcext:value-type="float">
            <text:p>0.1709470402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6.914277" calcext:value-type="float">
            <text:p>6.914277</text:p>
          </table:table-cell>
          <table:table-cell office:value-type="float" office:value="6.3344509859" calcext:value-type="float">
            <text:p>6.3344509859</text:p>
          </table:table-cell>
          <table:table-cell table:formula="of:=POWER([.C1392]-6.75;2)" office:value-type="float" office:value="0.172680983119482" calcext:value-type="float">
            <text:p>0.1726809831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6.924695" calcext:value-type="float">
            <text:p>6.924695</text:p>
          </table:table-cell>
          <table:table-cell office:value-type="float" office:value="6.3359694366" calcext:value-type="float">
            <text:p>6.3359694366</text:p>
          </table:table-cell>
          <table:table-cell table:formula="of:=POWER([.C1393]-6.75;2)" office:value-type="float" office:value="0.171421307429321" calcext:value-type="float">
            <text:p>0.1714213074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6.902091" calcext:value-type="float">
            <text:p>6.902091</text:p>
          </table:table-cell>
          <table:table-cell office:value-type="float" office:value="6.3383456479" calcext:value-type="float">
            <text:p>6.3383456479</text:p>
          </table:table-cell>
          <table:table-cell table:formula="of:=POWER([.C1394]-6.75;2)" office:value-type="float" office:value="0.169459305602871" calcext:value-type="float">
            <text:p>0.1694593056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6.856457" calcext:value-type="float">
            <text:p>6.856457</text:p>
          </table:table-cell>
          <table:table-cell office:value-type="float" office:value="6.3389439718" calcext:value-type="float">
            <text:p>6.3389439718</text:p>
          </table:table-cell>
          <table:table-cell table:formula="of:=POWER([.C1395]-6.75;2)" office:value-type="float" office:value="0.168967058319559" calcext:value-type="float">
            <text:p>0.1689670583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6.812525" calcext:value-type="float">
            <text:p>6.812525</text:p>
          </table:table-cell>
          <table:table-cell office:value-type="float" office:value="6.3361411972" calcext:value-type="float">
            <text:p>6.3361411972</text:p>
          </table:table-cell>
          <table:table-cell table:formula="of:=POWER([.C1396]-6.75;2)" office:value-type="float" office:value="0.171279108655049" calcext:value-type="float">
            <text:p>0.1712791087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6.793163" calcext:value-type="float">
            <text:p>6.793163</text:p>
          </table:table-cell>
          <table:table-cell office:value-type="float" office:value="6.3296424085" calcext:value-type="float">
            <text:p>6.3296424085</text:p>
          </table:table-cell>
          <table:table-cell table:formula="of:=POWER([.C1397]-6.75;2)" office:value-type="float" office:value="0.176700504731681" calcext:value-type="float">
            <text:p>0.1767005047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6.802061" calcext:value-type="float">
            <text:p>6.802061</text:p>
          </table:table-cell>
          <table:table-cell office:value-type="float" office:value="6.3201981972" calcext:value-type="float">
            <text:p>6.3201981972</text:p>
          </table:table-cell>
          <table:table-cell table:formula="of:=POWER([.C1398]-6.75;2)" office:value-type="float" office:value="0.18472958969013" calcext:value-type="float">
            <text:p>0.1847295897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6.820969" calcext:value-type="float">
            <text:p>6.820969</text:p>
          </table:table-cell>
          <table:table-cell office:value-type="float" office:value="6.3091177746" calcext:value-type="float">
            <text:p>6.3091177746</text:p>
          </table:table-cell>
          <table:table-cell table:formula="of:=POWER([.C1399]-6.75;2)" office:value-type="float" office:value="0.194377136673657" calcext:value-type="float">
            <text:p>0.1943771367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6.825626" calcext:value-type="float">
            <text:p>6.825626</text:p>
          </table:table-cell>
          <table:table-cell office:value-type="float" office:value="6.2979539155" calcext:value-type="float">
            <text:p>6.2979539155</text:p>
          </table:table-cell>
          <table:table-cell table:formula="of:=POWER([.C1400]-6.75;2)" office:value-type="float" office:value="0.204345662511781" calcext:value-type="float">
            <text:p>0.2043456625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.806704" calcext:value-type="float">
            <text:p>6.806704</text:p>
          </table:table-cell>
          <table:table-cell office:value-type="float" office:value="6.2882363099" calcext:value-type="float">
            <text:p>6.2882363099</text:p>
          </table:table-cell>
          <table:table-cell table:formula="of:=POWER([.C1401]-6.75;2)" office:value-type="float" office:value="0.213225705494769" calcext:value-type="float">
            <text:p>0.2132257055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6.777335" calcext:value-type="float">
            <text:p>6.777335</text:p>
          </table:table-cell>
          <table:table-cell office:value-type="float" office:value="6.2809780282" calcext:value-type="float">
            <text:p>6.2809780282</text:p>
          </table:table-cell>
          <table:table-cell table:formula="of:=POWER([.C1402]-6.75;2)" office:value-type="float" office:value="0.21998161003116" calcext:value-type="float">
            <text:p>0.21998161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6.760856" calcext:value-type="float">
            <text:p>6.760856</text:p>
          </table:table-cell>
          <table:table-cell office:value-type="float" office:value="6.2761600563" calcext:value-type="float">
            <text:p>6.2761600563</text:p>
          </table:table-cell>
          <table:table-cell table:formula="of:=POWER([.C1403]-6.75;2)" office:value-type="float" office:value="0.224524292245619" calcext:value-type="float">
            <text:p>0.2245242922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6.769433" calcext:value-type="float">
            <text:p>6.769433</text:p>
          </table:table-cell>
          <table:table-cell office:value-type="float" office:value="6.2727023944" calcext:value-type="float">
            <text:p>6.2727023944</text:p>
          </table:table-cell>
          <table:table-cell table:formula="of:=POWER([.C1404]-6.75;2)" office:value-type="float" office:value="0.227813004311494" calcext:value-type="float">
            <text:p>0.2278130043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6.79261" calcext:value-type="float">
            <text:p>6.79261</text:p>
          </table:table-cell>
          <table:table-cell office:value-type="float" office:value="6.2691005775" calcext:value-type="float">
            <text:p>6.2691005775</text:p>
          </table:table-cell>
          <table:table-cell table:formula="of:=POWER([.C1405]-6.75;2)" office:value-type="float" office:value="0.231264254560834" calcext:value-type="float">
            <text:p>0.2312642546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6.805571" calcext:value-type="float">
            <text:p>6.805571</text:p>
          </table:table-cell>
          <table:table-cell office:value-type="float" office:value="6.2643609296" calcext:value-type="float">
            <text:p>6.2643609296</text:p>
          </table:table-cell>
          <table:table-cell table:formula="of:=POWER([.C1406]-6.75;2)" office:value-type="float" office:value="0.235845306698976" calcext:value-type="float">
            <text:p>0.2358453067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6.788573" calcext:value-type="float">
            <text:p>6.788573</text:p>
          </table:table-cell>
          <table:table-cell office:value-type="float" office:value="6.2586250282" calcext:value-type="float">
            <text:p>6.2586250282</text:p>
          </table:table-cell>
          <table:table-cell table:formula="of:=POWER([.C1407]-6.75;2)" office:value-type="float" office:value="0.241449362911451" calcext:value-type="float">
            <text:p>0.2414493629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6.741083" calcext:value-type="float">
            <text:p>6.741083</text:p>
          </table:table-cell>
          <table:table-cell office:value-type="float" office:value="6.2530645352" calcext:value-type="float">
            <text:p>6.2530645352</text:p>
          </table:table-cell>
          <table:table-cell table:formula="of:=POWER([.C1408]-6.75;2)" office:value-type="float" office:value="0.246944856175992" calcext:value-type="float">
            <text:p>0.2469448562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6.681139" calcext:value-type="float">
            <text:p>6.681139</text:p>
          </table:table-cell>
          <table:table-cell office:value-type="float" office:value="6.2491005775" calcext:value-type="float">
            <text:p>6.2491005775</text:p>
          </table:table-cell>
          <table:table-cell table:formula="of:=POWER([.C1409]-6.75;2)" office:value-type="float" office:value="0.250900231460833" calcext:value-type="float">
            <text:p>0.2509002315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6.632083" calcext:value-type="float">
            <text:p>6.632083</text:p>
          </table:table-cell>
          <table:table-cell office:value-type="float" office:value="6.2474826761" calcext:value-type="float">
            <text:p>6.2474826761</text:p>
          </table:table-cell>
          <table:table-cell table:formula="of:=POWER([.C1410]-6.75;2)" office:value-type="float" office:value="0.252523660819618" calcext:value-type="float">
            <text:p>0.2525236608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.607171" calcext:value-type="float">
            <text:p>6.607171</text:p>
          </table:table-cell>
          <table:table-cell office:value-type="float" office:value="6.2478663521" calcext:value-type="float">
            <text:p>6.2478663521</text:p>
          </table:table-cell>
          <table:table-cell table:formula="of:=POWER([.C1411]-6.75;2)" office:value-type="float" office:value="0.252138200353361" calcext:value-type="float">
            <text:p>0.2521382004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6.603615" calcext:value-type="float">
            <text:p>6.603615</text:p>
          </table:table-cell>
          <table:table-cell office:value-type="float" office:value="6.2491164225" calcext:value-type="float">
            <text:p>6.2491164225</text:p>
          </table:table-cell>
          <table:table-cell table:formula="of:=POWER([.C1412]-6.75;2)" office:value-type="float" office:value="0.250884358209198" calcext:value-type="float">
            <text:p>0.2508843582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6.609408" calcext:value-type="float">
            <text:p>6.609408</text:p>
          </table:table-cell>
          <table:table-cell office:value-type="float" office:value="6.2500306479" calcext:value-type="float">
            <text:p>6.2500306479</text:p>
          </table:table-cell>
          <table:table-cell table:formula="of:=POWER([.C1413]-6.75;2)" office:value-type="float" office:value="0.249969353039294" calcext:value-type="float">
            <text:p>0.249969353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6.615088" calcext:value-type="float">
            <text:p>6.615088</text:p>
          </table:table-cell>
          <table:table-cell office:value-type="float" office:value="6.2499600986" calcext:value-type="float">
            <text:p>6.2499600986</text:p>
          </table:table-cell>
          <table:table-cell table:formula="of:=POWER([.C1414]-6.75;2)" office:value-type="float" office:value="0.250039902992122" calcext:value-type="float">
            <text:p>0.250039903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6.61906" calcext:value-type="float">
            <text:p>6.61906</text:p>
          </table:table-cell>
          <table:table-cell office:value-type="float" office:value="6.248969" calcext:value-type="float">
            <text:p>6.248969</text:p>
          </table:table-cell>
          <table:table-cell table:formula="of:=POWER([.C1415]-6.75;2)" office:value-type="float" office:value="0.251032062961" calcext:value-type="float">
            <text:p>0.251032063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6.622553" calcext:value-type="float">
            <text:p>6.622553</text:p>
          </table:table-cell>
          <table:table-cell office:value-type="float" office:value="6.2475566056" calcext:value-type="float">
            <text:p>6.2475566056</text:p>
          </table:table-cell>
          <table:table-cell table:formula="of:=POWER([.C1416]-6.75;2)" office:value-type="float" office:value="0.252449364576194" calcext:value-type="float">
            <text:p>0.2524493646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6.621697" calcext:value-type="float">
            <text:p>6.621697</text:p>
          </table:table-cell>
          <table:table-cell office:value-type="float" office:value="6.2462765211" calcext:value-type="float">
            <text:p>6.2462765211</text:p>
          </table:table-cell>
          <table:table-cell table:formula="of:=POWER([.C1417]-6.75;2)" office:value-type="float" office:value="0.253737343195118" calcext:value-type="float">
            <text:p>0.2537373432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6.608034" calcext:value-type="float">
            <text:p>6.608034</text:p>
          </table:table-cell>
          <table:table-cell office:value-type="float" office:value="6.2455610423" calcext:value-type="float">
            <text:p>6.2455610423</text:p>
          </table:table-cell>
          <table:table-cell table:formula="of:=POWER([.C1418]-6.75;2)" office:value-type="float" office:value="0.254458662045462" calcext:value-type="float">
            <text:p>0.254458662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6.57898" calcext:value-type="float">
            <text:p>6.57898</text:p>
          </table:table-cell>
          <table:table-cell office:value-type="float" office:value="6.2457314085" calcext:value-type="float">
            <text:p>6.2457314085</text:p>
          </table:table-cell>
          <table:table-cell table:formula="of:=POWER([.C1419]-6.75;2)" office:value-type="float" office:value="0.254286812373394" calcext:value-type="float">
            <text:p>0.2542868124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6.546492" calcext:value-type="float">
            <text:p>6.546492</text:p>
          </table:table-cell>
          <table:table-cell office:value-type="float" office:value="6.2469727887" calcext:value-type="float">
            <text:p>6.2469727887</text:p>
          </table:table-cell>
          <table:table-cell table:formula="of:=POWER([.C1420]-6.75;2)" office:value-type="float" office:value="0.253036375308255" calcext:value-type="float">
            <text:p>0.2530363753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.531397" calcext:value-type="float">
            <text:p>6.531397</text:p>
          </table:table-cell>
          <table:table-cell office:value-type="float" office:value="6.2492077746" calcext:value-type="float">
            <text:p>6.2492077746</text:p>
          </table:table-cell>
          <table:table-cell table:formula="of:=POWER([.C1421]-6.75;2)" office:value-type="float" office:value="0.250792853021084" calcext:value-type="float">
            <text:p>0.250792853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6.545507" calcext:value-type="float">
            <text:p>6.545507</text:p>
          </table:table-cell>
          <table:table-cell office:value-type="float" office:value="6.252053493" calcext:value-type="float">
            <text:p>6.252053493</text:p>
          </table:table-cell>
          <table:table-cell table:formula="of:=POWER([.C1422]-6.75;2)" office:value-type="float" office:value="0.247950723833501" calcext:value-type="float">
            <text:p>0.2479507238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6.578848" calcext:value-type="float">
            <text:p>6.578848</text:p>
          </table:table-cell>
          <table:table-cell office:value-type="float" office:value="6.2550315634" calcext:value-type="float">
            <text:p>6.2550315634</text:p>
          </table:table-cell>
          <table:table-cell table:formula="of:=POWER([.C1423]-6.75;2)" office:value-type="float" office:value="0.244993753230248" calcext:value-type="float">
            <text:p>0.2449937532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6.60583" calcext:value-type="float">
            <text:p>6.60583</text:p>
          </table:table-cell>
          <table:table-cell office:value-type="float" office:value="6.257914169" calcext:value-type="float">
            <text:p>6.257914169</text:p>
          </table:table-cell>
          <table:table-cell table:formula="of:=POWER([.C1424]-6.75;2)" office:value-type="float" office:value="0.24214846507096" calcext:value-type="float">
            <text:p>0.2421484651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6.603668" calcext:value-type="float">
            <text:p>6.603668</text:p>
          </table:table-cell>
          <table:table-cell office:value-type="float" office:value="6.260893493" calcext:value-type="float">
            <text:p>6.260893493</text:p>
          </table:table-cell>
          <table:table-cell table:formula="of:=POWER([.C1425]-6.75;2)" office:value-type="float" office:value="0.239225175189741" calcext:value-type="float">
            <text:p>0.2392251752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6.564488" calcext:value-type="float">
            <text:p>6.564488</text:p>
          </table:table-cell>
          <table:table-cell office:value-type="float" office:value="6.2644241408" calcext:value-type="float">
            <text:p>6.2644241408</text:p>
          </table:table-cell>
          <table:table-cell table:formula="of:=POWER([.C1426]-6.75;2)" office:value-type="float" office:value="0.235783915037818" calcext:value-type="float">
            <text:p>0.235783915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6.492284" calcext:value-type="float">
            <text:p>6.492284</text:p>
          </table:table-cell>
          <table:table-cell office:value-type="float" office:value="6.2689148169" calcext:value-type="float">
            <text:p>6.2689148169</text:p>
          </table:table-cell>
          <table:table-cell table:formula="of:=POWER([.C1427]-6.75;2)" office:value-type="float" office:value="0.231442953398361" calcext:value-type="float">
            <text:p>0.2314429534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6.393172" calcext:value-type="float">
            <text:p>6.393172</text:p>
          </table:table-cell>
          <table:table-cell office:value-type="float" office:value="6.2745617324" calcext:value-type="float">
            <text:p>6.2745617324</text:p>
          </table:table-cell>
          <table:table-cell table:formula="of:=POWER([.C1428]-6.75;2)" office:value-type="float" office:value="0.226041546298489" calcext:value-type="float">
            <text:p>0.2260415463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6.273714" calcext:value-type="float">
            <text:p>6.273714</text:p>
          </table:table-cell>
          <table:table-cell office:value-type="float" office:value="6.2814231549" calcext:value-type="float">
            <text:p>6.2814231549</text:p>
          </table:table-cell>
          <table:table-cell table:formula="of:=POWER([.C1429]-6.75;2)" office:value-type="float" office:value="0.21956425976387" calcext:value-type="float">
            <text:p>0.2195642598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6.150515" calcext:value-type="float">
            <text:p>6.150515</text:p>
          </table:table-cell>
          <table:table-cell office:value-type="float" office:value="6.2895506761" calcext:value-type="float">
            <text:p>6.2895506761</text:p>
          </table:table-cell>
          <table:table-cell table:formula="of:=POWER([.C1430]-6.75;2)" office:value-type="float" office:value="0.212013579879967" calcext:value-type="float">
            <text:p>0.2120135799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.056392" calcext:value-type="float">
            <text:p>6.056392</text:p>
          </table:table-cell>
          <table:table-cell office:value-type="float" office:value="6.298923662" calcext:value-type="float">
            <text:p>6.298923662</text:p>
          </table:table-cell>
          <table:table-cell table:formula="of:=POWER([.C1431]-6.75;2)" office:value-type="float" office:value="0.20346986270349" calcext:value-type="float">
            <text:p>0.2034698627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6.026419" calcext:value-type="float">
            <text:p>6.026419</text:p>
          </table:table-cell>
          <table:table-cell office:value-type="float" office:value="6.3091891972" calcext:value-type="float">
            <text:p>6.3091891972</text:p>
          </table:table-cell>
          <table:table-cell table:formula="of:=POWER([.C1432]-6.75;2)" office:value-type="float" office:value="0.19431416386518" calcext:value-type="float">
            <text:p>0.1943141639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6.070059" calcext:value-type="float">
            <text:p>6.070059</text:p>
          </table:table-cell>
          <table:table-cell office:value-type="float" office:value="6.3195391972" calcext:value-type="float">
            <text:p>6.3195391972</text:p>
          </table:table-cell>
          <table:table-cell table:formula="of:=POWER([.C1433]-6.75;2)" office:value-type="float" office:value="0.18529650274722" calcext:value-type="float">
            <text:p>0.1852965027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6.159072" calcext:value-type="float">
            <text:p>6.159072</text:p>
          </table:table-cell>
          <table:table-cell office:value-type="float" office:value="6.3290260845" calcext:value-type="float">
            <text:p>6.3290260845</text:p>
          </table:table-cell>
          <table:table-cell table:formula="of:=POWER([.C1434]-6.75;2)" office:value-type="float" office:value="0.177219037531401" calcext:value-type="float">
            <text:p>0.1772190375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6.246502" calcext:value-type="float">
            <text:p>6.246502</text:p>
          </table:table-cell>
          <table:table-cell office:value-type="float" office:value="6.3371472113" calcext:value-type="float">
            <text:p>6.3371472113</text:p>
          </table:table-cell>
          <table:table-cell table:formula="of:=POWER([.C1435]-6.75;2)" office:value-type="float" office:value="0.170447425137367" calcext:value-type="float">
            <text:p>0.1704474251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6.295702" calcext:value-type="float">
            <text:p>6.295702</text:p>
          </table:table-cell>
          <table:table-cell office:value-type="float" office:value="6.344190338" calcext:value-type="float">
            <text:p>6.344190338</text:p>
          </table:table-cell>
          <table:table-cell table:formula="of:=POWER([.C1436]-6.75;2)" office:value-type="float" office:value="0.164681481772554" calcext:value-type="float">
            <text:p>0.1646814818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6.294201" calcext:value-type="float">
            <text:p>6.294201</text:p>
          </table:table-cell>
          <table:table-cell office:value-type="float" office:value="6.3510697465" calcext:value-type="float">
            <text:p>6.3510697465</text:p>
          </table:table-cell>
          <table:table-cell table:formula="of:=POWER([.C1437]-6.75;2)" office:value-type="float" office:value="0.159145347157574" calcext:value-type="float">
            <text:p>0.1591453472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6.252883" calcext:value-type="float">
            <text:p>6.252883</text:p>
          </table:table-cell>
          <table:table-cell office:value-type="float" office:value="6.3588229437" calcext:value-type="float">
            <text:p>6.3588229437</text:p>
          </table:table-cell>
          <table:table-cell table:formula="of:=POWER([.C1438]-6.75;2)" office:value-type="float" office:value="0.153019489375533" calcext:value-type="float">
            <text:p>0.1530194894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6.204561" calcext:value-type="float">
            <text:p>6.204561</text:p>
          </table:table-cell>
          <table:table-cell office:value-type="float" office:value="6.3680820704" calcext:value-type="float">
            <text:p>6.3680820704</text:p>
          </table:table-cell>
          <table:table-cell table:formula="of:=POWER([.C1439]-6.75;2)" office:value-type="float" office:value="0.145861304949951" calcext:value-type="float">
            <text:p>0.1458613049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6.202563" calcext:value-type="float">
            <text:p>6.202563</text:p>
          </table:table-cell>
          <table:table-cell office:value-type="float" office:value="6.378688338" calcext:value-type="float">
            <text:p>6.378688338</text:p>
          </table:table-cell>
          <table:table-cell table:formula="of:=POWER([.C1440]-6.75;2)" office:value-type="float" office:value="0.137872350337202" calcext:value-type="float">
            <text:p>0.1378723503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.30019" calcext:value-type="float">
            <text:p>6.30019</text:p>
          </table:table-cell>
          <table:table-cell office:value-type="float" office:value="6.3895128732" calcext:value-type="float">
            <text:p>6.3895128732</text:p>
          </table:table-cell>
          <table:table-cell table:formula="of:=POWER([.C1441]-6.75;2)" office:value-type="float" office:value="0.129950968588519" calcext:value-type="float">
            <text:p>0.1299509686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6.503662" calcext:value-type="float">
            <text:p>6.503662</text:p>
          </table:table-cell>
          <table:table-cell office:value-type="float" office:value="6.3986753239" calcext:value-type="float">
            <text:p>6.3986753239</text:p>
          </table:table-cell>
          <table:table-cell table:formula="of:=POWER([.C1442]-6.75;2)" office:value-type="float" office:value="0.12342902803677" calcext:value-type="float">
            <text:p>0.123429028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6.736529" calcext:value-type="float">
            <text:p>6.736529</text:p>
          </table:table-cell>
          <table:table-cell office:value-type="float" office:value="6.4043853099" calcext:value-type="float">
            <text:p>6.4043853099</text:p>
          </table:table-cell>
          <table:table-cell table:formula="of:=POWER([.C1443]-6.75;2)" office:value-type="float" office:value="0.119449514012919" calcext:value-type="float">
            <text:p>0.119449514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6.860371" calcext:value-type="float">
            <text:p>6.860371</text:p>
          </table:table-cell>
          <table:table-cell office:value-type="float" office:value="6.4061388873" calcext:value-type="float">
            <text:p>6.4061388873</text:p>
          </table:table-cell>
          <table:table-cell table:formula="of:=POWER([.C1444]-6.75;2)" office:value-type="float" office:value="0.118240464827282" calcext:value-type="float">
            <text:p>0.1182404648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6.737332" calcext:value-type="float">
            <text:p>6.737332</text:p>
          </table:table-cell>
          <table:table-cell office:value-type="float" office:value="6.4054989859" calcext:value-type="float">
            <text:p>6.4054989859</text:p>
          </table:table-cell>
          <table:table-cell table:formula="of:=POWER([.C1445]-6.75;2)" office:value-type="float" office:value="0.118680948715929" calcext:value-type="float">
            <text:p>0.1186809487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6.283404" calcext:value-type="float">
            <text:p>6.283404</text:p>
          </table:table-cell>
          <table:table-cell office:value-type="float" office:value="6.406000338" calcext:value-type="float">
            <text:p>6.406000338</text:p>
          </table:table-cell>
          <table:table-cell table:formula="of:=POWER([.C1446]-6.75;2)" office:value-type="float" office:value="0.118335767456114" calcext:value-type="float">
            <text:p>0.1183357675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5.469426" calcext:value-type="float">
            <text:p>5.469426</text:p>
          </table:table-cell>
          <table:table-cell office:value-type="float" office:value="6.4124057183" calcext:value-type="float">
            <text:p>6.4124057183</text:p>
          </table:table-cell>
          <table:table-cell table:formula="of:=POWER([.C1447]-6.75;2)" office:value-type="float" office:value="0.113969899036539" calcext:value-type="float">
            <text:p>0.113969899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4.173494" calcext:value-type="float">
            <text:p>4.173494</text:p>
          </table:table-cell>
          <table:table-cell office:value-type="float" office:value="6.4299968592" calcext:value-type="float">
            <text:p>6.4299968592</text:p>
          </table:table-cell>
          <table:table-cell table:formula="of:=POWER([.C1448]-6.75;2)" office:value-type="float" office:value="0.102402010121865" calcext:value-type="float">
            <text:p>0.1024020101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4.173494" calcext:value-type="float">
            <text:p>4.173494</text:p>
          </table:table-cell>
          <table:table-cell office:value-type="float" office:value="6.465858831" calcext:value-type="float">
            <text:p>6.465858831</text:p>
          </table:table-cell>
          <table:table-cell table:formula="of:=POWER([.C1449]-6.75;2)" office:value-type="float" office:value="0.0807362039206864" calcext:value-type="float">
            <text:p>0.0807362039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4.173494" calcext:value-type="float">
            <text:p>4.173494</text:p>
          </table:table-cell>
          <table:table-cell office:value-type="float" office:value="6.5019864648" calcext:value-type="float">
            <text:p>6.5019864648</text:p>
          </table:table-cell>
          <table:table-cell table:formula="of:=POWER([.C1450]-6.75;2)" office:value-type="float" office:value="0.0615107136424017" calcext:value-type="float">
            <text:p>0.0615107136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7.362765" calcext:value-type="float">
            <text:p>7.362765</text:p>
          </table:table-cell>
          <table:table-cell office:value-type="float" office:value="6.5384576338" calcext:value-type="float">
            <text:p>6.5384576338</text:p>
          </table:table-cell>
          <table:table-cell table:formula="of:=POWER([.C1451]-6.75;2)" office:value-type="float" office:value="0.0447501726974948" calcext:value-type="float">
            <text:p>0.0447501727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6.065837" calcext:value-type="float">
            <text:p>6.065837</text:p>
          </table:table-cell>
          <table:table-cell office:value-type="float" office:value="6.5302781408" calcext:value-type="float">
            <text:p>6.5302781408</text:p>
          </table:table-cell>
          <table:table-cell table:formula="of:=POWER([.C1452]-6.75;2)" office:value-type="float" office:value="0.0482776954103046" calcext:value-type="float">
            <text:p>0.0482776954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5.593218" calcext:value-type="float">
            <text:p>5.593218</text:p>
          </table:table-cell>
          <table:table-cell office:value-type="float" office:value="6.5405134085" calcext:value-type="float">
            <text:p>6.5405134085</text:p>
          </table:table-cell>
          <table:table-cell table:formula="of:=POWER([.C1453]-6.75;2)" office:value-type="float" office:value="0.0438846320182879" calcext:value-type="float">
            <text:p>0.043884632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5.391898" calcext:value-type="float">
            <text:p>5.391898</text:p>
          </table:table-cell>
          <table:table-cell office:value-type="float" office:value="6.5574457042" calcext:value-type="float">
            <text:p>6.5574457042</text:p>
          </table:table-cell>
          <table:table-cell table:formula="of:=POWER([.C1454]-6.75;2)" office:value-type="float" office:value="0.0370771568310339" calcext:value-type="float">
            <text:p>0.0370771568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5.337367" calcext:value-type="float">
            <text:p>5.337367</text:p>
          </table:table-cell>
          <table:table-cell office:value-type="float" office:value="6.5771237183" calcext:value-type="float">
            <text:p>6.5771237183</text:p>
          </table:table-cell>
          <table:table-cell table:formula="of:=POWER([.C1455]-6.75;2)" office:value-type="float" office:value="0.0298862087744177" calcext:value-type="float">
            <text:p>0.0298862088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5.357464" calcext:value-type="float">
            <text:p>5.357464</text:p>
          </table:table-cell>
          <table:table-cell office:value-type="float" office:value="6.597294831" calcext:value-type="float">
            <text:p>6.597294831</text:p>
          </table:table-cell>
          <table:table-cell table:formula="of:=POWER([.C1456]-6.75;2)" office:value-type="float" office:value="0.0233188686393185" calcext:value-type="float">
            <text:p>0.0233188686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5.400962" calcext:value-type="float">
            <text:p>5.400962</text:p>
          </table:table-cell>
          <table:table-cell office:value-type="float" office:value="6.616727493" calcext:value-type="float">
            <text:p>6.616727493</text:p>
          </table:table-cell>
          <table:table-cell table:formula="of:=POWER([.C1457]-6.75;2)" office:value-type="float" office:value="0.0177615611220651" calcext:value-type="float">
            <text:p>0.0177615611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5.468702" calcext:value-type="float">
            <text:p>5.468702</text:p>
          </table:table-cell>
          <table:table-cell office:value-type="float" office:value="6.6350190563" calcext:value-type="float">
            <text:p>6.6350190563</text:p>
          </table:table-cell>
          <table:table-cell table:formula="of:=POWER([.C1458]-6.75;2)" office:value-type="float" office:value="0.0132206174141426" calcext:value-type="float">
            <text:p>0.0132206174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5.617815" calcext:value-type="float">
            <text:p>5.617815</text:p>
          </table:table-cell>
          <table:table-cell office:value-type="float" office:value="6.6518858028" calcext:value-type="float">
            <text:p>6.6518858028</text:p>
          </table:table-cell>
          <table:table-cell table:formula="of:=POWER([.C1459]-6.75;2)" office:value-type="float" office:value="0.00962639569220051" calcext:value-type="float">
            <text:p>0.0096263957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5.905754" calcext:value-type="float">
            <text:p>5.905754</text:p>
          </table:table-cell>
          <table:table-cell office:value-type="float" office:value="6.6662913944" calcext:value-type="float">
            <text:p>6.6662913944</text:p>
          </table:table-cell>
          <table:table-cell table:formula="of:=POWER([.C1460]-6.75;2)" office:value-type="float" office:value="0.00700713065149636" calcext:value-type="float">
            <text:p>0.0070071307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6.313729" calcext:value-type="float">
            <text:p>6.313729</text:p>
          </table:table-cell>
          <table:table-cell office:value-type="float" office:value="6.6763720423" calcext:value-type="float">
            <text:p>6.6763720423</text:p>
          </table:table-cell>
          <table:table-cell table:formula="of:=POWER([.C1461]-6.75;2)" office:value-type="float" office:value="0.00542107615507303" calcext:value-type="float">
            <text:p>0.0054210762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6.731987" calcext:value-type="float">
            <text:p>6.731987</text:p>
          </table:table-cell>
          <table:table-cell office:value-type="float" office:value="6.6805299155" calcext:value-type="float">
            <text:p>6.6805299155</text:p>
          </table:table-cell>
          <table:table-cell table:formula="of:=POWER([.C1462]-6.75;2)" office:value-type="float" office:value="0.00482609264043711" calcext:value-type="float">
            <text:p>0.0048260926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7.022087" calcext:value-type="float">
            <text:p>7.022087</text:p>
          </table:table-cell>
          <table:table-cell office:value-type="float" office:value="6.6787476197" calcext:value-type="float">
            <text:p>6.6787476197</text:p>
          </table:table-cell>
          <table:table-cell table:formula="of:=POWER([.C1463]-6.75;2)" office:value-type="float" office:value="0.0050769016984158" calcext:value-type="float">
            <text:p>0.0050769017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7.093406" calcext:value-type="float">
            <text:p>7.093406</text:p>
          </table:table-cell>
          <table:table-cell office:value-type="float" office:value="6.6729137465" calcext:value-type="float">
            <text:p>6.6729137465</text:p>
          </table:table-cell>
          <table:table-cell table:formula="of:=POWER([.C1464]-6.75;2)" office:value-type="float" office:value="0.00594229047866628" calcext:value-type="float">
            <text:p>0.0059422905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6.944572" calcext:value-type="float">
            <text:p>6.944572</text:p>
          </table:table-cell>
          <table:table-cell office:value-type="float" office:value="6.6659873521" calcext:value-type="float">
            <text:p>6.6659873521</text:p>
          </table:table-cell>
          <table:table-cell table:formula="of:=POWER([.C1465]-6.75;2)" office:value-type="float" office:value="0.00705812500716935" calcext:value-type="float">
            <text:p>0.007058125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6.65746" calcext:value-type="float">
            <text:p>6.65746</text:p>
          </table:table-cell>
          <table:table-cell office:value-type="float" office:value="6.6606859437" calcext:value-type="float">
            <text:p>6.6606859437</text:p>
          </table:table-cell>
          <table:table-cell table:formula="of:=POWER([.C1466]-6.75;2)" office:value-type="float" office:value="0.00797700065275959" calcext:value-type="float">
            <text:p>0.0079770007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6.351111" calcext:value-type="float">
            <text:p>6.351111</text:p>
          </table:table-cell>
          <table:table-cell office:value-type="float" office:value="6.6584955493" calcext:value-type="float">
            <text:p>6.6584955493</text:p>
          </table:table-cell>
          <table:table-cell table:formula="of:=POWER([.C1467]-6.75;2)" office:value-type="float" office:value="0.00837306449790881" calcext:value-type="float">
            <text:p>0.0083730645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6.122624" calcext:value-type="float">
            <text:p>6.122624</text:p>
          </table:table-cell>
          <table:table-cell office:value-type="float" office:value="6.6594654789" calcext:value-type="float">
            <text:p>6.6594654789</text:p>
          </table:table-cell>
          <table:table-cell table:formula="of:=POWER([.C1468]-6.75;2)" office:value-type="float" office:value="0.00819649951080641" calcext:value-type="float">
            <text:p>0.0081964995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6.015351" calcext:value-type="float">
            <text:p>6.015351</text:p>
          </table:table-cell>
          <table:table-cell office:value-type="float" office:value="6.6627173803" calcext:value-type="float">
            <text:p>6.6627173803</text:p>
          </table:table-cell>
          <table:table-cell table:formula="of:=POWER([.C1469]-6.75;2)" office:value-type="float" office:value="0.0076182557016948" calcext:value-type="float">
            <text:p>0.0076182557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6.028335" calcext:value-type="float">
            <text:p>6.028335</text:p>
          </table:table-cell>
          <table:table-cell office:value-type="float" office:value="6.6671198873" calcext:value-type="float">
            <text:p>6.6671198873</text:p>
          </table:table-cell>
          <table:table-cell table:formula="of:=POWER([.C1470]-6.75;2)" office:value-type="float" office:value="0.00686911308116468" calcext:value-type="float">
            <text:p>0.0068691131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.135676" calcext:value-type="float">
            <text:p>6.135676</text:p>
          </table:table-cell>
          <table:table-cell office:value-type="float" office:value="6.671623831" calcext:value-type="float">
            <text:p>6.671623831</text:p>
          </table:table-cell>
          <table:table-cell table:formula="of:=POWER([.C1471]-6.75;2)" office:value-type="float" office:value="0.0061428238671166" calcext:value-type="float">
            <text:p>0.0061428239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6.291366" calcext:value-type="float">
            <text:p>6.291366</text:p>
          </table:table-cell>
          <table:table-cell office:value-type="float" office:value="6.6753272817" calcext:value-type="float">
            <text:p>6.6753272817</text:p>
          </table:table-cell>
          <table:table-cell table:formula="of:=POWER([.C1472]-6.75;2)" office:value-type="float" office:value="0.00557601485831122" calcext:value-type="float">
            <text:p>0.0055760149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6.435259" calcext:value-type="float">
            <text:p>6.435259</text:p>
          </table:table-cell>
          <table:table-cell office:value-type="float" office:value="6.6776142254" calcext:value-type="float">
            <text:p>6.6776142254</text:p>
          </table:table-cell>
          <table:table-cell table:formula="of:=POWER([.C1473]-6.75;2)" office:value-type="float" office:value="0.00523970036444198" calcext:value-type="float">
            <text:p>0.0052397004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.515362" calcext:value-type="float">
            <text:p>6.515362</text:p>
          </table:table-cell>
          <table:table-cell office:value-type="float" office:value="6.6783938451" calcext:value-type="float">
            <text:p>6.6783938451</text:p>
          </table:table-cell>
          <table:table-cell table:formula="of:=POWER([.C1474]-6.75;2)" office:value-type="float" office:value="0.00512744141956273" calcext:value-type="float">
            <text:p>0.0051274414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6.513704" calcext:value-type="float">
            <text:p>6.513704</text:p>
          </table:table-cell>
          <table:table-cell office:value-type="float" office:value="6.6782235915" calcext:value-type="float">
            <text:p>6.6782235915</text:p>
          </table:table-cell>
          <table:table-cell table:formula="of:=POWER([.C1475]-6.75;2)" office:value-type="float" office:value="0.00515185281715886" calcext:value-type="float">
            <text:p>0.0051518528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6.456095" calcext:value-type="float">
            <text:p>6.456095</text:p>
          </table:table-cell>
          <table:table-cell office:value-type="float" office:value="6.6781710563" calcext:value-type="float">
            <text:p>6.6781710563</text:p>
          </table:table-cell>
          <table:table-cell table:formula="of:=POWER([.C1476]-6.75;2)" office:value-type="float" office:value="0.00515939715305776" calcext:value-type="float">
            <text:p>0.0051593972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6.398322" calcext:value-type="float">
            <text:p>6.398322</text:p>
          </table:table-cell>
          <table:table-cell office:value-type="float" office:value="6.6793319577" calcext:value-type="float">
            <text:p>6.6793319577</text:p>
          </table:table-cell>
          <table:table-cell table:formula="of:=POWER([.C1477]-6.75;2)" office:value-type="float" office:value="0.00499397220251464" calcext:value-type="float">
            <text:p>0.0049939722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6.393778" calcext:value-type="float">
            <text:p>6.393778</text:p>
          </table:table-cell>
          <table:table-cell office:value-type="float" office:value="6.6820127183" calcext:value-type="float">
            <text:p>6.6820127183</text:p>
          </table:table-cell>
          <table:table-cell table:formula="of:=POWER([.C1478]-6.75;2)" office:value-type="float" office:value="0.00462227047295513" calcext:value-type="float">
            <text:p>0.0046222705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6.459642" calcext:value-type="float">
            <text:p>6.459642</text:p>
          </table:table-cell>
          <table:table-cell office:value-type="float" office:value="6.684990507" calcext:value-type="float">
            <text:p>6.684990507</text:p>
          </table:table-cell>
          <table:table-cell table:formula="of:=POWER([.C1479]-6.75;2)" office:value-type="float" office:value="0.00422623418011702" calcext:value-type="float">
            <text:p>0.0042262342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6.566268" calcext:value-type="float">
            <text:p>6.566268</text:p>
          </table:table-cell>
          <table:table-cell office:value-type="float" office:value="6.6855804366" calcext:value-type="float">
            <text:p>6.6855804366</text:p>
          </table:table-cell>
          <table:table-cell table:formula="of:=POWER([.C1480]-6.75;2)" office:value-type="float" office:value="0.00414988014864656" calcext:value-type="float">
            <text:p>0.0041498801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.659324" calcext:value-type="float">
            <text:p>6.659324</text:p>
          </table:table-cell>
          <table:table-cell office:value-type="float" office:value="6.6808092958" calcext:value-type="float">
            <text:p>6.6808092958</text:p>
          </table:table-cell>
          <table:table-cell table:formula="of:=POWER([.C1481]-6.75;2)" office:value-type="float" office:value="0.00478735354769195" calcext:value-type="float">
            <text:p>0.0047873535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6.695926" calcext:value-type="float">
            <text:p>6.695926</text:p>
          </table:table-cell>
          <table:table-cell office:value-type="float" office:value="6.6692251831" calcext:value-type="float">
            <text:p>6.6692251831</text:p>
          </table:table-cell>
          <table:table-cell table:formula="of:=POWER([.C1482]-6.75;2)" office:value-type="float" office:value="0.00652457104522852" calcext:value-type="float">
            <text:p>0.006524571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6.668525" calcext:value-type="float">
            <text:p>6.668525</text:p>
          </table:table-cell>
          <table:table-cell office:value-type="float" office:value="6.6524067746" calcext:value-type="float">
            <text:p>6.6524067746</text:p>
          </table:table-cell>
          <table:table-cell table:formula="of:=POWER([.C1483]-6.75;2)" office:value-type="float" office:value="0.00952443764397517" calcext:value-type="float">
            <text:p>0.0095244376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6.604399" calcext:value-type="float">
            <text:p>6.604399</text:p>
          </table:table-cell>
          <table:table-cell office:value-type="float" office:value="6.634840169" calcext:value-type="float">
            <text:p>6.634840169</text:p>
          </table:table-cell>
          <table:table-cell table:formula="of:=POWER([.C1484]-6.75;2)" office:value-type="float" office:value="0.0132617866759485" calcext:value-type="float">
            <text:p>0.0132617867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6.54472" calcext:value-type="float">
            <text:p>6.54472</text:p>
          </table:table-cell>
          <table:table-cell office:value-type="float" office:value="6.6213420282" calcext:value-type="float">
            <text:p>6.6213420282</text:p>
          </table:table-cell>
          <table:table-cell table:formula="of:=POWER([.C1485]-6.75;2)" office:value-type="float" office:value="0.0165528737076896" calcext:value-type="float">
            <text:p>0.0165528737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6.51878" calcext:value-type="float">
            <text:p>6.51878</text:p>
          </table:table-cell>
          <table:table-cell office:value-type="float" office:value="6.6141203944" calcext:value-type="float">
            <text:p>6.6141203944</text:p>
          </table:table-cell>
          <table:table-cell table:formula="of:=POWER([.C1486]-6.75;2)" office:value-type="float" office:value="0.0184632672180114" calcext:value-type="float">
            <text:p>0.0184632672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6.531667" calcext:value-type="float">
            <text:p>6.531667</text:p>
          </table:table-cell>
          <table:table-cell office:value-type="float" office:value="6.6123285493" calcext:value-type="float">
            <text:p>6.6123285493</text:p>
          </table:table-cell>
          <table:table-cell table:formula="of:=POWER([.C1487]-6.75;2)" office:value-type="float" office:value="0.0189534283378426" calcext:value-type="float">
            <text:p>0.0189534283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6.570898" calcext:value-type="float">
            <text:p>6.570898</text:p>
          </table:table-cell>
          <table:table-cell office:value-type="float" office:value="6.6136211549" calcext:value-type="float">
            <text:p>6.6136211549</text:p>
          </table:table-cell>
          <table:table-cell table:formula="of:=POWER([.C1488]-6.75;2)" office:value-type="float" office:value="0.0185991893908099" calcext:value-type="float">
            <text:p>0.0185991894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6.62013" calcext:value-type="float">
            <text:p>6.62013</text:p>
          </table:table-cell>
          <table:table-cell office:value-type="float" office:value="6.6158164085" calcext:value-type="float">
            <text:p>6.6158164085</text:p>
          </table:table-cell>
          <table:table-cell table:formula="of:=POWER([.C1489]-6.75;2)" office:value-type="float" office:value="0.0180052362278389" calcext:value-type="float">
            <text:p>0.0180052362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6.667118" calcext:value-type="float">
            <text:p>6.667118</text:p>
          </table:table-cell>
          <table:table-cell office:value-type="float" office:value="6.6177088873" calcext:value-type="float">
            <text:p>6.6177088873</text:p>
          </table:table-cell>
          <table:table-cell table:formula="of:=POWER([.C1490]-6.75;2)" office:value-type="float" office:value="0.0175009384994041" calcext:value-type="float">
            <text:p>0.0175009385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.705176" calcext:value-type="float">
            <text:p>6.705176</text:p>
          </table:table-cell>
          <table:table-cell office:value-type="float" office:value="6.6189899155" calcext:value-type="float">
            <text:p>6.6189899155</text:p>
          </table:table-cell>
          <table:table-cell table:formula="of:=POWER([.C1491]-6.75;2)" office:value-type="float" office:value="0.0171636422406971" calcext:value-type="float">
            <text:p>0.0171636422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6.733443" calcext:value-type="float">
            <text:p>6.733443</text:p>
          </table:table-cell>
          <table:table-cell office:value-type="float" office:value="6.6196337887" calcext:value-type="float">
            <text:p>6.6196337887</text:p>
          </table:table-cell>
          <table:table-cell table:formula="of:=POWER([.C1492]-6.75;2)" office:value-type="float" office:value="0.0169953490487163" calcext:value-type="float">
            <text:p>0.016995349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6.75695" calcext:value-type="float">
            <text:p>6.75695</text:p>
          </table:table-cell>
          <table:table-cell office:value-type="float" office:value="6.6191790845" calcext:value-type="float">
            <text:p>6.6191790845</text:p>
          </table:table-cell>
          <table:table-cell table:formula="of:=POWER([.C1493]-6.75;2)" office:value-type="float" office:value="0.0171141119322582" calcext:value-type="float">
            <text:p>0.0171141119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6.783513" calcext:value-type="float">
            <text:p>6.783513</text:p>
          </table:table-cell>
          <table:table-cell office:value-type="float" office:value="6.6161774507" calcext:value-type="float">
            <text:p>6.6161774507</text:p>
          </table:table-cell>
          <table:table-cell table:formula="of:=POWER([.C1494]-6.75;2)" office:value-type="float" office:value="0.0179084747011508" calcext:value-type="float">
            <text:p>0.0179084747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6.817362" calcext:value-type="float">
            <text:p>6.817362</text:p>
          </table:table-cell>
          <table:table-cell office:value-type="float" office:value="6.6076235775" calcext:value-type="float">
            <text:p>6.6076235775</text:p>
          </table:table-cell>
          <table:table-cell table:formula="of:=POWER([.C1495]-6.75;2)" office:value-type="float" office:value="0.0202710456838985" calcext:value-type="float">
            <text:p>0.0202710457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6.854344" calcext:value-type="float">
            <text:p>6.854344</text:p>
          </table:table-cell>
          <table:table-cell office:value-type="float" office:value="6.5861494507" calcext:value-type="float">
            <text:p>6.5861494507</text:p>
          </table:table-cell>
          <table:table-cell table:formula="of:=POWER([.C1496]-6.75;2)" office:value-type="float" office:value="0.0268470025059118" calcext:value-type="float">
            <text:p>0.0268470025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6.883326" calcext:value-type="float">
            <text:p>6.883326</text:p>
          </table:table-cell>
          <table:table-cell office:value-type="float" office:value="6.5641544507" calcext:value-type="float">
            <text:p>6.5641544507</text:p>
          </table:table-cell>
          <table:table-cell table:formula="of:=POWER([.C1497]-6.75;2)" office:value-type="float" office:value="0.0345385681946186" calcext:value-type="float">
            <text:p>0.0345385682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6.893215" calcext:value-type="float">
            <text:p>6.893215</text:p>
          </table:table-cell>
          <table:table-cell office:value-type="float" office:value="6.6109989437" calcext:value-type="float">
            <text:p>6.6109989437</text:p>
          </table:table-cell>
          <table:table-cell table:formula="of:=POWER([.C1498]-6.75;2)" office:value-type="float" office:value="0.0193212936525157" calcext:value-type="float">
            <text:p>0.0193212937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6.880333" calcext:value-type="float">
            <text:p>6.880333</text:p>
          </table:table-cell>
          <table:table-cell office:value-type="float" office:value="6.6219910845" calcext:value-type="float">
            <text:p>6.6219910845</text:p>
          </table:table-cell>
          <table:table-cell table:formula="of:=POWER([.C1499]-6.75;2)" office:value-type="float" office:value="0.0163862824474861" calcext:value-type="float">
            <text:p>0.0163862824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6.850768" calcext:value-type="float">
            <text:p>6.850768</text:p>
          </table:table-cell>
          <table:table-cell office:value-type="float" office:value="6.6233171972" calcext:value-type="float">
            <text:p>6.6233171972</text:p>
          </table:table-cell>
          <table:table-cell table:formula="of:=POWER([.C1500]-6.75;2)" office:value-type="float" office:value="0.0160485325252636" calcext:value-type="float">
            <text:p>0.0160485325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.815997" calcext:value-type="float">
            <text:p>6.815997</text:p>
          </table:table-cell>
          <table:table-cell office:value-type="float" office:value="6.6201727042" calcext:value-type="float">
            <text:p>6.6201727042</text:p>
          </table:table-cell>
          <table:table-cell table:formula="of:=POWER([.C1501]-6.75;2)" office:value-type="float" office:value="0.0168551267347407" calcext:value-type="float">
            <text:p>0.0168551267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6.785245" calcext:value-type="float">
            <text:p>6.785245</text:p>
          </table:table-cell>
          <table:table-cell office:value-type="float" office:value="6.6149710986" calcext:value-type="float">
            <text:p>6.6149710986</text:p>
          </table:table-cell>
          <table:table-cell table:formula="of:=POWER([.C1502]-6.75;2)" office:value-type="float" office:value="0.018232804213291" calcext:value-type="float">
            <text:p>0.0182328042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6.761269" calcext:value-type="float">
            <text:p>6.761269</text:p>
          </table:table-cell>
          <table:table-cell office:value-type="float" office:value="6.6089909155" calcext:value-type="float">
            <text:p>6.6089909155</text:p>
          </table:table-cell>
          <table:table-cell table:formula="of:=POWER([.C1503]-6.75;2)" office:value-type="float" office:value="0.0198835619115282" calcext:value-type="float">
            <text:p>0.0198835619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6.743628" calcext:value-type="float">
            <text:p>6.743628</text:p>
          </table:table-cell>
          <table:table-cell office:value-type="float" office:value="6.6027376056" calcext:value-type="float">
            <text:p>6.6027376056</text:p>
          </table:table-cell>
          <table:table-cell table:formula="of:=POWER([.C1504]-6.75;2)" office:value-type="float" office:value="0.0216862128044212" calcext:value-type="float">
            <text:p>0.0216862128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6.735672" calcext:value-type="float">
            <text:p>6.735672</text:p>
          </table:table-cell>
          <table:table-cell office:value-type="float" office:value="6.5962495352" calcext:value-type="float">
            <text:p>6.5962495352</text:p>
          </table:table-cell>
          <table:table-cell table:formula="of:=POWER([.C1505]-6.75;2)" office:value-type="float" office:value="0.023639205426216" calcext:value-type="float">
            <text:p>0.0236392054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6.746564" calcext:value-type="float">
            <text:p>6.746564</text:p>
          </table:table-cell>
          <table:table-cell office:value-type="float" office:value="6.5894009155" calcext:value-type="float">
            <text:p>6.5894009155</text:p>
          </table:table-cell>
          <table:table-cell table:formula="of:=POWER([.C1506]-6.75;2)" office:value-type="float" office:value="0.0257920659422382" calcext:value-type="float">
            <text:p>0.0257920659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6.78414" calcext:value-type="float">
            <text:p>6.78414</text:p>
          </table:table-cell>
          <table:table-cell office:value-type="float" office:value="6.5820342676" calcext:value-type="float">
            <text:p>6.5820342676</text:p>
          </table:table-cell>
          <table:table-cell table:formula="of:=POWER([.C1507]-6.75;2)" office:value-type="float" office:value="0.0282124872606684" calcext:value-type="float">
            <text:p>0.0282124873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6.844678" calcext:value-type="float">
            <text:p>6.844678</text:p>
          </table:table-cell>
          <table:table-cell office:value-type="float" office:value="6.5739564085" calcext:value-type="float">
            <text:p>6.5739564085</text:p>
          </table:table-cell>
          <table:table-cell table:formula="of:=POWER([.C1508]-6.75;2)" office:value-type="float" office:value="0.0309913461082189" calcext:value-type="float">
            <text:p>0.0309913461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6.910281" calcext:value-type="float">
            <text:p>6.910281</text:p>
          </table:table-cell>
          <table:table-cell office:value-type="float" office:value="6.5650200704" calcext:value-type="float">
            <text:p>6.5650200704</text:p>
          </table:table-cell>
          <table:table-cell table:formula="of:=POWER([.C1509]-6.75;2)" office:value-type="float" office:value="0.0342175743548209" calcext:value-type="float">
            <text:p>0.0342175744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6.957606" calcext:value-type="float">
            <text:p>6.957606</text:p>
          </table:table-cell>
          <table:table-cell office:value-type="float" office:value="6.5553493662" calcext:value-type="float">
            <text:p>6.5553493662</text:p>
          </table:table-cell>
          <table:table-cell table:formula="of:=POWER([.C1510]-6.75;2)" office:value-type="float" office:value="0.0378888692387418" calcext:value-type="float">
            <text:p>0.0378888692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.971105" calcext:value-type="float">
            <text:p>6.971105</text:p>
          </table:table-cell>
          <table:table-cell office:value-type="float" office:value="6.5454577465" calcext:value-type="float">
            <text:p>6.5454577465</text:p>
          </table:table-cell>
          <table:table-cell table:formula="of:=POWER([.C1511]-6.75;2)" office:value-type="float" office:value="0.0418375334668581" calcext:value-type="float">
            <text:p>0.0418375335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6.950724" calcext:value-type="float">
            <text:p>6.950724</text:p>
          </table:table-cell>
          <table:table-cell office:value-type="float" office:value="6.5360215352" calcext:value-type="float">
            <text:p>6.5360215352</text:p>
          </table:table-cell>
          <table:table-cell table:formula="of:=POWER([.C1512]-6.75;2)" office:value-type="float" office:value="0.045786783398165" calcext:value-type="float">
            <text:p>0.0457867834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6.909071" calcext:value-type="float">
            <text:p>6.909071</text:p>
          </table:table-cell>
          <table:table-cell office:value-type="float" office:value="6.5274485915" calcext:value-type="float">
            <text:p>6.5274485915</text:p>
          </table:table-cell>
          <table:table-cell table:formula="of:=POWER([.C1513]-6.75;2)" office:value-type="float" office:value="0.049529129425334" calcext:value-type="float">
            <text:p>0.0495291294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6.861033" calcext:value-type="float">
            <text:p>6.861033</text:p>
          </table:table-cell>
          <table:table-cell office:value-type="float" office:value="6.5196518592" calcext:value-type="float">
            <text:p>6.5196518592</text:p>
          </table:table-cell>
          <table:table-cell table:formula="of:=POWER([.C1514]-6.75;2)" office:value-type="float" office:value="0.0530602659700168" calcext:value-type="float">
            <text:p>0.053060266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6.814938" calcext:value-type="float">
            <text:p>6.814938</text:p>
          </table:table-cell>
          <table:table-cell office:value-type="float" office:value="6.5122594225" calcext:value-type="float">
            <text:p>6.5122594225</text:p>
          </table:table-cell>
          <table:table-cell table:formula="of:=POWER([.C1515]-6.75;2)" office:value-type="float" office:value="0.0565205821900337" calcext:value-type="float">
            <text:p>0.0565205822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6.772928" calcext:value-type="float">
            <text:p>6.772928</text:p>
          </table:table-cell>
          <table:table-cell office:value-type="float" office:value="6.5050623521" calcext:value-type="float">
            <text:p>6.5050623521</text:p>
          </table:table-cell>
          <table:table-cell table:formula="of:=POWER([.C1516]-6.75;2)" office:value-type="float" office:value="0.0599944513587842" calcext:value-type="float">
            <text:p>0.0599944514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6.738186" calcext:value-type="float">
            <text:p>6.738186</text:p>
          </table:table-cell>
          <table:table-cell office:value-type="float" office:value="6.4982653944" calcext:value-type="float">
            <text:p>6.4982653944</text:p>
          </table:table-cell>
          <table:table-cell table:formula="of:=POWER([.C1517]-6.75;2)" office:value-type="float" office:value="0.0633703116565877" calcext:value-type="float">
            <text:p>0.0633703117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6.718397" calcext:value-type="float">
            <text:p>6.718397</text:p>
          </table:table-cell>
          <table:table-cell office:value-type="float" office:value="6.4923024085" calcext:value-type="float">
            <text:p>6.4923024085</text:p>
          </table:table-cell>
          <table:table-cell table:formula="of:=POWER([.C1518]-6.75;2)" office:value-type="float" office:value="0.0664080486649011" calcext:value-type="float">
            <text:p>0.0664080487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6.719694" calcext:value-type="float">
            <text:p>6.719694</text:p>
          </table:table-cell>
          <table:table-cell office:value-type="float" office:value="6.4874241127" calcext:value-type="float">
            <text:p>6.4874241127</text:p>
          </table:table-cell>
          <table:table-cell table:formula="of:=POWER([.C1519]-6.75;2)" office:value-type="float" office:value="0.0689460965913822" calcext:value-type="float">
            <text:p>0.0689460966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6.738556" calcext:value-type="float">
            <text:p>6.738556</text:p>
          </table:table-cell>
          <table:table-cell office:value-type="float" office:value="6.4834707606" calcext:value-type="float">
            <text:p>6.4834707606</text:p>
          </table:table-cell>
          <table:table-cell table:formula="of:=POWER([.C1520]-6.75;2)" office:value-type="float" office:value="0.0710378354551423" calcext:value-type="float">
            <text:p>0.0710378355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.762947" calcext:value-type="float">
            <text:p>6.762947</text:p>
          </table:table-cell>
          <table:table-cell office:value-type="float" office:value="6.4799849859" calcext:value-type="float">
            <text:p>6.4799849859</text:p>
          </table:table-cell>
          <table:table-cell table:formula="of:=POWER([.C1521]-6.75;2)" office:value-type="float" office:value="0.0729081078394233" calcext:value-type="float">
            <text:p>0.0729081078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6.782021" calcext:value-type="float">
            <text:p>6.782021</text:p>
          </table:table-cell>
          <table:table-cell office:value-type="float" office:value="6.4764646479" calcext:value-type="float">
            <text:p>6.4764646479</text:p>
          </table:table-cell>
          <table:table-cell table:formula="of:=POWER([.C1522]-6.75;2)" office:value-type="float" office:value="0.0748215888484708" calcext:value-type="float">
            <text:p>0.0748215888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6.792541" calcext:value-type="float">
            <text:p>6.792541</text:p>
          </table:table-cell>
          <table:table-cell office:value-type="float" office:value="6.472530493" calcext:value-type="float">
            <text:p>6.472530493</text:p>
          </table:table-cell>
          <table:table-cell table:formula="of:=POWER([.C1523]-6.75;2)" office:value-type="float" office:value="0.0769893273148232" calcext:value-type="float">
            <text:p>0.0769893273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6.795411" calcext:value-type="float">
            <text:p>6.795411</text:p>
          </table:table-cell>
          <table:table-cell office:value-type="float" office:value="6.4680095775" calcext:value-type="float">
            <text:p>6.4680095775</text:p>
          </table:table-cell>
          <table:table-cell table:formula="of:=POWER([.C1524]-6.75;2)" office:value-type="float" office:value="0.0795185983817284" calcext:value-type="float">
            <text:p>0.0795185984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6.789037" calcext:value-type="float">
            <text:p>6.789037</text:p>
          </table:table-cell>
          <table:table-cell office:value-type="float" office:value="6.463031831" calcext:value-type="float">
            <text:p>6.463031831</text:p>
          </table:table-cell>
          <table:table-cell table:formula="of:=POWER([.C1525]-6.75;2)" office:value-type="float" office:value="0.0823507300192124" calcext:value-type="float">
            <text:p>0.08235073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6.769516" calcext:value-type="float">
            <text:p>6.769516</text:p>
          </table:table-cell>
          <table:table-cell office:value-type="float" office:value="6.4580894085" calcext:value-type="float">
            <text:p>6.4580894085</text:p>
          </table:table-cell>
          <table:table-cell table:formula="of:=POWER([.C1526]-6.75;2)" office:value-type="float" office:value="0.0852117934298797" calcext:value-type="float">
            <text:p>0.0852117934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6.737183" calcext:value-type="float">
            <text:p>6.737183</text:p>
          </table:table-cell>
          <table:table-cell office:value-type="float" office:value="6.453890662" calcext:value-type="float">
            <text:p>6.453890662</text:p>
          </table:table-cell>
          <table:table-cell table:formula="of:=POWER([.C1527]-6.75;2)" office:value-type="float" office:value="0.0876807400507982" calcext:value-type="float">
            <text:p>0.0876807401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6.699663" calcext:value-type="float">
            <text:p>6.699663</text:p>
          </table:table-cell>
          <table:table-cell office:value-type="float" office:value="6.4510068028" calcext:value-type="float">
            <text:p>6.4510068028</text:p>
          </table:table-cell>
          <table:table-cell table:formula="of:=POWER([.C1528]-6.75;2)" office:value-type="float" office:value="0.0893969319718779" calcext:value-type="float">
            <text:p>0.089396932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6.666241" calcext:value-type="float">
            <text:p>6.666241</text:p>
          </table:table-cell>
          <table:table-cell office:value-type="float" office:value="6.449580507" calcext:value-type="float">
            <text:p>6.449580507</text:p>
          </table:table-cell>
          <table:table-cell table:formula="of:=POWER([.C1529]-6.75;2)" office:value-type="float" office:value="0.0902518717743769" calcext:value-type="float">
            <text:p>0.0902518718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6.640612" calcext:value-type="float">
            <text:p>6.640612</text:p>
          </table:table-cell>
          <table:table-cell office:value-type="float" office:value="6.4493535634" calcext:value-type="float">
            <text:p>6.4493535634</text:p>
          </table:table-cell>
          <table:table-cell table:formula="of:=POWER([.C1530]-6.75;2)" office:value-type="float" office:value="0.0903882798402779" calcext:value-type="float">
            <text:p>0.0903882798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6.62148" calcext:value-type="float">
            <text:p>6.62148</text:p>
          </table:table-cell>
          <table:table-cell office:value-type="float" office:value="6.4499443803" calcext:value-type="float">
            <text:p>6.4499443803</text:p>
          </table:table-cell>
          <table:table-cell table:formula="of:=POWER([.C1531]-6.75;2)" office:value-type="float" office:value="0.0900333749135511" calcext:value-type="float">
            <text:p>0.0900333749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6.608938" calcext:value-type="float">
            <text:p>6.608938</text:p>
          </table:table-cell>
          <table:table-cell office:value-type="float" office:value="6.451052169" calcext:value-type="float">
            <text:p>6.451052169</text:p>
          </table:table-cell>
          <table:table-cell table:formula="of:=POWER([.C1532]-6.75;2)" office:value-type="float" office:value="0.0893698056596043" calcext:value-type="float">
            <text:p>0.0893698057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6.605444" calcext:value-type="float">
            <text:p>6.605444</text:p>
          </table:table-cell>
          <table:table-cell office:value-type="float" office:value="6.4524017746" calcext:value-type="float">
            <text:p>6.4524017746</text:p>
          </table:table-cell>
          <table:table-cell table:formula="of:=POWER([.C1533]-6.75;2)" office:value-type="float" office:value="0.0885647037612291" calcext:value-type="float">
            <text:p>0.0885647038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6.607882" calcext:value-type="float">
            <text:p>6.607882</text:p>
          </table:table-cell>
          <table:table-cell office:value-type="float" office:value="6.4536208592" calcext:value-type="float">
            <text:p>6.4536208592</text:p>
          </table:table-cell>
          <table:table-cell table:formula="of:=POWER([.C1534]-6.75;2)" office:value-type="float" office:value="0.0878405951013463" calcext:value-type="float">
            <text:p>0.0878405951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6.601632" calcext:value-type="float">
            <text:p>6.601632</text:p>
          </table:table-cell>
          <table:table-cell office:value-type="float" office:value="6.4543719718" calcext:value-type="float">
            <text:p>6.4543719718</text:p>
          </table:table-cell>
          <table:table-cell table:formula="of:=POWER([.C1535]-6.75;2)" office:value-type="float" office:value="0.0873959310574202" calcext:value-type="float">
            <text:p>0.0873959311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6.568172" calcext:value-type="float">
            <text:p>6.568172</text:p>
          </table:table-cell>
          <table:table-cell office:value-type="float" office:value="6.4547367042" calcext:value-type="float">
            <text:p>6.4547367042</text:p>
          </table:table-cell>
          <table:table-cell table:formula="of:=POWER([.C1536]-6.75;2)" office:value-type="float" office:value="0.0871804138466782" calcext:value-type="float">
            <text:p>0.0871804138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6.501942" calcext:value-type="float">
            <text:p>6.501942</text:p>
          </table:table-cell>
          <table:table-cell office:value-type="float" office:value="6.455446662" calcext:value-type="float">
            <text:p>6.455446662</text:p>
          </table:table-cell>
          <table:table-cell table:formula="of:=POWER([.C1537]-6.75;2)" office:value-type="float" office:value="0.0867616689269423" calcext:value-type="float">
            <text:p>0.0867616689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6.419976" calcext:value-type="float">
            <text:p>6.419976</text:p>
          </table:table-cell>
          <table:table-cell office:value-type="float" office:value="6.4575932676" calcext:value-type="float">
            <text:p>6.4575932676</text:p>
          </table:table-cell>
          <table:table-cell table:formula="of:=POWER([.C1538]-6.75;2)" office:value-type="float" office:value="0.0855016971528452" calcext:value-type="float">
            <text:p>0.0855016972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6.353509" calcext:value-type="float">
            <text:p>6.353509</text:p>
          </table:table-cell>
          <table:table-cell office:value-type="float" office:value="6.4619383662" calcext:value-type="float">
            <text:p>6.4619383662</text:p>
          </table:table-cell>
          <table:table-cell table:formula="of:=POWER([.C1539]-6.75;2)" office:value-type="float" office:value="0.0829795048675253" calcext:value-type="float">
            <text:p>0.0829795049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6.327929" calcext:value-type="float">
            <text:p>6.327929</text:p>
          </table:table-cell>
          <table:table-cell office:value-type="float" office:value="6.4683641972" calcext:value-type="float">
            <text:p>6.4683641972</text:p>
          </table:table-cell>
          <table:table-cell table:formula="of:=POWER([.C1540]-6.75;2)" office:value-type="float" office:value="0.0793187254188007" calcext:value-type="float">
            <text:p>0.0793187254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.348115" calcext:value-type="float">
            <text:p>6.348115</text:p>
          </table:table-cell>
          <table:table-cell office:value-type="float" office:value="6.4758825352" calcext:value-type="float">
            <text:p>6.4758825352</text:p>
          </table:table-cell>
          <table:table-cell table:formula="of:=POWER([.C1541]-6.75;2)" office:value-type="float" office:value="0.0751403845083791" calcext:value-type="float">
            <text:p>0.0751403845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6.398621" calcext:value-type="float">
            <text:p>6.398621</text:p>
          </table:table-cell>
          <table:table-cell office:value-type="float" office:value="6.4831458873" calcext:value-type="float">
            <text:p>6.4831458873</text:p>
          </table:table-cell>
          <table:table-cell table:formula="of:=POWER([.C1542]-6.75;2)" office:value-type="float" office:value="0.0712111174649043" calcext:value-type="float">
            <text:p>0.0712111175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6.453739" calcext:value-type="float">
            <text:p>6.453739</text:p>
          </table:table-cell>
          <table:table-cell office:value-type="float" office:value="6.4890969296" calcext:value-type="float">
            <text:p>6.4890969296</text:p>
          </table:table-cell>
          <table:table-cell table:formula="of:=POWER([.C1543]-6.75;2)" office:value-type="float" office:value="0.0680704121441476" calcext:value-type="float">
            <text:p>0.0680704121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6.490612" calcext:value-type="float">
            <text:p>6.490612</text:p>
          </table:table-cell>
          <table:table-cell office:value-type="float" office:value="6.493419" calcext:value-type="float">
            <text:p>6.493419</text:p>
          </table:table-cell>
          <table:table-cell table:formula="of:=POWER([.C1544]-6.75;2)" office:value-type="float" office:value="0.0658338095609999" calcext:value-type="float">
            <text:p>0.0658338096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6.503274" calcext:value-type="float">
            <text:p>6.503274</text:p>
          </table:table-cell>
          <table:table-cell office:value-type="float" office:value="6.4965771972" calcext:value-type="float">
            <text:p>6.4965771972</text:p>
          </table:table-cell>
          <table:table-cell table:formula="of:=POWER([.C1545]-6.75;2)" office:value-type="float" office:value="0.0642231169790078" calcext:value-type="float">
            <text:p>0.064223117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6.509974" calcext:value-type="float">
            <text:p>6.509974</text:p>
          </table:table-cell>
          <table:table-cell office:value-type="float" office:value="6.4993879859" calcext:value-type="float">
            <text:p>6.4993879859</text:p>
          </table:table-cell>
          <table:table-cell table:formula="of:=POWER([.C1546]-6.75;2)" office:value-type="float" office:value="0.0628063816112584" calcext:value-type="float">
            <text:p>0.0628063816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6.538519" calcext:value-type="float">
            <text:p>6.538519</text:p>
          </table:table-cell>
          <table:table-cell office:value-type="float" office:value="6.5023618873" calcext:value-type="float">
            <text:p>6.5023618873</text:p>
          </table:table-cell>
          <table:table-cell table:formula="of:=POWER([.C1547]-6.75;2)" office:value-type="float" office:value="0.0613246348616178" calcext:value-type="float">
            <text:p>0.0613246349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6.588656" calcext:value-type="float">
            <text:p>6.588656</text:p>
          </table:table-cell>
          <table:table-cell office:value-type="float" office:value="6.5053817465" calcext:value-type="float">
            <text:p>6.5053817465</text:p>
          </table:table-cell>
          <table:table-cell table:formula="of:=POWER([.C1548]-6.75;2)" office:value-type="float" office:value="0.0598380899453901" calcext:value-type="float">
            <text:p>0.0598380899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6.605201" calcext:value-type="float">
            <text:p>6.605201</text:p>
          </table:table-cell>
          <table:table-cell office:value-type="float" office:value="6.5081537324" calcext:value-type="float">
            <text:p>6.5081537324</text:p>
          </table:table-cell>
          <table:table-cell table:formula="of:=POWER([.C1549]-6.75;2)" office:value-type="float" office:value="0.0584896171520507" calcext:value-type="float">
            <text:p>0.0584896172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6.501527" calcext:value-type="float">
            <text:p>6.501527</text:p>
          </table:table-cell>
          <table:table-cell office:value-type="float" office:value="6.5111545493" calcext:value-type="float">
            <text:p>6.5111545493</text:p>
          </table:table-cell>
          <table:table-cell table:formula="of:=POWER([.C1550]-6.75;2)" office:value-type="float" office:value="0.0570471493200859" calcext:value-type="float">
            <text:p>0.0570471493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.227517" calcext:value-type="float">
            <text:p>6.227517</text:p>
          </table:table-cell>
          <table:table-cell office:value-type="float" office:value="6.5161577606" calcext:value-type="float">
            <text:p>6.5161577606</text:p>
          </table:table-cell>
          <table:table-cell table:formula="of:=POWER([.C1551]-6.75;2)" office:value-type="float" office:value="0.0546821929276067" calcext:value-type="float">
            <text:p>0.0546821929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5.836852" calcext:value-type="float">
            <text:p>5.836852</text:p>
          </table:table-cell>
          <table:table-cell office:value-type="float" office:value="6.5256341408" calcext:value-type="float">
            <text:p>6.5256341408</text:p>
          </table:table-cell>
          <table:table-cell table:formula="of:=POWER([.C1552]-6.75;2)" office:value-type="float" office:value="0.0503400387745541" calcext:value-type="float">
            <text:p>0.0503400388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5.501819" calcext:value-type="float">
            <text:p>5.501819</text:p>
          </table:table-cell>
          <table:table-cell office:value-type="float" office:value="6.5411384507" calcext:value-type="float">
            <text:p>6.5411384507</text:p>
          </table:table-cell>
          <table:table-cell table:formula="of:=POWER([.C1553]-6.75;2)" office:value-type="float" office:value="0.0436231467759963" calcext:value-type="float">
            <text:p>0.0436231468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5.421296" calcext:value-type="float">
            <text:p>5.421296</text:p>
          </table:table-cell>
          <table:table-cell office:value-type="float" office:value="6.5615788592" calcext:value-type="float">
            <text:p>6.5615788592</text:p>
          </table:table-cell>
          <table:table-cell table:formula="of:=POWER([.C1554]-6.75;2)" office:value-type="float" office:value="0.0355025263003734" calcext:value-type="float">
            <text:p>0.0355025263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5.646031" calcext:value-type="float">
            <text:p>5.646031</text:p>
          </table:table-cell>
          <table:table-cell office:value-type="float" office:value="6.5829332535" calcext:value-type="float">
            <text:p>6.5829332535</text:p>
          </table:table-cell>
          <table:table-cell table:formula="of:=POWER([.C1555]-6.75;2)" office:value-type="float" office:value="0.0279112977860952" calcext:value-type="float">
            <text:p>0.0279112978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6.031984" calcext:value-type="float">
            <text:p>6.031984</text:p>
          </table:table-cell>
          <table:table-cell office:value-type="float" office:value="6.600513338" calcext:value-type="float">
            <text:p>6.600513338</text:p>
          </table:table-cell>
          <table:table-cell table:formula="of:=POWER([.C1556]-6.75;2)" office:value-type="float" office:value="0.0223462621159023" calcext:value-type="float">
            <text:p>0.0223462621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6.391559" calcext:value-type="float">
            <text:p>6.391559</text:p>
          </table:table-cell>
          <table:table-cell office:value-type="float" office:value="6.6118659718" calcext:value-type="float">
            <text:p>6.6118659718</text:p>
          </table:table-cell>
          <table:table-cell table:formula="of:=POWER([.C1557]-6.75;2)" office:value-type="float" office:value="0.0190810097467583" calcext:value-type="float">
            <text:p>0.0190810097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6.623442" calcext:value-type="float">
            <text:p>6.623442</text:p>
          </table:table-cell>
          <table:table-cell office:value-type="float" office:value="6.6174552394" calcext:value-type="float">
            <text:p>6.6174552394</text:p>
          </table:table-cell>
          <table:table-cell table:formula="of:=POWER([.C1558]-6.75;2)" office:value-type="float" office:value="0.0175681135625113" calcext:value-type="float">
            <text:p>0.0175681136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6.726761" calcext:value-type="float">
            <text:p>6.726761</text:p>
          </table:table-cell>
          <table:table-cell office:value-type="float" office:value="6.6194119859" calcext:value-type="float">
            <text:p>6.6194119859</text:p>
          </table:table-cell>
          <table:table-cell table:formula="of:=POWER([.C1559]-6.75;2)" office:value-type="float" office:value="0.0170532294265817" calcext:value-type="float">
            <text:p>0.0170532294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6.754496" calcext:value-type="float">
            <text:p>6.754496</text:p>
          </table:table-cell>
          <table:table-cell office:value-type="float" office:value="6.6199962535" calcext:value-type="float">
            <text:p>6.6199962535</text:p>
          </table:table-cell>
          <table:table-cell table:formula="of:=POWER([.C1560]-6.75;2)" office:value-type="float" office:value="0.0169009741040362" calcext:value-type="float">
            <text:p>0.0169009741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.758071" calcext:value-type="float">
            <text:p>6.758071</text:p>
          </table:table-cell>
          <table:table-cell office:value-type="float" office:value="6.6206658451" calcext:value-type="float">
            <text:p>6.6206658451</text:p>
          </table:table-cell>
          <table:table-cell table:formula="of:=POWER([.C1561]-6.75;2)" office:value-type="float" office:value="0.0167273236236973" calcext:value-type="float">
            <text:p>0.0167273236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6.750891" calcext:value-type="float">
            <text:p>6.750891</text:p>
          </table:table-cell>
          <table:table-cell office:value-type="float" office:value="6.6219402817" calcext:value-type="float">
            <text:p>6.6219402817</text:p>
          </table:table-cell>
          <table:table-cell table:formula="of:=POWER([.C1562]-6.75;2)" office:value-type="float" office:value="0.0163992914510754" calcext:value-type="float">
            <text:p>0.0163992915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6.701159" calcext:value-type="float">
            <text:p>6.701159</text:p>
          </table:table-cell>
          <table:table-cell office:value-type="float" office:value="6.6238658169" calcext:value-type="float">
            <text:p>6.6238658169</text:p>
          </table:table-cell>
          <table:table-cell table:formula="of:=POWER([.C1563]-6.75;2)" office:value-type="float" office:value="0.0159098321463042" calcext:value-type="float">
            <text:p>0.0159098321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6.543834" calcext:value-type="float">
            <text:p>6.543834</text:p>
          </table:table-cell>
          <table:table-cell office:value-type="float" office:value="6.6267059437" calcext:value-type="float">
            <text:p>6.6267059437</text:p>
          </table:table-cell>
          <table:table-cell table:formula="of:=POWER([.C1564]-6.75;2)" office:value-type="float" office:value="0.0152014243189075" calcext:value-type="float">
            <text:p>0.0152014243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6.176188" calcext:value-type="float">
            <text:p>6.176188</text:p>
          </table:table-cell>
          <table:table-cell office:value-type="float" office:value="6.6315708873" calcext:value-type="float">
            <text:p>6.6315708873</text:p>
          </table:table-cell>
          <table:table-cell table:formula="of:=POWER([.C1565]-6.75;2)" office:value-type="float" office:value="0.0140254547349094" calcext:value-type="float">
            <text:p>0.0140254547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5.292699" calcext:value-type="float">
            <text:p>5.292699</text:p>
          </table:table-cell>
          <table:table-cell office:value-type="float" office:value="6.6411481831" calcext:value-type="float">
            <text:p>6.6411481831</text:p>
          </table:table-cell>
          <table:table-cell table:formula="of:=POWER([.C1566]-6.75;2)" office:value-type="float" office:value="0.0118487180424311" calcext:value-type="float">
            <text:p>0.011848718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5.292699" calcext:value-type="float">
            <text:p>5.292699</text:p>
          </table:table-cell>
          <table:table-cell office:value-type="float" office:value="6.6626849155" calcext:value-type="float">
            <text:p>6.6626849155</text:p>
          </table:table-cell>
          <table:table-cell table:formula="of:=POWER([.C1567]-6.75;2)" office:value-type="float" office:value="0.00762392398124216" calcext:value-type="float">
            <text:p>0.007623924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0.209285" calcext:value-type="float">
            <text:p>10.209285</text:p>
          </table:table-cell>
          <table:table-cell office:value-type="float" office:value="6.6839260282" calcext:value-type="float">
            <text:p>6.6839260282</text:p>
          </table:table-cell>
          <table:table-cell table:formula="of:=POWER([.C1568]-6.75;2)" office:value-type="float" office:value="0.00436576974942718" calcext:value-type="float">
            <text:p>0.0043657697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7.673657" calcext:value-type="float">
            <text:p>7.673657</text:p>
          </table:table-cell>
          <table:table-cell office:value-type="float" office:value="6.6358125493" calcext:value-type="float">
            <text:p>6.6358125493</text:p>
          </table:table-cell>
          <table:table-cell table:formula="of:=POWER([.C1569]-6.75;2)" office:value-type="float" office:value="0.013038773897365" calcext:value-type="float">
            <text:p>0.0130387739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6.974487" calcext:value-type="float">
            <text:p>6.974487</text:p>
          </table:table-cell>
          <table:table-cell office:value-type="float" office:value="6.6233050141" calcext:value-type="float">
            <text:p>6.6233050141</text:p>
          </table:table-cell>
          <table:table-cell table:formula="of:=POWER([.C1570]-6.75;2)" office:value-type="float" office:value="0.0160516194522013" calcext:value-type="float">
            <text:p>0.0160516195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.627509" calcext:value-type="float">
            <text:p>6.627509</text:p>
          </table:table-cell>
          <table:table-cell office:value-type="float" office:value="6.6203535493" calcext:value-type="float">
            <text:p>6.6203535493</text:p>
          </table:table-cell>
          <table:table-cell table:formula="of:=POWER([.C1571]-6.75;2)" office:value-type="float" office:value="0.0168082021791076" calcext:value-type="float">
            <text:p>0.0168082022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6.446683" calcext:value-type="float">
            <text:p>6.446683</text:p>
          </table:table-cell>
          <table:table-cell office:value-type="float" office:value="6.6218195915" calcext:value-type="float">
            <text:p>6.6218195915</text:p>
          </table:table-cell>
          <table:table-cell table:formula="of:=POWER([.C1572]-6.75;2)" office:value-type="float" office:value="0.016430217123227" calcext:value-type="float">
            <text:p>0.0164302171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6.360652" calcext:value-type="float">
            <text:p>6.360652</text:p>
          </table:table-cell>
          <table:table-cell office:value-type="float" office:value="6.6253822394" calcext:value-type="float">
            <text:p>6.6253822394</text:p>
          </table:table-cell>
          <table:table-cell table:formula="of:=POWER([.C1573]-6.75;2)" office:value-type="float" office:value="0.0155295862569588" calcext:value-type="float">
            <text:p>0.0155295863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6.317284" calcext:value-type="float">
            <text:p>6.317284</text:p>
          </table:table-cell>
          <table:table-cell office:value-type="float" office:value="6.6299392958" calcext:value-type="float">
            <text:p>6.6299392958</text:p>
          </table:table-cell>
          <table:table-cell table:formula="of:=POWER([.C1574]-6.75;2)" office:value-type="float" office:value="0.0144145726929999" calcext:value-type="float">
            <text:p>0.0144145727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6.282975" calcext:value-type="float">
            <text:p>6.282975</text:p>
          </table:table-cell>
          <table:table-cell office:value-type="float" office:value="6.6351693099" calcext:value-type="float">
            <text:p>6.6351693099</text:p>
          </table:table-cell>
          <table:table-cell table:formula="of:=POWER([.C1575]-6.75;2)" office:value-type="float" office:value="0.0131860873888422" calcext:value-type="float">
            <text:p>0.0131860874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6.24942" calcext:value-type="float">
            <text:p>6.24942</text:p>
          </table:table-cell>
          <table:table-cell office:value-type="float" office:value="6.6410702254" calcext:value-type="float">
            <text:p>6.6410702254</text:p>
          </table:table-cell>
          <table:table-cell table:formula="of:=POWER([.C1576]-6.75;2)" office:value-type="float" office:value="0.0118656957944068" calcext:value-type="float">
            <text:p>0.0118656958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6.223532" calcext:value-type="float">
            <text:p>6.223532</text:p>
          </table:table-cell>
          <table:table-cell office:value-type="float" office:value="6.6475251408" calcext:value-type="float">
            <text:p>6.6475251408</text:p>
          </table:table-cell>
          <table:table-cell table:formula="of:=POWER([.C1577]-6.75;2)" office:value-type="float" office:value="0.0105010967680598" calcext:value-type="float">
            <text:p>0.0105010968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6.210612" calcext:value-type="float">
            <text:p>6.210612</text:p>
          </table:table-cell>
          <table:table-cell office:value-type="float" office:value="6.6541631831" calcext:value-type="float">
            <text:p>6.6541631831</text:p>
          </table:table-cell>
          <table:table-cell table:formula="of:=POWER([.C1578]-6.75;2)" office:value-type="float" office:value="0.00918469547352419" calcext:value-type="float">
            <text:p>0.0091846955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6.210198" calcext:value-type="float">
            <text:p>6.210198</text:p>
          </table:table-cell>
          <table:table-cell office:value-type="float" office:value="6.6605256197" calcext:value-type="float">
            <text:p>6.6605256197</text:p>
          </table:table-cell>
          <table:table-cell table:formula="of:=POWER([.C1579]-6.75;2)" office:value-type="float" office:value="0.00800566473006911" calcext:value-type="float">
            <text:p>0.0080056647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6.223661" calcext:value-type="float">
            <text:p>6.223661</text:p>
          </table:table-cell>
          <table:table-cell office:value-type="float" office:value="6.6662599155" calcext:value-type="float">
            <text:p>6.6662599155</text:p>
          </table:table-cell>
          <table:table-cell table:formula="of:=POWER([.C1580]-6.75;2)" office:value-type="float" office:value="0.00701240175206707" calcext:value-type="float">
            <text:p>0.0070124018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.255301" calcext:value-type="float">
            <text:p>6.255301</text:p>
          </table:table-cell>
          <table:table-cell office:value-type="float" office:value="6.6711351831" calcext:value-type="float">
            <text:p>6.6711351831</text:p>
          </table:table-cell>
          <table:table-cell table:formula="of:=POWER([.C1581]-6.75;2)" office:value-type="float" office:value="0.00621965934467058" calcext:value-type="float">
            <text:p>0.0062196593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6.301134" calcext:value-type="float">
            <text:p>6.301134</text:p>
          </table:table-cell>
          <table:table-cell office:value-type="float" office:value="6.6749788732" calcext:value-type="float">
            <text:p>6.6749788732</text:p>
          </table:table-cell>
          <table:table-cell table:formula="of:=POWER([.C1582]-6.75;2)" office:value-type="float" office:value="0.00562816946634172" calcext:value-type="float">
            <text:p>0.0056281695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6.342045" calcext:value-type="float">
            <text:p>6.342045</text:p>
          </table:table-cell>
          <table:table-cell office:value-type="float" office:value="6.6777272817" calcext:value-type="float">
            <text:p>6.6777272817</text:p>
          </table:table-cell>
          <table:table-cell table:formula="of:=POWER([.C1583]-6.75;2)" office:value-type="float" office:value="0.00522334581047113" calcext:value-type="float">
            <text:p>0.0052233458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6.355503" calcext:value-type="float">
            <text:p>6.355503</text:p>
          </table:table-cell>
          <table:table-cell office:value-type="float" office:value="6.6795638169" calcext:value-type="float">
            <text:p>6.6795638169</text:p>
          </table:table-cell>
          <table:table-cell table:formula="of:=POWER([.C1584]-6.75;2)" office:value-type="float" office:value="0.00496125588969673" calcext:value-type="float">
            <text:p>0.0049612559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6.33617" calcext:value-type="float">
            <text:p>6.33617</text:p>
          </table:table-cell>
          <table:table-cell office:value-type="float" office:value="6.6809485211" calcext:value-type="float">
            <text:p>6.6809485211</text:p>
          </table:table-cell>
          <table:table-cell table:formula="of:=POWER([.C1585]-6.75;2)" office:value-type="float" office:value="0.00476810673827709" calcext:value-type="float">
            <text:p>0.0047681067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6.303946" calcext:value-type="float">
            <text:p>6.303946</text:p>
          </table:table-cell>
          <table:table-cell office:value-type="float" office:value="6.6824387324" calcext:value-type="float">
            <text:p>6.6824387324</text:p>
          </table:table-cell>
          <table:table-cell table:formula="of:=POWER([.C1586]-6.75;2)" office:value-type="float" office:value="0.00456452487971886" calcext:value-type="float">
            <text:p>0.0045645249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6.290344" calcext:value-type="float">
            <text:p>6.290344</text:p>
          </table:table-cell>
          <table:table-cell office:value-type="float" office:value="6.6843845634" calcext:value-type="float">
            <text:p>6.6843845634</text:p>
          </table:table-cell>
          <table:table-cell table:formula="of:=POWER([.C1587]-6.75;2)" office:value-type="float" office:value="0.00430538552020861" calcext:value-type="float">
            <text:p>0.0043053855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6.314814" calcext:value-type="float">
            <text:p>6.314814</text:p>
          </table:table-cell>
          <table:table-cell office:value-type="float" office:value="6.6866842817" calcext:value-type="float">
            <text:p>6.6866842817</text:p>
          </table:table-cell>
          <table:table-cell table:formula="of:=POWER([.C1588]-6.75;2)" office:value-type="float" office:value="0.00400888018384498" calcext:value-type="float">
            <text:p>0.0040088802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6.372038" calcext:value-type="float">
            <text:p>6.372038</text:p>
          </table:table-cell>
          <table:table-cell office:value-type="float" office:value="6.688800507" calcext:value-type="float">
            <text:p>6.688800507</text:p>
          </table:table-cell>
          <table:table-cell table:formula="of:=POWER([.C1589]-6.75;2)" office:value-type="float" office:value="0.00374537794345707" calcext:value-type="float">
            <text:p>0.0037453779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6.439006" calcext:value-type="float">
            <text:p>6.439006</text:p>
          </table:table-cell>
          <table:table-cell office:value-type="float" office:value="6.6901053944" calcext:value-type="float">
            <text:p>6.6901053944</text:p>
          </table:table-cell>
          <table:table-cell table:formula="of:=POWER([.C1590]-6.75;2)" office:value-type="float" office:value="0.00358736377997958" calcext:value-type="float">
            <text:p>0.0035873638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6.491066" calcext:value-type="float">
            <text:p>6.491066</text:p>
          </table:table-cell>
          <table:table-cell office:value-type="float" office:value="6.6903487606" calcext:value-type="float">
            <text:p>6.6903487606</text:p>
          </table:table-cell>
          <table:table-cell table:formula="of:=POWER([.C1591]-6.75;2)" office:value-type="float" office:value="0.00355827036195611" calcext:value-type="float">
            <text:p>0.0035582704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6.513003" calcext:value-type="float">
            <text:p>6.513003</text:p>
          </table:table-cell>
          <table:table-cell office:value-type="float" office:value="6.6898707887" calcext:value-type="float">
            <text:p>6.6898707887</text:p>
          </table:table-cell>
          <table:table-cell table:formula="of:=POWER([.C1592]-6.75;2)" office:value-type="float" office:value="0.00361552205156" calcext:value-type="float">
            <text:p>0.0036155221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6.502696" calcext:value-type="float">
            <text:p>6.502696</text:p>
          </table:table-cell>
          <table:table-cell office:value-type="float" office:value="6.6893303099" calcext:value-type="float">
            <text:p>6.6893303099</text:p>
          </table:table-cell>
          <table:table-cell table:formula="of:=POWER([.C1593]-6.75;2)" office:value-type="float" office:value="0.00368081129683005" calcext:value-type="float">
            <text:p>0.0036808113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6.471556" calcext:value-type="float">
            <text:p>6.471556</text:p>
          </table:table-cell>
          <table:table-cell office:value-type="float" office:value="6.6891287887" calcext:value-type="float">
            <text:p>6.6891287887</text:p>
          </table:table-cell>
          <table:table-cell table:formula="of:=POWER([.C1594]-6.75;2)" office:value-type="float" office:value="0.00370530436512928" calcext:value-type="float">
            <text:p>0.0037053044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6.441991" calcext:value-type="float">
            <text:p>6.441991</text:p>
          </table:table-cell>
          <table:table-cell office:value-type="float" office:value="6.6890049155" calcext:value-type="float">
            <text:p>6.6890049155</text:p>
          </table:table-cell>
          <table:table-cell table:formula="of:=POWER([.C1595]-6.75;2)" office:value-type="float" office:value="0.00372040033316214" calcext:value-type="float">
            <text:p>0.0037204003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6.438125" calcext:value-type="float">
            <text:p>6.438125</text:p>
          </table:table-cell>
          <table:table-cell office:value-type="float" office:value="6.6881394366" calcext:value-type="float">
            <text:p>6.6881394366</text:p>
          </table:table-cell>
          <table:table-cell table:formula="of:=POWER([.C1596]-6.75;2)" office:value-type="float" office:value="0.00382672930416539" calcext:value-type="float">
            <text:p>0.0038267293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6.471405" calcext:value-type="float">
            <text:p>6.471405</text:p>
          </table:table-cell>
          <table:table-cell office:value-type="float" office:value="6.6857226056" calcext:value-type="float">
            <text:p>6.6857226056</text:p>
          </table:table-cell>
          <table:table-cell table:formula="of:=POWER([.C1597]-6.75;2)" office:value-type="float" office:value="0.0041315834308532" calcext:value-type="float">
            <text:p>0.0041315834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6.532429" calcext:value-type="float">
            <text:p>6.532429</text:p>
          </table:table-cell>
          <table:table-cell office:value-type="float" office:value="6.6816062535" calcext:value-type="float">
            <text:p>6.6816062535</text:p>
          </table:table-cell>
          <table:table-cell table:formula="of:=POWER([.C1598]-6.75;2)" office:value-type="float" office:value="0.00467770456030626" calcext:value-type="float">
            <text:p>0.0046777046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6.598396" calcext:value-type="float">
            <text:p>6.598396</text:p>
          </table:table-cell>
          <table:table-cell office:value-type="float" office:value="6.6765263239" calcext:value-type="float">
            <text:p>6.6765263239</text:p>
          </table:table-cell>
          <table:table-cell table:formula="of:=POWER([.C1599]-6.75;2)" office:value-type="float" office:value="0.00539838107964769" calcext:value-type="float">
            <text:p>0.0053983811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6.650128" calcext:value-type="float">
            <text:p>6.650128</text:p>
          </table:table-cell>
          <table:table-cell office:value-type="float" office:value="6.6716572817" calcext:value-type="float">
            <text:p>6.6716572817</text:p>
          </table:table-cell>
          <table:table-cell table:formula="of:=POWER([.C1600]-6.75;2)" office:value-type="float" office:value="0.00613758151063316" calcext:value-type="float">
            <text:p>0.0061375815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.68256" calcext:value-type="float">
            <text:p>6.68256</text:p>
          </table:table-cell>
          <table:table-cell office:value-type="float" office:value="6.6678699014" calcext:value-type="float">
            <text:p>6.6678699014</text:p>
          </table:table-cell>
          <table:table-cell table:formula="of:=POWER([.C1601]-6.75;2)" office:value-type="float" office:value="0.00674535309604579" calcext:value-type="float">
            <text:p>0.0067453531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6.700133" calcext:value-type="float">
            <text:p>6.700133</text:p>
          </table:table-cell>
          <table:table-cell office:value-type="float" office:value="6.6653012254" calcext:value-type="float">
            <text:p>6.6653012254</text:p>
          </table:table-cell>
          <table:table-cell table:formula="of:=POWER([.C1602]-6.75;2)" office:value-type="float" office:value="0.00717388241874154" calcext:value-type="float">
            <text:p>0.0071738824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6.70476" calcext:value-type="float">
            <text:p>6.70476</text:p>
          </table:table-cell>
          <table:table-cell office:value-type="float" office:value="6.6634448028" calcext:value-type="float">
            <text:p>6.6634448028</text:p>
          </table:table-cell>
          <table:table-cell table:formula="of:=POWER([.C1603]-6.75;2)" office:value-type="float" office:value="0.0074918021623309" calcext:value-type="float">
            <text:p>0.0074918022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6.691999" calcext:value-type="float">
            <text:p>6.691999</text:p>
          </table:table-cell>
          <table:table-cell office:value-type="float" office:value="6.6615070845" calcext:value-type="float">
            <text:p>6.6615070845</text:p>
          </table:table-cell>
          <table:table-cell table:formula="of:=POWER([.C1604]-6.75;2)" office:value-type="float" office:value="0.00783099609369011" calcext:value-type="float">
            <text:p>0.0078309961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6.661211" calcext:value-type="float">
            <text:p>6.661211</text:p>
          </table:table-cell>
          <table:table-cell office:value-type="float" office:value="6.6586676056" calcext:value-type="float">
            <text:p>6.6586676056</text:p>
          </table:table-cell>
          <table:table-cell table:formula="of:=POWER([.C1605]-6.75;2)" office:value-type="float" office:value="0.00834160626683718" calcext:value-type="float">
            <text:p>0.0083416063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6.627528" calcext:value-type="float">
            <text:p>6.627528</text:p>
          </table:table-cell>
          <table:table-cell office:value-type="float" office:value="6.6541027746" calcext:value-type="float">
            <text:p>6.6541027746</text:p>
          </table:table-cell>
          <table:table-cell table:formula="of:=POWER([.C1606]-6.75;2)" office:value-type="float" office:value="0.00919627783941838" calcext:value-type="float">
            <text:p>0.0091962778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6.618579" calcext:value-type="float">
            <text:p>6.618579</text:p>
          </table:table-cell>
          <table:table-cell office:value-type="float" office:value="6.646964507" calcext:value-type="float">
            <text:p>6.646964507</text:p>
          </table:table-cell>
          <table:table-cell table:formula="of:=POWER([.C1607]-6.75;2)" office:value-type="float" office:value="0.0106163128177531" calcext:value-type="float">
            <text:p>0.0106163128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6.654351" calcext:value-type="float">
            <text:p>6.654351</text:p>
          </table:table-cell>
          <table:table-cell office:value-type="float" office:value="6.6366304085" calcext:value-type="float">
            <text:p>6.6366304085</text:p>
          </table:table-cell>
          <table:table-cell table:formula="of:=POWER([.C1608]-6.75;2)" office:value-type="float" office:value="0.0128526642768768" calcext:value-type="float">
            <text:p>0.0128526643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6.728478" calcext:value-type="float">
            <text:p>6.728478</text:p>
          </table:table-cell>
          <table:table-cell office:value-type="float" office:value="6.6232464648" calcext:value-type="float">
            <text:p>6.6232464648</text:p>
          </table:table-cell>
          <table:table-cell table:formula="of:=POWER([.C1609]-6.75;2)" office:value-type="float" office:value="0.0160664586856976" calcext:value-type="float">
            <text:p>0.0160664587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6.809743" calcext:value-type="float">
            <text:p>6.809743</text:p>
          </table:table-cell>
          <table:table-cell office:value-type="float" office:value="6.6080187465" calcext:value-type="float">
            <text:p>6.6080187465</text:p>
          </table:table-cell>
          <table:table-cell table:formula="of:=POWER([.C1610]-6.75;2)" office:value-type="float" office:value="0.0201586763454313" calcext:value-type="float">
            <text:p>0.0201586763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6.861731" calcext:value-type="float">
            <text:p>6.861731</text:p>
          </table:table-cell>
          <table:table-cell office:value-type="float" office:value="6.5926035775" calcext:value-type="float">
            <text:p>6.5926035775</text:p>
          </table:table-cell>
          <table:table-cell table:formula="of:=POWER([.C1611]-6.75;2)" office:value-type="float" office:value="0.0247736338157984" calcext:value-type="float">
            <text:p>0.0247736338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6.863813" calcext:value-type="float">
            <text:p>6.863813</text:p>
          </table:table-cell>
          <table:table-cell office:value-type="float" office:value="6.5777502535" calcext:value-type="float">
            <text:p>6.5777502535</text:p>
          </table:table-cell>
          <table:table-cell table:formula="of:=POWER([.C1612]-6.75;2)" office:value-type="float" office:value="0.0296699751693144" calcext:value-type="float">
            <text:p>0.0296699752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6.821145" calcext:value-type="float">
            <text:p>6.821145</text:p>
          </table:table-cell>
          <table:table-cell office:value-type="float" office:value="6.5616206901" calcext:value-type="float">
            <text:p>6.5616206901</text:p>
          </table:table-cell>
          <table:table-cell table:formula="of:=POWER([.C1613]-6.75;2)" office:value-type="float" office:value="0.0354867643984003" calcext:value-type="float">
            <text:p>0.0354867644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6.760606" calcext:value-type="float">
            <text:p>6.760606</text:p>
          </table:table-cell>
          <table:table-cell office:value-type="float" office:value="6.5323774085" calcext:value-type="float">
            <text:p>6.5323774085</text:p>
          </table:table-cell>
          <table:table-cell table:formula="of:=POWER([.C1614]-6.75;2)" office:value-type="float" office:value="0.0473595923311757" calcext:value-type="float">
            <text:p>0.0473595923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6.714844" calcext:value-type="float">
            <text:p>6.714844</text:p>
          </table:table-cell>
          <table:table-cell office:value-type="float" office:value="6.5904790986" calcext:value-type="float">
            <text:p>6.5904790986</text:p>
          </table:table-cell>
          <table:table-cell table:formula="of:=POWER([.C1615]-6.75;2)" office:value-type="float" office:value="0.0254469179834684" calcext:value-type="float">
            <text:p>0.025446918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6.70284" calcext:value-type="float">
            <text:p>6.70284</text:p>
          </table:table-cell>
          <table:table-cell office:value-type="float" office:value="6.5949611408" calcext:value-type="float">
            <text:p>6.5949611408</text:p>
          </table:table-cell>
          <table:table-cell table:formula="of:=POWER([.C1616]-6.75;2)" office:value-type="float" office:value="0.0240370478620375" calcext:value-type="float">
            <text:p>0.0240370479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6.721121" calcext:value-type="float">
            <text:p>6.721121</text:p>
          </table:table-cell>
          <table:table-cell office:value-type="float" office:value="6.5898409437" calcext:value-type="float">
            <text:p>6.5898409437</text:p>
          </table:table-cell>
          <table:table-cell table:formula="of:=POWER([.C1617]-6.75;2)" office:value-type="float" office:value="0.0256509233149064" calcext:value-type="float">
            <text:p>0.0256509233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6.752929" calcext:value-type="float">
            <text:p>6.752929</text:p>
          </table:table-cell>
          <table:table-cell office:value-type="float" office:value="6.579244507" calcext:value-type="float">
            <text:p>6.579244507</text:p>
          </table:table-cell>
          <table:table-cell table:formula="of:=POWER([.C1618]-6.75;2)" office:value-type="float" office:value="0.0291574383896729" calcext:value-type="float">
            <text:p>0.0291574384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6.785467" calcext:value-type="float">
            <text:p>6.785467</text:p>
          </table:table-cell>
          <table:table-cell office:value-type="float" office:value="6.5664367746" calcext:value-type="float">
            <text:p>6.5664367746</text:p>
          </table:table-cell>
          <table:table-cell table:formula="of:=POWER([.C1619]-6.75;2)" office:value-type="float" office:value="0.0336954577192513" calcext:value-type="float">
            <text:p>0.0336954577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6.818259" calcext:value-type="float">
            <text:p>6.818259</text:p>
          </table:table-cell>
          <table:table-cell office:value-type="float" office:value="6.5546271831" calcext:value-type="float">
            <text:p>6.5546271831</text:p>
          </table:table-cell>
          <table:table-cell table:formula="of:=POWER([.C1620]-6.75;2)" office:value-type="float" office:value="0.0381705375834409" calcext:value-type="float">
            <text:p>0.0381705376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.856755" calcext:value-type="float">
            <text:p>6.856755</text:p>
          </table:table-cell>
          <table:table-cell office:value-type="float" office:value="6.545901169" calcext:value-type="float">
            <text:p>6.545901169</text:p>
          </table:table-cell>
          <table:table-cell table:formula="of:=POWER([.C1621]-6.75;2)" office:value-type="float" office:value="0.0416563328155664" calcext:value-type="float">
            <text:p>0.0416563328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6.90034" calcext:value-type="float">
            <text:p>6.90034</text:p>
          </table:table-cell>
          <table:table-cell office:value-type="float" office:value="6.5406407324" calcext:value-type="float">
            <text:p>6.5406407324</text:p>
          </table:table-cell>
          <table:table-cell table:formula="of:=POWER([.C1622]-6.75;2)" office:value-type="float" office:value="0.0438313029300084" calcext:value-type="float">
            <text:p>0.0438313029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6.937658" calcext:value-type="float">
            <text:p>6.937658</text:p>
          </table:table-cell>
          <table:table-cell office:value-type="float" office:value="6.5378689437" calcext:value-type="float">
            <text:p>6.5378689437</text:p>
          </table:table-cell>
          <table:table-cell table:formula="of:=POWER([.C1623]-6.75;2)" office:value-type="float" office:value="0.0449995850469536" calcext:value-type="float">
            <text:p>0.044999585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6.953088" calcext:value-type="float">
            <text:p>6.953088</text:p>
          </table:table-cell>
          <table:table-cell office:value-type="float" office:value="6.5359369155" calcext:value-type="float">
            <text:p>6.5359369155</text:p>
          </table:table-cell>
          <table:table-cell table:formula="of:=POWER([.C1624]-6.75;2)" office:value-type="float" office:value="0.0458230041456542" calcext:value-type="float">
            <text:p>0.0458230041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6.937458" calcext:value-type="float">
            <text:p>6.937458</text:p>
          </table:table-cell>
          <table:table-cell office:value-type="float" office:value="6.5330011831" calcext:value-type="float">
            <text:p>6.5330011831</text:p>
          </table:table-cell>
          <table:table-cell table:formula="of:=POWER([.C1625]-6.75;2)" office:value-type="float" office:value="0.0470884865359999" calcext:value-type="float">
            <text:p>0.0470884865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6.894217" calcext:value-type="float">
            <text:p>6.894217</text:p>
          </table:table-cell>
          <table:table-cell office:value-type="float" office:value="6.5272869859" calcext:value-type="float">
            <text:p>6.5272869859</text:p>
          </table:table-cell>
          <table:table-cell table:formula="of:=POWER([.C1626]-6.75;2)" office:value-type="float" office:value="0.0496010866495068" calcext:value-type="float">
            <text:p>0.0496010866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6.838021" calcext:value-type="float">
            <text:p>6.838021</text:p>
          </table:table-cell>
          <table:table-cell office:value-type="float" office:value="6.5175061408" calcext:value-type="float">
            <text:p>6.5175061408</text:p>
          </table:table-cell>
          <table:table-cell table:formula="of:=POWER([.C1627]-6.75;2)" office:value-type="float" office:value="0.0540533945657094" calcext:value-type="float">
            <text:p>0.0540533946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6.788397" calcext:value-type="float">
            <text:p>6.788397</text:p>
          </table:table-cell>
          <table:table-cell office:value-type="float" office:value="6.5036049577" calcext:value-type="float">
            <text:p>6.5036049577</text:p>
          </table:table-cell>
          <table:table-cell table:formula="of:=POWER([.C1628]-6.75;2)" office:value-type="float" office:value="0.0607105168700186" calcext:value-type="float">
            <text:p>0.0607105169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6.762371" calcext:value-type="float">
            <text:p>6.762371</text:p>
          </table:table-cell>
          <table:table-cell office:value-type="float" office:value="6.4873222113" calcext:value-type="float">
            <text:p>6.4873222113</text:p>
          </table:table-cell>
          <table:table-cell table:formula="of:=POWER([.C1629]-6.75;2)" office:value-type="float" office:value="0.0689996206763216" calcext:value-type="float">
            <text:p>0.0689996207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6.768244" calcext:value-type="float">
            <text:p>6.768244</text:p>
          </table:table-cell>
          <table:table-cell office:value-type="float" office:value="6.4715524507" calcext:value-type="float">
            <text:p>6.4715524507</text:p>
          </table:table-cell>
          <table:table-cell table:formula="of:=POWER([.C1630]-6.75;2)" office:value-type="float" office:value="0.0775330377111759" calcext:value-type="float">
            <text:p>0.0775330377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.802037" calcext:value-type="float">
            <text:p>6.802037</text:p>
          </table:table-cell>
          <table:table-cell office:value-type="float" office:value="6.458553662" calcext:value-type="float">
            <text:p>6.458553662</text:p>
          </table:table-cell>
          <table:table-cell table:formula="of:=POWER([.C1631]-6.75;2)" office:value-type="float" office:value="0.0849409679336103" calcext:value-type="float">
            <text:p>0.0849409679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6.848556" calcext:value-type="float">
            <text:p>6.848556</text:p>
          </table:table-cell>
          <table:table-cell office:value-type="float" office:value="6.4487597465" calcext:value-type="float">
            <text:p>6.4487597465</text:p>
          </table:table-cell>
          <table:table-cell table:formula="of:=POWER([.C1632]-6.75;2)" office:value-type="float" office:value="0.090745690328744" calcext:value-type="float">
            <text:p>0.0907456903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6.887604" calcext:value-type="float">
            <text:p>6.887604</text:p>
          </table:table-cell>
          <table:table-cell office:value-type="float" office:value="6.4412100423" calcext:value-type="float">
            <text:p>6.4412100423</text:p>
          </table:table-cell>
          <table:table-cell table:formula="of:=POWER([.C1633]-6.75;2)" office:value-type="float" office:value="0.0953512379763679" calcext:value-type="float">
            <text:p>0.095351238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6.902808" calcext:value-type="float">
            <text:p>6.902808</text:p>
          </table:table-cell>
          <table:table-cell office:value-type="float" office:value="6.4347416479" calcext:value-type="float">
            <text:p>6.4347416479</text:p>
          </table:table-cell>
          <table:table-cell table:formula="of:=POWER([.C1634]-6.75;2)" office:value-type="float" office:value="0.0993878285688075" calcext:value-type="float">
            <text:p>0.0993878286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6.889245" calcext:value-type="float">
            <text:p>6.889245</text:p>
          </table:table-cell>
          <table:table-cell office:value-type="float" office:value="6.4288112254" calcext:value-type="float">
            <text:p>6.4288112254</text:p>
          </table:table-cell>
          <table:table-cell table:formula="of:=POWER([.C1635]-6.75;2)" office:value-type="float" office:value="0.10316222892905" calcext:value-type="float">
            <text:p>0.1031622289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6.856176" calcext:value-type="float">
            <text:p>6.856176</text:p>
          </table:table-cell>
          <table:table-cell office:value-type="float" office:value="6.4234951549" calcext:value-type="float">
            <text:p>6.4234951549</text:p>
          </table:table-cell>
          <table:table-cell table:formula="of:=POWER([.C1636]-6.75;2)" office:value-type="float" office:value="0.106605413873775" calcext:value-type="float">
            <text:p>0.1066054139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6.821807" calcext:value-type="float">
            <text:p>6.821807</text:p>
          </table:table-cell>
          <table:table-cell office:value-type="float" office:value="6.418933493" calcext:value-type="float">
            <text:p>6.418933493</text:p>
          </table:table-cell>
          <table:table-cell table:formula="of:=POWER([.C1637]-6.75;2)" office:value-type="float" office:value="0.109605032057181" calcext:value-type="float">
            <text:p>0.1096050321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6.800818" calcext:value-type="float">
            <text:p>6.800818</text:p>
          </table:table-cell>
          <table:table-cell office:value-type="float" office:value="6.4148687606" calcext:value-type="float">
            <text:p>6.4148687606</text:p>
          </table:table-cell>
          <table:table-cell table:formula="of:=POWER([.C1638]-6.75;2)" office:value-type="float" office:value="0.11231294762178" calcext:value-type="float">
            <text:p>0.1123129476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6.793228" calcext:value-type="float">
            <text:p>6.793228</text:p>
          </table:table-cell>
          <table:table-cell office:value-type="float" office:value="6.410737831" calcext:value-type="float">
            <text:p>6.410737831</text:p>
          </table:table-cell>
          <table:table-cell table:formula="of:=POWER([.C1639]-6.75;2)" office:value-type="float" office:value="0.115098819314584" calcext:value-type="float">
            <text:p>0.1150988193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6.785622" calcext:value-type="float">
            <text:p>6.785622</text:p>
          </table:table-cell>
          <table:table-cell office:value-type="float" office:value="6.4061905634" calcext:value-type="float">
            <text:p>6.4061905634</text:p>
          </table:table-cell>
          <table:table-cell table:formula="of:=POWER([.C1640]-6.75;2)" office:value-type="float" office:value="0.118204928695209" calcext:value-type="float">
            <text:p>0.1182049287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.764933" calcext:value-type="float">
            <text:p>6.764933</text:p>
          </table:table-cell>
          <table:table-cell office:value-type="float" office:value="6.4014786479" calcext:value-type="float">
            <text:p>6.4014786479</text:p>
          </table:table-cell>
          <table:table-cell table:formula="of:=POWER([.C1641]-6.75;2)" office:value-type="float" office:value="0.121467132869612" calcext:value-type="float">
            <text:p>0.1214671329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6.731598" calcext:value-type="float">
            <text:p>6.731598</text:p>
          </table:table-cell>
          <table:table-cell office:value-type="float" office:value="6.3972802394" calcext:value-type="float">
            <text:p>6.3972802394</text:p>
          </table:table-cell>
          <table:table-cell table:formula="of:=POWER([.C1642]-6.75;2)" office:value-type="float" office:value="0.124411229517722" calcext:value-type="float">
            <text:p>0.1244112295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6.699631" calcext:value-type="float">
            <text:p>6.699631</text:p>
          </table:table-cell>
          <table:table-cell office:value-type="float" office:value="6.3941115915" calcext:value-type="float">
            <text:p>6.3941115915</text:p>
          </table:table-cell>
          <table:table-cell table:formula="of:=POWER([.C1643]-6.75;2)" office:value-type="float" office:value="0.126656559304663" calcext:value-type="float">
            <text:p>0.1266565593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6.684203" calcext:value-type="float">
            <text:p>6.684203</text:p>
          </table:table-cell>
          <table:table-cell office:value-type="float" office:value="6.3919145211" calcext:value-type="float">
            <text:p>6.3919145211</text:p>
          </table:table-cell>
          <table:table-cell table:formula="of:=POWER([.C1644]-6.75;2)" office:value-type="float" office:value="0.128225210199042" calcext:value-type="float">
            <text:p>0.1282252102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6.688615" calcext:value-type="float">
            <text:p>6.688615</text:p>
          </table:table-cell>
          <table:table-cell office:value-type="float" office:value="6.3902025211" calcext:value-type="float">
            <text:p>6.3902025211</text:p>
          </table:table-cell>
          <table:table-cell table:formula="of:=POWER([.C1645]-6.75;2)" office:value-type="float" office:value="0.129454225822796" calcext:value-type="float">
            <text:p>0.1294542258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6.70194" calcext:value-type="float">
            <text:p>6.70194</text:p>
          </table:table-cell>
          <table:table-cell office:value-type="float" office:value="6.3885618592" calcext:value-type="float">
            <text:p>6.3885618592</text:p>
          </table:table-cell>
          <table:table-cell table:formula="of:=POWER([.C1646]-6.75;2)" office:value-type="float" office:value="0.13063752962496" calcext:value-type="float">
            <text:p>0.1306375296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6.707719" calcext:value-type="float">
            <text:p>6.707719</text:p>
          </table:table-cell>
          <table:table-cell office:value-type="float" office:value="6.3869807887" calcext:value-type="float">
            <text:p>6.3869807887</text:p>
          </table:table-cell>
          <table:table-cell table:formula="of:=POWER([.C1647]-6.75;2)" office:value-type="float" office:value="0.131782947772874" calcext:value-type="float">
            <text:p>0.1317829478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6.694833" calcext:value-type="float">
            <text:p>6.694833</text:p>
          </table:table-cell>
          <table:table-cell office:value-type="float" office:value="6.3857237465" calcext:value-type="float">
            <text:p>6.3857237465</text:p>
          </table:table-cell>
          <table:table-cell table:formula="of:=POWER([.C1648]-6.75;2)" office:value-type="float" office:value="0.132697188863996" calcext:value-type="float">
            <text:p>0.1326971889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6.662345" calcext:value-type="float">
            <text:p>6.662345</text:p>
          </table:table-cell>
          <table:table-cell office:value-type="float" office:value="6.3849770141" calcext:value-type="float">
            <text:p>6.3849770141</text:p>
          </table:table-cell>
          <table:table-cell table:formula="of:=POWER([.C1649]-6.75;2)" office:value-type="float" office:value="0.133241780235351" calcext:value-type="float">
            <text:p>0.1332417802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6.617333" calcext:value-type="float">
            <text:p>6.617333</text:p>
          </table:table-cell>
          <table:table-cell office:value-type="float" office:value="6.3846848028" calcext:value-type="float">
            <text:p>6.3846848028</text:p>
          </table:table-cell>
          <table:table-cell table:formula="of:=POWER([.C1650]-6.75;2)" office:value-type="float" office:value="0.133455193305275" calcext:value-type="float">
            <text:p>0.1334551933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.569805" calcext:value-type="float">
            <text:p>6.569805</text:p>
          </table:table-cell>
          <table:table-cell office:value-type="float" office:value="6.3847114085" calcext:value-type="float">
            <text:p>6.3847114085</text:p>
          </table:table-cell>
          <table:table-cell table:formula="of:=POWER([.C1651]-6.75;2)" office:value-type="float" office:value="0.133435755080054" calcext:value-type="float">
            <text:p>0.1334357551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6.528203" calcext:value-type="float">
            <text:p>6.528203</text:p>
          </table:table-cell>
          <table:table-cell office:value-type="float" office:value="6.3851060282" calcext:value-type="float">
            <text:p>6.3851060282</text:p>
          </table:table-cell>
          <table:table-cell table:formula="of:=POWER([.C1652]-6.75;2)" office:value-type="float" office:value="0.133147610655979" calcext:value-type="float">
            <text:p>0.1331476107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6.496271" calcext:value-type="float">
            <text:p>6.496271</text:p>
          </table:table-cell>
          <table:table-cell office:value-type="float" office:value="6.3861787746" calcext:value-type="float">
            <text:p>6.3861787746</text:p>
          </table:table-cell>
          <table:table-cell table:formula="of:=POWER([.C1653]-6.75;2)" office:value-type="float" office:value="0.132365884051557" calcext:value-type="float">
            <text:p>0.1323658841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6.472439" calcext:value-type="float">
            <text:p>6.472439</text:p>
          </table:table-cell>
          <table:table-cell office:value-type="float" office:value="6.3883156761" calcext:value-type="float">
            <text:p>6.3883156761</text:p>
          </table:table-cell>
          <table:table-cell table:formula="of:=POWER([.C1654]-6.75;2)" office:value-type="float" office:value="0.130815550155" calcext:value-type="float">
            <text:p>0.1308155502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6.453817" calcext:value-type="float">
            <text:p>6.453817</text:p>
          </table:table-cell>
          <table:table-cell office:value-type="float" office:value="6.3917041268" calcext:value-type="float">
            <text:p>6.3917041268</text:p>
          </table:table-cell>
          <table:table-cell table:formula="of:=POWER([.C1655]-6.75;2)" office:value-type="float" office:value="0.128375932752151" calcext:value-type="float">
            <text:p>0.1283759328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6.441975" calcext:value-type="float">
            <text:p>6.441975</text:p>
          </table:table-cell>
          <table:table-cell office:value-type="float" office:value="6.3961712254" calcext:value-type="float">
            <text:p>6.3961712254</text:p>
          </table:table-cell>
          <table:table-cell table:formula="of:=POWER([.C1656]-6.75;2)" office:value-type="float" office:value="0.125194801734938" calcext:value-type="float">
            <text:p>0.1251948017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6.4421" calcext:value-type="float">
            <text:p>6.4421</text:p>
          </table:table-cell>
          <table:table-cell office:value-type="float" office:value="6.4012142535" calcext:value-type="float">
            <text:p>6.4012142535</text:p>
          </table:table-cell>
          <table:table-cell table:formula="of:=POWER([.C1657]-6.75;2)" office:value-type="float" office:value="0.121651496961562" calcext:value-type="float">
            <text:p>0.121651497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6.453624" calcext:value-type="float">
            <text:p>6.453624</text:p>
          </table:table-cell>
          <table:table-cell office:value-type="float" office:value="6.4062175634" calcext:value-type="float">
            <text:p>6.4062175634</text:p>
          </table:table-cell>
          <table:table-cell table:formula="of:=POWER([.C1658]-6.75;2)" office:value-type="float" office:value="0.118186363714633" calcext:value-type="float">
            <text:p>0.1181863637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6.465066" calcext:value-type="float">
            <text:p>6.465066</text:p>
          </table:table-cell>
          <table:table-cell office:value-type="float" office:value="6.4107835493" calcext:value-type="float">
            <text:p>6.4107835493</text:p>
          </table:table-cell>
          <table:table-cell table:formula="of:=POWER([.C1659]-6.75;2)" office:value-type="float" office:value="0.115067800425506" calcext:value-type="float">
            <text:p>0.1150678004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6.464685" calcext:value-type="float">
            <text:p>6.464685</text:p>
          </table:table-cell>
          <table:table-cell office:value-type="float" office:value="6.4149654225" calcext:value-type="float">
            <text:p>6.4149654225</text:p>
          </table:table-cell>
          <table:table-cell table:formula="of:=POWER([.C1660]-6.75;2)" office:value-type="float" office:value="0.112248168120604" calcext:value-type="float">
            <text:p>0.1122481681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.456285" calcext:value-type="float">
            <text:p>6.456285</text:p>
          </table:table-cell>
          <table:table-cell office:value-type="float" office:value="6.4191574507" calcext:value-type="float">
            <text:p>6.4191574507</text:p>
          </table:table-cell>
          <table:table-cell table:formula="of:=POWER([.C1661]-6.75;2)" office:value-type="float" office:value="0.109456792427323" calcext:value-type="float">
            <text:p>0.1094567924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6.45713" calcext:value-type="float">
            <text:p>6.45713</text:p>
          </table:table-cell>
          <table:table-cell office:value-type="float" office:value="6.4236831268" calcext:value-type="float">
            <text:p>6.4236831268</text:p>
          </table:table-cell>
          <table:table-cell table:formula="of:=POWER([.C1662]-6.75;2)" office:value-type="float" office:value="0.106482701735025" calcext:value-type="float">
            <text:p>0.1064827017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6.474629" calcext:value-type="float">
            <text:p>6.474629</text:p>
          </table:table-cell>
          <table:table-cell office:value-type="float" office:value="6.4284798732" calcext:value-type="float">
            <text:p>6.4284798732</text:p>
          </table:table-cell>
          <table:table-cell table:formula="of:=POWER([.C1663]-6.75;2)" office:value-type="float" office:value="0.103375191937488" calcext:value-type="float">
            <text:p>0.1033751919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6.488388" calcext:value-type="float">
            <text:p>6.488388</text:p>
          </table:table-cell>
          <table:table-cell office:value-type="float" office:value="6.4332430986" calcext:value-type="float">
            <text:p>6.4332430986</text:p>
          </table:table-cell>
          <table:table-cell table:formula="of:=POWER([.C1664]-6.75;2)" office:value-type="float" office:value="0.100334934584529" calcext:value-type="float">
            <text:p>0.1003349346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6.462761" calcext:value-type="float">
            <text:p>6.462761</text:p>
          </table:table-cell>
          <table:table-cell office:value-type="float" office:value="6.4379113944" calcext:value-type="float">
            <text:p>6.4379113944</text:p>
          </table:table-cell>
          <table:table-cell table:formula="of:=POWER([.C1665]-6.75;2)" office:value-type="float" office:value="0.0973992977453521" calcext:value-type="float">
            <text:p>0.0973992977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6.380542" calcext:value-type="float">
            <text:p>6.380542</text:p>
          </table:table-cell>
          <table:table-cell office:value-type="float" office:value="6.4429746197" calcext:value-type="float">
            <text:p>6.4429746197</text:p>
          </table:table-cell>
          <table:table-cell table:formula="of:=POWER([.C1666]-6.75;2)" office:value-type="float" office:value="0.0942645841483595" calcext:value-type="float">
            <text:p>0.0942645841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6.26653" calcext:value-type="float">
            <text:p>6.26653</text:p>
          </table:table-cell>
          <table:table-cell office:value-type="float" office:value="6.4492377887" calcext:value-type="float">
            <text:p>6.4492377887</text:p>
          </table:table-cell>
          <table:table-cell table:formula="of:=POWER([.C1667]-6.75;2)" office:value-type="float" office:value="0.0904579077460661" calcext:value-type="float">
            <text:p>0.0904579077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6.179144" calcext:value-type="float">
            <text:p>6.179144</text:p>
          </table:table-cell>
          <table:table-cell office:value-type="float" office:value="6.4571746479" calcext:value-type="float">
            <text:p>6.4571746479</text:p>
          </table:table-cell>
          <table:table-cell table:formula="of:=POWER([.C1668]-6.75;2)" office:value-type="float" office:value="0.0857466868324892" calcext:value-type="float">
            <text:p>0.0857466868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.171754" calcext:value-type="float">
            <text:p>6.171754</text:p>
          </table:table-cell>
          <table:table-cell office:value-type="float" office:value="6.4663849718" calcext:value-type="float">
            <text:p>6.4663849718</text:p>
          </table:table-cell>
          <table:table-cell table:formula="of:=POWER([.C1669]-6.75;2)" office:value-type="float" office:value="0.0804374842208867" calcext:value-type="float">
            <text:p>0.0804374842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6.252694" calcext:value-type="float">
            <text:p>6.252694</text:p>
          </table:table-cell>
          <table:table-cell office:value-type="float" office:value="6.4756675352" calcext:value-type="float">
            <text:p>6.4756675352</text:p>
          </table:table-cell>
          <table:table-cell table:formula="of:=POWER([.C1670]-6.75;2)" office:value-type="float" office:value="0.075258301243243" calcext:value-type="float">
            <text:p>0.0752583012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.381224" calcext:value-type="float">
            <text:p>6.381224</text:p>
          </table:table-cell>
          <table:table-cell office:value-type="float" office:value="6.4837400423" calcext:value-type="float">
            <text:p>6.4837400423</text:p>
          </table:table-cell>
          <table:table-cell table:formula="of:=POWER([.C1671]-6.75;2)" office:value-type="float" office:value="0.0708943650744058" calcext:value-type="float">
            <text:p>0.0708943651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6.500184" calcext:value-type="float">
            <text:p>6.500184</text:p>
          </table:table-cell>
          <table:table-cell office:value-type="float" office:value="6.4900129155" calcext:value-type="float">
            <text:p>6.4900129155</text:p>
          </table:table-cell>
          <table:table-cell table:formula="of:=POWER([.C1672]-6.75;2)" office:value-type="float" office:value="0.06759328410681" calcext:value-type="float">
            <text:p>0.0675932841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6.568327" calcext:value-type="float">
            <text:p>6.568327</text:p>
          </table:table-cell>
          <table:table-cell office:value-type="float" office:value="6.4948175493" calcext:value-type="float">
            <text:p>6.4948175493</text:p>
          </table:table-cell>
          <table:table-cell table:formula="of:=POWER([.C1673]-6.75;2)" office:value-type="float" office:value="0.0651180831452577" calcext:value-type="float">
            <text:p>0.0651180831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6.567182" calcext:value-type="float">
            <text:p>6.567182</text:p>
          </table:table-cell>
          <table:table-cell office:value-type="float" office:value="6.4991212958" calcext:value-type="float">
            <text:p>6.4991212958</text:p>
          </table:table-cell>
          <table:table-cell table:formula="of:=POWER([.C1674]-6.75;2)" office:value-type="float" office:value="0.062940124221071" calcext:value-type="float">
            <text:p>0.0629401242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6.490396" calcext:value-type="float">
            <text:p>6.490396</text:p>
          </table:table-cell>
          <table:table-cell office:value-type="float" office:value="6.5041681127" calcext:value-type="float">
            <text:p>6.5041681127</text:p>
          </table:table-cell>
          <table:table-cell table:formula="of:=POWER([.C1675]-6.75;2)" office:value-type="float" office:value="0.0604333168134797" calcext:value-type="float">
            <text:p>0.0604333168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6.337108" calcext:value-type="float">
            <text:p>6.337108</text:p>
          </table:table-cell>
          <table:table-cell office:value-type="float" office:value="6.5112753662" calcext:value-type="float">
            <text:p>6.5112753662</text:p>
          </table:table-cell>
          <table:table-cell table:formula="of:=POWER([.C1676]-6.75;2)" office:value-type="float" office:value="0.0569894507829443" calcext:value-type="float">
            <text:p>0.0569894508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6.120711" calcext:value-type="float">
            <text:p>6.120711</text:p>
          </table:table-cell>
          <table:table-cell office:value-type="float" office:value="6.5216298873" calcext:value-type="float">
            <text:p>6.5216298873</text:p>
          </table:table-cell>
          <table:table-cell table:formula="of:=POWER([.C1677]-6.75;2)" office:value-type="float" office:value="0.0521529083746109" calcext:value-type="float">
            <text:p>0.0521529084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5.884858" calcext:value-type="float">
            <text:p>5.884858</text:p>
          </table:table-cell>
          <table:table-cell office:value-type="float" office:value="6.5358747606" calcext:value-type="float">
            <text:p>6.5358747606</text:p>
          </table:table-cell>
          <table:table-cell table:formula="of:=POWER([.C1678]-6.75;2)" office:value-type="float" office:value="0.0458496181481071" calcext:value-type="float">
            <text:p>0.0458496181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5.704091" calcext:value-type="float">
            <text:p>5.704091</text:p>
          </table:table-cell>
          <table:table-cell office:value-type="float" office:value="6.5535758592" calcext:value-type="float">
            <text:p>6.5535758592</text:p>
          </table:table-cell>
          <table:table-cell table:formula="of:=POWER([.C1679]-6.75;2)" office:value-type="float" office:value="0.0385824430890181" calcext:value-type="float">
            <text:p>0.0385824431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5.64731" calcext:value-type="float">
            <text:p>5.64731</text:p>
          </table:table-cell>
          <table:table-cell office:value-type="float" office:value="6.572963338" calcext:value-type="float">
            <text:p>6.572963338</text:p>
          </table:table-cell>
          <table:table-cell table:formula="of:=POWER([.C1680]-6.75;2)" office:value-type="float" office:value="0.0313419796921022" calcext:value-type="float">
            <text:p>0.0313419797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5.715266" calcext:value-type="float">
            <text:p>5.715266</text:p>
          </table:table-cell>
          <table:table-cell office:value-type="float" office:value="6.5914236056" calcext:value-type="float">
            <text:p>6.5914236056</text:p>
          </table:table-cell>
          <table:table-cell table:formula="of:=POWER([.C1681]-6.75;2)" office:value-type="float" office:value="0.0251464728609043" calcext:value-type="float">
            <text:p>0.0251464729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5.807145" calcext:value-type="float">
            <text:p>5.807145</text:p>
          </table:table-cell>
          <table:table-cell office:value-type="float" office:value="6.6068578873" calcext:value-type="float">
            <text:p>6.6068578873</text:p>
          </table:table-cell>
          <table:table-cell table:formula="of:=POWER([.C1682]-6.75;2)" office:value-type="float" office:value="0.0204896644282194" calcext:value-type="float">
            <text:p>0.0204896644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5.718614" calcext:value-type="float">
            <text:p>5.718614</text:p>
          </table:table-cell>
          <table:table-cell office:value-type="float" office:value="6.6192500986" calcext:value-type="float">
            <text:p>6.6192500986</text:p>
          </table:table-cell>
          <table:table-cell table:formula="of:=POWER([.C1683]-6.75;2)" office:value-type="float" office:value="0.0170955367161097" calcext:value-type="float">
            <text:p>0.0170955367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4.744872" calcext:value-type="float">
            <text:p>4.744872</text:p>
          </table:table-cell>
          <table:table-cell office:value-type="float" office:value="6.6319417887" calcext:value-type="float">
            <text:p>6.6319417887</text:p>
          </table:table-cell>
          <table:table-cell table:formula="of:=POWER([.C1684]-6.75;2)" office:value-type="float" office:value="0.0139377412553555" calcext:value-type="float">
            <text:p>0.0139377413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0.885826" calcext:value-type="float">
            <text:p>10.885826</text:p>
          </table:table-cell>
          <table:table-cell office:value-type="float" office:value="6.6583201549" calcext:value-type="float">
            <text:p>6.6583201549</text:p>
          </table:table-cell>
          <table:table-cell table:formula="of:=POWER([.C1685]-6.75;2)" office:value-type="float" office:value="0.00840519399755996" calcext:value-type="float">
            <text:p>0.008405194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7.033069" calcext:value-type="float">
            <text:p>7.033069</text:p>
          </table:table-cell>
          <table:table-cell office:value-type="float" office:value="6.5988663803" calcext:value-type="float">
            <text:p>6.5988663803</text:p>
          </table:table-cell>
          <table:table-cell table:formula="of:=POWER([.C1686]-6.75;2)" office:value-type="float" office:value="0.0228413710036241" calcext:value-type="float">
            <text:p>0.022841371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6.339306" calcext:value-type="float">
            <text:p>6.339306</text:p>
          </table:table-cell>
          <table:table-cell office:value-type="float" office:value="6.5945586761" calcext:value-type="float">
            <text:p>6.5945586761</text:p>
          </table:table-cell>
          <table:table-cell table:formula="of:=POWER([.C1687]-6.75;2)" office:value-type="float" office:value="0.0241620051757847" calcext:value-type="float">
            <text:p>0.0241620052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5.968774" calcext:value-type="float">
            <text:p>5.968774</text:p>
          </table:table-cell>
          <table:table-cell office:value-type="float" office:value="6.6005912817" calcext:value-type="float">
            <text:p>6.6005912817</text:p>
          </table:table-cell>
          <table:table-cell table:formula="of:=POWER([.C1688]-6.75;2)" office:value-type="float" office:value="0.0223229651040488" calcext:value-type="float">
            <text:p>0.0223229651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5.84358" calcext:value-type="float">
            <text:p>5.84358</text:p>
          </table:table-cell>
          <table:table-cell office:value-type="float" office:value="6.6117158169" calcext:value-type="float">
            <text:p>6.6117158169</text:p>
          </table:table-cell>
          <table:table-cell table:formula="of:=POWER([.C1689]-6.75;2)" office:value-type="float" office:value="0.0191225152956342" calcext:value-type="float">
            <text:p>0.0191225153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5.946986" calcext:value-type="float">
            <text:p>5.946986</text:p>
          </table:table-cell>
          <table:table-cell office:value-type="float" office:value="6.6237649718" calcext:value-type="float">
            <text:p>6.6237649718</text:p>
          </table:table-cell>
          <table:table-cell table:formula="of:=POWER([.C1690]-6.75;2)" office:value-type="float" office:value="0.0159352823446548" calcext:value-type="float">
            <text:p>0.0159352823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6.198712" calcext:value-type="float">
            <text:p>6.198712</text:p>
          </table:table-cell>
          <table:table-cell office:value-type="float" office:value="6.6332264648" calcext:value-type="float">
            <text:p>6.6332264648</text:p>
          </table:table-cell>
          <table:table-cell table:formula="of:=POWER([.C1691]-6.75;2)" office:value-type="float" office:value="0.0136360585231057" calcext:value-type="float">
            <text:p>0.0136360585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6.483264" calcext:value-type="float">
            <text:p>6.483264</text:p>
          </table:table-cell>
          <table:table-cell office:value-type="float" office:value="6.6383785352" calcext:value-type="float">
            <text:p>6.6383785352</text:p>
          </table:table-cell>
          <table:table-cell table:formula="of:=POWER([.C1692]-6.75;2)" office:value-type="float" office:value="0.0124593514040976" calcext:value-type="float">
            <text:p>0.0124593514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6.703543" calcext:value-type="float">
            <text:p>6.703543</text:p>
          </table:table-cell>
          <table:table-cell office:value-type="float" office:value="6.6396283099" calcext:value-type="float">
            <text:p>6.6396283099</text:p>
          </table:table-cell>
          <table:table-cell table:formula="of:=POWER([.C1693]-6.75;2)" office:value-type="float" office:value="0.0121819099755304" calcext:value-type="float">
            <text:p>0.01218191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6.800484" calcext:value-type="float">
            <text:p>6.800484</text:p>
          </table:table-cell>
          <table:table-cell office:value-type="float" office:value="6.6387663662" calcext:value-type="float">
            <text:p>6.6387663662</text:p>
          </table:table-cell>
          <table:table-cell table:formula="of:=POWER([.C1694]-6.75;2)" office:value-type="float" office:value="0.0123729212883524" calcext:value-type="float">
            <text:p>0.0123729213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6.744651" calcext:value-type="float">
            <text:p>6.744651</text:p>
          </table:table-cell>
          <table:table-cell office:value-type="float" office:value="6.6379387324" calcext:value-type="float">
            <text:p>6.6379387324</text:p>
          </table:table-cell>
          <table:table-cell table:formula="of:=POWER([.C1695]-6.75;2)" office:value-type="float" office:value="0.0125577276961187" calcext:value-type="float">
            <text:p>0.0125577277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6.53175" calcext:value-type="float">
            <text:p>6.53175</text:p>
          </table:table-cell>
          <table:table-cell office:value-type="float" office:value="6.6390080282" calcext:value-type="float">
            <text:p>6.6390080282</text:p>
          </table:table-cell>
          <table:table-cell table:formula="of:=POWER([.C1696]-6.75;2)" office:value-type="float" office:value="0.012319217804052" calcext:value-type="float">
            <text:p>0.0123192178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6.199777" calcext:value-type="float">
            <text:p>6.199777</text:p>
          </table:table-cell>
          <table:table-cell office:value-type="float" office:value="6.6432908873" calcext:value-type="float">
            <text:p>6.6432908873</text:p>
          </table:table-cell>
          <table:table-cell table:formula="of:=POWER([.C1697]-6.75;2)" office:value-type="float" office:value="0.0113868347332213" calcext:value-type="float">
            <text:p>0.0113868347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5.851037" calcext:value-type="float">
            <text:p>5.851037</text:p>
          </table:table-cell>
          <table:table-cell office:value-type="float" office:value="6.6512842394" calcext:value-type="float">
            <text:p>6.6512842394</text:p>
          </table:table-cell>
          <table:table-cell table:formula="of:=POWER([.C1698]-6.75;2)" office:value-type="float" office:value="0.00974480139083655" calcext:value-type="float">
            <text:p>0.0097448014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5.632322" calcext:value-type="float">
            <text:p>5.632322</text:p>
          </table:table-cell>
          <table:table-cell office:value-type="float" office:value="6.6622277183" calcext:value-type="float">
            <text:p>6.6622277183</text:p>
          </table:table-cell>
          <table:table-cell table:formula="of:=POWER([.C1699]-6.75;2)" office:value-type="float" office:value="0.00770397343482407" calcext:value-type="float">
            <text:p>0.0077039734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5.642718" calcext:value-type="float">
            <text:p>5.642718</text:p>
          </table:table-cell>
          <table:table-cell office:value-type="float" office:value="6.6739612535" calcext:value-type="float">
            <text:p>6.6739612535</text:p>
          </table:table-cell>
          <table:table-cell table:formula="of:=POWER([.C1700]-6.75;2)" office:value-type="float" office:value="0.00578189096929128" calcext:value-type="float">
            <text:p>0.005781891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.84533" calcext:value-type="float">
            <text:p>5.84533</text:p>
          </table:table-cell>
          <table:table-cell office:value-type="float" office:value="6.6838445634" calcext:value-type="float">
            <text:p>6.6838445634</text:p>
          </table:table-cell>
          <table:table-cell table:formula="of:=POWER([.C1701]-6.75;2)" office:value-type="float" office:value="0.00437654179173661" calcext:value-type="float">
            <text:p>0.0043765418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6.106669" calcext:value-type="float">
            <text:p>6.106669</text:p>
          </table:table-cell>
          <table:table-cell office:value-type="float" office:value="6.6904200986" calcext:value-type="float">
            <text:p>6.6904200986</text:p>
          </table:table-cell>
          <table:table-cell table:formula="of:=POWER([.C1702]-6.75;2)" office:value-type="float" office:value="0.00354976465083375" calcext:value-type="float">
            <text:p>0.0035497647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6.312527" calcext:value-type="float">
            <text:p>6.312527</text:p>
          </table:table-cell>
          <table:table-cell office:value-type="float" office:value="6.6940710563" calcext:value-type="float">
            <text:p>6.6940710563</text:p>
          </table:table-cell>
          <table:table-cell table:formula="of:=POWER([.C1703]-6.75;2)" office:value-type="float" office:value="0.00312804674339773" calcext:value-type="float">
            <text:p>0.0031280467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6.428348" calcext:value-type="float">
            <text:p>6.428348</text:p>
          </table:table-cell>
          <table:table-cell office:value-type="float" office:value="6.6960792676" calcext:value-type="float">
            <text:p>6.6960792676</text:p>
          </table:table-cell>
          <table:table-cell table:formula="of:=POWER([.C1704]-6.75;2)" office:value-type="float" office:value="0.0029074453825524" calcext:value-type="float">
            <text:p>0.0029074454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6.481748" calcext:value-type="float">
            <text:p>6.481748</text:p>
          </table:table-cell>
          <table:table-cell office:value-type="float" office:value="6.6973395493" calcext:value-type="float">
            <text:p>6.6973395493</text:p>
          </table:table-cell>
          <table:table-cell table:formula="of:=POWER([.C1705]-6.75;2)" office:value-type="float" office:value="0.00277312306792717" calcext:value-type="float">
            <text:p>0.0027731231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6.511804" calcext:value-type="float">
            <text:p>6.511804</text:p>
          </table:table-cell>
          <table:table-cell office:value-type="float" office:value="6.6978504648" calcext:value-type="float">
            <text:p>6.6978504648</text:p>
          </table:table-cell>
          <table:table-cell table:formula="of:=POWER([.C1706]-6.75;2)" office:value-type="float" office:value="0.00271957402157603" calcext:value-type="float">
            <text:p>0.002719574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6.532298" calcext:value-type="float">
            <text:p>6.532298</text:p>
          </table:table-cell>
          <table:table-cell office:value-type="float" office:value="6.6971143239" calcext:value-type="float">
            <text:p>6.6971143239</text:p>
          </table:table-cell>
          <table:table-cell table:formula="of:=POWER([.C1707]-6.75;2)" office:value-type="float" office:value="0.00279689473655409" calcext:value-type="float">
            <text:p>0.0027968947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6.533211" calcext:value-type="float">
            <text:p>6.533211</text:p>
          </table:table-cell>
          <table:table-cell office:value-type="float" office:value="6.6948732113" calcext:value-type="float">
            <text:p>6.6948732113</text:p>
          </table:table-cell>
          <table:table-cell table:formula="of:=POWER([.C1708]-6.75;2)" office:value-type="float" office:value="0.00303896283237445" calcext:value-type="float">
            <text:p>0.0030389628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6.507522" calcext:value-type="float">
            <text:p>6.507522</text:p>
          </table:table-cell>
          <table:table-cell office:value-type="float" office:value="6.6914475915" calcext:value-type="float">
            <text:p>6.6914475915</text:p>
          </table:table-cell>
          <table:table-cell table:formula="of:=POWER([.C1709]-6.75;2)" office:value-type="float" office:value="0.00342838454115084" calcext:value-type="float">
            <text:p>0.0034283845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6.470372" calcext:value-type="float">
            <text:p>6.470372</text:p>
          </table:table-cell>
          <table:table-cell office:value-type="float" office:value="6.6874265634" calcext:value-type="float">
            <text:p>6.6874265634</text:p>
          </table:table-cell>
          <table:table-cell table:formula="of:=POWER([.C1710]-6.75;2)" office:value-type="float" office:value="0.00391543496793424" calcext:value-type="float">
            <text:p>0.003915435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.451076" calcext:value-type="float">
            <text:p>6.451076</text:p>
          </table:table-cell>
          <table:table-cell office:value-type="float" office:value="6.6831560423" calcext:value-type="float">
            <text:p>6.6831560423</text:p>
          </table:table-cell>
          <table:table-cell table:formula="of:=POWER([.C1711]-6.75;2)" office:value-type="float" office:value="0.00446811468099935" calcext:value-type="float">
            <text:p>0.0044681147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6.466846" calcext:value-type="float">
            <text:p>6.466846</text:p>
          </table:table-cell>
          <table:table-cell office:value-type="float" office:value="6.678674662" calcext:value-type="float">
            <text:p>6.678674662</text:p>
          </table:table-cell>
          <table:table-cell table:formula="of:=POWER([.C1712]-6.75;2)" office:value-type="float" office:value="0.00508730384081429" calcext:value-type="float">
            <text:p>0.0050873038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6.506624" calcext:value-type="float">
            <text:p>6.506624</text:p>
          </table:table-cell>
          <table:table-cell office:value-type="float" office:value="6.6742474648" calcext:value-type="float">
            <text:p>6.6742474648</text:p>
          </table:table-cell>
          <table:table-cell table:formula="of:=POWER([.C1713]-6.75;2)" office:value-type="float" office:value="0.00573844658922729" calcext:value-type="float">
            <text:p>0.0057384466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6.543639" calcext:value-type="float">
            <text:p>6.543639</text:p>
          </table:table-cell>
          <table:table-cell office:value-type="float" office:value="6.6708648592" calcext:value-type="float">
            <text:p>6.6708648592</text:p>
          </table:table-cell>
          <table:table-cell table:formula="of:=POWER([.C1714]-6.75;2)" office:value-type="float" office:value="0.00626237050943583" calcext:value-type="float">
            <text:p>0.0062623705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6.562651" calcext:value-type="float">
            <text:p>6.562651</text:p>
          </table:table-cell>
          <table:table-cell office:value-type="float" office:value="6.6698780704" calcext:value-type="float">
            <text:p>6.6698780704</text:p>
          </table:table-cell>
          <table:table-cell table:formula="of:=POWER([.C1715]-6.75;2)" office:value-type="float" office:value="0.00641952360282732" calcext:value-type="float">
            <text:p>0.0064195236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6.572128" calcext:value-type="float">
            <text:p>6.572128</text:p>
          </table:table-cell>
          <table:table-cell office:value-type="float" office:value="6.6718570845" calcext:value-type="float">
            <text:p>6.6718570845</text:p>
          </table:table-cell>
          <table:table-cell table:formula="of:=POWER([.C1716]-6.75;2)" office:value-type="float" office:value="0.00610631524284013" calcext:value-type="float">
            <text:p>0.0061063152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6.589684" calcext:value-type="float">
            <text:p>6.589684</text:p>
          </table:table-cell>
          <table:table-cell office:value-type="float" office:value="6.6757666338" calcext:value-type="float">
            <text:p>6.6757666338</text:p>
          </table:table-cell>
          <table:table-cell table:formula="of:=POWER([.C1717]-6.75;2)" office:value-type="float" office:value="0.00551059265738325" calcext:value-type="float">
            <text:p>0.0055105927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6.618469" calcext:value-type="float">
            <text:p>6.618469</text:p>
          </table:table-cell>
          <table:table-cell office:value-type="float" office:value="6.6793338169" calcext:value-type="float">
            <text:p>6.6793338169</text:p>
          </table:table-cell>
          <table:table-cell table:formula="of:=POWER([.C1718]-6.75;2)" office:value-type="float" office:value="0.00499370943392275" calcext:value-type="float">
            <text:p>0.0049937094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6.641815" calcext:value-type="float">
            <text:p>6.641815</text:p>
          </table:table-cell>
          <table:table-cell office:value-type="float" office:value="6.680377169" calcext:value-type="float">
            <text:p>6.680377169</text:p>
          </table:table-cell>
          <table:table-cell table:formula="of:=POWER([.C1719]-6.75;2)" office:value-type="float" office:value="0.00484733859645459" calcext:value-type="float">
            <text:p>0.0048473386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6.641598" calcext:value-type="float">
            <text:p>6.641598</text:p>
          </table:table-cell>
          <table:table-cell office:value-type="float" office:value="6.6779912958" calcext:value-type="float">
            <text:p>6.6779912958</text:p>
          </table:table-cell>
          <table:table-cell table:formula="of:=POWER([.C1720]-6.75;2)" office:value-type="float" office:value="0.00518525348056309" calcext:value-type="float">
            <text:p>0.0051852535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6.619222" calcext:value-type="float">
            <text:p>6.619222</text:p>
          </table:table-cell>
          <table:table-cell office:value-type="float" office:value="6.6725693803" calcext:value-type="float">
            <text:p>6.6725693803</text:p>
          </table:table-cell>
          <table:table-cell table:formula="of:=POWER([.C1721]-6.75;2)" office:value-type="float" office:value="0.00599550086712608" calcext:value-type="float">
            <text:p>0.0059955009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6.597823" calcext:value-type="float">
            <text:p>6.597823</text:p>
          </table:table-cell>
          <table:table-cell office:value-type="float" office:value="6.6648011127" calcext:value-type="float">
            <text:p>6.6648011127</text:p>
          </table:table-cell>
          <table:table-cell table:formula="of:=POWER([.C1722]-6.75;2)" office:value-type="float" office:value="0.00725885039715807" calcext:value-type="float">
            <text:p>0.0072588504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6.604368" calcext:value-type="float">
            <text:p>6.604368</text:p>
          </table:table-cell>
          <table:table-cell office:value-type="float" office:value="6.6549061268" calcext:value-type="float">
            <text:p>6.6549061268</text:p>
          </table:table-cell>
          <table:table-cell table:formula="of:=POWER([.C1723]-6.75;2)" office:value-type="float" office:value="0.00904284472017763" calcext:value-type="float">
            <text:p>0.0090428447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6.647991" calcext:value-type="float">
            <text:p>6.647991</text:p>
          </table:table-cell>
          <table:table-cell office:value-type="float" office:value="6.6429947324" calcext:value-type="float">
            <text:p>6.6429947324</text:p>
          </table:table-cell>
          <table:table-cell table:formula="of:=POWER([.C1724]-6.75;2)" office:value-type="float" office:value="0.0114501272941476" calcext:value-type="float">
            <text:p>0.0114501273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6.713019" calcext:value-type="float">
            <text:p>6.713019</text:p>
          </table:table-cell>
          <table:table-cell office:value-type="float" office:value="6.629977831" calcext:value-type="float">
            <text:p>6.629977831</text:p>
          </table:table-cell>
          <table:table-cell table:formula="of:=POWER([.C1725]-6.75;2)" office:value-type="float" office:value="0.0144053210514646" calcext:value-type="float">
            <text:p>0.0144053211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6.770981" calcext:value-type="float">
            <text:p>6.770981</text:p>
          </table:table-cell>
          <table:table-cell office:value-type="float" office:value="6.617645831" calcext:value-type="float">
            <text:p>6.617645831</text:p>
          </table:table-cell>
          <table:table-cell table:formula="of:=POWER([.C1726]-6.75;2)" office:value-type="float" office:value="0.0175176260516806" calcext:value-type="float">
            <text:p>0.0175176261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6.80003" calcext:value-type="float">
            <text:p>6.80003</text:p>
          </table:table-cell>
          <table:table-cell office:value-type="float" office:value="6.6074380986" calcext:value-type="float">
            <text:p>6.6074380986</text:p>
          </table:table-cell>
          <table:table-cell table:formula="of:=POWER([.C1727]-6.75;2)" office:value-type="float" office:value="0.0203238957307832" calcext:value-type="float">
            <text:p>0.0203238957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6.797335" calcext:value-type="float">
            <text:p>6.797335</text:p>
          </table:table-cell>
          <table:table-cell office:value-type="float" office:value="6.5989276901" calcext:value-type="float">
            <text:p>6.5989276901</text:p>
          </table:table-cell>
          <table:table-cell table:formula="of:=POWER([.C1728]-6.75;2)" office:value-type="float" office:value="0.0228228428185216" calcext:value-type="float">
            <text:p>0.0228228428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6.777809" calcext:value-type="float">
            <text:p>6.777809</text:p>
          </table:table-cell>
          <table:table-cell office:value-type="float" office:value="6.588868169" calcext:value-type="float">
            <text:p>6.588868169</text:p>
          </table:table-cell>
          <table:table-cell table:formula="of:=POWER([.C1729]-6.75;2)" office:value-type="float" office:value="0.0259634669614124" calcext:value-type="float">
            <text:p>0.025963467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6.761979" calcext:value-type="float">
            <text:p>6.761979</text:p>
          </table:table-cell>
          <table:table-cell office:value-type="float" office:value="6.5696032254" calcext:value-type="float">
            <text:p>6.5696032254</text:p>
          </table:table-cell>
          <table:table-cell table:formula="of:=POWER([.C1730]-6.75;2)" office:value-type="float" office:value="0.0325429962860833" calcext:value-type="float">
            <text:p>0.0325429963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6.762319" calcext:value-type="float">
            <text:p>6.762319</text:p>
          </table:table-cell>
          <table:table-cell office:value-type="float" office:value="6.5084257183" calcext:value-type="float">
            <text:p>6.5084257183</text:p>
          </table:table-cell>
          <table:table-cell table:formula="of:=POWER([.C1731]-6.75;2)" office:value-type="float" office:value="0.058358133578871" calcext:value-type="float">
            <text:p>0.0583581336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6.777608" calcext:value-type="float">
            <text:p>6.777608</text:p>
          </table:table-cell>
          <table:table-cell office:value-type="float" office:value="6.4472434225" calcext:value-type="float">
            <text:p>6.4472434225</text:p>
          </table:table-cell>
          <table:table-cell table:formula="of:=POWER([.C1732]-6.75;2)" office:value-type="float" office:value="0.0916615452195137" calcext:value-type="float">
            <text:p>0.0916615452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6.797699" calcext:value-type="float">
            <text:p>6.797699</text:p>
          </table:table-cell>
          <table:table-cell office:value-type="float" office:value="6.4720397746" calcext:value-type="float">
            <text:p>6.4720397746</text:p>
          </table:table-cell>
          <table:table-cell table:formula="of:=POWER([.C1733]-6.75;2)" office:value-type="float" office:value="0.0772618869044189" calcext:value-type="float">
            <text:p>0.0772618869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6.812818" calcext:value-type="float">
            <text:p>6.812818</text:p>
          </table:table-cell>
          <table:table-cell office:value-type="float" office:value="6.4751474366" calcext:value-type="float">
            <text:p>6.4751474366</text:p>
          </table:table-cell>
          <table:table-cell table:formula="of:=POWER([.C1734]-6.75;2)" office:value-type="float" office:value="0.0755439316075508" calcext:value-type="float">
            <text:p>0.0755439316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6.819837" calcext:value-type="float">
            <text:p>6.819837</text:p>
          </table:table-cell>
          <table:table-cell office:value-type="float" office:value="6.4696701831" calcext:value-type="float">
            <text:p>6.4696701831</text:p>
          </table:table-cell>
          <table:table-cell table:formula="of:=POWER([.C1735]-6.75;2)" office:value-type="float" office:value="0.0785848062431876" calcext:value-type="float">
            <text:p>0.0785848062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6.82225" calcext:value-type="float">
            <text:p>6.82225</text:p>
          </table:table-cell>
          <table:table-cell office:value-type="float" office:value="6.4610665634" calcext:value-type="float">
            <text:p>6.4610665634</text:p>
          </table:table-cell>
          <table:table-cell table:formula="of:=POWER([.C1736]-6.75;2)" office:value-type="float" office:value="0.0834825307854861" calcext:value-type="float">
            <text:p>0.0834825308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6.825227" calcext:value-type="float">
            <text:p>6.825227</text:p>
          </table:table-cell>
          <table:table-cell office:value-type="float" office:value="6.452227831" calcext:value-type="float">
            <text:p>6.452227831</text:p>
          </table:table-cell>
          <table:table-cell table:formula="of:=POWER([.C1737]-6.75;2)" office:value-type="float" office:value="0.0886682646309645" calcext:value-type="float">
            <text:p>0.0886682646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6.830047" calcext:value-type="float">
            <text:p>6.830047</text:p>
          </table:table-cell>
          <table:table-cell office:value-type="float" office:value="6.4442827606" calcext:value-type="float">
            <text:p>6.4442827606</text:p>
          </table:table-cell>
          <table:table-cell table:formula="of:=POWER([.C1738]-6.75;2)" office:value-type="float" office:value="0.0934630304663568" calcext:value-type="float">
            <text:p>0.0934630305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6.833077" calcext:value-type="float">
            <text:p>6.833077</text:p>
          </table:table-cell>
          <table:table-cell office:value-type="float" office:value="6.4371235634" calcext:value-type="float">
            <text:p>6.4371235634</text:p>
          </table:table-cell>
          <table:table-cell table:formula="of:=POWER([.C1739]-6.75;2)" office:value-type="float" office:value="0.0978916645795137" calcext:value-type="float">
            <text:p>0.0978916646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6.830816" calcext:value-type="float">
            <text:p>6.830816</text:p>
          </table:table-cell>
          <table:table-cell office:value-type="float" office:value="6.430009493" calcext:value-type="float">
            <text:p>6.430009493</text:p>
          </table:table-cell>
          <table:table-cell table:formula="of:=POWER([.C1740]-6.75;2)" office:value-type="float" office:value="0.102393924570117" calcext:value-type="float">
            <text:p>0.1023939246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6.825842" calcext:value-type="float">
            <text:p>6.825842</text:p>
          </table:table-cell>
          <table:table-cell office:value-type="float" office:value="6.422181507" calcext:value-type="float">
            <text:p>6.422181507</text:p>
          </table:table-cell>
          <table:table-cell table:formula="of:=POWER([.C1741]-6.75;2)" office:value-type="float" office:value="0.107464964352791" calcext:value-type="float">
            <text:p>0.1074649644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6.826598" calcext:value-type="float">
            <text:p>6.826598</text:p>
          </table:table-cell>
          <table:table-cell office:value-type="float" office:value="6.413310169" calcext:value-type="float">
            <text:p>6.413310169</text:p>
          </table:table-cell>
          <table:table-cell table:formula="of:=POWER([.C1742]-6.75;2)" office:value-type="float" office:value="0.113360042298809" calcext:value-type="float">
            <text:p>0.1133600423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6.841313" calcext:value-type="float">
            <text:p>6.841313</text:p>
          </table:table-cell>
          <table:table-cell office:value-type="float" office:value="6.4036060563" calcext:value-type="float">
            <text:p>6.4036060563</text:p>
          </table:table-cell>
          <table:table-cell table:formula="of:=POWER([.C1743]-6.75;2)" office:value-type="float" office:value="0.119988764232039" calcext:value-type="float">
            <text:p>0.1199887642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6.873893" calcext:value-type="float">
            <text:p>6.873893</text:p>
          </table:table-cell>
          <table:table-cell office:value-type="float" office:value="6.393566" calcext:value-type="float">
            <text:p>6.393566</text:p>
          </table:table-cell>
          <table:table-cell table:formula="of:=POWER([.C1744]-6.75;2)" office:value-type="float" office:value="0.127045196356" calcext:value-type="float">
            <text:p>0.1270451964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6.925506" calcext:value-type="float">
            <text:p>6.925506</text:p>
          </table:table-cell>
          <table:table-cell office:value-type="float" office:value="6.383558" calcext:value-type="float">
            <text:p>6.383558</text:p>
          </table:table-cell>
          <table:table-cell table:formula="of:=POWER([.C1745]-6.75;2)" office:value-type="float" office:value="0.134279739364" calcext:value-type="float">
            <text:p>0.1342797394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6.995011" calcext:value-type="float">
            <text:p>6.995011</text:p>
          </table:table-cell>
          <table:table-cell office:value-type="float" office:value="6.3735583803" calcext:value-type="float">
            <text:p>6.3735583803</text:p>
          </table:table-cell>
          <table:table-cell table:formula="of:=POWER([.C1746]-6.75;2)" office:value-type="float" office:value="0.141708293042359" calcext:value-type="float">
            <text:p>0.141708293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7.072279" calcext:value-type="float">
            <text:p>7.072279</text:p>
          </table:table-cell>
          <table:table-cell office:value-type="float" office:value="6.363209507" calcext:value-type="float">
            <text:p>6.363209507</text:p>
          </table:table-cell>
          <table:table-cell table:formula="of:=POWER([.C1747]-6.75;2)" office:value-type="float" office:value="0.149606885475183" calcext:value-type="float">
            <text:p>0.1496068855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7.132097" calcext:value-type="float">
            <text:p>7.132097</text:p>
          </table:table-cell>
          <table:table-cell office:value-type="float" office:value="6.352137169" calcext:value-type="float">
            <text:p>6.352137169</text:p>
          </table:table-cell>
          <table:table-cell table:formula="of:=POWER([.C1748]-6.75;2)" office:value-type="float" office:value="0.158294832291335" calcext:value-type="float">
            <text:p>0.1582948323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7.141636" calcext:value-type="float">
            <text:p>7.141636</text:p>
          </table:table-cell>
          <table:table-cell office:value-type="float" office:value="6.3403361831" calcext:value-type="float">
            <text:p>6.3403361831</text:p>
          </table:table-cell>
          <table:table-cell table:formula="of:=POWER([.C1749]-6.75;2)" office:value-type="float" office:value="0.167824442877077" calcext:value-type="float">
            <text:p>0.1678244429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7.080602" calcext:value-type="float">
            <text:p>7.080602</text:p>
          </table:table-cell>
          <table:table-cell office:value-type="float" office:value="6.3284090282" calcext:value-type="float">
            <text:p>6.3284090282</text:p>
          </table:table-cell>
          <table:table-cell table:formula="of:=POWER([.C1750]-6.75;2)" office:value-type="float" office:value="0.177738947503268" calcext:value-type="float">
            <text:p>0.1777389475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.957989" calcext:value-type="float">
            <text:p>6.957989</text:p>
          </table:table-cell>
          <table:table-cell office:value-type="float" office:value="6.3174956056" calcext:value-type="float">
            <text:p>6.3174956056</text:p>
          </table:table-cell>
          <table:table-cell table:formula="of:=POWER([.C1751]-6.75;2)" office:value-type="float" office:value="0.187060051175311" calcext:value-type="float">
            <text:p>0.1870600512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6.8111" calcext:value-type="float">
            <text:p>6.8111</text:p>
          </table:table-cell>
          <table:table-cell office:value-type="float" office:value="6.3088517324" calcext:value-type="float">
            <text:p>6.3088517324</text:p>
          </table:table-cell>
          <table:table-cell table:formula="of:=POWER([.C1752]-6.75;2)" office:value-type="float" office:value="0.194611794006481" calcext:value-type="float">
            <text:p>0.194611794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6.686992" calcext:value-type="float">
            <text:p>6.686992</text:p>
          </table:table-cell>
          <table:table-cell office:value-type="float" office:value="6.3032267746" calcext:value-type="float">
            <text:p>6.3032267746</text:p>
          </table:table-cell>
          <table:table-cell table:formula="of:=POWER([.C1753]-6.75;2)" office:value-type="float" office:value="0.19960631493432" calcext:value-type="float">
            <text:p>0.1996063149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6.619724" calcext:value-type="float">
            <text:p>6.619724</text:p>
          </table:table-cell>
          <table:table-cell office:value-type="float" office:value="6.3003911408" calcext:value-type="float">
            <text:p>6.3003911408</text:p>
          </table:table-cell>
          <table:table-cell table:formula="of:=POWER([.C1754]-6.75;2)" office:value-type="float" office:value="0.202148126271125" calcext:value-type="float">
            <text:p>0.2021481263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6.617736" calcext:value-type="float">
            <text:p>6.617736</text:p>
          </table:table-cell>
          <table:table-cell office:value-type="float" office:value="6.2991495352" calcext:value-type="float">
            <text:p>6.2991495352</text:p>
          </table:table-cell>
          <table:table-cell table:formula="of:=POWER([.C1755]-6.75;2)" office:value-type="float" office:value="0.203266141610376" calcext:value-type="float">
            <text:p>0.2032661416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6.664608" calcext:value-type="float">
            <text:p>6.664608</text:p>
          </table:table-cell>
          <table:table-cell office:value-type="float" office:value="6.2978806901" calcext:value-type="float">
            <text:p>6.2978806901</text:p>
          </table:table-cell>
          <table:table-cell table:formula="of:=POWER([.C1756]-6.75;2)" office:value-type="float" office:value="0.204411870384452" calcext:value-type="float">
            <text:p>0.2044118704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6.727222" calcext:value-type="float">
            <text:p>6.727222</text:p>
          </table:table-cell>
          <table:table-cell office:value-type="float" office:value="6.2953354366" calcext:value-type="float">
            <text:p>6.2953354366</text:p>
          </table:table-cell>
          <table:table-cell table:formula="of:=POWER([.C1757]-6.75;2)" office:value-type="float" office:value="0.206719865211712" calcext:value-type="float">
            <text:p>0.2067198652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6.767621" calcext:value-type="float">
            <text:p>6.767621</text:p>
          </table:table-cell>
          <table:table-cell office:value-type="float" office:value="6.2912933803" calcext:value-type="float">
            <text:p>6.2912933803</text:p>
          </table:table-cell>
          <table:table-cell table:formula="of:=POWER([.C1758]-6.75;2)" office:value-type="float" office:value="0.2104117629566" calcext:value-type="float">
            <text:p>0.210411763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6.758616" calcext:value-type="float">
            <text:p>6.758616</text:p>
          </table:table-cell>
          <table:table-cell office:value-type="float" office:value="6.2866838592" calcext:value-type="float">
            <text:p>6.2866838592</text:p>
          </table:table-cell>
          <table:table-cell table:formula="of:=POWER([.C1759]-6.75;2)" office:value-type="float" office:value="0.214661846325805" calcext:value-type="float">
            <text:p>0.2146618463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6.69907" calcext:value-type="float">
            <text:p>6.69907</text:p>
          </table:table-cell>
          <table:table-cell office:value-type="float" office:value="6.2830037887" calcext:value-type="float">
            <text:p>6.2830037887</text:p>
          </table:table-cell>
          <table:table-cell table:formula="of:=POWER([.C1760]-6.75;2)" office:value-type="float" office:value="0.218085461368554" calcext:value-type="float">
            <text:p>0.2180854614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.618752" calcext:value-type="float">
            <text:p>6.618752</text:p>
          </table:table-cell>
          <table:table-cell office:value-type="float" office:value="6.2813494225" calcext:value-type="float">
            <text:p>6.2813494225</text:p>
          </table:table-cell>
          <table:table-cell table:formula="of:=POWER([.C1761]-6.75;2)" office:value-type="float" office:value="0.219633363791084" calcext:value-type="float">
            <text:p>0.2196333638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6.564509" calcext:value-type="float">
            <text:p>6.564509</text:p>
          </table:table-cell>
          <table:table-cell office:value-type="float" office:value="6.2817054789" calcext:value-type="float">
            <text:p>6.2817054789</text:p>
          </table:table-cell>
          <table:table-cell table:formula="of:=POWER([.C1762]-6.75;2)" office:value-type="float" office:value="0.219299758492278" calcext:value-type="float">
            <text:p>0.2192997585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6.571998" calcext:value-type="float">
            <text:p>6.571998</text:p>
          </table:table-cell>
          <table:table-cell office:value-type="float" office:value="6.2829420282" calcext:value-type="float">
            <text:p>6.2829420282</text:p>
          </table:table-cell>
          <table:table-cell table:formula="of:=POWER([.C1763]-6.75;2)" office:value-type="float" office:value="0.21814314902193" calcext:value-type="float">
            <text:p>0.218143149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6.642345" calcext:value-type="float">
            <text:p>6.642345</text:p>
          </table:table-cell>
          <table:table-cell office:value-type="float" office:value="6.2834818592" calcext:value-type="float">
            <text:p>6.2834818592</text:p>
          </table:table-cell>
          <table:table-cell table:formula="of:=POWER([.C1764]-6.75;2)" office:value-type="float" office:value="0.217639175695488" calcext:value-type="float">
            <text:p>0.2176391757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6.741722" calcext:value-type="float">
            <text:p>6.741722</text:p>
          </table:table-cell>
          <table:table-cell office:value-type="float" office:value="6.2821795211" calcext:value-type="float">
            <text:p>6.2821795211</text:p>
          </table:table-cell>
          <table:table-cell table:formula="of:=POWER([.C1765]-6.75;2)" office:value-type="float" office:value="0.218856000478226" calcext:value-type="float">
            <text:p>0.2188560005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6.820571" calcext:value-type="float">
            <text:p>6.820571</text:p>
          </table:table-cell>
          <table:table-cell office:value-type="float" office:value="6.2788594225" calcext:value-type="float">
            <text:p>6.2788594225</text:p>
          </table:table-cell>
          <table:table-cell table:formula="of:=POWER([.C1766]-6.75;2)" office:value-type="float" office:value="0.221973443767033" calcext:value-type="float">
            <text:p>0.2219734438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6.835833" calcext:value-type="float">
            <text:p>6.835833</text:p>
          </table:table-cell>
          <table:table-cell office:value-type="float" office:value="6.2743109577" calcext:value-type="float">
            <text:p>6.2743109577</text:p>
          </table:table-cell>
          <table:table-cell table:formula="of:=POWER([.C1767]-6.75;2)" office:value-type="float" office:value="0.226280064964291" calcext:value-type="float">
            <text:p>0.226280065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6.767305" calcext:value-type="float">
            <text:p>6.767305</text:p>
          </table:table-cell>
          <table:table-cell office:value-type="float" office:value="6.2699578732" calcext:value-type="float">
            <text:p>6.2699578732</text:p>
          </table:table-cell>
          <table:table-cell table:formula="of:=POWER([.C1768]-6.75;2)" office:value-type="float" office:value="0.230440443502667" calcext:value-type="float">
            <text:p>0.2304404435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6.628024" calcext:value-type="float">
            <text:p>6.628024</text:p>
          </table:table-cell>
          <table:table-cell office:value-type="float" office:value="6.2674342676" calcext:value-type="float">
            <text:p>6.2674342676</text:p>
          </table:table-cell>
          <table:table-cell table:formula="of:=POWER([.C1769]-6.75;2)" office:value-type="float" office:value="0.232869686086749" calcext:value-type="float">
            <text:p>0.2328696861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6.465403" calcext:value-type="float">
            <text:p>6.465403</text:p>
          </table:table-cell>
          <table:table-cell office:value-type="float" office:value="6.2680722535" calcext:value-type="float">
            <text:p>6.2680722535</text:p>
          </table:table-cell>
          <table:table-cell table:formula="of:=POWER([.C1770]-6.75;2)" office:value-type="float" office:value="0.232254352846568" calcext:value-type="float">
            <text:p>0.2322543528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6.344433" calcext:value-type="float">
            <text:p>6.344433</text:p>
          </table:table-cell>
          <table:table-cell office:value-type="float" office:value="6.2723140141" calcext:value-type="float">
            <text:p>6.2723140141</text:p>
          </table:table-cell>
          <table:table-cell table:formula="of:=POWER([.C1771]-6.75;2)" office:value-type="float" office:value="0.228183901125255" calcext:value-type="float">
            <text:p>0.2281839011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6.312193" calcext:value-type="float">
            <text:p>6.312193</text:p>
          </table:table-cell>
          <table:table-cell office:value-type="float" office:value="6.2793478732" calcext:value-type="float">
            <text:p>6.2793478732</text:p>
          </table:table-cell>
          <table:table-cell table:formula="of:=POWER([.C1772]-6.75;2)" office:value-type="float" office:value="0.221513424461363" calcext:value-type="float">
            <text:p>0.2215134245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6.365887" calcext:value-type="float">
            <text:p>6.365887</text:p>
          </table:table-cell>
          <table:table-cell office:value-type="float" office:value="6.2873870423" calcext:value-type="float">
            <text:p>6.2873870423</text:p>
          </table:table-cell>
          <table:table-cell table:formula="of:=POWER([.C1773]-6.75;2)" office:value-type="float" office:value="0.214010748631942" calcext:value-type="float">
            <text:p>0.2140107486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6.45511" calcext:value-type="float">
            <text:p>6.45511</text:p>
          </table:table-cell>
          <table:table-cell office:value-type="float" office:value="6.2945990282" calcext:value-type="float">
            <text:p>6.2945990282</text:p>
          </table:table-cell>
          <table:table-cell table:formula="of:=POWER([.C1774]-6.75;2)" office:value-type="float" office:value="0.207390045116384" calcext:value-type="float">
            <text:p>0.2073900451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6.517828" calcext:value-type="float">
            <text:p>6.517828</text:p>
          </table:table-cell>
          <table:table-cell office:value-type="float" office:value="6.3000731127" calcext:value-type="float">
            <text:p>6.3000731127</text:p>
          </table:table-cell>
          <table:table-cell table:formula="of:=POWER([.C1775]-6.75;2)" office:value-type="float" office:value="0.202434203915467" calcext:value-type="float">
            <text:p>0.2024342039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6.518023" calcext:value-type="float">
            <text:p>6.518023</text:p>
          </table:table-cell>
          <table:table-cell office:value-type="float" office:value="6.304136493" calcext:value-type="float">
            <text:p>6.304136493</text:p>
          </table:table-cell>
          <table:table-cell table:formula="of:=POWER([.C1776]-6.75;2)" office:value-type="float" office:value="0.198794266874339" calcext:value-type="float">
            <text:p>0.1987942669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6.459538" calcext:value-type="float">
            <text:p>6.459538</text:p>
          </table:table-cell>
          <table:table-cell office:value-type="float" office:value="6.3078836479" calcext:value-type="float">
            <text:p>6.3078836479</text:p>
          </table:table-cell>
          <table:table-cell table:formula="of:=POWER([.C1777]-6.75;2)" office:value-type="float" office:value="0.195466868794211" calcext:value-type="float">
            <text:p>0.1954668688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6.373179" calcext:value-type="float">
            <text:p>6.373179</text:p>
          </table:table-cell>
          <table:table-cell office:value-type="float" office:value="6.3123548592" calcext:value-type="float">
            <text:p>6.3123548592</text:p>
          </table:table-cell>
          <table:table-cell table:formula="of:=POWER([.C1778]-6.75;2)" office:value-type="float" office:value="0.191533269265852" calcext:value-type="float">
            <text:p>0.1915332693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6.289992" calcext:value-type="float">
            <text:p>6.289992</text:p>
          </table:table-cell>
          <table:table-cell office:value-type="float" office:value="6.317967338" calcext:value-type="float">
            <text:p>6.317967338</text:p>
          </table:table-cell>
          <table:table-cell table:formula="of:=POWER([.C1779]-6.75;2)" office:value-type="float" office:value="0.186652221034806" calcext:value-type="float">
            <text:p>0.186652221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6.222029" calcext:value-type="float">
            <text:p>6.222029</text:p>
          </table:table-cell>
          <table:table-cell office:value-type="float" office:value="6.3245355634" calcext:value-type="float">
            <text:p>6.3245355634</text:p>
          </table:table-cell>
          <table:table-cell table:formula="of:=POWER([.C1780]-6.75;2)" office:value-type="float" office:value="0.181019986811356" calcext:value-type="float">
            <text:p>0.1810199868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.167165" calcext:value-type="float">
            <text:p>6.167165</text:p>
          </table:table-cell>
          <table:table-cell office:value-type="float" office:value="6.3317277042" calcext:value-type="float">
            <text:p>6.3317277042</text:p>
          </table:table-cell>
          <table:table-cell table:formula="of:=POWER([.C1781]-6.75;2)" office:value-type="float" office:value="0.174951713433802" calcext:value-type="float">
            <text:p>0.1749517134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6.132898" calcext:value-type="float">
            <text:p>6.132898</text:p>
          </table:table-cell>
          <table:table-cell office:value-type="float" office:value="6.3394570986" calcext:value-type="float">
            <text:p>6.3394570986</text:p>
          </table:table-cell>
          <table:table-cell table:formula="of:=POWER([.C1782]-6.75;2)" office:value-type="float" office:value="0.16854547388993" calcext:value-type="float">
            <text:p>0.1685454739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6.152515" calcext:value-type="float">
            <text:p>6.152515</text:p>
          </table:table-cell>
          <table:table-cell office:value-type="float" office:value="6.3477935211" calcext:value-type="float">
            <text:p>6.3477935211</text:p>
          </table:table-cell>
          <table:table-cell table:formula="of:=POWER([.C1783]-6.75;2)" office:value-type="float" office:value="0.161770051669136" calcext:value-type="float">
            <text:p>0.1617700517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6.266459" calcext:value-type="float">
            <text:p>6.266459</text:p>
          </table:table-cell>
          <table:table-cell office:value-type="float" office:value="6.3564527465" calcext:value-type="float">
            <text:p>6.3564527465</text:p>
          </table:table-cell>
          <table:table-cell table:formula="of:=POWER([.C1784]-6.75;2)" office:value-type="float" office:value="0.154879440737393" calcext:value-type="float">
            <text:p>0.1548794407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6.473577" calcext:value-type="float">
            <text:p>6.473577</text:p>
          </table:table-cell>
          <table:table-cell office:value-type="float" office:value="6.3644342254" calcext:value-type="float">
            <text:p>6.3644342254</text:p>
          </table:table-cell>
          <table:table-cell table:formula="of:=POWER([.C1785]-6.75;2)" office:value-type="float" office:value="0.148660966542898" calcext:value-type="float">
            <text:p>0.1486609665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6.703161" calcext:value-type="float">
            <text:p>6.703161</text:p>
          </table:table-cell>
          <table:table-cell office:value-type="float" office:value="6.3703995634" calcext:value-type="float">
            <text:p>6.3703995634</text:p>
          </table:table-cell>
          <table:table-cell table:formula="of:=POWER([.C1786]-6.75;2)" office:value-type="float" office:value="0.14409649146691" calcext:value-type="float">
            <text:p>0.1440964915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6.849706" calcext:value-type="float">
            <text:p>6.849706</text:p>
          </table:table-cell>
          <table:table-cell office:value-type="float" office:value="6.3736437042" calcext:value-type="float">
            <text:p>6.3736437042</text:p>
          </table:table-cell>
          <table:table-cell table:formula="of:=POWER([.C1787]-6.75;2)" office:value-type="float" office:value="0.141644061388297" calcext:value-type="float">
            <text:p>0.1416440614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6.842954" calcext:value-type="float">
            <text:p>6.842954</text:p>
          </table:table-cell>
          <table:table-cell office:value-type="float" office:value="6.3747888873" calcext:value-type="float">
            <text:p>6.3747888873</text:p>
          </table:table-cell>
          <table:table-cell table:formula="of:=POWER([.C1788]-6.75;2)" office:value-type="float" office:value="0.140783379093572" calcext:value-type="float">
            <text:p>0.1407833791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6.692547" calcext:value-type="float">
            <text:p>6.692547</text:p>
          </table:table-cell>
          <table:table-cell office:value-type="float" office:value="6.3755729577" calcext:value-type="float">
            <text:p>6.3755729577</text:p>
          </table:table-cell>
          <table:table-cell table:formula="of:=POWER([.C1789]-6.75;2)" office:value-type="float" office:value="0.140195610005526" calcext:value-type="float">
            <text:p>0.14019561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6.472418" calcext:value-type="float">
            <text:p>6.472418</text:p>
          </table:table-cell>
          <table:table-cell office:value-type="float" office:value="6.3779025775" calcext:value-type="float">
            <text:p>6.3779025775</text:p>
          </table:table-cell>
          <table:table-cell table:formula="of:=POWER([.C1790]-6.75;2)" office:value-type="float" office:value="0.138456491831143" calcext:value-type="float">
            <text:p>0.1384564918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6.256642" calcext:value-type="float">
            <text:p>6.256642</text:p>
          </table:table-cell>
          <table:table-cell office:value-type="float" office:value="6.3829144225" calcext:value-type="float">
            <text:p>6.3829144225</text:p>
          </table:table-cell>
          <table:table-cell table:formula="of:=POWER([.C1791]-6.75;2)" office:value-type="float" office:value="0.134751821208509" calcext:value-type="float">
            <text:p>0.1347518212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6.067675" calcext:value-type="float">
            <text:p>6.067675</text:p>
          </table:table-cell>
          <table:table-cell office:value-type="float" office:value="6.3907901268" calcext:value-type="float">
            <text:p>6.3907901268</text:p>
          </table:table-cell>
          <table:table-cell table:formula="of:=POWER([.C1792]-6.75;2)" office:value-type="float" office:value="0.12903173300436" calcext:value-type="float">
            <text:p>0.129031733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5.895279" calcext:value-type="float">
            <text:p>5.895279</text:p>
          </table:table-cell>
          <table:table-cell office:value-type="float" office:value="6.4013233521" calcext:value-type="float">
            <text:p>6.4013233521</text:p>
          </table:table-cell>
          <table:table-cell table:formula="of:=POWER([.C1793]-6.75;2)" office:value-type="float" office:value="0.12157540479078" calcext:value-type="float">
            <text:p>0.1215754048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5.758659" calcext:value-type="float">
            <text:p>5.758659</text:p>
          </table:table-cell>
          <table:table-cell office:value-type="float" office:value="6.4143567042" calcext:value-type="float">
            <text:p>6.4143567042</text:p>
          </table:table-cell>
          <table:table-cell table:formula="of:=POWER([.C1794]-6.75;2)" office:value-type="float" office:value="0.112656422015486" calcext:value-type="float">
            <text:p>0.112656422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5.723791" calcext:value-type="float">
            <text:p>5.723791</text:p>
          </table:table-cell>
          <table:table-cell office:value-type="float" office:value="6.4294352113" calcext:value-type="float">
            <text:p>6.4294352113</text:p>
          </table:table-cell>
          <table:table-cell table:formula="of:=POWER([.C1795]-6.75;2)" office:value-type="float" office:value="0.102761783754275" calcext:value-type="float">
            <text:p>0.1027617838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5.837447" calcext:value-type="float">
            <text:p>5.837447</text:p>
          </table:table-cell>
          <table:table-cell office:value-type="float" office:value="6.4451799718" calcext:value-type="float">
            <text:p>6.4451799718</text:p>
          </table:table-cell>
          <table:table-cell table:formula="of:=POWER([.C1796]-6.75;2)" office:value-type="float" office:value="0.0929152495918488" calcext:value-type="float">
            <text:p>0.0929152496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6.046232" calcext:value-type="float">
            <text:p>6.046232</text:p>
          </table:table-cell>
          <table:table-cell office:value-type="float" office:value="6.4595007324" calcext:value-type="float">
            <text:p>6.4595007324</text:p>
          </table:table-cell>
          <table:table-cell table:formula="of:=POWER([.C1797]-6.75;2)" office:value-type="float" office:value="0.0843898244761362" calcext:value-type="float">
            <text:p>0.0843898245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6.195791" calcext:value-type="float">
            <text:p>6.195791</text:p>
          </table:table-cell>
          <table:table-cell office:value-type="float" office:value="6.470939493" calcext:value-type="float">
            <text:p>6.470939493</text:p>
          </table:table-cell>
          <table:table-cell table:formula="of:=POWER([.C1798]-6.75;2)" office:value-type="float" office:value="0.0778747665670968" calcext:value-type="float">
            <text:p>0.0778747666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6.083109" calcext:value-type="float">
            <text:p>6.083109</text:p>
          </table:table-cell>
          <table:table-cell office:value-type="float" office:value="6.4801290423" calcext:value-type="float">
            <text:p>6.4801290423</text:p>
          </table:table-cell>
          <table:table-cell table:formula="of:=POWER([.C1799]-6.75;2)" office:value-type="float" office:value="0.0728303338099153" calcext:value-type="float">
            <text:p>0.0728303338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5.409998" calcext:value-type="float">
            <text:p>5.409998</text:p>
          </table:table-cell>
          <table:table-cell office:value-type="float" office:value="6.4906149437" calcext:value-type="float">
            <text:p>6.4906149437</text:p>
          </table:table-cell>
          <table:table-cell table:formula="of:=POWER([.C1800]-6.75;2)" office:value-type="float" office:value="0.0672806074317543" calcext:value-type="float">
            <text:p>0.0672806074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.418376" calcext:value-type="float">
            <text:p>2.418376</text:p>
          </table:table-cell>
          <table:table-cell office:value-type="float" office:value="6.5103020704" calcext:value-type="float">
            <text:p>6.5103020704</text:p>
          </table:table-cell>
          <table:table-cell table:formula="of:=POWER([.C1801]-6.75;2)" office:value-type="float" office:value="0.0574550974545266" calcext:value-type="float">
            <text:p>0.0574550975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2.418376" calcext:value-type="float">
            <text:p>2.418376</text:p>
          </table:table-cell>
          <table:table-cell office:value-type="float" office:value="6.5719819718" calcext:value-type="float">
            <text:p>6.5719819718</text:p>
          </table:table-cell>
          <table:table-cell table:formula="of:=POWER([.C1802]-6.75;2)" office:value-type="float" office:value="0.0316904183642161" calcext:value-type="float">
            <text:p>0.0316904184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8.538149" calcext:value-type="float">
            <text:p>8.538149</text:p>
          </table:table-cell>
          <table:table-cell office:value-type="float" office:value="6.6336452535" calcext:value-type="float">
            <text:p>6.6336452535</text:p>
          </table:table-cell>
          <table:table-cell table:formula="of:=POWER([.C1803]-6.75;2)" office:value-type="float" office:value="0.0135384270330792" calcext:value-type="float">
            <text:p>0.013538427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7.018343" calcext:value-type="float">
            <text:p>7.018343</text:p>
          </table:table-cell>
          <table:table-cell office:value-type="float" office:value="6.6091180986" calcext:value-type="float">
            <text:p>6.6091180986</text:p>
          </table:table-cell>
          <table:table-cell table:formula="of:=POWER([.C1804]-6.75;2)" office:value-type="float" office:value="0.0198477101420794" calcext:value-type="float">
            <text:p>0.0198477101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6.423933" calcext:value-type="float">
            <text:p>6.423933</text:p>
          </table:table-cell>
          <table:table-cell office:value-type="float" office:value="6.6059330563" calcext:value-type="float">
            <text:p>6.6059330563</text:p>
          </table:table-cell>
          <table:table-cell table:formula="of:=POWER([.C1805]-6.75;2)" office:value-type="float" office:value="0.0207552842670591" calcext:value-type="float">
            <text:p>0.0207552843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6.20898" calcext:value-type="float">
            <text:p>6.20898</text:p>
          </table:table-cell>
          <table:table-cell office:value-type="float" office:value="6.6109751831" calcext:value-type="float">
            <text:p>6.6109751831</text:p>
          </table:table-cell>
          <table:table-cell table:formula="of:=POWER([.C1806]-6.75;2)" office:value-type="float" office:value="0.0193278997140786" calcext:value-type="float">
            <text:p>0.0193278997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6.1947" calcext:value-type="float">
            <text:p>6.1947</text:p>
          </table:table-cell>
          <table:table-cell office:value-type="float" office:value="6.6188375775" calcext:value-type="float">
            <text:p>6.6188375775</text:p>
          </table:table-cell>
          <table:table-cell table:formula="of:=POWER([.C1807]-6.75;2)" office:value-type="float" office:value="0.0172035810760685" calcext:value-type="float">
            <text:p>0.0172035811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6.261127" calcext:value-type="float">
            <text:p>6.261127</text:p>
          </table:table-cell>
          <table:table-cell office:value-type="float" office:value="6.6266307606" calcext:value-type="float">
            <text:p>6.6266307606</text:p>
          </table:table-cell>
          <table:table-cell table:formula="of:=POWER([.C1808]-6.75;2)" office:value-type="float" office:value="0.0152199692301344" calcext:value-type="float">
            <text:p>0.0152199692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6.321744" calcext:value-type="float">
            <text:p>6.321744</text:p>
          </table:table-cell>
          <table:table-cell office:value-type="float" office:value="6.6331498873" calcext:value-type="float">
            <text:p>6.6331498873</text:p>
          </table:table-cell>
          <table:table-cell table:formula="of:=POWER([.C1809]-6.75;2)" office:value-type="float" office:value="0.0136539488380027" calcext:value-type="float">
            <text:p>0.0136539488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6.327978" calcext:value-type="float">
            <text:p>6.327978</text:p>
          </table:table-cell>
          <table:table-cell office:value-type="float" office:value="6.6384540423" calcext:value-type="float">
            <text:p>6.6384540423</text:p>
          </table:table-cell>
          <table:table-cell table:formula="of:=POWER([.C1810]-6.75;2)" office:value-type="float" office:value="0.0124425006792101" calcext:value-type="float">
            <text:p>0.0124425007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.275029" calcext:value-type="float">
            <text:p>6.275029</text:p>
          </table:table-cell>
          <table:table-cell office:value-type="float" office:value="6.6433840282" calcext:value-type="float">
            <text:p>6.6433840282</text:p>
          </table:table-cell>
          <table:table-cell table:formula="of:=POWER([.C1811]-6.75;2)" office:value-type="float" office:value="0.0113669654428584" calcext:value-type="float">
            <text:p>0.0113669654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6.195977" calcext:value-type="float">
            <text:p>6.195977</text:p>
          </table:table-cell>
          <table:table-cell office:value-type="float" office:value="6.6489151408" calcext:value-type="float">
            <text:p>6.6489151408</text:p>
          </table:table-cell>
          <table:table-cell table:formula="of:=POWER([.C1812]-6.75;2)" office:value-type="float" office:value="0.0102181487594839" calcext:value-type="float">
            <text:p>0.0102181488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6.137606" calcext:value-type="float">
            <text:p>6.137606</text:p>
          </table:table-cell>
          <table:table-cell office:value-type="float" office:value="6.6555017887" calcext:value-type="float">
            <text:p>6.6555017887</text:p>
          </table:table-cell>
          <table:table-cell table:formula="of:=POWER([.C1813]-6.75;2)" office:value-type="float" office:value="0.00892991193889952" calcext:value-type="float">
            <text:p>0.0089299119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6.128469" calcext:value-type="float">
            <text:p>6.128469</text:p>
          </table:table-cell>
          <table:table-cell office:value-type="float" office:value="6.6627631408" calcext:value-type="float">
            <text:p>6.6627631408</text:p>
          </table:table-cell>
          <table:table-cell table:formula="of:=POWER([.C1814]-6.75;2)" office:value-type="float" office:value="0.00761026960308061" calcext:value-type="float">
            <text:p>0.0076102696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6.163325" calcext:value-type="float">
            <text:p>6.163325</text:p>
          </table:table-cell>
          <table:table-cell office:value-type="float" office:value="6.6697262958" calcext:value-type="float">
            <text:p>6.6697262958</text:p>
          </table:table-cell>
          <table:table-cell table:formula="of:=POWER([.C1815]-6.75;2)" office:value-type="float" office:value="0.00644386758598905" calcext:value-type="float">
            <text:p>0.0064438676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6.215533" calcext:value-type="float">
            <text:p>6.215533</text:p>
          </table:table-cell>
          <table:table-cell office:value-type="float" office:value="6.6754326479" calcext:value-type="float">
            <text:p>6.6754326479</text:p>
          </table:table-cell>
          <table:table-cell table:formula="of:=POWER([.C1816]-6.75;2)" office:value-type="float" office:value="0.00556028999920536" calcext:value-type="float">
            <text:p>0.00556029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6.260241" calcext:value-type="float">
            <text:p>6.260241</text:p>
          </table:table-cell>
          <table:table-cell office:value-type="float" office:value="6.6794580986" calcext:value-type="float">
            <text:p>6.6794580986</text:p>
          </table:table-cell>
          <table:table-cell table:formula="of:=POWER([.C1817]-6.75;2)" office:value-type="float" office:value="0.00497615985312738" calcext:value-type="float">
            <text:p>0.0049761599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6.286143" calcext:value-type="float">
            <text:p>6.286143</text:p>
          </table:table-cell>
          <table:table-cell office:value-type="float" office:value="6.6820649014" calcext:value-type="float">
            <text:p>6.6820649014</text:p>
          </table:table-cell>
          <table:table-cell table:formula="of:=POWER([.C1818]-6.75;2)" office:value-type="float" office:value="0.00461517762179166" calcext:value-type="float">
            <text:p>0.0046151776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6.294227" calcext:value-type="float">
            <text:p>6.294227</text:p>
          </table:table-cell>
          <table:table-cell office:value-type="float" office:value="6.6839922254" calcext:value-type="float">
            <text:p>6.6839922254</text:p>
          </table:table-cell>
          <table:table-cell table:formula="of:=POWER([.C1819]-6.75;2)" office:value-type="float" office:value="0.00435702630764441" calcext:value-type="float">
            <text:p>0.0043570263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6.294808" calcext:value-type="float">
            <text:p>6.294808</text:p>
          </table:table-cell>
          <table:table-cell office:value-type="float" office:value="6.6860227465" calcext:value-type="float">
            <text:p>6.6860227465</text:p>
          </table:table-cell>
          <table:table-cell table:formula="of:=POWER([.C1820]-6.75;2)" office:value-type="float" office:value="0.00409308896540327" calcext:value-type="float">
            <text:p>0.004093089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.305749" calcext:value-type="float">
            <text:p>6.305749</text:p>
          </table:table-cell>
          <table:table-cell office:value-type="float" office:value="6.6885219577" calcext:value-type="float">
            <text:p>6.6885219577</text:p>
          </table:table-cell>
          <table:table-cell table:formula="of:=POWER([.C1821]-6.75;2)" office:value-type="float" office:value="0.0037795496850406" calcext:value-type="float">
            <text:p>0.0037795497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6.344274" calcext:value-type="float">
            <text:p>6.344274</text:p>
          </table:table-cell>
          <table:table-cell office:value-type="float" office:value="6.6912058451" calcext:value-type="float">
            <text:p>6.6912058451</text:p>
          </table:table-cell>
          <table:table-cell table:formula="of:=POWER([.C1822]-6.75;2)" office:value-type="float" office:value="0.00345675265040521" calcext:value-type="float">
            <text:p>0.0034567527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6.411728" calcext:value-type="float">
            <text:p>6.411728</text:p>
          </table:table-cell>
          <table:table-cell office:value-type="float" office:value="6.693326493" calcext:value-type="float">
            <text:p>6.693326493</text:p>
          </table:table-cell>
          <table:table-cell table:formula="of:=POWER([.C1823]-6.75;2)" office:value-type="float" office:value="0.00321188639567907" calcext:value-type="float">
            <text:p>0.0032118864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6.485662" calcext:value-type="float">
            <text:p>6.485662</text:p>
          </table:table-cell>
          <table:table-cell office:value-type="float" office:value="6.6942117324" calcext:value-type="float">
            <text:p>6.6942117324</text:p>
          </table:table-cell>
          <table:table-cell table:formula="of:=POWER([.C1824]-6.75;2)" office:value-type="float" office:value="0.00311233080180917" calcext:value-type="float">
            <text:p>0.0031123308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6.53157" calcext:value-type="float">
            <text:p>6.53157</text:p>
          </table:table-cell>
          <table:table-cell office:value-type="float" office:value="6.6937927746" calcext:value-type="float">
            <text:p>6.6937927746</text:p>
          </table:table-cell>
          <table:table-cell table:formula="of:=POWER([.C1825]-6.75;2)" office:value-type="float" office:value="0.00315925218716637" calcext:value-type="float">
            <text:p>0.0031592522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6.527648" calcext:value-type="float">
            <text:p>6.527648</text:p>
          </table:table-cell>
          <table:table-cell office:value-type="float" office:value="6.6926988873" calcext:value-type="float">
            <text:p>6.6926988873</text:p>
          </table:table-cell>
          <table:table-cell table:formula="of:=POWER([.C1826]-6.75;2)" office:value-type="float" office:value="0.00328341751665813" calcext:value-type="float">
            <text:p>0.0032834175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6.483895" calcext:value-type="float">
            <text:p>6.483895</text:p>
          </table:table-cell>
          <table:table-cell office:value-type="float" office:value="6.691824" calcext:value-type="float">
            <text:p>6.691824</text:p>
          </table:table-cell>
          <table:table-cell table:formula="of:=POWER([.C1827]-6.75;2)" office:value-type="float" office:value="0.00338444697599995" calcext:value-type="float">
            <text:p>0.003384447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6.440236" calcext:value-type="float">
            <text:p>6.440236</text:p>
          </table:table-cell>
          <table:table-cell office:value-type="float" office:value="6.6916870563" calcext:value-type="float">
            <text:p>6.6916870563</text:p>
          </table:table-cell>
          <table:table-cell table:formula="of:=POWER([.C1828]-6.75;2)" office:value-type="float" office:value="0.00340039940295935" calcext:value-type="float">
            <text:p>0.0034003994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6.440345" calcext:value-type="float">
            <text:p>6.440345</text:p>
          </table:table-cell>
          <table:table-cell office:value-type="float" office:value="6.6920416479" calcext:value-type="float">
            <text:p>6.6920416479</text:p>
          </table:table-cell>
          <table:table-cell table:formula="of:=POWER([.C1829]-6.75;2)" office:value-type="float" office:value="0.00335917057814757" calcext:value-type="float">
            <text:p>0.0033591706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6.497331" calcext:value-type="float">
            <text:p>6.497331</text:p>
          </table:table-cell>
          <table:table-cell office:value-type="float" office:value="6.6919986761" calcext:value-type="float">
            <text:p>6.6919986761</text:p>
          </table:table-cell>
          <table:table-cell table:formula="of:=POWER([.C1830]-6.75;2)" office:value-type="float" office:value="0.00336415357415273" calcext:value-type="float">
            <text:p>0.0033641536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.58161" calcext:value-type="float">
            <text:p>6.58161</text:p>
          </table:table-cell>
          <table:table-cell office:value-type="float" office:value="6.6905690423" calcext:value-type="float">
            <text:p>6.6905690423</text:p>
          </table:table-cell>
          <table:table-cell table:formula="of:=POWER([.C1831]-6.75;2)" office:value-type="float" office:value="0.0035320387331392" calcext:value-type="float">
            <text:p>0.0035320387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6.644032" calcext:value-type="float">
            <text:p>6.644032</text:p>
          </table:table-cell>
          <table:table-cell office:value-type="float" office:value="6.6872326056" calcext:value-type="float">
            <text:p>6.6872326056</text:p>
          </table:table-cell>
          <table:table-cell table:formula="of:=POWER([.C1832]-6.75;2)" office:value-type="float" office:value="0.00393974579976512" calcext:value-type="float">
            <text:p>0.0039397458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6.652304" calcext:value-type="float">
            <text:p>6.652304</text:p>
          </table:table-cell>
          <table:table-cell office:value-type="float" office:value="6.6821636761" calcext:value-type="float">
            <text:p>6.6821636761</text:p>
          </table:table-cell>
          <table:table-cell table:formula="of:=POWER([.C1833]-6.75;2)" office:value-type="float" office:value="0.0046017668402657" calcext:value-type="float">
            <text:p>0.0046017668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6.610326" calcext:value-type="float">
            <text:p>6.610326</text:p>
          </table:table-cell>
          <table:table-cell office:value-type="float" office:value="6.6760509577" calcext:value-type="float">
            <text:p>6.6760509577</text:p>
          </table:table-cell>
          <table:table-cell table:formula="of:=POWER([.C1834]-6.75;2)" office:value-type="float" office:value="0.00546846085708716" calcext:value-type="float">
            <text:p>0.0054684609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6.549879" calcext:value-type="float">
            <text:p>6.549879</text:p>
          </table:table-cell>
          <table:table-cell office:value-type="float" office:value="6.6696788873" calcext:value-type="float">
            <text:p>6.6696788873</text:p>
          </table:table-cell>
          <table:table-cell table:formula="of:=POWER([.C1835]-6.75;2)" office:value-type="float" office:value="0.00645148114536612" calcext:value-type="float">
            <text:p>0.0064514811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6.505995" calcext:value-type="float">
            <text:p>6.505995</text:p>
          </table:table-cell>
          <table:table-cell office:value-type="float" office:value="6.6635118592" calcext:value-type="float">
            <text:p>6.6635118592</text:p>
          </table:table-cell>
          <table:table-cell table:formula="of:=POWER([.C1836]-6.75;2)" office:value-type="float" office:value="0.00748019849904066" calcext:value-type="float">
            <text:p>0.0074801985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6.49763" calcext:value-type="float">
            <text:p>6.49763</text:p>
          </table:table-cell>
          <table:table-cell office:value-type="float" office:value="6.6575562535" calcext:value-type="float">
            <text:p>6.6575562535</text:p>
          </table:table-cell>
          <table:table-cell table:formula="of:=POWER([.C1837]-6.75;2)" office:value-type="float" office:value="0.00854584626695624" calcext:value-type="float">
            <text:p>0.0085458463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6.526764" calcext:value-type="float">
            <text:p>6.526764</text:p>
          </table:table-cell>
          <table:table-cell office:value-type="float" office:value="6.651639831" calcext:value-type="float">
            <text:p>6.651639831</text:p>
          </table:table-cell>
          <table:table-cell table:formula="of:=POWER([.C1838]-6.75;2)" office:value-type="float" office:value="0.0096747228457086" calcext:value-type="float">
            <text:p>0.0096747228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6.588129" calcext:value-type="float">
            <text:p>6.588129</text:p>
          </table:table-cell>
          <table:table-cell office:value-type="float" office:value="6.6458793803" calcext:value-type="float">
            <text:p>6.6458793803</text:p>
          </table:table-cell>
          <table:table-cell table:formula="of:=POWER([.C1839]-6.75;2)" office:value-type="float" office:value="0.010841103446712" calcext:value-type="float">
            <text:p>0.0108411034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6.673321" calcext:value-type="float">
            <text:p>6.673321</text:p>
          </table:table-cell>
          <table:table-cell office:value-type="float" office:value="6.6408419859" calcext:value-type="float">
            <text:p>6.6408419859</text:p>
          </table:table-cell>
          <table:table-cell table:formula="of:=POWER([.C1840]-6.75;2)" office:value-type="float" office:value="0.0119154720422558" calcext:value-type="float">
            <text:p>0.011915472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.766568" calcext:value-type="float">
            <text:p>6.766568</text:p>
          </table:table-cell>
          <table:table-cell office:value-type="float" office:value="6.6371162676" calcext:value-type="float">
            <text:p>6.6371162676</text:p>
          </table:table-cell>
          <table:table-cell table:formula="of:=POWER([.C1841]-6.75;2)" office:value-type="float" office:value="0.0127427370405549" calcext:value-type="float">
            <text:p>0.012742737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6.843837" calcext:value-type="float">
            <text:p>6.843837</text:p>
          </table:table-cell>
          <table:table-cell office:value-type="float" office:value="6.634604338" calcext:value-type="float">
            <text:p>6.634604338</text:p>
          </table:table-cell>
          <table:table-cell table:formula="of:=POWER([.C1842]-6.75;2)" office:value-type="float" office:value="0.0133161588084183" calcext:value-type="float">
            <text:p>0.0133161588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6.882974" calcext:value-type="float">
            <text:p>6.882974</text:p>
          </table:table-cell>
          <table:table-cell office:value-type="float" office:value="6.6321574085" calcext:value-type="float">
            <text:p>6.6321574085</text:p>
          </table:table-cell>
          <table:table-cell table:formula="of:=POWER([.C1843]-6.75;2)" office:value-type="float" office:value="0.0138868763714358" calcext:value-type="float">
            <text:p>0.0138868764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6.877938" calcext:value-type="float">
            <text:p>6.877938</text:p>
          </table:table-cell>
          <table:table-cell office:value-type="float" office:value="6.6278387465" calcext:value-type="float">
            <text:p>6.6278387465</text:p>
          </table:table-cell>
          <table:table-cell table:formula="of:=POWER([.C1844]-6.75;2)" office:value-type="float" office:value="0.0149233718566912" calcext:value-type="float">
            <text:p>0.0149233719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6.84377" calcext:value-type="float">
            <text:p>6.84377</text:p>
          </table:table-cell>
          <table:table-cell office:value-type="float" office:value="6.6196694085" calcext:value-type="float">
            <text:p>6.6196694085</text:p>
          </table:table-cell>
          <table:table-cell table:formula="of:=POWER([.C1845]-6.75;2)" office:value-type="float" office:value="0.0169860630807399" calcext:value-type="float">
            <text:p>0.0169860631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6.806328" calcext:value-type="float">
            <text:p>6.806328</text:p>
          </table:table-cell>
          <table:table-cell office:value-type="float" office:value="6.6066529014" calcext:value-type="float">
            <text:p>6.6066529014</text:p>
          </table:table-cell>
          <table:table-cell table:formula="of:=POWER([.C1846]-6.75;2)" office:value-type="float" office:value="0.020548390677038" calcext:value-type="float">
            <text:p>0.0205483907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6.784071" calcext:value-type="float">
            <text:p>6.784071</text:p>
          </table:table-cell>
          <table:table-cell office:value-type="float" office:value="6.5899265775" calcext:value-type="float">
            <text:p>6.5899265775</text:p>
          </table:table-cell>
          <table:table-cell table:formula="of:=POWER([.C1847]-6.75;2)" office:value-type="float" office:value="0.0256235005908635" calcext:value-type="float">
            <text:p>0.0256235006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6.776994" calcext:value-type="float">
            <text:p>6.776994</text:p>
          </table:table-cell>
          <table:table-cell office:value-type="float" office:value="6.5738683944" calcext:value-type="float">
            <text:p>6.5738683944</text:p>
          </table:table-cell>
          <table:table-cell table:formula="of:=POWER([.C1848]-6.75;2)" office:value-type="float" office:value="0.031022342491234" calcext:value-type="float">
            <text:p>0.0310223425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6.771665" calcext:value-type="float">
            <text:p>6.771665</text:p>
          </table:table-cell>
          <table:table-cell office:value-type="float" office:value="6.5768695493" calcext:value-type="float">
            <text:p>6.5768695493</text:p>
          </table:table-cell>
          <table:table-cell table:formula="of:=POWER([.C1849]-6.75;2)" office:value-type="float" office:value="0.0299741529595853" calcext:value-type="float">
            <text:p>0.029974153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6.756336" calcext:value-type="float">
            <text:p>6.756336</text:p>
          </table:table-cell>
          <table:table-cell office:value-type="float" office:value="6.5538296761" calcext:value-type="float">
            <text:p>6.5538296761</text:p>
          </table:table-cell>
          <table:table-cell table:formula="of:=POWER([.C1850]-6.75;2)" office:value-type="float" office:value="0.0384827959790308" calcext:value-type="float">
            <text:p>0.038482796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.732671" calcext:value-type="float">
            <text:p>6.732671</text:p>
          </table:table-cell>
          <table:table-cell office:value-type="float" office:value="6.5426208028" calcext:value-type="float">
            <text:p>6.5426208028</text:p>
          </table:table-cell>
          <table:table-cell table:formula="of:=POWER([.C1851]-6.75;2)" office:value-type="float" office:value="0.0430061314313164" calcext:value-type="float">
            <text:p>0.0430061314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6.715952" calcext:value-type="float">
            <text:p>6.715952</text:p>
          </table:table-cell>
          <table:table-cell office:value-type="float" office:value="6.5364560282" calcext:value-type="float">
            <text:p>6.5364560282</text:p>
          </table:table-cell>
          <table:table-cell table:formula="of:=POWER([.C1852]-6.75;2)" office:value-type="float" office:value="0.0456010278921192" calcext:value-type="float">
            <text:p>0.0456010279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6.724784" calcext:value-type="float">
            <text:p>6.724784</text:p>
          </table:table-cell>
          <table:table-cell office:value-type="float" office:value="6.5309208451" calcext:value-type="float">
            <text:p>6.5309208451</text:p>
          </table:table-cell>
          <table:table-cell table:formula="of:=POWER([.C1853]-6.75;2)" office:value-type="float" office:value="0.0479956761116983" calcext:value-type="float">
            <text:p>0.0479956761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6.76732" calcext:value-type="float">
            <text:p>6.76732</text:p>
          </table:table-cell>
          <table:table-cell office:value-type="float" office:value="6.5225712676" calcext:value-type="float">
            <text:p>6.5225712676</text:p>
          </table:table-cell>
          <table:table-cell table:formula="of:=POWER([.C1854]-6.75;2)" office:value-type="float" office:value="0.0517238283210708" calcext:value-type="float">
            <text:p>0.0517238283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6.833144" calcext:value-type="float">
            <text:p>6.833144</text:p>
          </table:table-cell>
          <table:table-cell office:value-type="float" office:value="6.5100244085" calcext:value-type="float">
            <text:p>6.5100244085</text:p>
          </table:table-cell>
          <table:table-cell table:formula="of:=POWER([.C1855]-6.75;2)" office:value-type="float" office:value="0.057588284515775" calcext:value-type="float">
            <text:p>0.0575882845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6.897116" calcext:value-type="float">
            <text:p>6.897116</text:p>
          </table:table-cell>
          <table:table-cell office:value-type="float" office:value="6.4942257042" calcext:value-type="float">
            <text:p>6.4942257042</text:p>
          </table:table-cell>
          <table:table-cell table:formula="of:=POWER([.C1856]-6.75;2)" office:value-type="float" office:value="0.065420490391986" calcext:value-type="float">
            <text:p>0.0654204904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6.933495" calcext:value-type="float">
            <text:p>6.933495</text:p>
          </table:table-cell>
          <table:table-cell office:value-type="float" office:value="6.477457493" calcext:value-type="float">
            <text:p>6.477457493</text:p>
          </table:table-cell>
          <table:table-cell table:formula="of:=POWER([.C1857]-6.75;2)" office:value-type="float" office:value="0.074279418121845" calcext:value-type="float">
            <text:p>0.0742794181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6.931014" calcext:value-type="float">
            <text:p>6.931014</text:p>
          </table:table-cell>
          <table:table-cell office:value-type="float" office:value="6.4620779577" calcext:value-type="float">
            <text:p>6.4620779577</text:p>
          </table:table-cell>
          <table:table-cell table:formula="of:=POWER([.C1858]-6.75;2)" office:value-type="float" office:value="0.082899102442203" calcext:value-type="float">
            <text:p>0.0828991024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6.898623" calcext:value-type="float">
            <text:p>6.898623</text:p>
          </table:table-cell>
          <table:table-cell office:value-type="float" office:value="6.4499669437" calcext:value-type="float">
            <text:p>6.4499669437</text:p>
          </table:table-cell>
          <table:table-cell table:formula="of:=POWER([.C1859]-6.75;2)" office:value-type="float" office:value="0.0900198348727191" calcext:value-type="float">
            <text:p>0.0900198349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6.85795" calcext:value-type="float">
            <text:p>6.85795</text:p>
          </table:table-cell>
          <table:table-cell office:value-type="float" office:value="6.4423107465" calcext:value-type="float">
            <text:p>6.4423107465</text:p>
          </table:table-cell>
          <table:table-cell table:formula="of:=POWER([.C1860]-6.75;2)" office:value-type="float" office:value="0.094672676719387" calcext:value-type="float">
            <text:p>0.0946726767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6.828259" calcext:value-type="float">
            <text:p>6.828259</text:p>
          </table:table-cell>
          <table:table-cell office:value-type="float" office:value="6.4391346197" calcext:value-type="float">
            <text:p>6.4391346197</text:p>
          </table:table-cell>
          <table:table-cell table:formula="of:=POWER([.C1861]-6.75;2)" office:value-type="float" office:value="0.0966372846690637" calcext:value-type="float">
            <text:p>0.0966372847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6.815817" calcext:value-type="float">
            <text:p>6.815817</text:p>
          </table:table-cell>
          <table:table-cell office:value-type="float" office:value="6.4389384648" calcext:value-type="float">
            <text:p>6.4389384648</text:p>
          </table:table-cell>
          <table:table-cell table:formula="of:=POWER([.C1862]-6.75;2)" office:value-type="float" office:value="0.0967592786809811" calcext:value-type="float">
            <text:p>0.0967592787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6.815534" calcext:value-type="float">
            <text:p>6.815534</text:p>
          </table:table-cell>
          <table:table-cell office:value-type="float" office:value="6.4391041549" calcext:value-type="float">
            <text:p>6.4391041549</text:p>
          </table:table-cell>
          <table:table-cell table:formula="of:=POWER([.C1863]-6.75;2)" office:value-type="float" office:value="0.0966562265004433" calcext:value-type="float">
            <text:p>0.0966562265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6.820647" calcext:value-type="float">
            <text:p>6.820647</text:p>
          </table:table-cell>
          <table:table-cell office:value-type="float" office:value="6.437067" calcext:value-type="float">
            <text:p>6.437067</text:p>
          </table:table-cell>
          <table:table-cell table:formula="of:=POWER([.C1864]-6.75;2)" office:value-type="float" office:value="0.0979270624890001" calcext:value-type="float">
            <text:p>0.0979270625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6.829233" calcext:value-type="float">
            <text:p>6.829233</text:p>
          </table:table-cell>
          <table:table-cell office:value-type="float" office:value="6.4315697183" calcext:value-type="float">
            <text:p>6.4315697183</text:p>
          </table:table-cell>
          <table:table-cell table:formula="of:=POWER([.C1865]-6.75;2)" office:value-type="float" office:value="0.101397844303541" calcext:value-type="float">
            <text:p>0.1013978443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6.841669" calcext:value-type="float">
            <text:p>6.841669</text:p>
          </table:table-cell>
          <table:table-cell office:value-type="float" office:value="6.4231561127" calcext:value-type="float">
            <text:p>6.4231561127</text:p>
          </table:table-cell>
          <table:table-cell table:formula="of:=POWER([.C1866]-6.75;2)" office:value-type="float" office:value="0.106826926665375" calcext:value-type="float">
            <text:p>0.1068269267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6.854221" calcext:value-type="float">
            <text:p>6.854221</text:p>
          </table:table-cell>
          <table:table-cell office:value-type="float" office:value="6.4134758451" calcext:value-type="float">
            <text:p>6.4134758451</text:p>
          </table:table-cell>
          <table:table-cell table:formula="of:=POWER([.C1867]-6.75;2)" office:value-type="float" office:value="0.113248506831159" calcext:value-type="float">
            <text:p>0.1132485068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6.858384" calcext:value-type="float">
            <text:p>6.858384</text:p>
          </table:table-cell>
          <table:table-cell office:value-type="float" office:value="6.403986831" calcext:value-type="float">
            <text:p>6.403986831</text:p>
          </table:table-cell>
          <table:table-cell table:formula="of:=POWER([.C1868]-6.75;2)" office:value-type="float" office:value="0.119725113121422" calcext:value-type="float">
            <text:p>0.1197251131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6.848249" calcext:value-type="float">
            <text:p>6.848249</text:p>
          </table:table-cell>
          <table:table-cell office:value-type="float" office:value="6.3952487887" calcext:value-type="float">
            <text:p>6.3952487887</text:p>
          </table:table-cell>
          <table:table-cell table:formula="of:=POWER([.C1869]-6.75;2)" office:value-type="float" office:value="0.125848421918817" calcext:value-type="float">
            <text:p>0.1258484219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6.827608" calcext:value-type="float">
            <text:p>6.827608</text:p>
          </table:table-cell>
          <table:table-cell office:value-type="float" office:value="6.3871791408" calcext:value-type="float">
            <text:p>6.3871791408</text:p>
          </table:table-cell>
          <table:table-cell table:formula="of:=POWER([.C1870]-6.75;2)" office:value-type="float" office:value="0.131638975870626" calcext:value-type="float">
            <text:p>0.1316389759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.807784" calcext:value-type="float">
            <text:p>6.807784</text:p>
          </table:table-cell>
          <table:table-cell office:value-type="float" office:value="6.3796506479" calcext:value-type="float">
            <text:p>6.3796506479</text:p>
          </table:table-cell>
          <table:table-cell table:formula="of:=POWER([.C1871]-6.75;2)" office:value-type="float" office:value="0.13715864260089" calcext:value-type="float">
            <text:p>0.1371586426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6.797649" calcext:value-type="float">
            <text:p>6.797649</text:p>
          </table:table-cell>
          <table:table-cell office:value-type="float" office:value="6.3728158592" calcext:value-type="float">
            <text:p>6.3728158592</text:p>
          </table:table-cell>
          <table:table-cell table:formula="of:=POWER([.C1872]-6.75;2)" office:value-type="float" office:value="0.142267876071034" calcext:value-type="float">
            <text:p>0.1422678761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6.796469" calcext:value-type="float">
            <text:p>6.796469</text:p>
          </table:table-cell>
          <table:table-cell office:value-type="float" office:value="6.3670277465" calcext:value-type="float">
            <text:p>6.3670277465</text:p>
          </table:table-cell>
          <table:table-cell table:formula="of:=POWER([.C1873]-6.75;2)" office:value-type="float" office:value="0.146667746950868" calcext:value-type="float">
            <text:p>0.146667747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6.796721" calcext:value-type="float">
            <text:p>6.796721</text:p>
          </table:table-cell>
          <table:table-cell office:value-type="float" office:value="6.3625535634" calcext:value-type="float">
            <text:p>6.3625535634</text:p>
          </table:table-cell>
          <table:table-cell table:formula="of:=POWER([.C1874]-6.75;2)" office:value-type="float" office:value="0.150114741234038" calcext:value-type="float">
            <text:p>0.1501147412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6.792205" calcext:value-type="float">
            <text:p>6.792205</text:p>
          </table:table-cell>
          <table:table-cell office:value-type="float" office:value="6.3593169577" calcext:value-type="float">
            <text:p>6.3593169577</text:p>
          </table:table-cell>
          <table:table-cell table:formula="of:=POWER([.C1875]-6.75;2)" office:value-type="float" office:value="0.152633239540784" calcext:value-type="float">
            <text:p>0.1526332395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6.781924" calcext:value-type="float">
            <text:p>6.781924</text:p>
          </table:table-cell>
          <table:table-cell office:value-type="float" office:value="6.3568093662" calcext:value-type="float">
            <text:p>6.3568093662</text:p>
          </table:table-cell>
          <table:table-cell table:formula="of:=POWER([.C1876]-6.75;2)" office:value-type="float" office:value="0.154598874508045" calcext:value-type="float">
            <text:p>0.1545988745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6.76721" calcext:value-type="float">
            <text:p>6.76721</text:p>
          </table:table-cell>
          <table:table-cell office:value-type="float" office:value="6.3542470986" calcext:value-type="float">
            <text:p>6.3542470986</text:p>
          </table:table-cell>
          <table:table-cell table:formula="of:=POWER([.C1877]-6.75;2)" office:value-type="float" office:value="0.156620358966518" calcext:value-type="float">
            <text:p>0.156620359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6.748016" calcext:value-type="float">
            <text:p>6.748016</text:p>
          </table:table-cell>
          <table:table-cell office:value-type="float" office:value="6.3509633099" calcext:value-type="float">
            <text:p>6.3509633099</text:p>
          </table:table-cell>
          <table:table-cell table:formula="of:=POWER([.C1878]-6.75;2)" office:value-type="float" office:value="0.159230280045963" calcext:value-type="float">
            <text:p>0.15923028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6.723985" calcext:value-type="float">
            <text:p>6.723985</text:p>
          </table:table-cell>
          <table:table-cell office:value-type="float" office:value="6.3468364366" calcext:value-type="float">
            <text:p>6.3468364366</text:p>
          </table:table-cell>
          <table:table-cell table:formula="of:=POWER([.C1879]-6.75;2)" office:value-type="float" office:value="0.162540858853386" calcext:value-type="float">
            <text:p>0.1625408589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6.698339" calcext:value-type="float">
            <text:p>6.698339</text:p>
          </table:table-cell>
          <table:table-cell office:value-type="float" office:value="6.3424226901" calcext:value-type="float">
            <text:p>6.3424226901</text:p>
          </table:table-cell>
          <table:table-cell table:formula="of:=POWER([.C1880]-6.75;2)" office:value-type="float" office:value="0.16611926354532" calcext:value-type="float">
            <text:p>0.1661192635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.678007" calcext:value-type="float">
            <text:p>6.678007</text:p>
          </table:table-cell>
          <table:table-cell office:value-type="float" office:value="6.3386274648" calcext:value-type="float">
            <text:p>6.3386274648</text:p>
          </table:table-cell>
          <table:table-cell table:formula="of:=POWER([.C1881]-6.75;2)" office:value-type="float" office:value="0.169227362716875" calcext:value-type="float">
            <text:p>0.1692273627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6.667738" calcext:value-type="float">
            <text:p>6.667738</text:p>
          </table:table-cell>
          <table:table-cell office:value-type="float" office:value="6.3361664366" calcext:value-type="float">
            <text:p>6.3361664366</text:p>
          </table:table-cell>
          <table:table-cell table:formula="of:=POWER([.C1882]-6.75;2)" office:value-type="float" office:value="0.171258218196342" calcext:value-type="float">
            <text:p>0.1712582182</text:p>
          </table:table-cell>
          <table:table-cell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6.663629" calcext:value-type="float">
            <text:p>6.663629</text:p>
          </table:table-cell>
          <table:table-cell office:value-type="float" office:value="6.335267169" calcext:value-type="float">
            <text:p>6.335267169</text:p>
          </table:table-cell>
          <table:table-cell table:formula="of:=POWER([.C1883]-6.75;2)" office:value-type="float" office:value="0.172003321109275" calcext:value-type="float">
            <text:p>0.1720033211</text:p>
          </table:table-cell>
          <table:table-cell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6.653162" calcext:value-type="float">
            <text:p>6.653162</text:p>
          </table:table-cell>
          <table:table-cell office:value-type="float" office:value="6.3357756338" calcext:value-type="float">
            <text:p>6.3357756338</text:p>
          </table:table-cell>
          <table:table-cell table:formula="of:=POWER([.C1884]-6.75;2)" office:value-type="float" office:value="0.171581825553792" calcext:value-type="float">
            <text:p>0.1715818256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6.622853" calcext:value-type="float">
            <text:p>6.622853</text:p>
          </table:table-cell>
          <table:table-cell office:value-type="float" office:value="6.3374325352" calcext:value-type="float">
            <text:p>6.3374325352</text:p>
          </table:table-cell>
          <table:table-cell table:formula="of:=POWER([.C1885]-6.75;2)" office:value-type="float" office:value="0.1702119130115" calcext:value-type="float">
            <text:p>0.170211913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6.568476" calcext:value-type="float">
            <text:p>6.568476</text:p>
          </table:table-cell>
          <table:table-cell office:value-type="float" office:value="6.340015831" calcext:value-type="float">
            <text:p>6.340015831</text:p>
          </table:table-cell>
          <table:table-cell table:formula="of:=POWER([.C1886]-6.75;2)" office:value-type="float" office:value="0.168087018830621" calcext:value-type="float">
            <text:p>0.1680870188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6.50134" calcext:value-type="float">
            <text:p>6.50134</text:p>
          </table:table-cell>
          <table:table-cell office:value-type="float" office:value="6.3432677324" calcext:value-type="float">
            <text:p>6.3432677324</text:p>
          </table:table-cell>
          <table:table-cell table:formula="of:=POWER([.C1887]-6.75;2)" office:value-type="float" office:value="0.165431137507038" calcext:value-type="float">
            <text:p>0.1654311375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6.445324" calcext:value-type="float">
            <text:p>6.445324</text:p>
          </table:table-cell>
          <table:table-cell office:value-type="float" office:value="6.3467515211" calcext:value-type="float">
            <text:p>6.3467515211</text:p>
          </table:table-cell>
          <table:table-cell table:formula="of:=POWER([.C1888]-6.75;2)" office:value-type="float" office:value="0.162609335735164" calcext:value-type="float">
            <text:p>0.1626093357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6.422983" calcext:value-type="float">
            <text:p>6.422983</text:p>
          </table:table-cell>
          <table:table-cell office:value-type="float" office:value="6.3498537606" calcext:value-type="float">
            <text:p>6.3498537606</text:p>
          </table:table-cell>
          <table:table-cell table:formula="of:=POWER([.C1889]-6.75;2)" office:value-type="float" office:value="0.160117012905962" calcext:value-type="float">
            <text:p>0.1601170129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6.438394" calcext:value-type="float">
            <text:p>6.438394</text:p>
          </table:table-cell>
          <table:table-cell office:value-type="float" office:value="6.3520514507" calcext:value-type="float">
            <text:p>6.3520514507</text:p>
          </table:table-cell>
          <table:table-cell table:formula="of:=POWER([.C1890]-6.75;2)" office:value-type="float" office:value="0.158363047889974" calcext:value-type="float">
            <text:p>0.1583630479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6.472252" calcext:value-type="float">
            <text:p>6.472252</text:p>
          </table:table-cell>
          <table:table-cell office:value-type="float" office:value="6.3533258873" calcext:value-type="float">
            <text:p>6.3533258873</text:p>
          </table:table-cell>
          <table:table-cell table:formula="of:=POWER([.C1891]-6.75;2)" office:value-type="float" office:value="0.157350351686332" calcext:value-type="float">
            <text:p>0.1573503517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6.496305" calcext:value-type="float">
            <text:p>6.496305</text:p>
          </table:table-cell>
          <table:table-cell office:value-type="float" office:value="6.3543710845" calcext:value-type="float">
            <text:p>6.3543710845</text:p>
          </table:table-cell>
          <table:table-cell table:formula="of:=POWER([.C1892]-6.75;2)" office:value-type="float" office:value="0.156522238779706" calcext:value-type="float">
            <text:p>0.1565222388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6.49484" calcext:value-type="float">
            <text:p>6.49484</text:p>
          </table:table-cell>
          <table:table-cell office:value-type="float" office:value="6.3563151549" calcext:value-type="float">
            <text:p>6.3563151549</text:p>
          </table:table-cell>
          <table:table-cell table:formula="of:=POWER([.C1893]-6.75;2)" office:value-type="float" office:value="0.154987757261411" calcext:value-type="float">
            <text:p>0.1549877573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6.47458" calcext:value-type="float">
            <text:p>6.47458</text:p>
          </table:table-cell>
          <table:table-cell office:value-type="float" office:value="6.3600871127" calcext:value-type="float">
            <text:p>6.3600871127</text:p>
          </table:table-cell>
          <table:table-cell table:formula="of:=POWER([.C1894]-6.75;2)" office:value-type="float" office:value="0.152032059682623" calcext:value-type="float">
            <text:p>0.1520320597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6.455916" calcext:value-type="float">
            <text:p>6.455916</text:p>
          </table:table-cell>
          <table:table-cell office:value-type="float" office:value="6.3658701831" calcext:value-type="float">
            <text:p>6.3658701831</text:p>
          </table:table-cell>
          <table:table-cell table:formula="of:=POWER([.C1895]-6.75;2)" office:value-type="float" office:value="0.147555716231627" calcext:value-type="float">
            <text:p>0.1475557162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6.453904" calcext:value-type="float">
            <text:p>6.453904</text:p>
          </table:table-cell>
          <table:table-cell office:value-type="float" office:value="6.3729910563" calcext:value-type="float">
            <text:p>6.3729910563</text:p>
          </table:table-cell>
          <table:table-cell table:formula="of:=POWER([.C1896]-6.75;2)" office:value-type="float" office:value="0.14213574362979" calcext:value-type="float">
            <text:p>0.1421357436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6.465531" calcext:value-type="float">
            <text:p>6.465531</text:p>
          </table:table-cell>
          <table:table-cell office:value-type="float" office:value="6.3802880563" calcext:value-type="float">
            <text:p>6.3802880563</text:p>
          </table:table-cell>
          <table:table-cell table:formula="of:=POWER([.C1897]-6.75;2)" office:value-type="float" office:value="0.136686921314432" calcext:value-type="float">
            <text:p>0.1366869213</text:p>
          </table:table-cell>
          <table:table-cell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6.474172" calcext:value-type="float">
            <text:p>6.474172</text:p>
          </table:table-cell>
          <table:table-cell office:value-type="float" office:value="6.3867219296" calcext:value-type="float">
            <text:p>6.3867219296</text:p>
          </table:table-cell>
          <table:table-cell table:formula="of:=POWER([.C1898]-6.75;2)" office:value-type="float" office:value="0.131970956433547" calcext:value-type="float">
            <text:p>0.1319709564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6.465412" calcext:value-type="float">
            <text:p>6.465412</text:p>
          </table:table-cell>
          <table:table-cell office:value-type="float" office:value="6.3918590704" calcext:value-type="float">
            <text:p>6.3918590704</text:p>
          </table:table-cell>
          <table:table-cell table:formula="of:=POWER([.C1899]-6.75;2)" office:value-type="float" office:value="0.128264925454752" calcext:value-type="float">
            <text:p>0.1282649255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6.437294" calcext:value-type="float">
            <text:p>6.437294</text:p>
          </table:table-cell>
          <table:table-cell office:value-type="float" office:value="6.3959587465" calcext:value-type="float">
            <text:p>6.3959587465</text:p>
          </table:table-cell>
          <table:table-cell table:formula="of:=POWER([.C1900]-6.75;2)" office:value-type="float" office:value="0.125345209179851" calcext:value-type="float">
            <text:p>0.1253452092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.395827" calcext:value-type="float">
            <text:p>6.395827</text:p>
          </table:table-cell>
          <table:table-cell office:value-type="float" office:value="6.3996983239" calcext:value-type="float">
            <text:p>6.3996983239</text:p>
          </table:table-cell>
          <table:table-cell table:formula="of:=POWER([.C1901]-6.75;2)" office:value-type="float" office:value="0.122711264278469" calcext:value-type="float">
            <text:p>0.1227112643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6.344723" calcext:value-type="float">
            <text:p>6.344723</text:p>
          </table:table-cell>
          <table:table-cell office:value-type="float" office:value="6.4038317042" calcext:value-type="float">
            <text:p>6.4038317042</text:p>
          </table:table-cell>
          <table:table-cell table:formula="of:=POWER([.C1902]-6.75;2)" office:value-type="float" office:value="0.119832489017076" calcext:value-type="float">
            <text:p>0.119832489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6.284138" calcext:value-type="float">
            <text:p>6.284138</text:p>
          </table:table-cell>
          <table:table-cell office:value-type="float" office:value="6.4090259437" calcext:value-type="float">
            <text:p>6.4090259437</text:p>
          </table:table-cell>
          <table:table-cell table:formula="of:=POWER([.C1903]-6.75;2)" office:value-type="float" office:value="0.116263307069676" calcext:value-type="float">
            <text:p>0.1162633071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6.218301" calcext:value-type="float">
            <text:p>6.218301</text:p>
          </table:table-cell>
          <table:table-cell office:value-type="float" office:value="6.4158200986" calcext:value-type="float">
            <text:p>6.4158200986</text:p>
          </table:table-cell>
          <table:table-cell table:formula="of:=POWER([.C1904]-6.75;2)" office:value-type="float" office:value="0.111676206499714" calcext:value-type="float">
            <text:p>0.1116762065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6.157909" calcext:value-type="float">
            <text:p>6.157909</text:p>
          </table:table-cell>
          <table:table-cell office:value-type="float" office:value="6.4245129155" calcext:value-type="float">
            <text:p>6.4245129155</text:p>
          </table:table-cell>
          <table:table-cell table:formula="of:=POWER([.C1905]-6.75;2)" office:value-type="float" office:value="0.10594184217631" calcext:value-type="float">
            <text:p>0.1059418422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6.11202" calcext:value-type="float">
            <text:p>6.11202</text:p>
          </table:table-cell>
          <table:table-cell office:value-type="float" office:value="6.434992831" calcext:value-type="float">
            <text:p>6.434992831</text:p>
          </table:table-cell>
          <table:table-cell table:formula="of:=POWER([.C1906]-6.75;2)" office:value-type="float" office:value="0.0992295165213947" calcext:value-type="float">
            <text:p>0.0992295165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6.083147" calcext:value-type="float">
            <text:p>6.083147</text:p>
          </table:table-cell>
          <table:table-cell office:value-type="float" office:value="6.4467194789" calcext:value-type="float">
            <text:p>6.4467194789</text:p>
          </table:table-cell>
          <table:table-cell table:formula="of:=POWER([.C1907]-6.75;2)" office:value-type="float" office:value="0.0919790744786873" calcext:value-type="float">
            <text:p>0.0919790745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6.077564" calcext:value-type="float">
            <text:p>6.077564</text:p>
          </table:table-cell>
          <table:table-cell office:value-type="float" office:value="6.4589162535" calcext:value-type="float">
            <text:p>6.4589162535</text:p>
          </table:table-cell>
          <table:table-cell table:formula="of:=POWER([.C1908]-6.75;2)" office:value-type="float" office:value="0.0847297474764763" calcext:value-type="float">
            <text:p>0.0847297475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6.117772" calcext:value-type="float">
            <text:p>6.117772</text:p>
          </table:table-cell>
          <table:table-cell office:value-type="float" office:value="6.4707599859" calcext:value-type="float">
            <text:p>6.4707599859</text:p>
          </table:table-cell>
          <table:table-cell table:formula="of:=POWER([.C1909]-6.75;2)" office:value-type="float" office:value="0.0779749854745682" calcext:value-type="float">
            <text:p>0.0779749855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6.230474" calcext:value-type="float">
            <text:p>6.230474</text:p>
          </table:table-cell>
          <table:table-cell office:value-type="float" office:value="6.4814002394" calcext:value-type="float">
            <text:p>6.4814002394</text:p>
          </table:table-cell>
          <table:table-cell table:formula="of:=POWER([.C1910]-6.75;2)" office:value-type="float" office:value="0.0721458313943773" calcext:value-type="float">
            <text:p>0.0721458314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.408795" calcext:value-type="float">
            <text:p>6.408795</text:p>
          </table:table-cell>
          <table:table-cell office:value-type="float" office:value="6.4899792394" calcext:value-type="float">
            <text:p>6.4899792394</text:p>
          </table:table-cell>
          <table:table-cell table:formula="of:=POWER([.C1911]-6.75;2)" office:value-type="float" office:value="0.0676107959430024" calcext:value-type="float">
            <text:p>0.0676107959</text:p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6.588221" calcext:value-type="float">
            <text:p>6.588221</text:p>
          </table:table-cell>
          <table:table-cell office:value-type="float" office:value="6.4959438873" calcext:value-type="float">
            <text:p>6.4959438873</text:p>
          </table:table-cell>
          <table:table-cell table:formula="of:=POWER([.C1912]-6.75;2)" office:value-type="float" office:value="0.064544508400235" calcext:value-type="float">
            <text:p>0.0645445084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6.670105" calcext:value-type="float">
            <text:p>6.670105</text:p>
          </table:table-cell>
          <table:table-cell office:value-type="float" office:value="6.499561662" calcext:value-type="float">
            <text:p>6.499561662</text:p>
          </table:table-cell>
          <table:table-cell table:formula="of:=POWER([.C1913]-6.75;2)" office:value-type="float" office:value="0.0627193611402024" calcext:value-type="float">
            <text:p>0.0627193611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6.576349" calcext:value-type="float">
            <text:p>6.576349</text:p>
          </table:table-cell>
          <table:table-cell office:value-type="float" office:value="6.5021827183" calcext:value-type="float">
            <text:p>6.5021827183</text:p>
          </table:table-cell>
          <table:table-cell table:formula="of:=POWER([.C1914]-6.75;2)" office:value-type="float" office:value="0.061413405109177" calcext:value-type="float">
            <text:p>0.0614134051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6.297915" calcext:value-type="float">
            <text:p>6.297915</text:p>
          </table:table-cell>
          <table:table-cell office:value-type="float" office:value="6.5059620282" calcext:value-type="float">
            <text:p>6.5059620282</text:p>
          </table:table-cell>
          <table:table-cell table:formula="of:=POWER([.C1915]-6.75;2)" office:value-type="float" office:value="0.0595545316802576" calcext:value-type="float">
            <text:p>0.0595545317</text:p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5.919598" calcext:value-type="float">
            <text:p>5.919598</text:p>
          </table:table-cell>
          <table:table-cell office:value-type="float" office:value="6.5131098028" calcext:value-type="float">
            <text:p>6.5131098028</text:p>
          </table:table-cell>
          <table:table-cell table:formula="of:=POWER([.C1916]-6.75;2)" office:value-type="float" office:value="0.056116965529455" calcext:value-type="float">
            <text:p>0.0561169655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5.618759" calcext:value-type="float">
            <text:p>5.618759</text:p>
          </table:table-cell>
          <table:table-cell office:value-type="float" office:value="6.5248386197" calcext:value-type="float">
            <text:p>6.5248386197</text:p>
          </table:table-cell>
          <table:table-cell table:formula="of:=POWER([.C1917]-6.75;2)" office:value-type="float" office:value="0.0506976471786014" calcext:value-type="float">
            <text:p>0.0506976472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5.64394" calcext:value-type="float">
            <text:p>5.64394</text:p>
          </table:table-cell>
          <table:table-cell office:value-type="float" office:value="6.5401884225" calcext:value-type="float">
            <text:p>6.5401884225</text:p>
          </table:table-cell>
          <table:table-cell table:formula="of:=POWER([.C1918]-6.75;2)" office:value-type="float" office:value="0.0440208980530385" calcext:value-type="float">
            <text:p>0.0440208981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6.990076" calcext:value-type="float">
            <text:p>6.990076</text:p>
          </table:table-cell>
          <table:table-cell office:value-type="float" office:value="6.5549466338" calcext:value-type="float">
            <text:p>6.5549466338</text:p>
          </table:table-cell>
          <table:table-cell table:formula="of:=POWER([.C1919]-6.75;2)" office:value-type="float" office:value="0.0380458156659512" calcext:value-type="float">
            <text:p>0.0380458157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5.135834" calcext:value-type="float">
            <text:p>5.135834</text:p>
          </table:table-cell>
          <table:table-cell office:value-type="float" office:value="6.5509419155" calcext:value-type="float">
            <text:p>6.5509419155</text:p>
          </table:table-cell>
          <table:table-cell table:formula="of:=POWER([.C1920]-6.75;2)" office:value-type="float" office:value="0.0396241210048091" calcext:value-type="float">
            <text:p>0.039624121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5.960506" calcext:value-type="float">
            <text:p>5.960506</text:p>
          </table:table-cell>
          <table:table-cell office:value-type="float" office:value="6.5735604648" calcext:value-type="float">
            <text:p>6.5735604648</text:p>
          </table:table-cell>
          <table:table-cell table:formula="of:=POWER([.C1921]-6.75;2)" office:value-type="float" office:value="0.0311309095815921" calcext:value-type="float">
            <text:p>0.0311309096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6.294972" calcext:value-type="float">
            <text:p>6.294972</text:p>
          </table:table-cell>
          <table:table-cell office:value-type="float" office:value="6.5851525493" calcext:value-type="float">
            <text:p>6.5851525493</text:p>
          </table:table-cell>
          <table:table-cell table:formula="of:=POWER([.C1922]-6.75;2)" office:value-type="float" office:value="0.0271746820022889" calcext:value-type="float">
            <text:p>0.027174682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6.322954" calcext:value-type="float">
            <text:p>6.322954</text:p>
          </table:table-cell>
          <table:table-cell office:value-type="float" office:value="6.5924424366" calcext:value-type="float">
            <text:p>6.5924424366</text:p>
          </table:table-cell>
          <table:table-cell table:formula="of:=POWER([.C1923]-6.75;2)" office:value-type="float" office:value="0.0248243857845451" calcext:value-type="float">
            <text:p>0.0248243858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6.131964" calcext:value-type="float">
            <text:p>6.131964</text:p>
          </table:table-cell>
          <table:table-cell office:value-type="float" office:value="6.5993662535" calcext:value-type="float">
            <text:p>6.5993662535</text:p>
          </table:table-cell>
          <table:table-cell table:formula="of:=POWER([.C1924]-6.75;2)" office:value-type="float" office:value="0.0226905255846261" calcext:value-type="float">
            <text:p>0.0226905256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5.876493" calcext:value-type="float">
            <text:p>5.876493</text:p>
          </table:table-cell>
          <table:table-cell office:value-type="float" office:value="6.6085965352" calcext:value-type="float">
            <text:p>6.6085965352</text:p>
          </table:table-cell>
          <table:table-cell table:formula="of:=POWER([.C1925]-6.75;2)" office:value-type="float" office:value="0.0199949398574448" calcext:value-type="float">
            <text:p>0.0199949399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5.711436" calcext:value-type="float">
            <text:p>5.711436</text:p>
          </table:table-cell>
          <table:table-cell office:value-type="float" office:value="6.6208132958" calcext:value-type="float">
            <text:p>6.6208132958</text:p>
          </table:table-cell>
          <table:table-cell table:formula="of:=POWER([.C1926]-6.75;2)" office:value-type="float" office:value="0.0166892045420584" calcext:value-type="float">
            <text:p>0.0166892045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5.706573" calcext:value-type="float">
            <text:p>5.706573</text:p>
          </table:table-cell>
          <table:table-cell office:value-type="float" office:value="6.6348257183" calcext:value-type="float">
            <text:p>6.6348257183</text:p>
          </table:table-cell>
          <table:table-cell table:formula="of:=POWER([.C1927]-6.75;2)" office:value-type="float" office:value="0.0132651151651109" calcext:value-type="float">
            <text:p>0.0132651152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5.841548" calcext:value-type="float">
            <text:p>5.841548</text:p>
          </table:table-cell>
          <table:table-cell office:value-type="float" office:value="6.6487094366" calcext:value-type="float">
            <text:p>6.6487094366</text:p>
          </table:table-cell>
          <table:table-cell table:formula="of:=POWER([.C1928]-6.75;2)" office:value-type="float" office:value="0.0102597782338894" calcext:value-type="float">
            <text:p>0.0102597782</text:p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6.071132" calcext:value-type="float">
            <text:p>6.071132</text:p>
          </table:table-cell>
          <table:table-cell office:value-type="float" office:value="6.6608431831" calcext:value-type="float">
            <text:p>6.6608431831</text:p>
          </table:table-cell>
          <table:table-cell table:formula="of:=POWER([.C1929]-6.75;2)" office:value-type="float" office:value="0.00794893799974014" calcext:value-type="float">
            <text:p>0.007948938</text:p>
          </table:table-cell>
          <table:table-cell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6.355033" calcext:value-type="float">
            <text:p>6.355033</text:p>
          </table:table-cell>
          <table:table-cell office:value-type="float" office:value="6.6699919296" calcext:value-type="float">
            <text:p>6.6699919296</text:p>
          </table:table-cell>
          <table:table-cell table:formula="of:=POWER([.C1930]-6.75;2)" office:value-type="float" office:value="0.00640129132913134" calcext:value-type="float">
            <text:p>0.0064012913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6.632445" calcext:value-type="float">
            <text:p>6.632445</text:p>
          </table:table-cell>
          <table:table-cell office:value-type="float" office:value="6.6744913429" calcext:value-type="float">
            <text:p>6.6744913429</text:p>
          </table:table-cell>
          <table:table-cell table:formula="of:=POWER([.C1931]-6.75;2)" office:value-type="float" office:value="0.00570155729704543" calcext:value-type="float">
            <text:p>0.0057015573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6.814332" calcext:value-type="float">
            <text:p>6.814332</text:p>
          </table:table-cell>
          <table:table-cell office:value-type="float" office:value="6.6751007101" calcext:value-type="float">
            <text:p>6.6751007101</text:p>
          </table:table-cell>
          <table:table-cell table:formula="of:=POWER([.C1932]-6.75;2)" office:value-type="float" office:value="0.00560990362752428" calcext:value-type="float">
            <text:p>0.0056099036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6.827581" calcext:value-type="float">
            <text:p>6.827581</text:p>
          </table:table-cell>
          <table:table-cell office:value-type="float" office:value="6.6730531912" calcext:value-type="float">
            <text:p>6.6730531912</text:p>
          </table:table-cell>
          <table:table-cell table:formula="of:=POWER([.C1933]-6.75;2)" office:value-type="float" office:value="0.00592081138450373" calcext:value-type="float">
            <text:p>0.0059208114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6.670896" calcext:value-type="float">
            <text:p>6.670896</text:p>
          </table:table-cell>
          <table:table-cell office:value-type="float" office:value="6.670746806" calcext:value-type="float">
            <text:p>6.670746806</text:p>
          </table:table-cell>
          <table:table-cell table:formula="of:=POWER([.C1934]-6.75;2)" office:value-type="float" office:value="0.00628106875920158" calcext:value-type="float">
            <text:p>0.0062810688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6.43034" calcext:value-type="float">
            <text:p>6.43034</text:p>
          </table:table-cell>
          <table:table-cell office:value-type="float" office:value="6.6707445455" calcext:value-type="float">
            <text:p>6.6707445455</text:p>
          </table:table-cell>
          <table:table-cell table:formula="of:=POWER([.C1935]-6.75;2)" office:value-type="float" office:value="0.00628142706800159" calcext:value-type="float">
            <text:p>0.0062814271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6.231867" calcext:value-type="float">
            <text:p>6.231867</text:p>
          </table:table-cell>
          <table:table-cell office:value-type="float" office:value="6.6744430769" calcext:value-type="float">
            <text:p>6.6744430769</text:p>
          </table:table-cell>
          <table:table-cell table:formula="of:=POWER([.C1936]-6.75;2)" office:value-type="float" office:value="0.00570884862833927" calcext:value-type="float">
            <text:p>0.0057088486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6.15437" calcext:value-type="float">
            <text:p>6.15437</text:p>
          </table:table-cell>
          <table:table-cell office:value-type="float" office:value="6.6813583281" calcext:value-type="float">
            <text:p>6.6813583281</text:p>
          </table:table-cell>
          <table:table-cell table:formula="of:=POWER([.C1937]-6.75;2)" office:value-type="float" office:value="0.00471167912122725" calcext:value-type="float">
            <text:p>0.0047116791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6.180501" calcext:value-type="float">
            <text:p>6.180501</text:p>
          </table:table-cell>
          <table:table-cell office:value-type="float" office:value="6.6897232222" calcext:value-type="float">
            <text:p>6.6897232222</text:p>
          </table:table-cell>
          <table:table-cell table:formula="of:=POWER([.C1938]-6.75;2)" office:value-type="float" office:value="0.00363328994195062" calcext:value-type="float">
            <text:p>0.0036332899</text:p>
          </table:table-cell>
          <table:table-cell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6.237983" calcext:value-type="float">
            <text:p>6.237983</text:p>
          </table:table-cell>
          <table:table-cell office:value-type="float" office:value="6.6979364839" calcext:value-type="float">
            <text:p>6.6979364839</text:p>
          </table:table-cell>
          <table:table-cell table:formula="of:=POWER([.C1939]-6.75;2)" office:value-type="float" office:value="0.00271060970869492" calcext:value-type="float">
            <text:p>0.0027106097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6.275304" calcext:value-type="float">
            <text:p>6.275304</text:p>
          </table:table-cell>
          <table:table-cell office:value-type="float" office:value="6.7054767049" calcext:value-type="float">
            <text:p>6.7054767049</text:p>
          </table:table-cell>
          <table:table-cell table:formula="of:=POWER([.C1940]-6.75;2)" office:value-type="float" office:value="0.00198232380656171" calcext:value-type="float">
            <text:p>0.0019823238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6.293085" calcext:value-type="float">
            <text:p>6.293085</text:p>
          </table:table-cell>
          <table:table-cell office:value-type="float" office:value="6.71264625" calcext:value-type="float">
            <text:p>6.71264625</text:p>
          </table:table-cell>
          <table:table-cell table:formula="of:=POWER([.C1941]-6.75;2)" office:value-type="float" office:value="0.00139530263906252" calcext:value-type="float">
            <text:p>0.0013953026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6.322514" calcext:value-type="float">
            <text:p>6.322514</text:p>
          </table:table-cell>
          <table:table-cell office:value-type="float" office:value="6.7197574576" calcext:value-type="float">
            <text:p>6.7197574576</text:p>
          </table:table-cell>
          <table:table-cell table:formula="of:=POWER([.C1942]-6.75;2)" office:value-type="float" office:value="0.000914611370815792" calcext:value-type="float">
            <text:p>0.0009146114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6.386693" calcext:value-type="float">
            <text:p>6.386693</text:p>
          </table:table-cell>
          <table:table-cell office:value-type="float" office:value="6.7266064828" calcext:value-type="float">
            <text:p>6.7266064828</text:p>
          </table:table-cell>
          <table:table-cell table:formula="of:=POWER([.C1943]-6.75;2)" office:value-type="float" office:value="0.000547256646986682" calcext:value-type="float">
            <text:p>0.0005472566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6.478802" calcext:value-type="float">
            <text:p>6.478802</text:p>
          </table:table-cell>
          <table:table-cell office:value-type="float" office:value="6.7325698772" calcext:value-type="float">
            <text:p>6.7325698772</text:p>
          </table:table-cell>
          <table:table-cell table:formula="of:=POWER([.C1944]-6.75;2)" office:value-type="float" office:value="0.000303809180823095" calcext:value-type="float">
            <text:p>0.0003038092</text:p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6.566922" calcext:value-type="float">
            <text:p>6.566922</text:p>
          </table:table-cell>
          <table:table-cell office:value-type="float" office:value="6.7371014464" calcext:value-type="float">
            <text:p>6.7371014464</text:p>
          </table:table-cell>
          <table:table-cell table:formula="of:=POWER([.C1945]-6.75;2)" office:value-type="float" office:value="0.000166372684972059" calcext:value-type="float">
            <text:p>0.0001663727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6.614166" calcext:value-type="float">
            <text:p>6.614166</text:p>
          </table:table-cell>
          <table:table-cell office:value-type="float" office:value="6.7401956182" calcext:value-type="float">
            <text:p>6.7401956182</text:p>
          </table:table-cell>
          <table:table-cell table:formula="of:=POWER([.C1946]-6.75;2)" office:value-type="float" office:value="0.0000961259024801796" calcext:value-type="float">
            <text:p>9.61259024801796E-005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6.600003" calcext:value-type="float">
            <text:p>6.600003</text:p>
          </table:table-cell>
          <table:table-cell office:value-type="float" office:value="6.7425295" calcext:value-type="float">
            <text:p>6.7425295</text:p>
          </table:table-cell>
          <table:table-cell table:formula="of:=POWER([.C1947]-6.75;2)" office:value-type="float" office:value="0.0000558083702500023" calcext:value-type="float">
            <text:p>5.58083702500023E-005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6.534061" calcext:value-type="float">
            <text:p>6.534061</text:p>
          </table:table-cell>
          <table:table-cell office:value-type="float" office:value="6.7452186792" calcext:value-type="float">
            <text:p>6.7452186792</text:p>
          </table:table-cell>
          <table:table-cell table:formula="of:=POWER([.C1948]-6.75;2)" office:value-type="float" office:value="0.0000228610285925152" calcext:value-type="float">
            <text:p>0.000022861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6.455008" calcext:value-type="float">
            <text:p>6.455008</text:p>
          </table:table-cell>
          <table:table-cell office:value-type="float" office:value="6.7492794038" calcext:value-type="float">
            <text:p>6.7492794038</text:p>
          </table:table-cell>
          <table:table-cell table:formula="of:=POWER([.C1949]-6.75;2)" office:value-type="float" office:value="0.000000519258883454249" calcext:value-type="float">
            <text:p>5.19258883454249E-007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6.410609" calcext:value-type="float">
            <text:p>6.410609</text:p>
          </table:table-cell>
          <table:table-cell office:value-type="float" office:value="6.7550494314" calcext:value-type="float">
            <text:p>6.7550494314</text:p>
          </table:table-cell>
          <table:table-cell table:formula="of:=POWER([.C1950]-6.75;2)" office:value-type="float" office:value="0.000025496757463304" calcext:value-type="float">
            <text:p>2.5496757463304E-005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.428878" calcext:value-type="float">
            <text:p>6.428878</text:p>
          </table:table-cell>
          <table:table-cell office:value-type="float" office:value="6.76193824" calcext:value-type="float">
            <text:p>6.76193824</text:p>
          </table:table-cell>
          <table:table-cell table:formula="of:=POWER([.C1951]-6.75;2)" office:value-type="float" office:value="0.000142521574297602" calcext:value-type="float">
            <text:p>0.0001425216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6.503274" calcext:value-type="float">
            <text:p>6.503274</text:p>
          </table:table-cell>
          <table:table-cell office:value-type="float" office:value="6.7687353878" calcext:value-type="float">
            <text:p>6.7687353878</text:p>
          </table:table-cell>
          <table:table-cell table:formula="of:=POWER([.C1952]-6.75;2)" office:value-type="float" office:value="0.000351014756016374" calcext:value-type="float">
            <text:p>0.0003510148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6.60389" calcext:value-type="float">
            <text:p>6.60389</text:p>
          </table:table-cell>
          <table:table-cell office:value-type="float" office:value="6.7742658333" calcext:value-type="float">
            <text:p>6.7742658333</text:p>
          </table:table-cell>
          <table:table-cell table:formula="of:=POWER([.C1953]-6.75;2)" office:value-type="float" office:value="0.000588830665743404" calcext:value-type="float">
            <text:p>0.0005888307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6.69973" calcext:value-type="float">
            <text:p>6.69973</text:p>
          </table:table-cell>
          <table:table-cell office:value-type="float" office:value="6.7778908511" calcext:value-type="float">
            <text:p>6.7778908511</text:p>
          </table:table-cell>
          <table:table-cell table:formula="of:=POWER([.C1954]-6.75;2)" office:value-type="float" office:value="0.000777899575082396" calcext:value-type="float">
            <text:p>0.0007778996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6.770802" calcext:value-type="float">
            <text:p>6.770802</text:p>
          </table:table-cell>
          <table:table-cell office:value-type="float" office:value="6.77959" calcext:value-type="float">
            <text:p>6.77959</text:p>
          </table:table-cell>
          <table:table-cell table:formula="of:=POWER([.C1955]-6.75;2)" office:value-type="float" office:value="0.000875568099999987" calcext:value-type="float">
            <text:p>0.0008755681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6.806267" calcext:value-type="float">
            <text:p>6.806267</text:p>
          </table:table-cell>
          <table:table-cell office:value-type="float" office:value="6.7797852889" calcext:value-type="float">
            <text:p>6.7797852889</text:p>
          </table:table-cell>
          <table:table-cell table:formula="of:=POWER([.C1956]-6.75;2)" office:value-type="float" office:value="0.000887163434856482" calcext:value-type="float">
            <text:p>0.0008871634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6.799361" calcext:value-type="float">
            <text:p>6.799361</text:p>
          </table:table-cell>
          <table:table-cell office:value-type="float" office:value="6.7791834318" calcext:value-type="float">
            <text:p>6.7791834318</text:p>
          </table:table-cell>
          <table:table-cell table:formula="of:=POWER([.C1957]-6.75;2)" office:value-type="float" office:value="0.000851672691625248" calcext:value-type="float">
            <text:p>0.0008516727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6.748689" calcext:value-type="float">
            <text:p>6.748689</text:p>
          </table:table-cell>
          <table:table-cell office:value-type="float" office:value="6.778714186" calcext:value-type="float">
            <text:p>6.778714186</text:p>
          </table:table-cell>
          <table:table-cell table:formula="of:=POWER([.C1958]-6.75;2)" office:value-type="float" office:value="0.000824504477642607" calcext:value-type="float">
            <text:p>0.0008245045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6.665583" calcext:value-type="float">
            <text:p>6.665583</text:p>
          </table:table-cell>
          <table:table-cell office:value-type="float" office:value="6.7794290714" calcext:value-type="float">
            <text:p>6.7794290714</text:p>
          </table:table-cell>
          <table:table-cell table:formula="of:=POWER([.C1959]-6.75;2)" office:value-type="float" office:value="0.000866070243466302" calcext:value-type="float">
            <text:p>0.0008660702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6.579019" calcext:value-type="float">
            <text:p>6.579019</text:p>
          </table:table-cell>
          <table:table-cell office:value-type="float" office:value="6.7822058049" calcext:value-type="float">
            <text:p>6.7822058049</text:p>
          </table:table-cell>
          <table:table-cell table:formula="of:=POWER([.C1960]-6.75;2)" office:value-type="float" office:value="0.00103721386925688" calcext:value-type="float">
            <text:p>0.0010372139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.528879" calcext:value-type="float">
            <text:p>6.528879</text:p>
          </table:table-cell>
          <table:table-cell office:value-type="float" office:value="6.787285475" calcext:value-type="float">
            <text:p>6.787285475</text:p>
          </table:table-cell>
          <table:table-cell table:formula="of:=POWER([.C1961]-6.75;2)" office:value-type="float" office:value="0.00139020664597563" calcext:value-type="float">
            <text:p>0.0013902066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6.546461" calcext:value-type="float">
            <text:p>6.546461</text:p>
          </table:table-cell>
          <table:table-cell office:value-type="float" office:value="6.7939112821" calcext:value-type="float">
            <text:p>6.7939112821</text:p>
          </table:table-cell>
          <table:table-cell table:formula="of:=POWER([.C1962]-6.75;2)" office:value-type="float" office:value="0.00192820069566577" calcext:value-type="float">
            <text:p>0.0019282007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6.634334" calcext:value-type="float">
            <text:p>6.634334</text:p>
          </table:table-cell>
          <table:table-cell office:value-type="float" office:value="6.8004231316" calcext:value-type="float">
            <text:p>6.8004231316</text:p>
          </table:table-cell>
          <table:table-cell table:formula="of:=POWER([.C1963]-6.75;2)" office:value-type="float" office:value="0.00254249220035089" calcext:value-type="float">
            <text:p>0.0025424922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6.762649" calcext:value-type="float">
            <text:p>6.762649</text:p>
          </table:table-cell>
          <table:table-cell office:value-type="float" office:value="6.804912027" calcext:value-type="float">
            <text:p>6.804912027</text:p>
          </table:table-cell>
          <table:table-cell table:formula="of:=POWER([.C1964]-6.75;2)" office:value-type="float" office:value="0.00301533070924876" calcext:value-type="float">
            <text:p>0.0030153307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6.885178" calcext:value-type="float">
            <text:p>6.885178</text:p>
          </table:table-cell>
          <table:table-cell office:value-type="float" office:value="6.806086" calcext:value-type="float">
            <text:p>6.806086</text:p>
          </table:table-cell>
          <table:table-cell table:formula="of:=POWER([.C1965]-6.75;2)" office:value-type="float" office:value="0.00314563939599996" calcext:value-type="float">
            <text:p>0.0031456394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6.961498" calcext:value-type="float">
            <text:p>6.961498</text:p>
          </table:table-cell>
          <table:table-cell office:value-type="float" office:value="6.8038262286" calcext:value-type="float">
            <text:p>6.8038262286</text:p>
          </table:table-cell>
          <table:table-cell table:formula="of:=POWER([.C1966]-6.75;2)" office:value-type="float" office:value="0.00289726288529948" calcext:value-type="float">
            <text:p>0.0028972629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6.971991" calcext:value-type="float">
            <text:p>6.971991</text:p>
          </table:table-cell>
          <table:table-cell office:value-type="float" office:value="6.7991888235" calcext:value-type="float">
            <text:p>6.7991888235</text:p>
          </table:table-cell>
          <table:table-cell table:formula="of:=POWER([.C1967]-6.75;2)" office:value-type="float" office:value="0.00241954035731413" calcext:value-type="float">
            <text:p>0.0024195404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6.922336" calcext:value-type="float">
            <text:p>6.922336</text:p>
          </table:table-cell>
          <table:table-cell office:value-type="float" office:value="6.7939523939" calcext:value-type="float">
            <text:p>6.7939523939</text:p>
          </table:table-cell>
          <table:table-cell table:formula="of:=POWER([.C1968]-6.75;2)" office:value-type="float" office:value="0.00193181292954073" calcext:value-type="float">
            <text:p>0.0019318129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6.838909" calcext:value-type="float">
            <text:p>6.838909</text:p>
          </table:table-cell>
          <table:table-cell office:value-type="float" office:value="6.7899404063" calcext:value-type="float">
            <text:p>6.7899404063</text:p>
          </table:table-cell>
          <table:table-cell table:formula="of:=POWER([.C1969]-6.75;2)" office:value-type="float" office:value="0.00159523605540911" calcext:value-type="float">
            <text:p>0.0015952361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6.756489" calcext:value-type="float">
            <text:p>6.756489</text:p>
          </table:table-cell>
          <table:table-cell office:value-type="float" office:value="6.7883607742" calcext:value-type="float">
            <text:p>6.7883607742</text:p>
          </table:table-cell>
          <table:table-cell table:formula="of:=POWER([.C1970]-6.75;2)" office:value-type="float" office:value="0.00147154899722339" calcext:value-type="float">
            <text:p>0.001471549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.702804" calcext:value-type="float">
            <text:p>6.702804</text:p>
          </table:table-cell>
          <table:table-cell office:value-type="float" office:value="6.7894231667" calcext:value-type="float">
            <text:p>6.7894231667</text:p>
          </table:table-cell>
          <table:table-cell table:formula="of:=POWER([.C1971]-6.75;2)" office:value-type="float" office:value="0.00155418607265597" calcext:value-type="float">
            <text:p>0.0015541861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6.689297" calcext:value-type="float">
            <text:p>6.689297</text:p>
          </table:table-cell>
          <table:table-cell office:value-type="float" office:value="6.7924100345" calcext:value-type="float">
            <text:p>6.7924100345</text:p>
          </table:table-cell>
          <table:table-cell table:formula="of:=POWER([.C1972]-6.75;2)" office:value-type="float" office:value="0.00179861102629115" calcext:value-type="float">
            <text:p>0.001798611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6.713514" calcext:value-type="float">
            <text:p>6.713514</text:p>
          </table:table-cell>
          <table:table-cell office:value-type="float" office:value="6.7960926429" calcext:value-type="float">
            <text:p>6.7960926429</text:p>
          </table:table-cell>
          <table:table-cell table:formula="of:=POWER([.C1973]-6.75;2)" office:value-type="float" office:value="0.00212453172950689" calcext:value-type="float">
            <text:p>0.0021245317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6.766523" calcext:value-type="float">
            <text:p>6.766523</text:p>
          </table:table-cell>
          <table:table-cell office:value-type="float" office:value="6.7991511111" calcext:value-type="float">
            <text:p>6.7991511111</text:p>
          </table:table-cell>
          <table:table-cell table:formula="of:=POWER([.C1974]-6.75;2)" office:value-type="float" office:value="0.00241583172236459" calcext:value-type="float">
            <text:p>0.0024158317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6.835491" calcext:value-type="float">
            <text:p>6.835491</text:p>
          </table:table-cell>
          <table:table-cell office:value-type="float" office:value="6.8004060385" calcext:value-type="float">
            <text:p>6.8004060385</text:p>
          </table:table-cell>
          <table:table-cell table:formula="of:=POWER([.C1975]-6.75;2)" office:value-type="float" office:value="0.00254076871726351" calcext:value-type="float">
            <text:p>0.0025407687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6.901983" calcext:value-type="float">
            <text:p>6.901983</text:p>
          </table:table-cell>
          <table:table-cell office:value-type="float" office:value="6.79900264" calcext:value-type="float">
            <text:p>6.79900264</text:p>
          </table:table-cell>
          <table:table-cell table:formula="of:=POWER([.C1976]-6.75;2)" office:value-type="float" office:value="0.00240125872696963" calcext:value-type="float">
            <text:p>0.0024012587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.944612" calcext:value-type="float">
            <text:p>6.944612</text:p>
          </table:table-cell>
          <table:table-cell office:value-type="float" office:value="6.7947117917" calcext:value-type="float">
            <text:p>6.7947117917</text:p>
          </table:table-cell>
          <table:table-cell table:formula="of:=POWER([.C1977]-6.75;2)" office:value-type="float" office:value="0.0019991443170242" calcext:value-type="float">
            <text:p>0.0019991443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.949118" calcext:value-type="float">
            <text:p>6.949118</text:p>
          </table:table-cell>
          <table:table-cell office:value-type="float" office:value="6.7881943913" calcext:value-type="float">
            <text:p>6.7881943913</text:p>
          </table:table-cell>
          <table:table-cell table:formula="of:=POWER([.C1978]-6.75;2)" office:value-type="float" office:value="0.00145881152677753" calcext:value-type="float">
            <text:p>0.0014588115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6.918469" calcext:value-type="float">
            <text:p>6.918469</text:p>
          </table:table-cell>
          <table:table-cell office:value-type="float" office:value="6.7808796818" calcext:value-type="float">
            <text:p>6.7808796818</text:p>
          </table:table-cell>
          <table:table-cell table:formula="of:=POWER([.C1979]-6.75;2)" office:value-type="float" office:value="0.000953554748069258" calcext:value-type="float">
            <text:p>0.0009535547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6.87323" calcext:value-type="float">
            <text:p>6.87323</text:p>
          </table:table-cell>
          <table:table-cell office:value-type="float" office:value="6.7743278095" calcext:value-type="float">
            <text:p>6.7743278095</text:p>
          </table:table-cell>
          <table:table-cell table:formula="of:=POWER([.C1980]-6.75;2)" office:value-type="float" office:value="0.000591842315068286" calcext:value-type="float">
            <text:p>0.0005918423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.839583" calcext:value-type="float">
            <text:p>6.839583</text:p>
          </table:table-cell>
          <table:table-cell office:value-type="float" office:value="6.7693827" calcext:value-type="float">
            <text:p>6.7693827</text:p>
          </table:table-cell>
          <table:table-cell table:formula="of:=POWER([.C1981]-6.75;2)" office:value-type="float" office:value="0.000375689059289982" calcext:value-type="float">
            <text:p>0.0003756891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6.832285" calcext:value-type="float">
            <text:p>6.832285</text:p>
          </table:table-cell>
          <table:table-cell office:value-type="float" office:value="6.7656879474" calcext:value-type="float">
            <text:p>6.7656879474</text:p>
          </table:table-cell>
          <table:table-cell table:formula="of:=POWER([.C1982]-6.75;2)" office:value-type="float" office:value="0.000246111693625167" calcext:value-type="float">
            <text:p>0.0002461117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6.845083" calcext:value-type="float">
            <text:p>6.845083</text:p>
          </table:table-cell>
          <table:table-cell office:value-type="float" office:value="6.7619881111" calcext:value-type="float">
            <text:p>6.7619881111</text:p>
          </table:table-cell>
          <table:table-cell table:formula="of:=POWER([.C1983]-6.75;2)" office:value-type="float" office:value="0.000143714807745943" calcext:value-type="float">
            <text:p>0.0001437148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6.8562" calcext:value-type="float">
            <text:p>6.8562</text:p>
          </table:table-cell>
          <table:table-cell office:value-type="float" office:value="6.7571001765" calcext:value-type="float">
            <text:p>6.7571001765</text:p>
          </table:table-cell>
          <table:table-cell table:formula="of:=POWER([.C1984]-6.75;2)" office:value-type="float" office:value="0.0000504125063311499" calcext:value-type="float">
            <text:p>5.04125063311499E-005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6.84468" calcext:value-type="float">
            <text:p>6.84468</text:p>
          </table:table-cell>
          <table:table-cell office:value-type="float" office:value="6.7509064375" calcext:value-type="float">
            <text:p>6.7509064375</text:p>
          </table:table-cell>
          <table:table-cell table:formula="of:=POWER([.C1985]-6.75;2)" office:value-type="float" office:value="0.000000821628941406796" calcext:value-type="float">
            <text:p>8.21628941406796E-007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.805407" calcext:value-type="float">
            <text:p>6.805407</text:p>
          </table:table-cell>
          <table:table-cell office:value-type="float" office:value="6.7446548667" calcext:value-type="float">
            <text:p>6.7446548667</text:p>
          </table:table-cell>
          <table:table-cell table:formula="of:=POWER([.C1986]-6.75;2)" office:value-type="float" office:value="0.000028570449994765" calcext:value-type="float">
            <text:p>2.8570449994765E-005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6.752344" calcext:value-type="float">
            <text:p>6.752344</text:p>
          </table:table-cell>
          <table:table-cell office:value-type="float" office:value="6.7403154286" calcext:value-type="float">
            <text:p>6.7403154286</text:p>
          </table:table-cell>
          <table:table-cell table:formula="of:=POWER([.C1987]-6.75;2)" office:value-type="float" office:value="0.0000937909232017024" calcext:value-type="float">
            <text:p>9.37909232017024E-005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6.708595" calcext:value-type="float">
            <text:p>6.708595</text:p>
          </table:table-cell>
          <table:table-cell office:value-type="float" office:value="6.7393901538" calcext:value-type="float">
            <text:p>6.7393901538</text:p>
          </table:table-cell>
          <table:table-cell table:formula="of:=POWER([.C1988]-6.75;2)" office:value-type="float" office:value="0.000112568836387644" calcext:value-type="float">
            <text:p>0.0001125688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6.691773" calcext:value-type="float">
            <text:p>6.691773</text:p>
          </table:table-cell>
          <table:table-cell office:value-type="float" office:value="6.7419564167" calcext:value-type="float">
            <text:p>6.7419564167</text:p>
          </table:table-cell>
          <table:table-cell table:formula="of:=POWER([.C1989]-6.75;2)" office:value-type="float" office:value="0.0000646992323040405" calcext:value-type="float">
            <text:p>6.46992323040405E-005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.705741" calcext:value-type="float">
            <text:p>6.705741</text:p>
          </table:table-cell>
          <table:table-cell office:value-type="float" office:value="6.7465185455" calcext:value-type="float">
            <text:p>6.7465185455</text:p>
          </table:table-cell>
          <table:table-cell table:formula="of:=POWER([.C1990]-6.75;2)" office:value-type="float" office:value="0.0000121205254355713" calcext:value-type="float">
            <text:p>1.21205254355713E-005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.741751" calcext:value-type="float">
            <text:p>6.741751</text:p>
          </table:table-cell>
          <table:table-cell office:value-type="float" office:value="6.7505963" calcext:value-type="float">
            <text:p>6.7505963</text:p>
          </table:table-cell>
          <table:table-cell table:formula="of:=POWER([.C1991]-6.75;2)" office:value-type="float" office:value="0.000000355573689999728" calcext:value-type="float">
            <text:p>3.55573689999728E-007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6.783544" calcext:value-type="float">
            <text:p>6.783544</text:p>
          </table:table-cell>
          <table:table-cell office:value-type="float" office:value="6.7515791111" calcext:value-type="float">
            <text:p>6.7515791111</text:p>
          </table:table-cell>
          <table:table-cell table:formula="of:=POWER([.C1992]-6.75;2)" office:value-type="float" office:value="0.00000249359186614278" calcext:value-type="float">
            <text:p>2.49359186614278E-006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.812554" calcext:value-type="float">
            <text:p>6.812554</text:p>
          </table:table-cell>
          <table:table-cell office:value-type="float" office:value="6.7475835" calcext:value-type="float">
            <text:p>6.7475835</text:p>
          </table:table-cell>
          <table:table-cell table:formula="of:=POWER([.C1993]-6.75;2)" office:value-type="float" office:value="0.00000583947224999914" calcext:value-type="float">
            <text:p>5.83947224999914E-006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.814545" calcext:value-type="float">
            <text:p>6.814545</text:p>
          </table:table-cell>
          <table:table-cell office:value-type="float" office:value="6.738302" calcext:value-type="float">
            <text:p>6.738302</text:p>
          </table:table-cell>
          <table:table-cell table:formula="of:=POWER([.C1994]-6.75;2)" office:value-type="float" office:value="0.000136843204" calcext:value-type="float">
            <text:p>0.0001368432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.787314" calcext:value-type="float">
            <text:p>6.787314</text:p>
          </table:table-cell>
          <table:table-cell office:value-type="float" office:value="6.7255948333" calcext:value-type="float">
            <text:p>6.7255948333</text:p>
          </table:table-cell>
          <table:table-cell table:formula="of:=POWER([.C1995]-6.75;2)" office:value-type="float" office:value="0.000595612161654801" calcext:value-type="float">
            <text:p>0.0005956122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.743883" calcext:value-type="float">
            <text:p>6.743883</text:p>
          </table:table-cell>
          <table:table-cell office:value-type="float" office:value="6.713251" calcext:value-type="float">
            <text:p>6.713251</text:p>
          </table:table-cell>
          <table:table-cell table:formula="of:=POWER([.C1996]-6.75;2)" office:value-type="float" office:value="0.00135048900100003" calcext:value-type="float">
            <text:p>0.001350489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.706318" calcext:value-type="float">
            <text:p>6.706318</text:p>
          </table:table-cell>
          <table:table-cell office:value-type="float" office:value="6.705593" calcext:value-type="float">
            <text:p>6.705593</text:p>
          </table:table-cell>
          <table:table-cell table:formula="of:=POWER([.C1997]-6.75;2)" office:value-type="float" office:value="0.00197198164899997" calcext:value-type="float">
            <text:p>0.0019719816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.692317" calcext:value-type="float">
            <text:p>6.692317</text:p>
          </table:table-cell>
          <table:table-cell office:value-type="float" office:value="6.7053513333" calcext:value-type="float">
            <text:p>6.7053513333</text:p>
          </table:table-cell>
          <table:table-cell table:formula="of:=POWER([.C1998]-6.75;2)" office:value-type="float" office:value="0.00199350343808766" calcext:value-type="float">
            <text:p>0.0019935034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.703044" calcext:value-type="float">
            <text:p>6.703044</text:p>
          </table:table-cell>
          <table:table-cell office:value-type="float" office:value="6.7118685" calcext:value-type="float">
            <text:p>6.7118685</text:p>
          </table:table-cell>
          <table:table-cell table:formula="of:=POWER([.C1999]-6.75;2)" office:value-type="float" office:value="0.00145401129225003" calcext:value-type="float">
            <text:p>0.0014540113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 office:value-type="float" office:value="6.720693" calcext:value-type="float">
            <text:p>6.720693</text:p>
          </table:table-cell>
          <table:table-cell table:formula="of:=POWER([.C2000]-6.75;2)" office:value-type="float" office:value="0.000858900249000011" calcext:value-type="float">
            <text:p>0.00085890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5T01:37:30.328270704</dc:date>
    <meta:document-statistic meta:table-count="1" meta:cell-count="7930" meta:object-count="0"/>
    <meta:generator>LibreOffice/4.2.7.2$Linux_X86_64 LibreOffice_project/420m0$Build-2</meta:generator>
  </office:meta>
</office:document-meta>
</file>